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.3543in"/>
    </style:style>
    <style:style style:name="co2" style:family="table-column">
      <style:table-column-properties fo:break-before="auto" style:column-width="1.5791in"/>
    </style:style>
    <style:style style:name="co3" style:family="table-column">
      <style:table-column-properties fo:break-before="auto" style:column-width="1.5043in"/>
    </style:style>
    <style:style style:name="co4" style:family="table-column">
      <style:table-column-properties fo:break-before="auto" style:column-width="1.3646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style:vertical-align="automatic"/>
      <style:paragraph-properties fo:text-align="center" fo:margin-left="0in"/>
    </style:style>
    <style:style style:name="ce2" style:family="table-cell" style:parent-style-name="Default">
      <style:table-cell-properties style:text-align-source="value-type" style:repeat-content="false"/>
      <style:paragraph-properties fo:margin-left="0in"/>
    </style:style>
    <style:style style:name="ce4" style:family="table-cell" style:parent-style-name="Default">
      <style:table-cell-properties style:text-align-source="value-type" style:repeat-content="false" style:vertical-align="automatic"/>
      <style:paragraph-properties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Musterlösung" table:style-name="ta1">
        <table:table-column table:style-name="co1" table:default-cell-style-name="ce3"/>
        <table:table-column table:style-name="co2" table:number-columns-repeated="10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$L/T$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table:style-name="ce3" office:value-type="float" office:value="0.9" calcext:value-type="float">
            <text:p>0.9</text:p>
          </table:table-cell>
          <table:table-cell table:style-name="ce3" office:value-type="float" office:value="0.8" calcext:value-type="float">
            <text:p>0.8</text:p>
          </table:table-cell>
          <table:table-cell table:style-name="ce3" office:value-type="float" office:value="0.3" calcext:value-type="float">
            <text:p>0.3</text:p>
          </table:table-cell>
          <table:table-cell table:style-name="ce3" office:value-type="float" office:value="0.6" calcext:value-type="float">
            <text:p>0.6</text:p>
          </table:table-cell>
          <table:table-cell table:style-name="ce3" office:value-type="float" office:value="0.8" calcext:value-type="float">
            <text:p>0.8</text:p>
          </table:table-cell>
          <table:table-cell table:style-name="ce3" office:value-type="float" office:value="0.9" calcext:value-type="float">
            <text:p>0.9</text:p>
          </table:table-cell>
          <table:table-cell table:number-columns-repeated="2" table:style-name="ce3" office:value-type="float" office:value="0.1" calcext:value-type="float">
            <text:p>0.1</text:p>
          </table:table-cell>
          <table:table-cell table:style-name="ce3" office:value-type="float" office:value="0.99" calcext:value-type="float">
            <text:p>0.99</text:p>
          </table:table-cell>
          <table:table-cell table:number-columns-repeated="2" table:style-name="ce3" office:value-type="float" office:value="0.1" calcext:value-type="float">
            <text:p>0.1</text:p>
          </table:table-cell>
          <table:table-cell table:style-name="ce3" office:value-type="float" office:value="0.8" calcext:value-type="float">
            <text:p>0.8</text:p>
          </table:table-cell>
          <table:table-cell table:style-name="ce3" office:value-type="float" office:value="0.4" calcext:value-type="float">
            <text:p>0.4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float" office:value="0.3" calcext:value-type="float">
            <text:p>0.3</text:p>
          </table:table-cell>
          <table:table-cell table:style-name="ce3" office:value-type="float" office:value="0.9" calcext:value-type="float">
            <text:p>0.9</text:p>
          </table:table-cell>
          <table:table-cell table:style-name="ce3" office:value-type="float" office:value="0.4" calcext:value-type="float">
            <text:p>0.4</text:p>
          </table:table-cell>
          <table:table-cell table:style-name="ce3" office:value-type="float" office:value="0.9" calcext:value-type="float">
            <text:p>0.9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10" table:style-name="ce3" office:value-type="float" office:value="0" calcext:value-type="float">
            <text:p>0</text:p>
          </table:table-cell>
          <table:table-cell table:style-name="ce3" office:value-type="float" office:value="0.9" calcext:value-type="float">
            <text:p>0.9</text:p>
          </table:table-cell>
          <table:table-cell table:style-name="ce3" office:value-type="float" office:value="0.2" calcext:value-type="float">
            <text:p>0.2</text:p>
          </table:table-cell>
          <table:table-cell table:number-columns-repeated="6" table:style-name="ce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18" table:style-name="ce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18" table:style-name="ce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table:number-columns-repeated="18" table:style-name="ce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0.2" calcext:value-type="float">
            <text:p>0.2</text:p>
          </table:table-cell>
          <table:table-cell table:number-columns-repeated="13" table:style-name="ce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18" table:style-name="ce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table:number-columns-repeated="18" table:style-name="ce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table:number-columns-repeated="9" table:style-name="ce3" office:value-type="float" office:value="0" calcext:value-type="float">
            <text:p>0</text:p>
          </table:table-cell>
          <table:table-cell table:style-name="ce3" office:value-type="float" office:value="0.1" calcext:value-type="float">
            <text:p>0.1</text:p>
          </table:table-cell>
          <table:table-cell table:number-columns-repeated="8" table:style-name="ce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table:style-name="ce3" office:value-type="float" office:value="0.1" calcext:value-type="float">
            <text:p>0.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0.1" calcext:value-type="float">
            <text:p>0.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0.3" calcext:value-type="float">
            <text:p>0.3</text:p>
          </table:table-cell>
          <table:table-cell table:number-columns-repeated="5" table:style-name="ce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table:number-columns-repeated="18" table:style-name="ce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style-name="ce3" office:value-type="float" office:value="0.01" calcext:value-type="float">
            <text:p>0.01</text:p>
          </table:table-cell>
          <table:table-cell table:number-columns-repeated="9" table:style-name="ce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table:number-columns-repeated="18" table:style-name="ce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table:number-columns-repeated="18" table:style-name="ce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0.2" calcext:value-type="float">
            <text:p>0.2</text:p>
          </table:table-cell>
          <table:table-cell table:style-name="ce3" office:value-type="float" office:value="0.7" calcext:value-type="float">
            <text:p>0.7</text:p>
          </table:table-cell>
          <table:table-cell table:style-name="ce3" office:value-type="float" office:value="0.4" calcext:value-type="float">
            <text:p>0.4</text:p>
          </table:table-cell>
          <table:table-cell table:number-columns-repeated="14" table:style-name="ce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table:number-columns-repeated="18" table:style-name="ce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table:number-columns-repeated="18" table:style-name="ce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</text:p>
          </table:table-cell>
          <table:table-cell table:number-columns-repeated="18" table:style-name="ce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table:number-columns-repeated="12" table:style-name="ce3" office:value-type="float" office:value="0" calcext:value-type="float">
            <text:p>0</text:p>
          </table:table-cell>
          <table:table-cell table:style-name="ce3" office:value-type="float" office:value="0.3" calcext:value-type="float">
            <text:p>0.3</text:p>
          </table:table-cell>
          <table:table-cell table:number-columns-repeated="5" table:style-name="ce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table:number-columns-repeated="18" table:style-name="ce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table:number-columns-repeated="18" table:style-name="ce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table:number-columns-repeated="18" table:style-name="ce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0.5" calcext:value-type="float">
            <text:p>0.5</text:p>
          </table:table-cell>
          <table:table-cell table:number-columns-repeated="11" table:style-name="ce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0.4" calcext:value-type="float">
            <text:p>0.4</text:p>
          </table:table-cell>
          <table:table-cell table:style-name="ce3" office:value-type="float" office:value="0.9" calcext:value-type="float">
            <text:p>0.9</text:p>
          </table:table-cell>
          <table:table-cell table:number-columns-repeated="10" table:style-name="ce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table:number-columns-repeated="18" table:style-name="ce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table:number-columns-repeated="18" table:style-name="ce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Z</text:p>
          </table:table-cell>
          <table:table-cell table:number-columns-repeated="18" table:style-name="ce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8" table:style-name="ce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8" table:style-name="ce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8" table:style-name="ce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8" table:style-name="ce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8" table:style-name="ce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4" table:style-name="ce3" office:value-type="float" office:value="0" calcext:value-type="float">
            <text:p>0</text:p>
          </table:table-cell>
          <table:table-cell table:style-name="ce3" office:value-type="float" office:value="0.3" calcext:value-type="float">
            <text:p>0.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0.6" calcext:value-type="float">
            <text:p>0.6</text:p>
          </table:table-cell>
          <table:table-cell table:style-name="ce3"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14" table:style-name="ce3" office:value-type="float" office:value="0" calcext:value-type="float">
            <text:p>0</text:p>
          </table:table-cell>
          <table:table-cell table:style-name="ce3" office:value-type="float" office:value="0.4" calcext:value-type="float">
            <text:p>0.4</text:p>
          </table:table-cell>
          <table:table-cell table:style-name="ce3" office:value-type="float" office:value="0.1" calcext:value-type="float">
            <text:p>0.1</text:p>
          </table:table-cell>
          <table:table-cell table:number-columns-repeated="2" table:style-name="ce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18" table:style-name="ce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8" table:style-name="ce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8" table:style-name="ce3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9" table:style-name="ce3" office:value-type="float" office:value="0" calcext:value-type="float">
            <text:p>0</text:p>
          </table:table-cell>
          <table:table-cell table:style-name="ce3" office:value-type="float" office:value="0.8" calcext:value-type="float">
            <text:p>0.8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0.9" calcext:value-type="float">
            <text:p>0.9</text:p>
          </table:table-cell>
          <table:table-cell table:number-columns-repeated="4" table:style-name="ce3" office:value-type="float" office:value="0" calcext:value-type="float">
            <text:p>0</text:p>
          </table:table-cell>
        </table:table-row>
        <table:table-row table:style-name="ro1" table:number-rows-repeated="4">
          <table:table-cell/>
          <table:table-cell table:style-name="ce3" table:number-columns-repeated="18"/>
        </table:table-row>
        <table:table-row table:style-name="ro1">
          <table:table-cell table:style-name="Default" office:value-type="string" calcext:value-type="string">
            <text:p>P(u,t)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8" calcext:value-type="float">
            <text:p>18</text:p>
          </table:table-cell>
        </table:table-row>
        <table:table-row table:style-name="ro1">
          <table:table-cell table:style-name="Default" office:value-type="string" calcext:value-type="string">
            <text:p>-</text:p>
          </table:table-cell>
          <table:table-cell table:formula="of:=[.B$2]" office:value-type="float" office:value="0.9" calcext:value-type="float">
            <text:p>0.9</text:p>
          </table:table-cell>
          <table:table-cell table:formula="of:=[.C$2]" office:value-type="float" office:value="0.8" calcext:value-type="float">
            <text:p>0.8</text:p>
          </table:table-cell>
          <table:table-cell table:formula="of:=[.D$2]" office:value-type="float" office:value="0.3" calcext:value-type="float">
            <text:p>0.3</text:p>
          </table:table-cell>
          <table:table-cell table:formula="of:=[.E$2]" office:value-type="float" office:value="0.6" calcext:value-type="float">
            <text:p>0.6</text:p>
          </table:table-cell>
          <table:table-cell table:formula="of:=[.F$2]" office:value-type="float" office:value="0.8" calcext:value-type="float">
            <text:p>0.8</text:p>
          </table:table-cell>
          <table:table-cell table:formula="of:=[.G$2]" office:value-type="float" office:value="0.9" calcext:value-type="float">
            <text:p>0.9</text:p>
          </table:table-cell>
          <table:table-cell table:formula="of:=[.H$2]" office:value-type="float" office:value="0.1" calcext:value-type="float">
            <text:p>0.1</text:p>
          </table:table-cell>
          <table:table-cell table:formula="of:=[.I$2]" office:value-type="float" office:value="0.1" calcext:value-type="float">
            <text:p>0.1</text:p>
          </table:table-cell>
          <table:table-cell table:formula="of:=[.J$2]" office:value-type="float" office:value="0.99" calcext:value-type="float">
            <text:p>0.99</text:p>
          </table:table-cell>
          <table:table-cell table:formula="of:=[.K$2]" office:value-type="float" office:value="0.1" calcext:value-type="float">
            <text:p>0.1</text:p>
          </table:table-cell>
          <table:table-cell table:formula="of:=[.L$2]" office:value-type="float" office:value="0.1" calcext:value-type="float">
            <text:p>0.1</text:p>
          </table:table-cell>
          <table:table-cell table:formula="of:=[.M$2]" office:value-type="float" office:value="0.8" calcext:value-type="float">
            <text:p>0.8</text:p>
          </table:table-cell>
          <table:table-cell table:formula="of:=[.N$2]" office:value-type="float" office:value="0.4" calcext:value-type="float">
            <text:p>0.4</text:p>
          </table:table-cell>
          <table:table-cell table:formula="of:=[.O$2]" office:value-type="float" office:value="0.1" calcext:value-type="float">
            <text:p>0.1</text:p>
          </table:table-cell>
          <table:table-cell table:formula="of:=[.P$2]" office:value-type="float" office:value="0.3" calcext:value-type="float">
            <text:p>0.3</text:p>
          </table:table-cell>
          <table:table-cell table:formula="of:=[.Q$2]" office:value-type="float" office:value="0.9" calcext:value-type="float">
            <text:p>0.9</text:p>
          </table:table-cell>
          <table:table-cell table:formula="of:=[.R$2]" office:value-type="float" office:value="0.4" calcext:value-type="float">
            <text:p>0.4</text:p>
          </table:table-cell>
          <table:table-cell table:formula="of:=[.S$2]" office:value-type="float" office:value="0.9" calcext:value-type="float">
            <text:p>0.9</text:p>
          </table:table-cell>
        </table:table-row>
        <table:table-row table:style-name="ro1">
          <table:table-cell table:style-name="Default" office:value-type="string" calcext:value-type="string">
            <text:p>N</text:p>
          </table:table-cell>
          <table:table-cell table:formula="of:=[.B16]" office:value-type="float" office:value="0" calcext:value-type="float">
            <text:p>0</text:p>
          </table:table-cell>
          <table:table-cell table:formula="of:=[.C16]" office:value-type="float" office:value="0.2" calcext:value-type="float">
            <text:p>0.2</text:p>
          </table:table-cell>
          <table:table-cell table:formula="of:=[.D16]" office:value-type="float" office:value="0.7" calcext:value-type="float">
            <text:p>0.7</text:p>
          </table:table-cell>
          <table:table-cell table:formula="of:=[.E16]" office:value-type="float" office:value="0.4" calcext:value-type="float">
            <text:p>0.4</text:p>
          </table:table-cell>
          <table:table-cell table:formula="of:=[.F16]" office:value-type="float" office:value="0" calcext:value-type="float">
            <text:p>0</text:p>
          </table:table-cell>
          <table:table-cell table:formula="of:=[.G16]" office:value-type="float" office:value="0" calcext:value-type="float">
            <text:p>0</text:p>
          </table:table-cell>
          <table:table-cell table:formula="of:=[.H16]" office:value-type="float" office:value="0" calcext:value-type="float">
            <text:p>0</text:p>
          </table:table-cell>
          <table:table-cell table:formula="of:=[.I16]" office:value-type="float" office:value="0" calcext:value-type="float">
            <text:p>0</text:p>
          </table:table-cell>
          <table:table-cell table:formula="of:=[.J16]" office:value-type="float" office:value="0" calcext:value-type="float">
            <text:p>0</text:p>
          </table:table-cell>
          <table:table-cell table:formula="of:=[.K16]" office:value-type="float" office:value="0" calcext:value-type="float">
            <text:p>0</text:p>
          </table:table-cell>
          <table:table-cell table:formula="of:=[.L16]" office:value-type="float" office:value="0" calcext:value-type="float">
            <text:p>0</text:p>
          </table:table-cell>
          <table:table-cell table:formula="of:=[.M16]" office:value-type="float" office:value="0" calcext:value-type="float">
            <text:p>0</text:p>
          </table:table-cell>
          <table:table-cell table:formula="of:=[.N16]" office:value-type="float" office:value="0" calcext:value-type="float">
            <text:p>0</text:p>
          </table:table-cell>
          <table:table-cell table:formula="of:=[.O16]" office:value-type="float" office:value="0" calcext:value-type="float">
            <text:p>0</text:p>
          </table:table-cell>
          <table:table-cell table:formula="of:=[.P16]" office:value-type="float" office:value="0" calcext:value-type="float">
            <text:p>0</text:p>
          </table:table-cell>
          <table:table-cell table:formula="of:=[.Q16]" office:value-type="float" office:value="0" calcext:value-type="float">
            <text:p>0</text:p>
          </table:table-cell>
          <table:table-cell table:formula="of:=[.R16]" office:value-type="float" office:value="0" calcext:value-type="float">
            <text:p>0</text:p>
          </table:table-cell>
          <table:table-cell table:formula="of:=[.S16]"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string" calcext:value-type="string">
            <text:p>-</text:p>
          </table:table-cell>
          <table:table-cell table:formula="of:=[.B$2]" office:value-type="float" office:value="0.9" calcext:value-type="float">
            <text:p>0.9</text:p>
          </table:table-cell>
          <table:table-cell table:formula="of:=[.C$2]" office:value-type="float" office:value="0.8" calcext:value-type="float">
            <text:p>0.8</text:p>
          </table:table-cell>
          <table:table-cell table:formula="of:=[.D$2]" office:value-type="float" office:value="0.3" calcext:value-type="float">
            <text:p>0.3</text:p>
          </table:table-cell>
          <table:table-cell table:formula="of:=[.E$2]" office:value-type="float" office:value="0.6" calcext:value-type="float">
            <text:p>0.6</text:p>
          </table:table-cell>
          <table:table-cell table:formula="of:=[.F$2]" office:value-type="float" office:value="0.8" calcext:value-type="float">
            <text:p>0.8</text:p>
          </table:table-cell>
          <table:table-cell table:formula="of:=[.G$2]" office:value-type="float" office:value="0.9" calcext:value-type="float">
            <text:p>0.9</text:p>
          </table:table-cell>
          <table:table-cell table:formula="of:=[.H$2]" office:value-type="float" office:value="0.1" calcext:value-type="float">
            <text:p>0.1</text:p>
          </table:table-cell>
          <table:table-cell table:formula="of:=[.I$2]" office:value-type="float" office:value="0.1" calcext:value-type="float">
            <text:p>0.1</text:p>
          </table:table-cell>
          <table:table-cell table:formula="of:=[.J$2]" office:value-type="float" office:value="0.99" calcext:value-type="float">
            <text:p>0.99</text:p>
          </table:table-cell>
          <table:table-cell table:formula="of:=[.K$2]" office:value-type="float" office:value="0.1" calcext:value-type="float">
            <text:p>0.1</text:p>
          </table:table-cell>
          <table:table-cell table:formula="of:=[.L$2]" office:value-type="float" office:value="0.1" calcext:value-type="float">
            <text:p>0.1</text:p>
          </table:table-cell>
          <table:table-cell table:formula="of:=[.M$2]" office:value-type="float" office:value="0.8" calcext:value-type="float">
            <text:p>0.8</text:p>
          </table:table-cell>
          <table:table-cell table:formula="of:=[.N$2]" office:value-type="float" office:value="0.4" calcext:value-type="float">
            <text:p>0.4</text:p>
          </table:table-cell>
          <table:table-cell table:formula="of:=[.O$2]" office:value-type="float" office:value="0.1" calcext:value-type="float">
            <text:p>0.1</text:p>
          </table:table-cell>
          <table:table-cell table:formula="of:=[.P$2]" office:value-type="float" office:value="0.3" calcext:value-type="float">
            <text:p>0.3</text:p>
          </table:table-cell>
          <table:table-cell table:formula="of:=[.Q$2]" office:value-type="float" office:value="0.9" calcext:value-type="float">
            <text:p>0.9</text:p>
          </table:table-cell>
          <table:table-cell table:formula="of:=[.R$2]" office:value-type="float" office:value="0.4" calcext:value-type="float">
            <text:p>0.4</text:p>
          </table:table-cell>
          <table:table-cell table:formula="of:=[.S$2]" office:value-type="float" office:value="0.9" calcext:value-type="float">
            <text:p>0.9</text:p>
          </table:table-cell>
        </table:table-row>
        <table:table-row table:style-name="ro1">
          <table:table-cell table:style-name="Default" office:value-type="string" calcext:value-type="string">
            <text:p>E</text:p>
          </table:table-cell>
          <table:table-cell table:formula="of:=[.B7]" office:value-type="float" office:value="0" calcext:value-type="float">
            <text:p>0</text:p>
          </table:table-cell>
          <table:table-cell table:formula="of:=[.C7]" office:value-type="float" office:value="0" calcext:value-type="float">
            <text:p>0</text:p>
          </table:table-cell>
          <table:table-cell table:formula="of:=[.D7]" office:value-type="float" office:value="0" calcext:value-type="float">
            <text:p>0</text:p>
          </table:table-cell>
          <table:table-cell table:formula="of:=[.E7]" office:value-type="float" office:value="0" calcext:value-type="float">
            <text:p>0</text:p>
          </table:table-cell>
          <table:table-cell table:formula="of:=[.F7]" office:value-type="float" office:value="0.2" calcext:value-type="float">
            <text:p>0.2</text:p>
          </table:table-cell>
          <table:table-cell table:formula="of:=[.G7]" office:value-type="float" office:value="0" calcext:value-type="float">
            <text:p>0</text:p>
          </table:table-cell>
          <table:table-cell table:formula="of:=[.H7]" office:value-type="float" office:value="0" calcext:value-type="float">
            <text:p>0</text:p>
          </table:table-cell>
          <table:table-cell table:formula="of:=[.I7]" office:value-type="float" office:value="0" calcext:value-type="float">
            <text:p>0</text:p>
          </table:table-cell>
          <table:table-cell table:formula="of:=[.J7]" office:value-type="float" office:value="0" calcext:value-type="float">
            <text:p>0</text:p>
          </table:table-cell>
          <table:table-cell table:formula="of:=[.K7]" office:value-type="float" office:value="0" calcext:value-type="float">
            <text:p>0</text:p>
          </table:table-cell>
          <table:table-cell table:formula="of:=[.L7]" office:value-type="float" office:value="0" calcext:value-type="float">
            <text:p>0</text:p>
          </table:table-cell>
          <table:table-cell table:formula="of:=[.M7]" office:value-type="float" office:value="0" calcext:value-type="float">
            <text:p>0</text:p>
          </table:table-cell>
          <table:table-cell table:formula="of:=[.N7]" office:value-type="float" office:value="0" calcext:value-type="float">
            <text:p>0</text:p>
          </table:table-cell>
          <table:table-cell table:formula="of:=[.O7]" office:value-type="float" office:value="0" calcext:value-type="float">
            <text:p>0</text:p>
          </table:table-cell>
          <table:table-cell table:formula="of:=[.P7]" office:value-type="float" office:value="0" calcext:value-type="float">
            <text:p>0</text:p>
          </table:table-cell>
          <table:table-cell table:formula="of:=[.Q7]" office:value-type="float" office:value="0" calcext:value-type="float">
            <text:p>0</text:p>
          </table:table-cell>
          <table:table-cell table:formula="of:=[.R7]" office:value-type="float" office:value="0" calcext:value-type="float">
            <text:p>0</text:p>
          </table:table-cell>
          <table:table-cell table:formula="of:=[.S7]"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string" calcext:value-type="string">
            <text:p>-</text:p>
          </table:table-cell>
          <table:table-cell table:formula="of:=[.B$2]" office:value-type="float" office:value="0.9" calcext:value-type="float">
            <text:p>0.9</text:p>
          </table:table-cell>
          <table:table-cell table:formula="of:=[.C$2]" office:value-type="float" office:value="0.8" calcext:value-type="float">
            <text:p>0.8</text:p>
          </table:table-cell>
          <table:table-cell table:formula="of:=[.D$2]" office:value-type="float" office:value="0.3" calcext:value-type="float">
            <text:p>0.3</text:p>
          </table:table-cell>
          <table:table-cell table:formula="of:=[.E$2]" office:value-type="float" office:value="0.6" calcext:value-type="float">
            <text:p>0.6</text:p>
          </table:table-cell>
          <table:table-cell table:formula="of:=[.F$2]" office:value-type="float" office:value="0.8" calcext:value-type="float">
            <text:p>0.8</text:p>
          </table:table-cell>
          <table:table-cell table:formula="of:=[.G$2]" office:value-type="float" office:value="0.9" calcext:value-type="float">
            <text:p>0.9</text:p>
          </table:table-cell>
          <table:table-cell table:formula="of:=[.H$2]" office:value-type="float" office:value="0.1" calcext:value-type="float">
            <text:p>0.1</text:p>
          </table:table-cell>
          <table:table-cell table:formula="of:=[.I$2]" office:value-type="float" office:value="0.1" calcext:value-type="float">
            <text:p>0.1</text:p>
          </table:table-cell>
          <table:table-cell table:formula="of:=[.J$2]" office:value-type="float" office:value="0.99" calcext:value-type="float">
            <text:p>0.99</text:p>
          </table:table-cell>
          <table:table-cell table:formula="of:=[.K$2]" office:value-type="float" office:value="0.1" calcext:value-type="float">
            <text:p>0.1</text:p>
          </table:table-cell>
          <table:table-cell table:formula="of:=[.L$2]" office:value-type="float" office:value="0.1" calcext:value-type="float">
            <text:p>0.1</text:p>
          </table:table-cell>
          <table:table-cell table:formula="of:=[.M$2]" office:value-type="float" office:value="0.8" calcext:value-type="float">
            <text:p>0.8</text:p>
          </table:table-cell>
          <table:table-cell table:formula="of:=[.N$2]" office:value-type="float" office:value="0.4" calcext:value-type="float">
            <text:p>0.4</text:p>
          </table:table-cell>
          <table:table-cell table:formula="of:=[.O$2]" office:value-type="float" office:value="0.1" calcext:value-type="float">
            <text:p>0.1</text:p>
          </table:table-cell>
          <table:table-cell table:formula="of:=[.P$2]" office:value-type="float" office:value="0.3" calcext:value-type="float">
            <text:p>0.3</text:p>
          </table:table-cell>
          <table:table-cell table:formula="of:=[.Q$2]" office:value-type="float" office:value="0.9" calcext:value-type="float">
            <text:p>0.9</text:p>
          </table:table-cell>
          <table:table-cell table:formula="of:=[.R$2]" office:value-type="float" office:value="0.4" calcext:value-type="float">
            <text:p>0.4</text:p>
          </table:table-cell>
          <table:table-cell table:formula="of:=[.S$2]" office:value-type="float" office:value="0.9" calcext:value-type="float">
            <text:p>0.9</text:p>
          </table:table-cell>
        </table:table-row>
        <table:table-row table:style-name="ro1">
          <table:table-cell table:style-name="Default" office:value-type="string" calcext:value-type="string">
            <text:p>W</text:p>
          </table:table-cell>
          <table:table-cell table:formula="of:=[.B25]" office:value-type="float" office:value="0" calcext:value-type="float">
            <text:p>0</text:p>
          </table:table-cell>
          <table:table-cell table:formula="of:=[.C25]" office:value-type="float" office:value="0" calcext:value-type="float">
            <text:p>0</text:p>
          </table:table-cell>
          <table:table-cell table:formula="of:=[.D25]" office:value-type="float" office:value="0" calcext:value-type="float">
            <text:p>0</text:p>
          </table:table-cell>
          <table:table-cell table:formula="of:=[.E25]" office:value-type="float" office:value="0" calcext:value-type="float">
            <text:p>0</text:p>
          </table:table-cell>
          <table:table-cell table:formula="of:=[.F25]" office:value-type="float" office:value="0" calcext:value-type="float">
            <text:p>0</text:p>
          </table:table-cell>
          <table:table-cell table:formula="of:=[.G25]" office:value-type="float" office:value="0" calcext:value-type="float">
            <text:p>0</text:p>
          </table:table-cell>
          <table:table-cell table:formula="of:=[.H25]" office:value-type="float" office:value="0.4" calcext:value-type="float">
            <text:p>0.4</text:p>
          </table:table-cell>
          <table:table-cell table:formula="of:=[.I25]" office:value-type="float" office:value="0.9" calcext:value-type="float">
            <text:p>0.9</text:p>
          </table:table-cell>
          <table:table-cell table:formula="of:=[.J25]" office:value-type="float" office:value="0" calcext:value-type="float">
            <text:p>0</text:p>
          </table:table-cell>
          <table:table-cell table:formula="of:=[.K25]" office:value-type="float" office:value="0" calcext:value-type="float">
            <text:p>0</text:p>
          </table:table-cell>
          <table:table-cell table:formula="of:=[.L25]" office:value-type="float" office:value="0" calcext:value-type="float">
            <text:p>0</text:p>
          </table:table-cell>
          <table:table-cell table:formula="of:=[.M25]" office:value-type="float" office:value="0" calcext:value-type="float">
            <text:p>0</text:p>
          </table:table-cell>
          <table:table-cell table:formula="of:=[.N25]" office:value-type="float" office:value="0" calcext:value-type="float">
            <text:p>0</text:p>
          </table:table-cell>
          <table:table-cell table:formula="of:=[.O25]" office:value-type="float" office:value="0" calcext:value-type="float">
            <text:p>0</text:p>
          </table:table-cell>
          <table:table-cell table:formula="of:=[.P25]" office:value-type="float" office:value="0" calcext:value-type="float">
            <text:p>0</text:p>
          </table:table-cell>
          <table:table-cell table:formula="of:=[.Q25]" office:value-type="float" office:value="0" calcext:value-type="float">
            <text:p>0</text:p>
          </table:table-cell>
          <table:table-cell table:formula="of:=[.R25]" office:value-type="float" office:value="0" calcext:value-type="float">
            <text:p>0</text:p>
          </table:table-cell>
          <table:table-cell table:formula="of:=[.S25]"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string" calcext:value-type="string">
            <text:p>-</text:p>
          </table:table-cell>
          <table:table-cell table:formula="of:=[.B$2]" office:value-type="float" office:value="0.9" calcext:value-type="float">
            <text:p>0.9</text:p>
          </table:table-cell>
          <table:table-cell table:formula="of:=[.C$2]" office:value-type="float" office:value="0.8" calcext:value-type="float">
            <text:p>0.8</text:p>
          </table:table-cell>
          <table:table-cell table:formula="of:=[.D$2]" office:value-type="float" office:value="0.3" calcext:value-type="float">
            <text:p>0.3</text:p>
          </table:table-cell>
          <table:table-cell table:formula="of:=[.E$2]" office:value-type="float" office:value="0.6" calcext:value-type="float">
            <text:p>0.6</text:p>
          </table:table-cell>
          <table:table-cell table:formula="of:=[.F$2]" office:value-type="float" office:value="0.8" calcext:value-type="float">
            <text:p>0.8</text:p>
          </table:table-cell>
          <table:table-cell table:formula="of:=[.G$2]" office:value-type="float" office:value="0.9" calcext:value-type="float">
            <text:p>0.9</text:p>
          </table:table-cell>
          <table:table-cell table:formula="of:=[.H$2]" office:value-type="float" office:value="0.1" calcext:value-type="float">
            <text:p>0.1</text:p>
          </table:table-cell>
          <table:table-cell table:formula="of:=[.I$2]" office:value-type="float" office:value="0.1" calcext:value-type="float">
            <text:p>0.1</text:p>
          </table:table-cell>
          <table:table-cell table:formula="of:=[.J$2]" office:value-type="float" office:value="0.99" calcext:value-type="float">
            <text:p>0.99</text:p>
          </table:table-cell>
          <table:table-cell table:formula="of:=[.K$2]" office:value-type="float" office:value="0.1" calcext:value-type="float">
            <text:p>0.1</text:p>
          </table:table-cell>
          <table:table-cell table:formula="of:=[.L$2]" office:value-type="float" office:value="0.1" calcext:value-type="float">
            <text:p>0.1</text:p>
          </table:table-cell>
          <table:table-cell table:formula="of:=[.M$2]" office:value-type="float" office:value="0.8" calcext:value-type="float">
            <text:p>0.8</text:p>
          </table:table-cell>
          <table:table-cell table:formula="of:=[.N$2]" office:value-type="float" office:value="0.4" calcext:value-type="float">
            <text:p>0.4</text:p>
          </table:table-cell>
          <table:table-cell table:formula="of:=[.O$2]" office:value-type="float" office:value="0.1" calcext:value-type="float">
            <text:p>0.1</text:p>
          </table:table-cell>
          <table:table-cell table:formula="of:=[.P$2]" office:value-type="float" office:value="0.3" calcext:value-type="float">
            <text:p>0.3</text:p>
          </table:table-cell>
          <table:table-cell table:formula="of:=[.Q$2]" office:value-type="float" office:value="0.9" calcext:value-type="float">
            <text:p>0.9</text:p>
          </table:table-cell>
          <table:table-cell table:formula="of:=[.R$2]" office:value-type="float" office:value="0.4" calcext:value-type="float">
            <text:p>0.4</text:p>
          </table:table-cell>
          <table:table-cell table:formula="of:=[.S$2]" office:value-type="float" office:value="0.9" calcext:value-type="float">
            <text:p>0.9</text:p>
          </table:table-cell>
        </table:table-row>
        <table:table-row table:style-name="ro1">
          <table:table-cell table:style-name="Default" office:value-type="string" calcext:value-type="string">
            <text:p><text:s/></text:p>
          </table:table-cell>
          <table:table-cell table:formula="of:=[.B39]" office:value-type="float" office:value="0" calcext:value-type="float">
            <text:p>0</text:p>
          </table:table-cell>
          <table:table-cell table:formula="of:=[.C39]" office:value-type="float" office:value="0" calcext:value-type="float">
            <text:p>0</text:p>
          </table:table-cell>
          <table:table-cell table:formula="of:=[.D39]" office:value-type="float" office:value="0" calcext:value-type="float">
            <text:p>0</text:p>
          </table:table-cell>
          <table:table-cell table:formula="of:=[.E39]" office:value-type="float" office:value="0" calcext:value-type="float">
            <text:p>0</text:p>
          </table:table-cell>
          <table:table-cell table:formula="of:=[.F39]" office:value-type="float" office:value="0" calcext:value-type="float">
            <text:p>0</text:p>
          </table:table-cell>
          <table:table-cell table:formula="of:=[.G39]" office:value-type="float" office:value="0" calcext:value-type="float">
            <text:p>0</text:p>
          </table:table-cell>
          <table:table-cell table:formula="of:=[.H39]" office:value-type="float" office:value="0" calcext:value-type="float">
            <text:p>0</text:p>
          </table:table-cell>
          <table:table-cell table:formula="of:=[.I39]" office:value-type="float" office:value="0" calcext:value-type="float">
            <text:p>0</text:p>
          </table:table-cell>
          <table:table-cell table:formula="of:=[.J39]" office:value-type="float" office:value="0" calcext:value-type="float">
            <text:p>0</text:p>
          </table:table-cell>
          <table:table-cell table:formula="of:=[.K39]" office:value-type="float" office:value="0.8" calcext:value-type="float">
            <text:p>0.8</text:p>
          </table:table-cell>
          <table:table-cell table:formula="of:=[.L39]" office:value-type="float" office:value="0" calcext:value-type="float">
            <text:p>0</text:p>
          </table:table-cell>
          <table:table-cell table:formula="of:=[.M39]" office:value-type="float" office:value="0" calcext:value-type="float">
            <text:p>0</text:p>
          </table:table-cell>
          <table:table-cell table:formula="of:=[.N39]" office:value-type="float" office:value="0" calcext:value-type="float">
            <text:p>0</text:p>
          </table:table-cell>
          <table:table-cell table:formula="of:=[.O39]" office:value-type="float" office:value="0.9" calcext:value-type="float">
            <text:p>0.9</text:p>
          </table:table-cell>
          <table:table-cell table:formula="of:=[.P39]" office:value-type="float" office:value="0" calcext:value-type="float">
            <text:p>0</text:p>
          </table:table-cell>
          <table:table-cell table:formula="of:=[.Q39]" office:value-type="float" office:value="0" calcext:value-type="float">
            <text:p>0</text:p>
          </table:table-cell>
          <table:table-cell table:formula="of:=[.R39]" office:value-type="float" office:value="0" calcext:value-type="float">
            <text:p>0</text:p>
          </table:table-cell>
          <table:table-cell table:formula="of:=[.S39]"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string" calcext:value-type="string">
            <text:p>-</text:p>
          </table:table-cell>
          <table:table-cell table:formula="of:=[.B$2]" office:value-type="float" office:value="0.9" calcext:value-type="float">
            <text:p>0.9</text:p>
          </table:table-cell>
          <table:table-cell table:formula="of:=[.C$2]" office:value-type="float" office:value="0.8" calcext:value-type="float">
            <text:p>0.8</text:p>
          </table:table-cell>
          <table:table-cell table:formula="of:=[.D$2]" office:value-type="float" office:value="0.3" calcext:value-type="float">
            <text:p>0.3</text:p>
          </table:table-cell>
          <table:table-cell table:formula="of:=[.E$2]" office:value-type="float" office:value="0.6" calcext:value-type="float">
            <text:p>0.6</text:p>
          </table:table-cell>
          <table:table-cell table:formula="of:=[.F$2]" office:value-type="float" office:value="0.8" calcext:value-type="float">
            <text:p>0.8</text:p>
          </table:table-cell>
          <table:table-cell table:formula="of:=[.G$2]" office:value-type="float" office:value="0.9" calcext:value-type="float">
            <text:p>0.9</text:p>
          </table:table-cell>
          <table:table-cell table:formula="of:=[.H$2]" office:value-type="float" office:value="0.1" calcext:value-type="float">
            <text:p>0.1</text:p>
          </table:table-cell>
          <table:table-cell table:formula="of:=[.I$2]" office:value-type="float" office:value="0.1" calcext:value-type="float">
            <text:p>0.1</text:p>
          </table:table-cell>
          <table:table-cell table:formula="of:=[.J$2]" office:value-type="float" office:value="0.99" calcext:value-type="float">
            <text:p>0.99</text:p>
          </table:table-cell>
          <table:table-cell table:formula="of:=[.K$2]" office:value-type="float" office:value="0.1" calcext:value-type="float">
            <text:p>0.1</text:p>
          </table:table-cell>
          <table:table-cell table:formula="of:=[.L$2]" office:value-type="float" office:value="0.1" calcext:value-type="float">
            <text:p>0.1</text:p>
          </table:table-cell>
          <table:table-cell table:formula="of:=[.M$2]" office:value-type="float" office:value="0.8" calcext:value-type="float">
            <text:p>0.8</text:p>
          </table:table-cell>
          <table:table-cell table:formula="of:=[.N$2]" office:value-type="float" office:value="0.4" calcext:value-type="float">
            <text:p>0.4</text:p>
          </table:table-cell>
          <table:table-cell table:formula="of:=[.O$2]" office:value-type="float" office:value="0.1" calcext:value-type="float">
            <text:p>0.1</text:p>
          </table:table-cell>
          <table:table-cell table:formula="of:=[.P$2]" office:value-type="float" office:value="0.3" calcext:value-type="float">
            <text:p>0.3</text:p>
          </table:table-cell>
          <table:table-cell table:formula="of:=[.Q$2]" office:value-type="float" office:value="0.9" calcext:value-type="float">
            <text:p>0.9</text:p>
          </table:table-cell>
          <table:table-cell table:formula="of:=[.R$2]" office:value-type="float" office:value="0.4" calcext:value-type="float">
            <text:p>0.4</text:p>
          </table:table-cell>
          <table:table-cell table:formula="of:=[.S$2]" office:value-type="float" office:value="0.9" calcext:value-type="float">
            <text:p>0.9</text:p>
          </table:table-cell>
        </table:table-row>
        <table:table-row table:style-name="ro1">
          <table:table-cell table:style-name="Default" office:value-type="string" calcext:value-type="string">
            <text:p>A</text:p>
          </table:table-cell>
          <table:table-cell table:formula="of:=[.B3]" office:value-type="float" office:value="0" calcext:value-type="float">
            <text:p>0</text:p>
          </table:table-cell>
          <table:table-cell table:formula="of:=[.C3]" office:value-type="float" office:value="0" calcext:value-type="float">
            <text:p>0</text:p>
          </table:table-cell>
          <table:table-cell table:formula="of:=[.D3]" office:value-type="float" office:value="0" calcext:value-type="float">
            <text:p>0</text:p>
          </table:table-cell>
          <table:table-cell table:formula="of:=[.E3]" office:value-type="float" office:value="0" calcext:value-type="float">
            <text:p>0</text:p>
          </table:table-cell>
          <table:table-cell table:formula="of:=[.F3]" office:value-type="float" office:value="0" calcext:value-type="float">
            <text:p>0</text:p>
          </table:table-cell>
          <table:table-cell table:formula="of:=[.G3]" office:value-type="float" office:value="0" calcext:value-type="float">
            <text:p>0</text:p>
          </table:table-cell>
          <table:table-cell table:formula="of:=[.H3]" office:value-type="float" office:value="0" calcext:value-type="float">
            <text:p>0</text:p>
          </table:table-cell>
          <table:table-cell table:formula="of:=[.I3]" office:value-type="float" office:value="0" calcext:value-type="float">
            <text:p>0</text:p>
          </table:table-cell>
          <table:table-cell table:formula="of:=[.J3]" office:value-type="float" office:value="0" calcext:value-type="float">
            <text:p>0</text:p>
          </table:table-cell>
          <table:table-cell table:formula="of:=[.K3]" office:value-type="float" office:value="0" calcext:value-type="float">
            <text:p>0</text:p>
          </table:table-cell>
          <table:table-cell table:formula="of:=[.L3]" office:value-type="float" office:value="0.9" calcext:value-type="float">
            <text:p>0.9</text:p>
          </table:table-cell>
          <table:table-cell table:formula="of:=[.M3]" office:value-type="float" office:value="0.2" calcext:value-type="float">
            <text:p>0.2</text:p>
          </table:table-cell>
          <table:table-cell table:formula="of:=[.N3]" office:value-type="float" office:value="0" calcext:value-type="float">
            <text:p>0</text:p>
          </table:table-cell>
          <table:table-cell table:formula="of:=[.O3]" office:value-type="float" office:value="0" calcext:value-type="float">
            <text:p>0</text:p>
          </table:table-cell>
          <table:table-cell table:formula="of:=[.P3]" office:value-type="float" office:value="0" calcext:value-type="float">
            <text:p>0</text:p>
          </table:table-cell>
          <table:table-cell table:formula="of:=[.Q3]" office:value-type="float" office:value="0" calcext:value-type="float">
            <text:p>0</text:p>
          </table:table-cell>
          <table:table-cell table:formula="of:=[.R3]" office:value-type="float" office:value="0" calcext:value-type="float">
            <text:p>0</text:p>
          </table:table-cell>
          <table:table-cell table:formula="of:=[.S3]"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string" calcext:value-type="string">
            <text:p>-</text:p>
          </table:table-cell>
          <table:table-cell table:formula="of:=[.B$2]" office:value-type="float" office:value="0.9" calcext:value-type="float">
            <text:p>0.9</text:p>
          </table:table-cell>
          <table:table-cell table:formula="of:=[.C$2]" office:value-type="float" office:value="0.8" calcext:value-type="float">
            <text:p>0.8</text:p>
          </table:table-cell>
          <table:table-cell table:formula="of:=[.D$2]" office:value-type="float" office:value="0.3" calcext:value-type="float">
            <text:p>0.3</text:p>
          </table:table-cell>
          <table:table-cell table:formula="of:=[.E$2]" office:value-type="float" office:value="0.6" calcext:value-type="float">
            <text:p>0.6</text:p>
          </table:table-cell>
          <table:table-cell table:formula="of:=[.F$2]" office:value-type="float" office:value="0.8" calcext:value-type="float">
            <text:p>0.8</text:p>
          </table:table-cell>
          <table:table-cell table:formula="of:=[.G$2]" office:value-type="float" office:value="0.9" calcext:value-type="float">
            <text:p>0.9</text:p>
          </table:table-cell>
          <table:table-cell table:formula="of:=[.H$2]" office:value-type="float" office:value="0.1" calcext:value-type="float">
            <text:p>0.1</text:p>
          </table:table-cell>
          <table:table-cell table:formula="of:=[.I$2]" office:value-type="float" office:value="0.1" calcext:value-type="float">
            <text:p>0.1</text:p>
          </table:table-cell>
          <table:table-cell table:formula="of:=[.J$2]" office:value-type="float" office:value="0.99" calcext:value-type="float">
            <text:p>0.99</text:p>
          </table:table-cell>
          <table:table-cell table:formula="of:=[.K$2]" office:value-type="float" office:value="0.1" calcext:value-type="float">
            <text:p>0.1</text:p>
          </table:table-cell>
          <table:table-cell table:formula="of:=[.L$2]" office:value-type="float" office:value="0.1" calcext:value-type="float">
            <text:p>0.1</text:p>
          </table:table-cell>
          <table:table-cell table:formula="of:=[.M$2]" office:value-type="float" office:value="0.8" calcext:value-type="float">
            <text:p>0.8</text:p>
          </table:table-cell>
          <table:table-cell table:formula="of:=[.N$2]" office:value-type="float" office:value="0.4" calcext:value-type="float">
            <text:p>0.4</text:p>
          </table:table-cell>
          <table:table-cell table:formula="of:=[.O$2]" office:value-type="float" office:value="0.1" calcext:value-type="float">
            <text:p>0.1</text:p>
          </table:table-cell>
          <table:table-cell table:formula="of:=[.P$2]" office:value-type="float" office:value="0.3" calcext:value-type="float">
            <text:p>0.3</text:p>
          </table:table-cell>
          <table:table-cell table:formula="of:=[.Q$2]" office:value-type="float" office:value="0.9" calcext:value-type="float">
            <text:p>0.9</text:p>
          </table:table-cell>
          <table:table-cell table:formula="of:=[.R$2]" office:value-type="float" office:value="0.4" calcext:value-type="float">
            <text:p>0.4</text:p>
          </table:table-cell>
          <table:table-cell table:formula="of:=[.S$2]" office:value-type="float" office:value="0.9" calcext:value-type="float">
            <text:p>0.9</text:p>
          </table:table-cell>
        </table:table-row>
        <table:table-row table:style-name="ro1">
          <table:table-cell table:style-name="Default" office:value-type="string" calcext:value-type="string">
            <text:p>R</text:p>
          </table:table-cell>
          <table:table-cell table:formula="of:=[.B20]" office:value-type="float" office:value="0" calcext:value-type="float">
            <text:p>0</text:p>
          </table:table-cell>
          <table:table-cell table:formula="of:=[.C20]" office:value-type="float" office:value="0" calcext:value-type="float">
            <text:p>0</text:p>
          </table:table-cell>
          <table:table-cell table:formula="of:=[.D20]" office:value-type="float" office:value="0" calcext:value-type="float">
            <text:p>0</text:p>
          </table:table-cell>
          <table:table-cell table:formula="of:=[.E20]" office:value-type="float" office:value="0" calcext:value-type="float">
            <text:p>0</text:p>
          </table:table-cell>
          <table:table-cell table:formula="of:=[.F20]" office:value-type="float" office:value="0" calcext:value-type="float">
            <text:p>0</text:p>
          </table:table-cell>
          <table:table-cell table:formula="of:=[.G20]" office:value-type="float" office:value="0" calcext:value-type="float">
            <text:p>0</text:p>
          </table:table-cell>
          <table:table-cell table:formula="of:=[.H20]" office:value-type="float" office:value="0" calcext:value-type="float">
            <text:p>0</text:p>
          </table:table-cell>
          <table:table-cell table:formula="of:=[.I20]" office:value-type="float" office:value="0" calcext:value-type="float">
            <text:p>0</text:p>
          </table:table-cell>
          <table:table-cell table:formula="of:=[.J20]" office:value-type="float" office:value="0" calcext:value-type="float">
            <text:p>0</text:p>
          </table:table-cell>
          <table:table-cell table:formula="of:=[.K20]" office:value-type="float" office:value="0" calcext:value-type="float">
            <text:p>0</text:p>
          </table:table-cell>
          <table:table-cell table:formula="of:=[.L20]" office:value-type="float" office:value="0" calcext:value-type="float">
            <text:p>0</text:p>
          </table:table-cell>
          <table:table-cell table:formula="of:=[.M20]" office:value-type="float" office:value="0" calcext:value-type="float">
            <text:p>0</text:p>
          </table:table-cell>
          <table:table-cell table:formula="of:=[.N20]" office:value-type="float" office:value="0.3" calcext:value-type="float">
            <text:p>0.3</text:p>
          </table:table-cell>
          <table:table-cell table:formula="of:=[.O20]" office:value-type="float" office:value="0" calcext:value-type="float">
            <text:p>0</text:p>
          </table:table-cell>
          <table:table-cell table:formula="of:=[.P20]" office:value-type="float" office:value="0" calcext:value-type="float">
            <text:p>0</text:p>
          </table:table-cell>
          <table:table-cell table:formula="of:=[.Q20]" office:value-type="float" office:value="0" calcext:value-type="float">
            <text:p>0</text:p>
          </table:table-cell>
          <table:table-cell table:formula="of:=[.R20]" office:value-type="float" office:value="0" calcext:value-type="float">
            <text:p>0</text:p>
          </table:table-cell>
          <table:table-cell table:formula="of:=[.S20]"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string" calcext:value-type="string">
            <text:p>-</text:p>
          </table:table-cell>
          <table:table-cell table:formula="of:=[.B$2]" office:value-type="float" office:value="0.9" calcext:value-type="float">
            <text:p>0.9</text:p>
          </table:table-cell>
          <table:table-cell table:formula="of:=[.C$2]" office:value-type="float" office:value="0.8" calcext:value-type="float">
            <text:p>0.8</text:p>
          </table:table-cell>
          <table:table-cell table:formula="of:=[.D$2]" office:value-type="float" office:value="0.3" calcext:value-type="float">
            <text:p>0.3</text:p>
          </table:table-cell>
          <table:table-cell table:formula="of:=[.E$2]" office:value-type="float" office:value="0.6" calcext:value-type="float">
            <text:p>0.6</text:p>
          </table:table-cell>
          <table:table-cell table:formula="of:=[.F$2]" office:value-type="float" office:value="0.8" calcext:value-type="float">
            <text:p>0.8</text:p>
          </table:table-cell>
          <table:table-cell table:formula="of:=[.G$2]" office:value-type="float" office:value="0.9" calcext:value-type="float">
            <text:p>0.9</text:p>
          </table:table-cell>
          <table:table-cell table:formula="of:=[.H$2]" office:value-type="float" office:value="0.1" calcext:value-type="float">
            <text:p>0.1</text:p>
          </table:table-cell>
          <table:table-cell table:formula="of:=[.I$2]" office:value-type="float" office:value="0.1" calcext:value-type="float">
            <text:p>0.1</text:p>
          </table:table-cell>
          <table:table-cell table:formula="of:=[.J$2]" office:value-type="float" office:value="0.99" calcext:value-type="float">
            <text:p>0.99</text:p>
          </table:table-cell>
          <table:table-cell table:formula="of:=[.K$2]" office:value-type="float" office:value="0.1" calcext:value-type="float">
            <text:p>0.1</text:p>
          </table:table-cell>
          <table:table-cell table:formula="of:=[.L$2]" office:value-type="float" office:value="0.1" calcext:value-type="float">
            <text:p>0.1</text:p>
          </table:table-cell>
          <table:table-cell table:formula="of:=[.M$2]" office:value-type="float" office:value="0.8" calcext:value-type="float">
            <text:p>0.8</text:p>
          </table:table-cell>
          <table:table-cell table:formula="of:=[.N$2]" office:value-type="float" office:value="0.4" calcext:value-type="float">
            <text:p>0.4</text:p>
          </table:table-cell>
          <table:table-cell table:formula="of:=[.O$2]" office:value-type="float" office:value="0.1" calcext:value-type="float">
            <text:p>0.1</text:p>
          </table:table-cell>
          <table:table-cell table:formula="of:=[.P$2]" office:value-type="float" office:value="0.3" calcext:value-type="float">
            <text:p>0.3</text:p>
          </table:table-cell>
          <table:table-cell table:formula="of:=[.Q$2]" office:value-type="float" office:value="0.9" calcext:value-type="float">
            <text:p>0.9</text:p>
          </table:table-cell>
          <table:table-cell table:formula="of:=[.R$2]" office:value-type="float" office:value="0.4" calcext:value-type="float">
            <text:p>0.4</text:p>
          </table:table-cell>
          <table:table-cell table:formula="of:=[.S$2]" office:value-type="float" office:value="0.9" calcext:value-type="float">
            <text:p>0.9</text:p>
          </table:table-cell>
        </table:table-row>
        <table:table-row table:style-name="ro1">
          <table:table-cell table:style-name="Default" office:value-type="string" calcext:value-type="string">
            <text:p><text:s/></text:p>
          </table:table-cell>
          <table:table-cell table:formula="of:=[.B39]" office:value-type="float" office:value="0" calcext:value-type="float">
            <text:p>0</text:p>
          </table:table-cell>
          <table:table-cell table:formula="of:=[.C39]" office:value-type="float" office:value="0" calcext:value-type="float">
            <text:p>0</text:p>
          </table:table-cell>
          <table:table-cell table:formula="of:=[.D39]" office:value-type="float" office:value="0" calcext:value-type="float">
            <text:p>0</text:p>
          </table:table-cell>
          <table:table-cell table:formula="of:=[.E39]" office:value-type="float" office:value="0" calcext:value-type="float">
            <text:p>0</text:p>
          </table:table-cell>
          <table:table-cell table:formula="of:=[.F39]" office:value-type="float" office:value="0" calcext:value-type="float">
            <text:p>0</text:p>
          </table:table-cell>
          <table:table-cell table:formula="of:=[.G39]" office:value-type="float" office:value="0" calcext:value-type="float">
            <text:p>0</text:p>
          </table:table-cell>
          <table:table-cell table:formula="of:=[.H39]" office:value-type="float" office:value="0" calcext:value-type="float">
            <text:p>0</text:p>
          </table:table-cell>
          <table:table-cell table:formula="of:=[.I39]" office:value-type="float" office:value="0" calcext:value-type="float">
            <text:p>0</text:p>
          </table:table-cell>
          <table:table-cell table:formula="of:=[.J39]" office:value-type="float" office:value="0" calcext:value-type="float">
            <text:p>0</text:p>
          </table:table-cell>
          <table:table-cell table:formula="of:=[.K39]" office:value-type="float" office:value="0.8" calcext:value-type="float">
            <text:p>0.8</text:p>
          </table:table-cell>
          <table:table-cell table:formula="of:=[.L39]" office:value-type="float" office:value="0" calcext:value-type="float">
            <text:p>0</text:p>
          </table:table-cell>
          <table:table-cell table:formula="of:=[.M39]" office:value-type="float" office:value="0" calcext:value-type="float">
            <text:p>0</text:p>
          </table:table-cell>
          <table:table-cell table:formula="of:=[.N39]" office:value-type="float" office:value="0" calcext:value-type="float">
            <text:p>0</text:p>
          </table:table-cell>
          <table:table-cell table:formula="of:=[.O39]" office:value-type="float" office:value="0.9" calcext:value-type="float">
            <text:p>0.9</text:p>
          </table:table-cell>
          <table:table-cell table:formula="of:=[.P39]" office:value-type="float" office:value="0" calcext:value-type="float">
            <text:p>0</text:p>
          </table:table-cell>
          <table:table-cell table:formula="of:=[.Q39]" office:value-type="float" office:value="0" calcext:value-type="float">
            <text:p>0</text:p>
          </table:table-cell>
          <table:table-cell table:formula="of:=[.R39]" office:value-type="float" office:value="0" calcext:value-type="float">
            <text:p>0</text:p>
          </table:table-cell>
          <table:table-cell table:formula="of:=[.S39]"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string" calcext:value-type="string">
            <text:p>-</text:p>
          </table:table-cell>
          <table:table-cell table:formula="of:=[.B$2]" office:value-type="float" office:value="0.9" calcext:value-type="float">
            <text:p>0.9</text:p>
          </table:table-cell>
          <table:table-cell table:formula="of:=[.C$2]" office:value-type="float" office:value="0.8" calcext:value-type="float">
            <text:p>0.8</text:p>
          </table:table-cell>
          <table:table-cell table:formula="of:=[.D$2]" office:value-type="float" office:value="0.3" calcext:value-type="float">
            <text:p>0.3</text:p>
          </table:table-cell>
          <table:table-cell table:formula="of:=[.E$2]" office:value-type="float" office:value="0.6" calcext:value-type="float">
            <text:p>0.6</text:p>
          </table:table-cell>
          <table:table-cell table:formula="of:=[.F$2]" office:value-type="float" office:value="0.8" calcext:value-type="float">
            <text:p>0.8</text:p>
          </table:table-cell>
          <table:table-cell table:formula="of:=[.G$2]" office:value-type="float" office:value="0.9" calcext:value-type="float">
            <text:p>0.9</text:p>
          </table:table-cell>
          <table:table-cell table:formula="of:=[.H$2]" office:value-type="float" office:value="0.1" calcext:value-type="float">
            <text:p>0.1</text:p>
          </table:table-cell>
          <table:table-cell table:formula="of:=[.I$2]" office:value-type="float" office:value="0.1" calcext:value-type="float">
            <text:p>0.1</text:p>
          </table:table-cell>
          <table:table-cell table:formula="of:=[.J$2]" office:value-type="float" office:value="0.99" calcext:value-type="float">
            <text:p>0.99</text:p>
          </table:table-cell>
          <table:table-cell table:formula="of:=[.K$2]" office:value-type="float" office:value="0.1" calcext:value-type="float">
            <text:p>0.1</text:p>
          </table:table-cell>
          <table:table-cell table:formula="of:=[.L$2]" office:value-type="float" office:value="0.1" calcext:value-type="float">
            <text:p>0.1</text:p>
          </table:table-cell>
          <table:table-cell table:formula="of:=[.M$2]" office:value-type="float" office:value="0.8" calcext:value-type="float">
            <text:p>0.8</text:p>
          </table:table-cell>
          <table:table-cell table:formula="of:=[.N$2]" office:value-type="float" office:value="0.4" calcext:value-type="float">
            <text:p>0.4</text:p>
          </table:table-cell>
          <table:table-cell table:formula="of:=[.O$2]" office:value-type="float" office:value="0.1" calcext:value-type="float">
            <text:p>0.1</text:p>
          </table:table-cell>
          <table:table-cell table:formula="of:=[.P$2]" office:value-type="float" office:value="0.3" calcext:value-type="float">
            <text:p>0.3</text:p>
          </table:table-cell>
          <table:table-cell table:formula="of:=[.Q$2]" office:value-type="float" office:value="0.9" calcext:value-type="float">
            <text:p>0.9</text:p>
          </table:table-cell>
          <table:table-cell table:formula="of:=[.R$2]" office:value-type="float" office:value="0.4" calcext:value-type="float">
            <text:p>0.4</text:p>
          </table:table-cell>
          <table:table-cell table:formula="of:=[.S$2]" office:value-type="float" office:value="0.9" calcext:value-type="float">
            <text:p>0.9</text:p>
          </table:table-cell>
        </table:table-row>
        <table:table-row table:style-name="ro1">
          <table:table-cell table:style-name="Default" office:value-type="float" office:value="5" calcext:value-type="float">
            <text:p>5</text:p>
          </table:table-cell>
          <table:table-cell table:formula="of:=[.B34]" office:value-type="float" office:value="0" calcext:value-type="float">
            <text:p>0</text:p>
          </table:table-cell>
          <table:table-cell table:formula="of:=[.C34]" office:value-type="float" office:value="0" calcext:value-type="float">
            <text:p>0</text:p>
          </table:table-cell>
          <table:table-cell table:formula="of:=[.D34]" office:value-type="float" office:value="0" calcext:value-type="float">
            <text:p>0</text:p>
          </table:table-cell>
          <table:table-cell table:formula="of:=[.E34]" office:value-type="float" office:value="0" calcext:value-type="float">
            <text:p>0</text:p>
          </table:table-cell>
          <table:table-cell table:formula="of:=[.F34]" office:value-type="float" office:value="0" calcext:value-type="float">
            <text:p>0</text:p>
          </table:table-cell>
          <table:table-cell table:formula="of:=[.G34]" office:value-type="float" office:value="0" calcext:value-type="float">
            <text:p>0</text:p>
          </table:table-cell>
          <table:table-cell table:formula="of:=[.H34]" office:value-type="float" office:value="0" calcext:value-type="float">
            <text:p>0</text:p>
          </table:table-cell>
          <table:table-cell table:formula="of:=[.I34]" office:value-type="float" office:value="0" calcext:value-type="float">
            <text:p>0</text:p>
          </table:table-cell>
          <table:table-cell table:formula="of:=[.J34]" office:value-type="float" office:value="0" calcext:value-type="float">
            <text:p>0</text:p>
          </table:table-cell>
          <table:table-cell table:formula="of:=[.K34]" office:value-type="float" office:value="0" calcext:value-type="float">
            <text:p>0</text:p>
          </table:table-cell>
          <table:table-cell table:formula="of:=[.L34]" office:value-type="float" office:value="0" calcext:value-type="float">
            <text:p>0</text:p>
          </table:table-cell>
          <table:table-cell table:formula="of:=[.M34]" office:value-type="float" office:value="0" calcext:value-type="float">
            <text:p>0</text:p>
          </table:table-cell>
          <table:table-cell table:formula="of:=[.N34]" office:value-type="float" office:value="0" calcext:value-type="float">
            <text:p>0</text:p>
          </table:table-cell>
          <table:table-cell table:formula="of:=[.O34]" office:value-type="float" office:value="0" calcext:value-type="float">
            <text:p>0</text:p>
          </table:table-cell>
          <table:table-cell table:formula="of:=[.P34]" office:value-type="float" office:value="0.3" calcext:value-type="float">
            <text:p>0.3</text:p>
          </table:table-cell>
          <table:table-cell table:formula="of:=[.Q34]" office:value-type="float" office:value="0" calcext:value-type="float">
            <text:p>0</text:p>
          </table:table-cell>
          <table:table-cell table:formula="of:=[.R34]" office:value-type="float" office:value="0.6" calcext:value-type="float">
            <text:p>0.6</text:p>
          </table:table-cell>
          <table:table-cell table:formula="of:=[.S34]" office:value-type="float" office:value="0.1" calcext:value-type="float">
            <text:p>0.1</text:p>
          </table:table-cell>
        </table:table-row>
        <table:table-row table:style-name="ro1">
          <table:table-cell table:style-name="Default" office:value-type="string" calcext:value-type="string">
            <text:p>-</text:p>
          </table:table-cell>
          <table:table-cell table:formula="of:=[.B$2]" office:value-type="float" office:value="0.9" calcext:value-type="float">
            <text:p>0.9</text:p>
          </table:table-cell>
          <table:table-cell table:formula="of:=[.C$2]" office:value-type="float" office:value="0.8" calcext:value-type="float">
            <text:p>0.8</text:p>
          </table:table-cell>
          <table:table-cell table:formula="of:=[.D$2]" office:value-type="float" office:value="0.3" calcext:value-type="float">
            <text:p>0.3</text:p>
          </table:table-cell>
          <table:table-cell table:formula="of:=[.E$2]" office:value-type="float" office:value="0.6" calcext:value-type="float">
            <text:p>0.6</text:p>
          </table:table-cell>
          <table:table-cell table:formula="of:=[.F$2]" office:value-type="float" office:value="0.8" calcext:value-type="float">
            <text:p>0.8</text:p>
          </table:table-cell>
          <table:table-cell table:formula="of:=[.G$2]" office:value-type="float" office:value="0.9" calcext:value-type="float">
            <text:p>0.9</text:p>
          </table:table-cell>
          <table:table-cell table:formula="of:=[.H$2]" office:value-type="float" office:value="0.1" calcext:value-type="float">
            <text:p>0.1</text:p>
          </table:table-cell>
          <table:table-cell table:formula="of:=[.I$2]" office:value-type="float" office:value="0.1" calcext:value-type="float">
            <text:p>0.1</text:p>
          </table:table-cell>
          <table:table-cell table:formula="of:=[.J$2]" office:value-type="float" office:value="0.99" calcext:value-type="float">
            <text:p>0.99</text:p>
          </table:table-cell>
          <table:table-cell table:formula="of:=[.K$2]" office:value-type="float" office:value="0.1" calcext:value-type="float">
            <text:p>0.1</text:p>
          </table:table-cell>
          <table:table-cell table:formula="of:=[.L$2]" office:value-type="float" office:value="0.1" calcext:value-type="float">
            <text:p>0.1</text:p>
          </table:table-cell>
          <table:table-cell table:formula="of:=[.M$2]" office:value-type="float" office:value="0.8" calcext:value-type="float">
            <text:p>0.8</text:p>
          </table:table-cell>
          <table:table-cell table:formula="of:=[.N$2]" office:value-type="float" office:value="0.4" calcext:value-type="float">
            <text:p>0.4</text:p>
          </table:table-cell>
          <table:table-cell table:formula="of:=[.O$2]" office:value-type="float" office:value="0.1" calcext:value-type="float">
            <text:p>0.1</text:p>
          </table:table-cell>
          <table:table-cell table:formula="of:=[.P$2]" office:value-type="float" office:value="0.3" calcext:value-type="float">
            <text:p>0.3</text:p>
          </table:table-cell>
          <table:table-cell table:formula="of:=[.Q$2]" office:value-type="float" office:value="0.9" calcext:value-type="float">
            <text:p>0.9</text:p>
          </table:table-cell>
          <table:table-cell table:formula="of:=[.R$2]" office:value-type="float" office:value="0.4" calcext:value-type="float">
            <text:p>0.4</text:p>
          </table:table-cell>
          <table:table-cell table:formula="of:=[.S$2]" office:value-type="float" office:value="0.9" calcext:value-type="float">
            <text:p>0.9</text:p>
          </table:table-cell>
        </table:table-row>
        <table:table-row table:style-name="ro1">
          <table:table-cell table:style-name="Default" office:value-type="float" office:value="6" calcext:value-type="float">
            <text:p>6</text:p>
          </table:table-cell>
          <table:table-cell table:formula="of:=[.B35]" office:value-type="float" office:value="0" calcext:value-type="float">
            <text:p>0</text:p>
          </table:table-cell>
          <table:table-cell table:formula="of:=[.C35]" office:value-type="float" office:value="0" calcext:value-type="float">
            <text:p>0</text:p>
          </table:table-cell>
          <table:table-cell table:formula="of:=[.D35]" office:value-type="float" office:value="0" calcext:value-type="float">
            <text:p>0</text:p>
          </table:table-cell>
          <table:table-cell table:formula="of:=[.E35]" office:value-type="float" office:value="0" calcext:value-type="float">
            <text:p>0</text:p>
          </table:table-cell>
          <table:table-cell table:formula="of:=[.F35]" office:value-type="float" office:value="0" calcext:value-type="float">
            <text:p>0</text:p>
          </table:table-cell>
          <table:table-cell table:formula="of:=[.G35]" office:value-type="float" office:value="0" calcext:value-type="float">
            <text:p>0</text:p>
          </table:table-cell>
          <table:table-cell table:formula="of:=[.H35]" office:value-type="float" office:value="0" calcext:value-type="float">
            <text:p>0</text:p>
          </table:table-cell>
          <table:table-cell table:formula="of:=[.I35]" office:value-type="float" office:value="0" calcext:value-type="float">
            <text:p>0</text:p>
          </table:table-cell>
          <table:table-cell table:formula="of:=[.J35]" office:value-type="float" office:value="0" calcext:value-type="float">
            <text:p>0</text:p>
          </table:table-cell>
          <table:table-cell table:formula="of:=[.K35]" office:value-type="float" office:value="0" calcext:value-type="float">
            <text:p>0</text:p>
          </table:table-cell>
          <table:table-cell table:formula="of:=[.L35]" office:value-type="float" office:value="0" calcext:value-type="float">
            <text:p>0</text:p>
          </table:table-cell>
          <table:table-cell table:formula="of:=[.M35]" office:value-type="float" office:value="0" calcext:value-type="float">
            <text:p>0</text:p>
          </table:table-cell>
          <table:table-cell table:formula="of:=[.N35]" office:value-type="float" office:value="0" calcext:value-type="float">
            <text:p>0</text:p>
          </table:table-cell>
          <table:table-cell table:formula="of:=[.O35]" office:value-type="float" office:value="0" calcext:value-type="float">
            <text:p>0</text:p>
          </table:table-cell>
          <table:table-cell table:formula="of:=[.P35]" office:value-type="float" office:value="0.4" calcext:value-type="float">
            <text:p>0.4</text:p>
          </table:table-cell>
          <table:table-cell table:formula="of:=[.Q35]" office:value-type="float" office:value="0.1" calcext:value-type="float">
            <text:p>0.1</text:p>
          </table:table-cell>
          <table:table-cell table:formula="of:=[.R35]" office:value-type="float" office:value="0" calcext:value-type="float">
            <text:p>0</text:p>
          </table:table-cell>
          <table:table-cell table:formula="of:=[.S35]"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string" calcext:value-type="string">
            <text:p>-</text:p>
          </table:table-cell>
          <table:table-cell table:formula="of:=[.B$2]" office:value-type="float" office:value="0.9" calcext:value-type="float">
            <text:p>0.9</text:p>
          </table:table-cell>
          <table:table-cell table:formula="of:=[.C$2]" office:value-type="float" office:value="0.8" calcext:value-type="float">
            <text:p>0.8</text:p>
          </table:table-cell>
          <table:table-cell table:formula="of:=[.D$2]" office:value-type="float" office:value="0.3" calcext:value-type="float">
            <text:p>0.3</text:p>
          </table:table-cell>
          <table:table-cell table:formula="of:=[.E$2]" office:value-type="float" office:value="0.6" calcext:value-type="float">
            <text:p>0.6</text:p>
          </table:table-cell>
          <table:table-cell table:formula="of:=[.F$2]" office:value-type="float" office:value="0.8" calcext:value-type="float">
            <text:p>0.8</text:p>
          </table:table-cell>
          <table:table-cell table:formula="of:=[.G$2]" office:value-type="float" office:value="0.9" calcext:value-type="float">
            <text:p>0.9</text:p>
          </table:table-cell>
          <table:table-cell table:formula="of:=[.H$2]" office:value-type="float" office:value="0.1" calcext:value-type="float">
            <text:p>0.1</text:p>
          </table:table-cell>
          <table:table-cell table:formula="of:=[.I$2]" office:value-type="float" office:value="0.1" calcext:value-type="float">
            <text:p>0.1</text:p>
          </table:table-cell>
          <table:table-cell table:formula="of:=[.J$2]" office:value-type="float" office:value="0.99" calcext:value-type="float">
            <text:p>0.99</text:p>
          </table:table-cell>
          <table:table-cell table:formula="of:=[.K$2]" office:value-type="float" office:value="0.1" calcext:value-type="float">
            <text:p>0.1</text:p>
          </table:table-cell>
          <table:table-cell table:formula="of:=[.L$2]" office:value-type="float" office:value="0.1" calcext:value-type="float">
            <text:p>0.1</text:p>
          </table:table-cell>
          <table:table-cell table:formula="of:=[.M$2]" office:value-type="float" office:value="0.8" calcext:value-type="float">
            <text:p>0.8</text:p>
          </table:table-cell>
          <table:table-cell table:formula="of:=[.N$2]" office:value-type="float" office:value="0.4" calcext:value-type="float">
            <text:p>0.4</text:p>
          </table:table-cell>
          <table:table-cell table:formula="of:=[.O$2]" office:value-type="float" office:value="0.1" calcext:value-type="float">
            <text:p>0.1</text:p>
          </table:table-cell>
          <table:table-cell table:formula="of:=[.P$2]" office:value-type="float" office:value="0.3" calcext:value-type="float">
            <text:p>0.3</text:p>
          </table:table-cell>
          <table:table-cell table:formula="of:=[.Q$2]" office:value-type="float" office:value="0.9" calcext:value-type="float">
            <text:p>0.9</text:p>
          </table:table-cell>
          <table:table-cell table:formula="of:=[.R$2]" office:value-type="float" office:value="0.4" calcext:value-type="float">
            <text:p>0.4</text:p>
          </table:table-cell>
          <table:table-cell table:formula="of:=[.S$2]" office:value-type="float" office:value="0.9" calcext:value-type="float">
            <text:p>0.9</text:p>
          </table:table-cell>
        </table:table-row>
        <table:table-row table:style-name="ro1">
          <table:table-cell table:style-name="Default" office:value-type="float" office:value="5" calcext:value-type="float">
            <text:p>5</text:p>
          </table:table-cell>
          <table:table-cell table:formula="of:=[.B34]" office:value-type="float" office:value="0" calcext:value-type="float">
            <text:p>0</text:p>
          </table:table-cell>
          <table:table-cell table:formula="of:=[.C34]" office:value-type="float" office:value="0" calcext:value-type="float">
            <text:p>0</text:p>
          </table:table-cell>
          <table:table-cell table:formula="of:=[.D34]" office:value-type="float" office:value="0" calcext:value-type="float">
            <text:p>0</text:p>
          </table:table-cell>
          <table:table-cell table:formula="of:=[.E34]" office:value-type="float" office:value="0" calcext:value-type="float">
            <text:p>0</text:p>
          </table:table-cell>
          <table:table-cell table:formula="of:=[.F34]" office:value-type="float" office:value="0" calcext:value-type="float">
            <text:p>0</text:p>
          </table:table-cell>
          <table:table-cell table:formula="of:=[.G34]" office:value-type="float" office:value="0" calcext:value-type="float">
            <text:p>0</text:p>
          </table:table-cell>
          <table:table-cell table:formula="of:=[.H34]" office:value-type="float" office:value="0" calcext:value-type="float">
            <text:p>0</text:p>
          </table:table-cell>
          <table:table-cell table:formula="of:=[.I34]" office:value-type="float" office:value="0" calcext:value-type="float">
            <text:p>0</text:p>
          </table:table-cell>
          <table:table-cell table:formula="of:=[.J34]" office:value-type="float" office:value="0" calcext:value-type="float">
            <text:p>0</text:p>
          </table:table-cell>
          <table:table-cell table:formula="of:=[.K34]" office:value-type="float" office:value="0" calcext:value-type="float">
            <text:p>0</text:p>
          </table:table-cell>
          <table:table-cell table:formula="of:=[.L34]" office:value-type="float" office:value="0" calcext:value-type="float">
            <text:p>0</text:p>
          </table:table-cell>
          <table:table-cell table:formula="of:=[.M34]" office:value-type="float" office:value="0" calcext:value-type="float">
            <text:p>0</text:p>
          </table:table-cell>
          <table:table-cell table:formula="of:=[.N34]" office:value-type="float" office:value="0" calcext:value-type="float">
            <text:p>0</text:p>
          </table:table-cell>
          <table:table-cell table:formula="of:=[.O34]" office:value-type="float" office:value="0" calcext:value-type="float">
            <text:p>0</text:p>
          </table:table-cell>
          <table:table-cell table:formula="of:=[.P34]" office:value-type="float" office:value="0.3" calcext:value-type="float">
            <text:p>0.3</text:p>
          </table:table-cell>
          <table:table-cell table:formula="of:=[.Q34]" office:value-type="float" office:value="0" calcext:value-type="float">
            <text:p>0</text:p>
          </table:table-cell>
          <table:table-cell table:formula="of:=[.R34]" office:value-type="float" office:value="0.6" calcext:value-type="float">
            <text:p>0.6</text:p>
          </table:table-cell>
          <table:table-cell table:formula="of:=[.S34]" office:value-type="float" office:value="0.1" calcext:value-type="float">
            <text:p>0.1</text:p>
          </table:table-cell>
        </table:table-row>
        <table:table-row table:style-name="ro1">
          <table:table-cell table:style-name="Default" office:value-type="string" calcext:value-type="string">
            <text:p>-</text:p>
          </table:table-cell>
          <table:table-cell table:formula="of:=[.B$2]" office:value-type="float" office:value="0.9" calcext:value-type="float">
            <text:p>0.9</text:p>
          </table:table-cell>
          <table:table-cell table:formula="of:=[.C$2]" office:value-type="float" office:value="0.8" calcext:value-type="float">
            <text:p>0.8</text:p>
          </table:table-cell>
          <table:table-cell table:formula="of:=[.D$2]" office:value-type="float" office:value="0.3" calcext:value-type="float">
            <text:p>0.3</text:p>
          </table:table-cell>
          <table:table-cell table:formula="of:=[.E$2]" office:value-type="float" office:value="0.6" calcext:value-type="float">
            <text:p>0.6</text:p>
          </table:table-cell>
          <table:table-cell table:formula="of:=[.F$2]" office:value-type="float" office:value="0.8" calcext:value-type="float">
            <text:p>0.8</text:p>
          </table:table-cell>
          <table:table-cell table:formula="of:=[.G$2]" office:value-type="float" office:value="0.9" calcext:value-type="float">
            <text:p>0.9</text:p>
          </table:table-cell>
          <table:table-cell table:formula="of:=[.H$2]" office:value-type="float" office:value="0.1" calcext:value-type="float">
            <text:p>0.1</text:p>
          </table:table-cell>
          <table:table-cell table:formula="of:=[.I$2]" office:value-type="float" office:value="0.1" calcext:value-type="float">
            <text:p>0.1</text:p>
          </table:table-cell>
          <table:table-cell table:formula="of:=[.J$2]" office:value-type="float" office:value="0.99" calcext:value-type="float">
            <text:p>0.99</text:p>
          </table:table-cell>
          <table:table-cell table:formula="of:=[.K$2]" office:value-type="float" office:value="0.1" calcext:value-type="float">
            <text:p>0.1</text:p>
          </table:table-cell>
          <table:table-cell table:formula="of:=[.L$2]" office:value-type="float" office:value="0.1" calcext:value-type="float">
            <text:p>0.1</text:p>
          </table:table-cell>
          <table:table-cell table:formula="of:=[.M$2]" office:value-type="float" office:value="0.8" calcext:value-type="float">
            <text:p>0.8</text:p>
          </table:table-cell>
          <table:table-cell table:formula="of:=[.N$2]" office:value-type="float" office:value="0.4" calcext:value-type="float">
            <text:p>0.4</text:p>
          </table:table-cell>
          <table:table-cell table:formula="of:=[.O$2]" office:value-type="float" office:value="0.1" calcext:value-type="float">
            <text:p>0.1</text:p>
          </table:table-cell>
          <table:table-cell table:formula="of:=[.P$2]" office:value-type="float" office:value="0.3" calcext:value-type="float">
            <text:p>0.3</text:p>
          </table:table-cell>
          <table:table-cell table:formula="of:=[.Q$2]" office:value-type="float" office:value="0.9" calcext:value-type="float">
            <text:p>0.9</text:p>
          </table:table-cell>
          <table:table-cell table:formula="of:=[.R$2]" office:value-type="float" office:value="0.4" calcext:value-type="float">
            <text:p>0.4</text:p>
          </table:table-cell>
          <table:table-cell table:formula="of:=[.S$2]" office:value-type="float" office:value="0.9" calcext:value-type="float">
            <text:p>0.9</text:p>
          </table:table-cell>
        </table:table-row>
        <table:table-row table:style-name="ro1" table:number-rows-repeated="2">
          <table:table-cell/>
          <table:table-cell table:style-name="ce3" table:number-columns-repeated="18"/>
        </table:table-row>
        <table:table-row table:style-name="ro1">
          <table:table-cell table:style-name="Default" office:value-type="string" calcext:value-type="string">
            <text:p>1/P(u,t)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8" calcext:value-type="float">
            <text:p>18</text:p>
          </table:table-cell>
        </table:table-row>
        <table:table-row table:style-name="ro1">
          <table:table-cell table:style-name="Default" office:value-type="string" calcext:value-type="string">
            <text:p>-</text:p>
          </table:table-cell>
          <table:table-cell table:formula="of:=IF([.B45]=0;1E+099;1/[.B45])" office:value-type="float" office:value="1.11111111111111" calcext:value-type="float">
            <text:p>1.11111111111111</text:p>
          </table:table-cell>
          <table:table-cell table:formula="of:=IF([.C45]=0;1E+099;1/[.C45])" office:value-type="float" office:value="1.25" calcext:value-type="float">
            <text:p>1.25</text:p>
          </table:table-cell>
          <table:table-cell table:formula="of:=IF([.D45]=0;1E+099;1/[.D45])" office:value-type="float" office:value="3.33333333333333" calcext:value-type="float">
            <text:p>3.33333333333333</text:p>
          </table:table-cell>
          <table:table-cell table:formula="of:=IF([.E45]=0;1E+099;1/[.E45])" office:value-type="float" office:value="1.66666666666667" calcext:value-type="float">
            <text:p>1.66666666666667</text:p>
          </table:table-cell>
          <table:table-cell table:formula="of:=IF([.F45]=0;1E+099;1/[.F45])" office:value-type="float" office:value="1.25" calcext:value-type="float">
            <text:p>1.25</text:p>
          </table:table-cell>
          <table:table-cell table:formula="of:=IF([.G45]=0;1E+099;1/[.G45])" office:value-type="float" office:value="1.11111111111111" calcext:value-type="float">
            <text:p>1.11111111111111</text:p>
          </table:table-cell>
          <table:table-cell table:formula="of:=IF([.H45]=0;1E+099;1/[.H45])" office:value-type="float" office:value="10" calcext:value-type="float">
            <text:p>10</text:p>
          </table:table-cell>
          <table:table-cell table:formula="of:=IF([.I45]=0;1E+099;1/[.I45])" office:value-type="float" office:value="10" calcext:value-type="float">
            <text:p>10</text:p>
          </table:table-cell>
          <table:table-cell table:formula="of:=IF([.J45]=0;1E+099;1/[.J45])" office:value-type="float" office:value="1.01010101010101" calcext:value-type="float">
            <text:p>1.01010101010101</text:p>
          </table:table-cell>
          <table:table-cell table:formula="of:=IF([.K45]=0;1E+099;1/[.K45])" office:value-type="float" office:value="10" calcext:value-type="float">
            <text:p>10</text:p>
          </table:table-cell>
          <table:table-cell table:formula="of:=IF([.L45]=0;1E+099;1/[.L45])" office:value-type="float" office:value="10" calcext:value-type="float">
            <text:p>10</text:p>
          </table:table-cell>
          <table:table-cell table:formula="of:=IF([.M45]=0;1E+099;1/[.M45])" office:value-type="float" office:value="1.25" calcext:value-type="float">
            <text:p>1.25</text:p>
          </table:table-cell>
          <table:table-cell table:formula="of:=IF([.N45]=0;1E+099;1/[.N45])" office:value-type="float" office:value="2.5" calcext:value-type="float">
            <text:p>2.5</text:p>
          </table:table-cell>
          <table:table-cell table:formula="of:=IF([.O45]=0;1E+099;1/[.O45])" office:value-type="float" office:value="10" calcext:value-type="float">
            <text:p>10</text:p>
          </table:table-cell>
          <table:table-cell table:formula="of:=IF([.P45]=0;1E+099;1/[.P45])" office:value-type="float" office:value="3.33333333333333" calcext:value-type="float">
            <text:p>3.33333333333333</text:p>
          </table:table-cell>
          <table:table-cell table:formula="of:=IF([.Q45]=0;1E+099;1/[.Q45])" office:value-type="float" office:value="1.11111111111111" calcext:value-type="float">
            <text:p>1.11111111111111</text:p>
          </table:table-cell>
          <table:table-cell table:formula="of:=IF([.R45]=0;1E+099;1/[.R45])" office:value-type="float" office:value="2.5" calcext:value-type="float">
            <text:p>2.5</text:p>
          </table:table-cell>
          <table:table-cell table:formula="of:=IF([.S45]=0;1E+099;1/[.S45])" office:value-type="float" office:value="1.11111111111111" calcext:value-type="float">
            <text:p>1.11111111111111</text:p>
          </table:table-cell>
        </table:table-row>
        <table:table-row table:style-name="ro1">
          <table:table-cell table:style-name="Default" office:value-type="string" calcext:value-type="string">
            <text:p>N</text:p>
          </table:table-cell>
          <table:table-cell table:formula="of:=IF([.B46]=0;1E+099;1/[.B46])" office:value-type="float" office:value="1E+099" calcext:value-type="float">
            <text:p>1E+099</text:p>
          </table:table-cell>
          <table:table-cell table:formula="of:=IF([.C46]=0;1E+099;1/[.C46])" office:value-type="float" office:value="5" calcext:value-type="float">
            <text:p>5</text:p>
          </table:table-cell>
          <table:table-cell table:formula="of:=IF([.D46]=0;1E+099;1/[.D46])" office:value-type="float" office:value="1.42857142857143" calcext:value-type="float">
            <text:p>1.42857142857143</text:p>
          </table:table-cell>
          <table:table-cell table:formula="of:=IF([.E46]=0;1E+099;1/[.E46])" office:value-type="float" office:value="2.5" calcext:value-type="float">
            <text:p>2.5</text:p>
          </table:table-cell>
          <table:table-cell table:formula="of:=IF([.F46]=0;1E+099;1/[.F46])" office:value-type="float" office:value="1E+099" calcext:value-type="float">
            <text:p>1E+099</text:p>
          </table:table-cell>
          <table:table-cell table:formula="of:=IF([.G46]=0;1E+099;1/[.G46])" office:value-type="float" office:value="1E+099" calcext:value-type="float">
            <text:p>1E+099</text:p>
          </table:table-cell>
          <table:table-cell table:formula="of:=IF([.H46]=0;1E+099;1/[.H46])" office:value-type="float" office:value="1E+099" calcext:value-type="float">
            <text:p>1E+099</text:p>
          </table:table-cell>
          <table:table-cell table:formula="of:=IF([.I46]=0;1E+099;1/[.I46])" office:value-type="float" office:value="1E+099" calcext:value-type="float">
            <text:p>1E+099</text:p>
          </table:table-cell>
          <table:table-cell table:formula="of:=IF([.J46]=0;1E+099;1/[.J46])" office:value-type="float" office:value="1E+099" calcext:value-type="float">
            <text:p>1E+099</text:p>
          </table:table-cell>
          <table:table-cell table:formula="of:=IF([.K46]=0;1E+099;1/[.K46])" office:value-type="float" office:value="1E+099" calcext:value-type="float">
            <text:p>1E+099</text:p>
          </table:table-cell>
          <table:table-cell table:formula="of:=IF([.L46]=0;1E+099;1/[.L46])" office:value-type="float" office:value="1E+099" calcext:value-type="float">
            <text:p>1E+099</text:p>
          </table:table-cell>
          <table:table-cell table:formula="of:=IF([.M46]=0;1E+099;1/[.M46])" office:value-type="float" office:value="1E+099" calcext:value-type="float">
            <text:p>1E+099</text:p>
          </table:table-cell>
          <table:table-cell table:formula="of:=IF([.N46]=0;1E+099;1/[.N46])" office:value-type="float" office:value="1E+099" calcext:value-type="float">
            <text:p>1E+099</text:p>
          </table:table-cell>
          <table:table-cell table:formula="of:=IF([.O46]=0;1E+099;1/[.O46])" office:value-type="float" office:value="1E+099" calcext:value-type="float">
            <text:p>1E+099</text:p>
          </table:table-cell>
          <table:table-cell table:formula="of:=IF([.P46]=0;1E+099;1/[.P46])" office:value-type="float" office:value="1E+099" calcext:value-type="float">
            <text:p>1E+099</text:p>
          </table:table-cell>
          <table:table-cell table:formula="of:=IF([.Q46]=0;1E+099;1/[.Q46])" office:value-type="float" office:value="1E+099" calcext:value-type="float">
            <text:p>1E+099</text:p>
          </table:table-cell>
          <table:table-cell table:formula="of:=IF([.R46]=0;1E+099;1/[.R46])" office:value-type="float" office:value="1E+099" calcext:value-type="float">
            <text:p>1E+099</text:p>
          </table:table-cell>
          <table:table-cell table:formula="of:=IF([.S46]=0;1E+099;1/[.S46])" office:value-type="float" office:value="1E+099" calcext:value-type="float">
            <text:p>1E+099</text:p>
          </table:table-cell>
        </table:table-row>
        <table:table-row table:style-name="ro1">
          <table:table-cell table:style-name="Default" office:value-type="string" calcext:value-type="string">
            <text:p>-</text:p>
          </table:table-cell>
          <table:table-cell table:formula="of:=IF([.B47]=0;1E+099;1/[.B47])" office:value-type="float" office:value="1.11111111111111" calcext:value-type="float">
            <text:p>1.11111111111111</text:p>
          </table:table-cell>
          <table:table-cell table:formula="of:=IF([.C47]=0;1E+099;1/[.C47])" office:value-type="float" office:value="1.25" calcext:value-type="float">
            <text:p>1.25</text:p>
          </table:table-cell>
          <table:table-cell table:formula="of:=IF([.D47]=0;1E+099;1/[.D47])" office:value-type="float" office:value="3.33333333333333" calcext:value-type="float">
            <text:p>3.33333333333333</text:p>
          </table:table-cell>
          <table:table-cell table:formula="of:=IF([.E47]=0;1E+099;1/[.E47])" office:value-type="float" office:value="1.66666666666667" calcext:value-type="float">
            <text:p>1.66666666666667</text:p>
          </table:table-cell>
          <table:table-cell table:formula="of:=IF([.F47]=0;1E+099;1/[.F47])" office:value-type="float" office:value="1.25" calcext:value-type="float">
            <text:p>1.25</text:p>
          </table:table-cell>
          <table:table-cell table:formula="of:=IF([.G47]=0;1E+099;1/[.G47])" office:value-type="float" office:value="1.11111111111111" calcext:value-type="float">
            <text:p>1.11111111111111</text:p>
          </table:table-cell>
          <table:table-cell table:formula="of:=IF([.H47]=0;1E+099;1/[.H47])" office:value-type="float" office:value="10" calcext:value-type="float">
            <text:p>10</text:p>
          </table:table-cell>
          <table:table-cell table:formula="of:=IF([.I47]=0;1E+099;1/[.I47])" office:value-type="float" office:value="10" calcext:value-type="float">
            <text:p>10</text:p>
          </table:table-cell>
          <table:table-cell table:formula="of:=IF([.J47]=0;1E+099;1/[.J47])" office:value-type="float" office:value="1.01010101010101" calcext:value-type="float">
            <text:p>1.01010101010101</text:p>
          </table:table-cell>
          <table:table-cell table:formula="of:=IF([.K47]=0;1E+099;1/[.K47])" office:value-type="float" office:value="10" calcext:value-type="float">
            <text:p>10</text:p>
          </table:table-cell>
          <table:table-cell table:formula="of:=IF([.L47]=0;1E+099;1/[.L47])" office:value-type="float" office:value="10" calcext:value-type="float">
            <text:p>10</text:p>
          </table:table-cell>
          <table:table-cell table:formula="of:=IF([.M47]=0;1E+099;1/[.M47])" office:value-type="float" office:value="1.25" calcext:value-type="float">
            <text:p>1.25</text:p>
          </table:table-cell>
          <table:table-cell table:formula="of:=IF([.N47]=0;1E+099;1/[.N47])" office:value-type="float" office:value="2.5" calcext:value-type="float">
            <text:p>2.5</text:p>
          </table:table-cell>
          <table:table-cell table:formula="of:=IF([.O47]=0;1E+099;1/[.O47])" office:value-type="float" office:value="10" calcext:value-type="float">
            <text:p>10</text:p>
          </table:table-cell>
          <table:table-cell table:formula="of:=IF([.P47]=0;1E+099;1/[.P47])" office:value-type="float" office:value="3.33333333333333" calcext:value-type="float">
            <text:p>3.33333333333333</text:p>
          </table:table-cell>
          <table:table-cell table:formula="of:=IF([.Q47]=0;1E+099;1/[.Q47])" office:value-type="float" office:value="1.11111111111111" calcext:value-type="float">
            <text:p>1.11111111111111</text:p>
          </table:table-cell>
          <table:table-cell table:formula="of:=IF([.R47]=0;1E+099;1/[.R47])" office:value-type="float" office:value="2.5" calcext:value-type="float">
            <text:p>2.5</text:p>
          </table:table-cell>
          <table:table-cell table:formula="of:=IF([.S47]=0;1E+099;1/[.S47])" office:value-type="float" office:value="1.11111111111111" calcext:value-type="float">
            <text:p>1.11111111111111</text:p>
          </table:table-cell>
        </table:table-row>
        <table:table-row table:style-name="ro1">
          <table:table-cell table:style-name="Default" office:value-type="string" calcext:value-type="string">
            <text:p>E</text:p>
          </table:table-cell>
          <table:table-cell table:formula="of:=IF([.B48]=0;1E+099;1/[.B48])" office:value-type="float" office:value="1E+099" calcext:value-type="float">
            <text:p>1E+099</text:p>
          </table:table-cell>
          <table:table-cell table:formula="of:=IF([.C48]=0;1E+099;1/[.C48])" office:value-type="float" office:value="1E+099" calcext:value-type="float">
            <text:p>1E+099</text:p>
          </table:table-cell>
          <table:table-cell table:formula="of:=IF([.D48]=0;1E+099;1/[.D48])" office:value-type="float" office:value="1E+099" calcext:value-type="float">
            <text:p>1E+099</text:p>
          </table:table-cell>
          <table:table-cell table:formula="of:=IF([.E48]=0;1E+099;1/[.E48])" office:value-type="float" office:value="1E+099" calcext:value-type="float">
            <text:p>1E+099</text:p>
          </table:table-cell>
          <table:table-cell table:formula="of:=IF([.F48]=0;1E+099;1/[.F48])" office:value-type="float" office:value="5" calcext:value-type="float">
            <text:p>5</text:p>
          </table:table-cell>
          <table:table-cell table:formula="of:=IF([.G48]=0;1E+099;1/[.G48])" office:value-type="float" office:value="1E+099" calcext:value-type="float">
            <text:p>1E+099</text:p>
          </table:table-cell>
          <table:table-cell table:formula="of:=IF([.H48]=0;1E+099;1/[.H48])" office:value-type="float" office:value="1E+099" calcext:value-type="float">
            <text:p>1E+099</text:p>
          </table:table-cell>
          <table:table-cell table:formula="of:=IF([.I48]=0;1E+099;1/[.I48])" office:value-type="float" office:value="1E+099" calcext:value-type="float">
            <text:p>1E+099</text:p>
          </table:table-cell>
          <table:table-cell table:formula="of:=IF([.J48]=0;1E+099;1/[.J48])" office:value-type="float" office:value="1E+099" calcext:value-type="float">
            <text:p>1E+099</text:p>
          </table:table-cell>
          <table:table-cell table:formula="of:=IF([.K48]=0;1E+099;1/[.K48])" office:value-type="float" office:value="1E+099" calcext:value-type="float">
            <text:p>1E+099</text:p>
          </table:table-cell>
          <table:table-cell table:formula="of:=IF([.L48]=0;1E+099;1/[.L48])" office:value-type="float" office:value="1E+099" calcext:value-type="float">
            <text:p>1E+099</text:p>
          </table:table-cell>
          <table:table-cell table:formula="of:=IF([.M48]=0;1E+099;1/[.M48])" office:value-type="float" office:value="1E+099" calcext:value-type="float">
            <text:p>1E+099</text:p>
          </table:table-cell>
          <table:table-cell table:formula="of:=IF([.N48]=0;1E+099;1/[.N48])" office:value-type="float" office:value="1E+099" calcext:value-type="float">
            <text:p>1E+099</text:p>
          </table:table-cell>
          <table:table-cell table:formula="of:=IF([.O48]=0;1E+099;1/[.O48])" office:value-type="float" office:value="1E+099" calcext:value-type="float">
            <text:p>1E+099</text:p>
          </table:table-cell>
          <table:table-cell table:formula="of:=IF([.P48]=0;1E+099;1/[.P48])" office:value-type="float" office:value="1E+099" calcext:value-type="float">
            <text:p>1E+099</text:p>
          </table:table-cell>
          <table:table-cell table:formula="of:=IF([.Q48]=0;1E+099;1/[.Q48])" office:value-type="float" office:value="1E+099" calcext:value-type="float">
            <text:p>1E+099</text:p>
          </table:table-cell>
          <table:table-cell table:formula="of:=IF([.R48]=0;1E+099;1/[.R48])" office:value-type="float" office:value="1E+099" calcext:value-type="float">
            <text:p>1E+099</text:p>
          </table:table-cell>
          <table:table-cell table:formula="of:=IF([.S48]=0;1E+099;1/[.S48])" office:value-type="float" office:value="1E+099" calcext:value-type="float">
            <text:p>1E+099</text:p>
          </table:table-cell>
        </table:table-row>
        <table:table-row table:style-name="ro1">
          <table:table-cell table:style-name="Default" office:value-type="string" calcext:value-type="string">
            <text:p>-</text:p>
          </table:table-cell>
          <table:table-cell table:formula="of:=IF([.B49]=0;1E+099;1/[.B49])" office:value-type="float" office:value="1.11111111111111" calcext:value-type="float">
            <text:p>1.11111111111111</text:p>
          </table:table-cell>
          <table:table-cell table:formula="of:=IF([.C49]=0;1E+099;1/[.C49])" office:value-type="float" office:value="1.25" calcext:value-type="float">
            <text:p>1.25</text:p>
          </table:table-cell>
          <table:table-cell table:formula="of:=IF([.D49]=0;1E+099;1/[.D49])" office:value-type="float" office:value="3.33333333333333" calcext:value-type="float">
            <text:p>3.33333333333333</text:p>
          </table:table-cell>
          <table:table-cell table:formula="of:=IF([.E49]=0;1E+099;1/[.E49])" office:value-type="float" office:value="1.66666666666667" calcext:value-type="float">
            <text:p>1.66666666666667</text:p>
          </table:table-cell>
          <table:table-cell table:formula="of:=IF([.F49]=0;1E+099;1/[.F49])" office:value-type="float" office:value="1.25" calcext:value-type="float">
            <text:p>1.25</text:p>
          </table:table-cell>
          <table:table-cell table:formula="of:=IF([.G49]=0;1E+099;1/[.G49])" office:value-type="float" office:value="1.11111111111111" calcext:value-type="float">
            <text:p>1.11111111111111</text:p>
          </table:table-cell>
          <table:table-cell table:formula="of:=IF([.H49]=0;1E+099;1/[.H49])" office:value-type="float" office:value="10" calcext:value-type="float">
            <text:p>10</text:p>
          </table:table-cell>
          <table:table-cell table:formula="of:=IF([.I49]=0;1E+099;1/[.I49])" office:value-type="float" office:value="10" calcext:value-type="float">
            <text:p>10</text:p>
          </table:table-cell>
          <table:table-cell table:formula="of:=IF([.J49]=0;1E+099;1/[.J49])" office:value-type="float" office:value="1.01010101010101" calcext:value-type="float">
            <text:p>1.01010101010101</text:p>
          </table:table-cell>
          <table:table-cell table:formula="of:=IF([.K49]=0;1E+099;1/[.K49])" office:value-type="float" office:value="10" calcext:value-type="float">
            <text:p>10</text:p>
          </table:table-cell>
          <table:table-cell table:formula="of:=IF([.L49]=0;1E+099;1/[.L49])" office:value-type="float" office:value="10" calcext:value-type="float">
            <text:p>10</text:p>
          </table:table-cell>
          <table:table-cell table:formula="of:=IF([.M49]=0;1E+099;1/[.M49])" office:value-type="float" office:value="1.25" calcext:value-type="float">
            <text:p>1.25</text:p>
          </table:table-cell>
          <table:table-cell table:formula="of:=IF([.N49]=0;1E+099;1/[.N49])" office:value-type="float" office:value="2.5" calcext:value-type="float">
            <text:p>2.5</text:p>
          </table:table-cell>
          <table:table-cell table:formula="of:=IF([.O49]=0;1E+099;1/[.O49])" office:value-type="float" office:value="10" calcext:value-type="float">
            <text:p>10</text:p>
          </table:table-cell>
          <table:table-cell table:formula="of:=IF([.P49]=0;1E+099;1/[.P49])" office:value-type="float" office:value="3.33333333333333" calcext:value-type="float">
            <text:p>3.33333333333333</text:p>
          </table:table-cell>
          <table:table-cell table:formula="of:=IF([.Q49]=0;1E+099;1/[.Q49])" office:value-type="float" office:value="1.11111111111111" calcext:value-type="float">
            <text:p>1.11111111111111</text:p>
          </table:table-cell>
          <table:table-cell table:formula="of:=IF([.R49]=0;1E+099;1/[.R49])" office:value-type="float" office:value="2.5" calcext:value-type="float">
            <text:p>2.5</text:p>
          </table:table-cell>
          <table:table-cell table:formula="of:=IF([.S49]=0;1E+099;1/[.S49])" office:value-type="float" office:value="1.11111111111111" calcext:value-type="float">
            <text:p>1.11111111111111</text:p>
          </table:table-cell>
        </table:table-row>
        <table:table-row table:style-name="ro1">
          <table:table-cell table:style-name="Default" office:value-type="string" calcext:value-type="string">
            <text:p>W</text:p>
          </table:table-cell>
          <table:table-cell table:formula="of:=IF([.B50]=0;1E+099;1/[.B50])" office:value-type="float" office:value="1E+099" calcext:value-type="float">
            <text:p>1E+099</text:p>
          </table:table-cell>
          <table:table-cell table:formula="of:=IF([.C50]=0;1E+099;1/[.C50])" office:value-type="float" office:value="1E+099" calcext:value-type="float">
            <text:p>1E+099</text:p>
          </table:table-cell>
          <table:table-cell table:formula="of:=IF([.D50]=0;1E+099;1/[.D50])" office:value-type="float" office:value="1E+099" calcext:value-type="float">
            <text:p>1E+099</text:p>
          </table:table-cell>
          <table:table-cell table:formula="of:=IF([.E50]=0;1E+099;1/[.E50])" office:value-type="float" office:value="1E+099" calcext:value-type="float">
            <text:p>1E+099</text:p>
          </table:table-cell>
          <table:table-cell table:formula="of:=IF([.F50]=0;1E+099;1/[.F50])" office:value-type="float" office:value="1E+099" calcext:value-type="float">
            <text:p>1E+099</text:p>
          </table:table-cell>
          <table:table-cell table:formula="of:=IF([.G50]=0;1E+099;1/[.G50])" office:value-type="float" office:value="1E+099" calcext:value-type="float">
            <text:p>1E+099</text:p>
          </table:table-cell>
          <table:table-cell table:formula="of:=IF([.H50]=0;1E+099;1/[.H50])" office:value-type="float" office:value="2.5" calcext:value-type="float">
            <text:p>2.5</text:p>
          </table:table-cell>
          <table:table-cell table:formula="of:=IF([.I50]=0;1E+099;1/[.I50])" office:value-type="float" office:value="1.11111111111111" calcext:value-type="float">
            <text:p>1.11111111111111</text:p>
          </table:table-cell>
          <table:table-cell table:formula="of:=IF([.J50]=0;1E+099;1/[.J50])" office:value-type="float" office:value="1E+099" calcext:value-type="float">
            <text:p>1E+099</text:p>
          </table:table-cell>
          <table:table-cell table:formula="of:=IF([.K50]=0;1E+099;1/[.K50])" office:value-type="float" office:value="1E+099" calcext:value-type="float">
            <text:p>1E+099</text:p>
          </table:table-cell>
          <table:table-cell table:formula="of:=IF([.L50]=0;1E+099;1/[.L50])" office:value-type="float" office:value="1E+099" calcext:value-type="float">
            <text:p>1E+099</text:p>
          </table:table-cell>
          <table:table-cell table:formula="of:=IF([.M50]=0;1E+099;1/[.M50])" office:value-type="float" office:value="1E+099" calcext:value-type="float">
            <text:p>1E+099</text:p>
          </table:table-cell>
          <table:table-cell table:formula="of:=IF([.N50]=0;1E+099;1/[.N50])" office:value-type="float" office:value="1E+099" calcext:value-type="float">
            <text:p>1E+099</text:p>
          </table:table-cell>
          <table:table-cell table:formula="of:=IF([.O50]=0;1E+099;1/[.O50])" office:value-type="float" office:value="1E+099" calcext:value-type="float">
            <text:p>1E+099</text:p>
          </table:table-cell>
          <table:table-cell table:formula="of:=IF([.P50]=0;1E+099;1/[.P50])" office:value-type="float" office:value="1E+099" calcext:value-type="float">
            <text:p>1E+099</text:p>
          </table:table-cell>
          <table:table-cell table:formula="of:=IF([.Q50]=0;1E+099;1/[.Q50])" office:value-type="float" office:value="1E+099" calcext:value-type="float">
            <text:p>1E+099</text:p>
          </table:table-cell>
          <table:table-cell table:formula="of:=IF([.R50]=0;1E+099;1/[.R50])" office:value-type="float" office:value="1E+099" calcext:value-type="float">
            <text:p>1E+099</text:p>
          </table:table-cell>
          <table:table-cell table:formula="of:=IF([.S50]=0;1E+099;1/[.S50])" office:value-type="float" office:value="1E+099" calcext:value-type="float">
            <text:p>1E+099</text:p>
          </table:table-cell>
        </table:table-row>
        <table:table-row table:style-name="ro1">
          <table:table-cell table:style-name="Default" office:value-type="string" calcext:value-type="string">
            <text:p>-</text:p>
          </table:table-cell>
          <table:table-cell table:formula="of:=IF([.B51]=0;1E+099;1/[.B51])" office:value-type="float" office:value="1.11111111111111" calcext:value-type="float">
            <text:p>1.11111111111111</text:p>
          </table:table-cell>
          <table:table-cell table:formula="of:=IF([.C51]=0;1E+099;1/[.C51])" office:value-type="float" office:value="1.25" calcext:value-type="float">
            <text:p>1.25</text:p>
          </table:table-cell>
          <table:table-cell table:formula="of:=IF([.D51]=0;1E+099;1/[.D51])" office:value-type="float" office:value="3.33333333333333" calcext:value-type="float">
            <text:p>3.33333333333333</text:p>
          </table:table-cell>
          <table:table-cell table:formula="of:=IF([.E51]=0;1E+099;1/[.E51])" office:value-type="float" office:value="1.66666666666667" calcext:value-type="float">
            <text:p>1.66666666666667</text:p>
          </table:table-cell>
          <table:table-cell table:formula="of:=IF([.F51]=0;1E+099;1/[.F51])" office:value-type="float" office:value="1.25" calcext:value-type="float">
            <text:p>1.25</text:p>
          </table:table-cell>
          <table:table-cell table:formula="of:=IF([.G51]=0;1E+099;1/[.G51])" office:value-type="float" office:value="1.11111111111111" calcext:value-type="float">
            <text:p>1.11111111111111</text:p>
          </table:table-cell>
          <table:table-cell table:formula="of:=IF([.H51]=0;1E+099;1/[.H51])" office:value-type="float" office:value="10" calcext:value-type="float">
            <text:p>10</text:p>
          </table:table-cell>
          <table:table-cell table:formula="of:=IF([.I51]=0;1E+099;1/[.I51])" office:value-type="float" office:value="10" calcext:value-type="float">
            <text:p>10</text:p>
          </table:table-cell>
          <table:table-cell table:formula="of:=IF([.J51]=0;1E+099;1/[.J51])" office:value-type="float" office:value="1.01010101010101" calcext:value-type="float">
            <text:p>1.01010101010101</text:p>
          </table:table-cell>
          <table:table-cell table:formula="of:=IF([.K51]=0;1E+099;1/[.K51])" office:value-type="float" office:value="10" calcext:value-type="float">
            <text:p>10</text:p>
          </table:table-cell>
          <table:table-cell table:formula="of:=IF([.L51]=0;1E+099;1/[.L51])" office:value-type="float" office:value="10" calcext:value-type="float">
            <text:p>10</text:p>
          </table:table-cell>
          <table:table-cell table:formula="of:=IF([.M51]=0;1E+099;1/[.M51])" office:value-type="float" office:value="1.25" calcext:value-type="float">
            <text:p>1.25</text:p>
          </table:table-cell>
          <table:table-cell table:formula="of:=IF([.N51]=0;1E+099;1/[.N51])" office:value-type="float" office:value="2.5" calcext:value-type="float">
            <text:p>2.5</text:p>
          </table:table-cell>
          <table:table-cell table:formula="of:=IF([.O51]=0;1E+099;1/[.O51])" office:value-type="float" office:value="10" calcext:value-type="float">
            <text:p>10</text:p>
          </table:table-cell>
          <table:table-cell table:formula="of:=IF([.P51]=0;1E+099;1/[.P51])" office:value-type="float" office:value="3.33333333333333" calcext:value-type="float">
            <text:p>3.33333333333333</text:p>
          </table:table-cell>
          <table:table-cell table:formula="of:=IF([.Q51]=0;1E+099;1/[.Q51])" office:value-type="float" office:value="1.11111111111111" calcext:value-type="float">
            <text:p>1.11111111111111</text:p>
          </table:table-cell>
          <table:table-cell table:formula="of:=IF([.R51]=0;1E+099;1/[.R51])" office:value-type="float" office:value="2.5" calcext:value-type="float">
            <text:p>2.5</text:p>
          </table:table-cell>
          <table:table-cell table:formula="of:=IF([.S51]=0;1E+099;1/[.S51])" office:value-type="float" office:value="1.11111111111111" calcext:value-type="float">
            <text:p>1.11111111111111</text:p>
          </table:table-cell>
        </table:table-row>
        <table:table-row table:style-name="ro1">
          <table:table-cell table:style-name="Default" office:value-type="string" calcext:value-type="string">
            <text:p><text:s/></text:p>
          </table:table-cell>
          <table:table-cell table:formula="of:=IF([.B52]=0;1E+099;1/[.B52])" office:value-type="float" office:value="1E+099" calcext:value-type="float">
            <text:p>1E+099</text:p>
          </table:table-cell>
          <table:table-cell table:formula="of:=IF([.C52]=0;1E+099;1/[.C52])" office:value-type="float" office:value="1E+099" calcext:value-type="float">
            <text:p>1E+099</text:p>
          </table:table-cell>
          <table:table-cell table:formula="of:=IF([.D52]=0;1E+099;1/[.D52])" office:value-type="float" office:value="1E+099" calcext:value-type="float">
            <text:p>1E+099</text:p>
          </table:table-cell>
          <table:table-cell table:formula="of:=IF([.E52]=0;1E+099;1/[.E52])" office:value-type="float" office:value="1E+099" calcext:value-type="float">
            <text:p>1E+099</text:p>
          </table:table-cell>
          <table:table-cell table:formula="of:=IF([.F52]=0;1E+099;1/[.F52])" office:value-type="float" office:value="1E+099" calcext:value-type="float">
            <text:p>1E+099</text:p>
          </table:table-cell>
          <table:table-cell table:formula="of:=IF([.G52]=0;1E+099;1/[.G52])" office:value-type="float" office:value="1E+099" calcext:value-type="float">
            <text:p>1E+099</text:p>
          </table:table-cell>
          <table:table-cell table:formula="of:=IF([.H52]=0;1E+099;1/[.H52])" office:value-type="float" office:value="1E+099" calcext:value-type="float">
            <text:p>1E+099</text:p>
          </table:table-cell>
          <table:table-cell table:formula="of:=IF([.I52]=0;1E+099;1/[.I52])" office:value-type="float" office:value="1E+099" calcext:value-type="float">
            <text:p>1E+099</text:p>
          </table:table-cell>
          <table:table-cell table:formula="of:=IF([.J52]=0;1E+099;1/[.J52])" office:value-type="float" office:value="1E+099" calcext:value-type="float">
            <text:p>1E+099</text:p>
          </table:table-cell>
          <table:table-cell table:formula="of:=IF([.K52]=0;1E+099;1/[.K52])" office:value-type="float" office:value="1.25" calcext:value-type="float">
            <text:p>1.25</text:p>
          </table:table-cell>
          <table:table-cell table:formula="of:=IF([.L52]=0;1E+099;1/[.L52])" office:value-type="float" office:value="1E+099" calcext:value-type="float">
            <text:p>1E+099</text:p>
          </table:table-cell>
          <table:table-cell table:formula="of:=IF([.M52]=0;1E+099;1/[.M52])" office:value-type="float" office:value="1E+099" calcext:value-type="float">
            <text:p>1E+099</text:p>
          </table:table-cell>
          <table:table-cell table:formula="of:=IF([.N52]=0;1E+099;1/[.N52])" office:value-type="float" office:value="1E+099" calcext:value-type="float">
            <text:p>1E+099</text:p>
          </table:table-cell>
          <table:table-cell table:formula="of:=IF([.O52]=0;1E+099;1/[.O52])" office:value-type="float" office:value="1.11111111111111" calcext:value-type="float">
            <text:p>1.11111111111111</text:p>
          </table:table-cell>
          <table:table-cell table:formula="of:=IF([.P52]=0;1E+099;1/[.P52])" office:value-type="float" office:value="1E+099" calcext:value-type="float">
            <text:p>1E+099</text:p>
          </table:table-cell>
          <table:table-cell table:formula="of:=IF([.Q52]=0;1E+099;1/[.Q52])" office:value-type="float" office:value="1E+099" calcext:value-type="float">
            <text:p>1E+099</text:p>
          </table:table-cell>
          <table:table-cell table:formula="of:=IF([.R52]=0;1E+099;1/[.R52])" office:value-type="float" office:value="1E+099" calcext:value-type="float">
            <text:p>1E+099</text:p>
          </table:table-cell>
          <table:table-cell table:formula="of:=IF([.S52]=0;1E+099;1/[.S52])" office:value-type="float" office:value="1E+099" calcext:value-type="float">
            <text:p>1E+099</text:p>
          </table:table-cell>
        </table:table-row>
        <table:table-row table:style-name="ro1">
          <table:table-cell table:style-name="Default" office:value-type="string" calcext:value-type="string">
            <text:p>-</text:p>
          </table:table-cell>
          <table:table-cell table:formula="of:=IF([.B53]=0;1E+099;1/[.B53])" office:value-type="float" office:value="1.11111111111111" calcext:value-type="float">
            <text:p>1.11111111111111</text:p>
          </table:table-cell>
          <table:table-cell table:formula="of:=IF([.C53]=0;1E+099;1/[.C53])" office:value-type="float" office:value="1.25" calcext:value-type="float">
            <text:p>1.25</text:p>
          </table:table-cell>
          <table:table-cell table:formula="of:=IF([.D53]=0;1E+099;1/[.D53])" office:value-type="float" office:value="3.33333333333333" calcext:value-type="float">
            <text:p>3.33333333333333</text:p>
          </table:table-cell>
          <table:table-cell table:formula="of:=IF([.E53]=0;1E+099;1/[.E53])" office:value-type="float" office:value="1.66666666666667" calcext:value-type="float">
            <text:p>1.66666666666667</text:p>
          </table:table-cell>
          <table:table-cell table:formula="of:=IF([.F53]=0;1E+099;1/[.F53])" office:value-type="float" office:value="1.25" calcext:value-type="float">
            <text:p>1.25</text:p>
          </table:table-cell>
          <table:table-cell table:formula="of:=IF([.G53]=0;1E+099;1/[.G53])" office:value-type="float" office:value="1.11111111111111" calcext:value-type="float">
            <text:p>1.11111111111111</text:p>
          </table:table-cell>
          <table:table-cell table:formula="of:=IF([.H53]=0;1E+099;1/[.H53])" office:value-type="float" office:value="10" calcext:value-type="float">
            <text:p>10</text:p>
          </table:table-cell>
          <table:table-cell table:formula="of:=IF([.I53]=0;1E+099;1/[.I53])" office:value-type="float" office:value="10" calcext:value-type="float">
            <text:p>10</text:p>
          </table:table-cell>
          <table:table-cell table:formula="of:=IF([.J53]=0;1E+099;1/[.J53])" office:value-type="float" office:value="1.01010101010101" calcext:value-type="float">
            <text:p>1.01010101010101</text:p>
          </table:table-cell>
          <table:table-cell table:formula="of:=IF([.K53]=0;1E+099;1/[.K53])" office:value-type="float" office:value="10" calcext:value-type="float">
            <text:p>10</text:p>
          </table:table-cell>
          <table:table-cell table:formula="of:=IF([.L53]=0;1E+099;1/[.L53])" office:value-type="float" office:value="10" calcext:value-type="float">
            <text:p>10</text:p>
          </table:table-cell>
          <table:table-cell table:formula="of:=IF([.M53]=0;1E+099;1/[.M53])" office:value-type="float" office:value="1.25" calcext:value-type="float">
            <text:p>1.25</text:p>
          </table:table-cell>
          <table:table-cell table:formula="of:=IF([.N53]=0;1E+099;1/[.N53])" office:value-type="float" office:value="2.5" calcext:value-type="float">
            <text:p>2.5</text:p>
          </table:table-cell>
          <table:table-cell table:formula="of:=IF([.O53]=0;1E+099;1/[.O53])" office:value-type="float" office:value="10" calcext:value-type="float">
            <text:p>10</text:p>
          </table:table-cell>
          <table:table-cell table:formula="of:=IF([.P53]=0;1E+099;1/[.P53])" office:value-type="float" office:value="3.33333333333333" calcext:value-type="float">
            <text:p>3.33333333333333</text:p>
          </table:table-cell>
          <table:table-cell table:formula="of:=IF([.Q53]=0;1E+099;1/[.Q53])" office:value-type="float" office:value="1.11111111111111" calcext:value-type="float">
            <text:p>1.11111111111111</text:p>
          </table:table-cell>
          <table:table-cell table:formula="of:=IF([.R53]=0;1E+099;1/[.R53])" office:value-type="float" office:value="2.5" calcext:value-type="float">
            <text:p>2.5</text:p>
          </table:table-cell>
          <table:table-cell table:formula="of:=IF([.S53]=0;1E+099;1/[.S53])" office:value-type="float" office:value="1.11111111111111" calcext:value-type="float">
            <text:p>1.11111111111111</text:p>
          </table:table-cell>
        </table:table-row>
        <table:table-row table:style-name="ro1">
          <table:table-cell table:style-name="Default" office:value-type="string" calcext:value-type="string">
            <text:p>A</text:p>
          </table:table-cell>
          <table:table-cell table:formula="of:=IF([.B54]=0;1E+099;1/[.B54])" office:value-type="float" office:value="1E+099" calcext:value-type="float">
            <text:p>1E+099</text:p>
          </table:table-cell>
          <table:table-cell table:formula="of:=IF([.C54]=0;1E+099;1/[.C54])" office:value-type="float" office:value="1E+099" calcext:value-type="float">
            <text:p>1E+099</text:p>
          </table:table-cell>
          <table:table-cell table:formula="of:=IF([.D54]=0;1E+099;1/[.D54])" office:value-type="float" office:value="1E+099" calcext:value-type="float">
            <text:p>1E+099</text:p>
          </table:table-cell>
          <table:table-cell table:formula="of:=IF([.E54]=0;1E+099;1/[.E54])" office:value-type="float" office:value="1E+099" calcext:value-type="float">
            <text:p>1E+099</text:p>
          </table:table-cell>
          <table:table-cell table:formula="of:=IF([.F54]=0;1E+099;1/[.F54])" office:value-type="float" office:value="1E+099" calcext:value-type="float">
            <text:p>1E+099</text:p>
          </table:table-cell>
          <table:table-cell table:formula="of:=IF([.G54]=0;1E+099;1/[.G54])" office:value-type="float" office:value="1E+099" calcext:value-type="float">
            <text:p>1E+099</text:p>
          </table:table-cell>
          <table:table-cell table:formula="of:=IF([.H54]=0;1E+099;1/[.H54])" office:value-type="float" office:value="1E+099" calcext:value-type="float">
            <text:p>1E+099</text:p>
          </table:table-cell>
          <table:table-cell table:formula="of:=IF([.I54]=0;1E+099;1/[.I54])" office:value-type="float" office:value="1E+099" calcext:value-type="float">
            <text:p>1E+099</text:p>
          </table:table-cell>
          <table:table-cell table:formula="of:=IF([.J54]=0;1E+099;1/[.J54])" office:value-type="float" office:value="1E+099" calcext:value-type="float">
            <text:p>1E+099</text:p>
          </table:table-cell>
          <table:table-cell table:formula="of:=IF([.K54]=0;1E+099;1/[.K54])" office:value-type="float" office:value="1E+099" calcext:value-type="float">
            <text:p>1E+099</text:p>
          </table:table-cell>
          <table:table-cell table:formula="of:=IF([.L54]=0;1E+099;1/[.L54])" office:value-type="float" office:value="1.11111111111111" calcext:value-type="float">
            <text:p>1.11111111111111</text:p>
          </table:table-cell>
          <table:table-cell table:formula="of:=IF([.M54]=0;1E+099;1/[.M54])" office:value-type="float" office:value="5" calcext:value-type="float">
            <text:p>5</text:p>
          </table:table-cell>
          <table:table-cell table:formula="of:=IF([.N54]=0;1E+099;1/[.N54])" office:value-type="float" office:value="1E+099" calcext:value-type="float">
            <text:p>1E+099</text:p>
          </table:table-cell>
          <table:table-cell table:formula="of:=IF([.O54]=0;1E+099;1/[.O54])" office:value-type="float" office:value="1E+099" calcext:value-type="float">
            <text:p>1E+099</text:p>
          </table:table-cell>
          <table:table-cell table:formula="of:=IF([.P54]=0;1E+099;1/[.P54])" office:value-type="float" office:value="1E+099" calcext:value-type="float">
            <text:p>1E+099</text:p>
          </table:table-cell>
          <table:table-cell table:formula="of:=IF([.Q54]=0;1E+099;1/[.Q54])" office:value-type="float" office:value="1E+099" calcext:value-type="float">
            <text:p>1E+099</text:p>
          </table:table-cell>
          <table:table-cell table:formula="of:=IF([.R54]=0;1E+099;1/[.R54])" office:value-type="float" office:value="1E+099" calcext:value-type="float">
            <text:p>1E+099</text:p>
          </table:table-cell>
          <table:table-cell table:formula="of:=IF([.S54]=0;1E+099;1/[.S54])" office:value-type="float" office:value="1E+099" calcext:value-type="float">
            <text:p>1E+099</text:p>
          </table:table-cell>
        </table:table-row>
        <table:table-row table:style-name="ro1">
          <table:table-cell table:style-name="Default" office:value-type="string" calcext:value-type="string">
            <text:p>-</text:p>
          </table:table-cell>
          <table:table-cell table:formula="of:=IF([.B55]=0;1E+099;1/[.B55])" office:value-type="float" office:value="1.11111111111111" calcext:value-type="float">
            <text:p>1.11111111111111</text:p>
          </table:table-cell>
          <table:table-cell table:formula="of:=IF([.C55]=0;1E+099;1/[.C55])" office:value-type="float" office:value="1.25" calcext:value-type="float">
            <text:p>1.25</text:p>
          </table:table-cell>
          <table:table-cell table:formula="of:=IF([.D55]=0;1E+099;1/[.D55])" office:value-type="float" office:value="3.33333333333333" calcext:value-type="float">
            <text:p>3.33333333333333</text:p>
          </table:table-cell>
          <table:table-cell table:formula="of:=IF([.E55]=0;1E+099;1/[.E55])" office:value-type="float" office:value="1.66666666666667" calcext:value-type="float">
            <text:p>1.66666666666667</text:p>
          </table:table-cell>
          <table:table-cell table:formula="of:=IF([.F55]=0;1E+099;1/[.F55])" office:value-type="float" office:value="1.25" calcext:value-type="float">
            <text:p>1.25</text:p>
          </table:table-cell>
          <table:table-cell table:formula="of:=IF([.G55]=0;1E+099;1/[.G55])" office:value-type="float" office:value="1.11111111111111" calcext:value-type="float">
            <text:p>1.11111111111111</text:p>
          </table:table-cell>
          <table:table-cell table:formula="of:=IF([.H55]=0;1E+099;1/[.H55])" office:value-type="float" office:value="10" calcext:value-type="float">
            <text:p>10</text:p>
          </table:table-cell>
          <table:table-cell table:formula="of:=IF([.I55]=0;1E+099;1/[.I55])" office:value-type="float" office:value="10" calcext:value-type="float">
            <text:p>10</text:p>
          </table:table-cell>
          <table:table-cell table:formula="of:=IF([.J55]=0;1E+099;1/[.J55])" office:value-type="float" office:value="1.01010101010101" calcext:value-type="float">
            <text:p>1.01010101010101</text:p>
          </table:table-cell>
          <table:table-cell table:formula="of:=IF([.K55]=0;1E+099;1/[.K55])" office:value-type="float" office:value="10" calcext:value-type="float">
            <text:p>10</text:p>
          </table:table-cell>
          <table:table-cell table:formula="of:=IF([.L55]=0;1E+099;1/[.L55])" office:value-type="float" office:value="10" calcext:value-type="float">
            <text:p>10</text:p>
          </table:table-cell>
          <table:table-cell table:formula="of:=IF([.M55]=0;1E+099;1/[.M55])" office:value-type="float" office:value="1.25" calcext:value-type="float">
            <text:p>1.25</text:p>
          </table:table-cell>
          <table:table-cell table:formula="of:=IF([.N55]=0;1E+099;1/[.N55])" office:value-type="float" office:value="2.5" calcext:value-type="float">
            <text:p>2.5</text:p>
          </table:table-cell>
          <table:table-cell table:formula="of:=IF([.O55]=0;1E+099;1/[.O55])" office:value-type="float" office:value="10" calcext:value-type="float">
            <text:p>10</text:p>
          </table:table-cell>
          <table:table-cell table:formula="of:=IF([.P55]=0;1E+099;1/[.P55])" office:value-type="float" office:value="3.33333333333333" calcext:value-type="float">
            <text:p>3.33333333333333</text:p>
          </table:table-cell>
          <table:table-cell table:formula="of:=IF([.Q55]=0;1E+099;1/[.Q55])" office:value-type="float" office:value="1.11111111111111" calcext:value-type="float">
            <text:p>1.11111111111111</text:p>
          </table:table-cell>
          <table:table-cell table:formula="of:=IF([.R55]=0;1E+099;1/[.R55])" office:value-type="float" office:value="2.5" calcext:value-type="float">
            <text:p>2.5</text:p>
          </table:table-cell>
          <table:table-cell table:formula="of:=IF([.S55]=0;1E+099;1/[.S55])" office:value-type="float" office:value="1.11111111111111" calcext:value-type="float">
            <text:p>1.11111111111111</text:p>
          </table:table-cell>
        </table:table-row>
        <table:table-row table:style-name="ro1">
          <table:table-cell table:style-name="Default" office:value-type="string" calcext:value-type="string">
            <text:p>R</text:p>
          </table:table-cell>
          <table:table-cell table:formula="of:=IF([.B56]=0;1E+099;1/[.B56])" office:value-type="float" office:value="1E+099" calcext:value-type="float">
            <text:p>1E+099</text:p>
          </table:table-cell>
          <table:table-cell table:formula="of:=IF([.C56]=0;1E+099;1/[.C56])" office:value-type="float" office:value="1E+099" calcext:value-type="float">
            <text:p>1E+099</text:p>
          </table:table-cell>
          <table:table-cell table:formula="of:=IF([.D56]=0;1E+099;1/[.D56])" office:value-type="float" office:value="1E+099" calcext:value-type="float">
            <text:p>1E+099</text:p>
          </table:table-cell>
          <table:table-cell table:formula="of:=IF([.E56]=0;1E+099;1/[.E56])" office:value-type="float" office:value="1E+099" calcext:value-type="float">
            <text:p>1E+099</text:p>
          </table:table-cell>
          <table:table-cell table:formula="of:=IF([.F56]=0;1E+099;1/[.F56])" office:value-type="float" office:value="1E+099" calcext:value-type="float">
            <text:p>1E+099</text:p>
          </table:table-cell>
          <table:table-cell table:formula="of:=IF([.G56]=0;1E+099;1/[.G56])" office:value-type="float" office:value="1E+099" calcext:value-type="float">
            <text:p>1E+099</text:p>
          </table:table-cell>
          <table:table-cell table:formula="of:=IF([.H56]=0;1E+099;1/[.H56])" office:value-type="float" office:value="1E+099" calcext:value-type="float">
            <text:p>1E+099</text:p>
          </table:table-cell>
          <table:table-cell table:formula="of:=IF([.I56]=0;1E+099;1/[.I56])" office:value-type="float" office:value="1E+099" calcext:value-type="float">
            <text:p>1E+099</text:p>
          </table:table-cell>
          <table:table-cell table:formula="of:=IF([.J56]=0;1E+099;1/[.J56])" office:value-type="float" office:value="1E+099" calcext:value-type="float">
            <text:p>1E+099</text:p>
          </table:table-cell>
          <table:table-cell table:formula="of:=IF([.K56]=0;1E+099;1/[.K56])" office:value-type="float" office:value="1E+099" calcext:value-type="float">
            <text:p>1E+099</text:p>
          </table:table-cell>
          <table:table-cell table:formula="of:=IF([.L56]=0;1E+099;1/[.L56])" office:value-type="float" office:value="1E+099" calcext:value-type="float">
            <text:p>1E+099</text:p>
          </table:table-cell>
          <table:table-cell table:formula="of:=IF([.M56]=0;1E+099;1/[.M56])" office:value-type="float" office:value="1E+099" calcext:value-type="float">
            <text:p>1E+099</text:p>
          </table:table-cell>
          <table:table-cell table:formula="of:=IF([.N56]=0;1E+099;1/[.N56])" office:value-type="float" office:value="3.33333333333333" calcext:value-type="float">
            <text:p>3.33333333333333</text:p>
          </table:table-cell>
          <table:table-cell table:formula="of:=IF([.O56]=0;1E+099;1/[.O56])" office:value-type="float" office:value="1E+099" calcext:value-type="float">
            <text:p>1E+099</text:p>
          </table:table-cell>
          <table:table-cell table:formula="of:=IF([.P56]=0;1E+099;1/[.P56])" office:value-type="float" office:value="1E+099" calcext:value-type="float">
            <text:p>1E+099</text:p>
          </table:table-cell>
          <table:table-cell table:formula="of:=IF([.Q56]=0;1E+099;1/[.Q56])" office:value-type="float" office:value="1E+099" calcext:value-type="float">
            <text:p>1E+099</text:p>
          </table:table-cell>
          <table:table-cell table:formula="of:=IF([.R56]=0;1E+099;1/[.R56])" office:value-type="float" office:value="1E+099" calcext:value-type="float">
            <text:p>1E+099</text:p>
          </table:table-cell>
          <table:table-cell table:formula="of:=IF([.S56]=0;1E+099;1/[.S56])" office:value-type="float" office:value="1E+099" calcext:value-type="float">
            <text:p>1E+099</text:p>
          </table:table-cell>
        </table:table-row>
        <table:table-row table:style-name="ro1">
          <table:table-cell table:style-name="Default" office:value-type="string" calcext:value-type="string">
            <text:p>-</text:p>
          </table:table-cell>
          <table:table-cell table:formula="of:=IF([.B57]=0;1E+099;1/[.B57])" office:value-type="float" office:value="1.11111111111111" calcext:value-type="float">
            <text:p>1.11111111111111</text:p>
          </table:table-cell>
          <table:table-cell table:formula="of:=IF([.C57]=0;1E+099;1/[.C57])" office:value-type="float" office:value="1.25" calcext:value-type="float">
            <text:p>1.25</text:p>
          </table:table-cell>
          <table:table-cell table:formula="of:=IF([.D57]=0;1E+099;1/[.D57])" office:value-type="float" office:value="3.33333333333333" calcext:value-type="float">
            <text:p>3.33333333333333</text:p>
          </table:table-cell>
          <table:table-cell table:formula="of:=IF([.E57]=0;1E+099;1/[.E57])" office:value-type="float" office:value="1.66666666666667" calcext:value-type="float">
            <text:p>1.66666666666667</text:p>
          </table:table-cell>
          <table:table-cell table:formula="of:=IF([.F57]=0;1E+099;1/[.F57])" office:value-type="float" office:value="1.25" calcext:value-type="float">
            <text:p>1.25</text:p>
          </table:table-cell>
          <table:table-cell table:formula="of:=IF([.G57]=0;1E+099;1/[.G57])" office:value-type="float" office:value="1.11111111111111" calcext:value-type="float">
            <text:p>1.11111111111111</text:p>
          </table:table-cell>
          <table:table-cell table:formula="of:=IF([.H57]=0;1E+099;1/[.H57])" office:value-type="float" office:value="10" calcext:value-type="float">
            <text:p>10</text:p>
          </table:table-cell>
          <table:table-cell table:formula="of:=IF([.I57]=0;1E+099;1/[.I57])" office:value-type="float" office:value="10" calcext:value-type="float">
            <text:p>10</text:p>
          </table:table-cell>
          <table:table-cell table:formula="of:=IF([.J57]=0;1E+099;1/[.J57])" office:value-type="float" office:value="1.01010101010101" calcext:value-type="float">
            <text:p>1.01010101010101</text:p>
          </table:table-cell>
          <table:table-cell table:formula="of:=IF([.K57]=0;1E+099;1/[.K57])" office:value-type="float" office:value="10" calcext:value-type="float">
            <text:p>10</text:p>
          </table:table-cell>
          <table:table-cell table:formula="of:=IF([.L57]=0;1E+099;1/[.L57])" office:value-type="float" office:value="10" calcext:value-type="float">
            <text:p>10</text:p>
          </table:table-cell>
          <table:table-cell table:formula="of:=IF([.M57]=0;1E+099;1/[.M57])" office:value-type="float" office:value="1.25" calcext:value-type="float">
            <text:p>1.25</text:p>
          </table:table-cell>
          <table:table-cell table:formula="of:=IF([.N57]=0;1E+099;1/[.N57])" office:value-type="float" office:value="2.5" calcext:value-type="float">
            <text:p>2.5</text:p>
          </table:table-cell>
          <table:table-cell table:formula="of:=IF([.O57]=0;1E+099;1/[.O57])" office:value-type="float" office:value="10" calcext:value-type="float">
            <text:p>10</text:p>
          </table:table-cell>
          <table:table-cell table:formula="of:=IF([.P57]=0;1E+099;1/[.P57])" office:value-type="float" office:value="3.33333333333333" calcext:value-type="float">
            <text:p>3.33333333333333</text:p>
          </table:table-cell>
          <table:table-cell table:formula="of:=IF([.Q57]=0;1E+099;1/[.Q57])" office:value-type="float" office:value="1.11111111111111" calcext:value-type="float">
            <text:p>1.11111111111111</text:p>
          </table:table-cell>
          <table:table-cell table:formula="of:=IF([.R57]=0;1E+099;1/[.R57])" office:value-type="float" office:value="2.5" calcext:value-type="float">
            <text:p>2.5</text:p>
          </table:table-cell>
          <table:table-cell table:formula="of:=IF([.S57]=0;1E+099;1/[.S57])" office:value-type="float" office:value="1.11111111111111" calcext:value-type="float">
            <text:p>1.11111111111111</text:p>
          </table:table-cell>
        </table:table-row>
        <table:table-row table:style-name="ro1">
          <table:table-cell table:style-name="Default" office:value-type="string" calcext:value-type="string">
            <text:p><text:s/></text:p>
          </table:table-cell>
          <table:table-cell table:formula="of:=IF([.B58]=0;1E+099;1/[.B58])" office:value-type="float" office:value="1E+099" calcext:value-type="float">
            <text:p>1E+099</text:p>
          </table:table-cell>
          <table:table-cell table:formula="of:=IF([.C58]=0;1E+099;1/[.C58])" office:value-type="float" office:value="1E+099" calcext:value-type="float">
            <text:p>1E+099</text:p>
          </table:table-cell>
          <table:table-cell table:formula="of:=IF([.D58]=0;1E+099;1/[.D58])" office:value-type="float" office:value="1E+099" calcext:value-type="float">
            <text:p>1E+099</text:p>
          </table:table-cell>
          <table:table-cell table:formula="of:=IF([.E58]=0;1E+099;1/[.E58])" office:value-type="float" office:value="1E+099" calcext:value-type="float">
            <text:p>1E+099</text:p>
          </table:table-cell>
          <table:table-cell table:formula="of:=IF([.F58]=0;1E+099;1/[.F58])" office:value-type="float" office:value="1E+099" calcext:value-type="float">
            <text:p>1E+099</text:p>
          </table:table-cell>
          <table:table-cell table:formula="of:=IF([.G58]=0;1E+099;1/[.G58])" office:value-type="float" office:value="1E+099" calcext:value-type="float">
            <text:p>1E+099</text:p>
          </table:table-cell>
          <table:table-cell table:formula="of:=IF([.H58]=0;1E+099;1/[.H58])" office:value-type="float" office:value="1E+099" calcext:value-type="float">
            <text:p>1E+099</text:p>
          </table:table-cell>
          <table:table-cell table:formula="of:=IF([.I58]=0;1E+099;1/[.I58])" office:value-type="float" office:value="1E+099" calcext:value-type="float">
            <text:p>1E+099</text:p>
          </table:table-cell>
          <table:table-cell table:formula="of:=IF([.J58]=0;1E+099;1/[.J58])" office:value-type="float" office:value="1E+099" calcext:value-type="float">
            <text:p>1E+099</text:p>
          </table:table-cell>
          <table:table-cell table:formula="of:=IF([.K58]=0;1E+099;1/[.K58])" office:value-type="float" office:value="1.25" calcext:value-type="float">
            <text:p>1.25</text:p>
          </table:table-cell>
          <table:table-cell table:formula="of:=IF([.L58]=0;1E+099;1/[.L58])" office:value-type="float" office:value="1E+099" calcext:value-type="float">
            <text:p>1E+099</text:p>
          </table:table-cell>
          <table:table-cell table:formula="of:=IF([.M58]=0;1E+099;1/[.M58])" office:value-type="float" office:value="1E+099" calcext:value-type="float">
            <text:p>1E+099</text:p>
          </table:table-cell>
          <table:table-cell table:formula="of:=IF([.N58]=0;1E+099;1/[.N58])" office:value-type="float" office:value="1E+099" calcext:value-type="float">
            <text:p>1E+099</text:p>
          </table:table-cell>
          <table:table-cell table:formula="of:=IF([.O58]=0;1E+099;1/[.O58])" office:value-type="float" office:value="1.11111111111111" calcext:value-type="float">
            <text:p>1.11111111111111</text:p>
          </table:table-cell>
          <table:table-cell table:formula="of:=IF([.P58]=0;1E+099;1/[.P58])" office:value-type="float" office:value="1E+099" calcext:value-type="float">
            <text:p>1E+099</text:p>
          </table:table-cell>
          <table:table-cell table:formula="of:=IF([.Q58]=0;1E+099;1/[.Q58])" office:value-type="float" office:value="1E+099" calcext:value-type="float">
            <text:p>1E+099</text:p>
          </table:table-cell>
          <table:table-cell table:formula="of:=IF([.R58]=0;1E+099;1/[.R58])" office:value-type="float" office:value="1E+099" calcext:value-type="float">
            <text:p>1E+099</text:p>
          </table:table-cell>
          <table:table-cell table:formula="of:=IF([.S58]=0;1E+099;1/[.S58])" office:value-type="float" office:value="1E+099" calcext:value-type="float">
            <text:p>1E+099</text:p>
          </table:table-cell>
        </table:table-row>
        <table:table-row table:style-name="ro1">
          <table:table-cell table:style-name="Default" office:value-type="string" calcext:value-type="string">
            <text:p>-</text:p>
          </table:table-cell>
          <table:table-cell table:formula="of:=IF([.B59]=0;1E+099;1/[.B59])" office:value-type="float" office:value="1.11111111111111" calcext:value-type="float">
            <text:p>1.11111111111111</text:p>
          </table:table-cell>
          <table:table-cell table:formula="of:=IF([.C59]=0;1E+099;1/[.C59])" office:value-type="float" office:value="1.25" calcext:value-type="float">
            <text:p>1.25</text:p>
          </table:table-cell>
          <table:table-cell table:formula="of:=IF([.D59]=0;1E+099;1/[.D59])" office:value-type="float" office:value="3.33333333333333" calcext:value-type="float">
            <text:p>3.33333333333333</text:p>
          </table:table-cell>
          <table:table-cell table:formula="of:=IF([.E59]=0;1E+099;1/[.E59])" office:value-type="float" office:value="1.66666666666667" calcext:value-type="float">
            <text:p>1.66666666666667</text:p>
          </table:table-cell>
          <table:table-cell table:formula="of:=IF([.F59]=0;1E+099;1/[.F59])" office:value-type="float" office:value="1.25" calcext:value-type="float">
            <text:p>1.25</text:p>
          </table:table-cell>
          <table:table-cell table:formula="of:=IF([.G59]=0;1E+099;1/[.G59])" office:value-type="float" office:value="1.11111111111111" calcext:value-type="float">
            <text:p>1.11111111111111</text:p>
          </table:table-cell>
          <table:table-cell table:formula="of:=IF([.H59]=0;1E+099;1/[.H59])" office:value-type="float" office:value="10" calcext:value-type="float">
            <text:p>10</text:p>
          </table:table-cell>
          <table:table-cell table:formula="of:=IF([.I59]=0;1E+099;1/[.I59])" office:value-type="float" office:value="10" calcext:value-type="float">
            <text:p>10</text:p>
          </table:table-cell>
          <table:table-cell table:formula="of:=IF([.J59]=0;1E+099;1/[.J59])" office:value-type="float" office:value="1.01010101010101" calcext:value-type="float">
            <text:p>1.01010101010101</text:p>
          </table:table-cell>
          <table:table-cell table:formula="of:=IF([.K59]=0;1E+099;1/[.K59])" office:value-type="float" office:value="10" calcext:value-type="float">
            <text:p>10</text:p>
          </table:table-cell>
          <table:table-cell table:formula="of:=IF([.L59]=0;1E+099;1/[.L59])" office:value-type="float" office:value="10" calcext:value-type="float">
            <text:p>10</text:p>
          </table:table-cell>
          <table:table-cell table:formula="of:=IF([.M59]=0;1E+099;1/[.M59])" office:value-type="float" office:value="1.25" calcext:value-type="float">
            <text:p>1.25</text:p>
          </table:table-cell>
          <table:table-cell table:formula="of:=IF([.N59]=0;1E+099;1/[.N59])" office:value-type="float" office:value="2.5" calcext:value-type="float">
            <text:p>2.5</text:p>
          </table:table-cell>
          <table:table-cell table:formula="of:=IF([.O59]=0;1E+099;1/[.O59])" office:value-type="float" office:value="10" calcext:value-type="float">
            <text:p>10</text:p>
          </table:table-cell>
          <table:table-cell table:formula="of:=IF([.P59]=0;1E+099;1/[.P59])" office:value-type="float" office:value="3.33333333333333" calcext:value-type="float">
            <text:p>3.33333333333333</text:p>
          </table:table-cell>
          <table:table-cell table:formula="of:=IF([.Q59]=0;1E+099;1/[.Q59])" office:value-type="float" office:value="1.11111111111111" calcext:value-type="float">
            <text:p>1.11111111111111</text:p>
          </table:table-cell>
          <table:table-cell table:formula="of:=IF([.R59]=0;1E+099;1/[.R59])" office:value-type="float" office:value="2.5" calcext:value-type="float">
            <text:p>2.5</text:p>
          </table:table-cell>
          <table:table-cell table:formula="of:=IF([.S59]=0;1E+099;1/[.S59])" office:value-type="float" office:value="1.11111111111111" calcext:value-type="float">
            <text:p>1.11111111111111</text:p>
          </table:table-cell>
        </table:table-row>
        <table:table-row table:style-name="ro1">
          <table:table-cell table:style-name="Default" office:value-type="float" office:value="5" calcext:value-type="float">
            <text:p>5</text:p>
          </table:table-cell>
          <table:table-cell table:formula="of:=IF([.B60]=0;1E+099;1/[.B60])" office:value-type="float" office:value="1E+099" calcext:value-type="float">
            <text:p>1E+099</text:p>
          </table:table-cell>
          <table:table-cell table:formula="of:=IF([.C60]=0;1E+099;1/[.C60])" office:value-type="float" office:value="1E+099" calcext:value-type="float">
            <text:p>1E+099</text:p>
          </table:table-cell>
          <table:table-cell table:formula="of:=IF([.D60]=0;1E+099;1/[.D60])" office:value-type="float" office:value="1E+099" calcext:value-type="float">
            <text:p>1E+099</text:p>
          </table:table-cell>
          <table:table-cell table:formula="of:=IF([.E60]=0;1E+099;1/[.E60])" office:value-type="float" office:value="1E+099" calcext:value-type="float">
            <text:p>1E+099</text:p>
          </table:table-cell>
          <table:table-cell table:formula="of:=IF([.F60]=0;1E+099;1/[.F60])" office:value-type="float" office:value="1E+099" calcext:value-type="float">
            <text:p>1E+099</text:p>
          </table:table-cell>
          <table:table-cell table:formula="of:=IF([.G60]=0;1E+099;1/[.G60])" office:value-type="float" office:value="1E+099" calcext:value-type="float">
            <text:p>1E+099</text:p>
          </table:table-cell>
          <table:table-cell table:formula="of:=IF([.H60]=0;1E+099;1/[.H60])" office:value-type="float" office:value="1E+099" calcext:value-type="float">
            <text:p>1E+099</text:p>
          </table:table-cell>
          <table:table-cell table:formula="of:=IF([.I60]=0;1E+099;1/[.I60])" office:value-type="float" office:value="1E+099" calcext:value-type="float">
            <text:p>1E+099</text:p>
          </table:table-cell>
          <table:table-cell table:formula="of:=IF([.J60]=0;1E+099;1/[.J60])" office:value-type="float" office:value="1E+099" calcext:value-type="float">
            <text:p>1E+099</text:p>
          </table:table-cell>
          <table:table-cell table:formula="of:=IF([.K60]=0;1E+099;1/[.K60])" office:value-type="float" office:value="1E+099" calcext:value-type="float">
            <text:p>1E+099</text:p>
          </table:table-cell>
          <table:table-cell table:formula="of:=IF([.L60]=0;1E+099;1/[.L60])" office:value-type="float" office:value="1E+099" calcext:value-type="float">
            <text:p>1E+099</text:p>
          </table:table-cell>
          <table:table-cell table:formula="of:=IF([.M60]=0;1E+099;1/[.M60])" office:value-type="float" office:value="1E+099" calcext:value-type="float">
            <text:p>1E+099</text:p>
          </table:table-cell>
          <table:table-cell table:formula="of:=IF([.N60]=0;1E+099;1/[.N60])" office:value-type="float" office:value="1E+099" calcext:value-type="float">
            <text:p>1E+099</text:p>
          </table:table-cell>
          <table:table-cell table:formula="of:=IF([.O60]=0;1E+099;1/[.O60])" office:value-type="float" office:value="1E+099" calcext:value-type="float">
            <text:p>1E+099</text:p>
          </table:table-cell>
          <table:table-cell table:formula="of:=IF([.P60]=0;1E+099;1/[.P60])" office:value-type="float" office:value="3.33333333333333" calcext:value-type="float">
            <text:p>3.33333333333333</text:p>
          </table:table-cell>
          <table:table-cell table:formula="of:=IF([.Q60]=0;1E+099;1/[.Q60])" office:value-type="float" office:value="1E+099" calcext:value-type="float">
            <text:p>1E+099</text:p>
          </table:table-cell>
          <table:table-cell table:formula="of:=IF([.R60]=0;1E+099;1/[.R60])" office:value-type="float" office:value="1.66666666666667" calcext:value-type="float">
            <text:p>1.66666666666667</text:p>
          </table:table-cell>
          <table:table-cell table:formula="of:=IF([.S60]=0;1E+099;1/[.S60])" office:value-type="float" office:value="10" calcext:value-type="float">
            <text:p>10</text:p>
          </table:table-cell>
        </table:table-row>
        <table:table-row table:style-name="ro1">
          <table:table-cell table:style-name="Default" office:value-type="string" calcext:value-type="string">
            <text:p>-</text:p>
          </table:table-cell>
          <table:table-cell table:formula="of:=IF([.B61]=0;1E+099;1/[.B61])" office:value-type="float" office:value="1.11111111111111" calcext:value-type="float">
            <text:p>1.11111111111111</text:p>
          </table:table-cell>
          <table:table-cell table:formula="of:=IF([.C61]=0;1E+099;1/[.C61])" office:value-type="float" office:value="1.25" calcext:value-type="float">
            <text:p>1.25</text:p>
          </table:table-cell>
          <table:table-cell table:formula="of:=IF([.D61]=0;1E+099;1/[.D61])" office:value-type="float" office:value="3.33333333333333" calcext:value-type="float">
            <text:p>3.33333333333333</text:p>
          </table:table-cell>
          <table:table-cell table:formula="of:=IF([.E61]=0;1E+099;1/[.E61])" office:value-type="float" office:value="1.66666666666667" calcext:value-type="float">
            <text:p>1.66666666666667</text:p>
          </table:table-cell>
          <table:table-cell table:formula="of:=IF([.F61]=0;1E+099;1/[.F61])" office:value-type="float" office:value="1.25" calcext:value-type="float">
            <text:p>1.25</text:p>
          </table:table-cell>
          <table:table-cell table:formula="of:=IF([.G61]=0;1E+099;1/[.G61])" office:value-type="float" office:value="1.11111111111111" calcext:value-type="float">
            <text:p>1.11111111111111</text:p>
          </table:table-cell>
          <table:table-cell table:formula="of:=IF([.H61]=0;1E+099;1/[.H61])" office:value-type="float" office:value="10" calcext:value-type="float">
            <text:p>10</text:p>
          </table:table-cell>
          <table:table-cell table:formula="of:=IF([.I61]=0;1E+099;1/[.I61])" office:value-type="float" office:value="10" calcext:value-type="float">
            <text:p>10</text:p>
          </table:table-cell>
          <table:table-cell table:formula="of:=IF([.J61]=0;1E+099;1/[.J61])" office:value-type="float" office:value="1.01010101010101" calcext:value-type="float">
            <text:p>1.01010101010101</text:p>
          </table:table-cell>
          <table:table-cell table:formula="of:=IF([.K61]=0;1E+099;1/[.K61])" office:value-type="float" office:value="10" calcext:value-type="float">
            <text:p>10</text:p>
          </table:table-cell>
          <table:table-cell table:formula="of:=IF([.L61]=0;1E+099;1/[.L61])" office:value-type="float" office:value="10" calcext:value-type="float">
            <text:p>10</text:p>
          </table:table-cell>
          <table:table-cell table:formula="of:=IF([.M61]=0;1E+099;1/[.M61])" office:value-type="float" office:value="1.25" calcext:value-type="float">
            <text:p>1.25</text:p>
          </table:table-cell>
          <table:table-cell table:formula="of:=IF([.N61]=0;1E+099;1/[.N61])" office:value-type="float" office:value="2.5" calcext:value-type="float">
            <text:p>2.5</text:p>
          </table:table-cell>
          <table:table-cell table:formula="of:=IF([.O61]=0;1E+099;1/[.O61])" office:value-type="float" office:value="10" calcext:value-type="float">
            <text:p>10</text:p>
          </table:table-cell>
          <table:table-cell table:formula="of:=IF([.P61]=0;1E+099;1/[.P61])" office:value-type="float" office:value="3.33333333333333" calcext:value-type="float">
            <text:p>3.33333333333333</text:p>
          </table:table-cell>
          <table:table-cell table:formula="of:=IF([.Q61]=0;1E+099;1/[.Q61])" office:value-type="float" office:value="1.11111111111111" calcext:value-type="float">
            <text:p>1.11111111111111</text:p>
          </table:table-cell>
          <table:table-cell table:formula="of:=IF([.R61]=0;1E+099;1/[.R61])" office:value-type="float" office:value="2.5" calcext:value-type="float">
            <text:p>2.5</text:p>
          </table:table-cell>
          <table:table-cell table:formula="of:=IF([.S61]=0;1E+099;1/[.S61])" office:value-type="float" office:value="1.11111111111111" calcext:value-type="float">
            <text:p>1.11111111111111</text:p>
          </table:table-cell>
        </table:table-row>
        <table:table-row table:style-name="ro1">
          <table:table-cell table:style-name="Default" office:value-type="float" office:value="6" calcext:value-type="float">
            <text:p>6</text:p>
          </table:table-cell>
          <table:table-cell table:formula="of:=IF([.B62]=0;1E+099;1/[.B62])" office:value-type="float" office:value="1E+099" calcext:value-type="float">
            <text:p>1E+099</text:p>
          </table:table-cell>
          <table:table-cell table:formula="of:=IF([.C62]=0;1E+099;1/[.C62])" office:value-type="float" office:value="1E+099" calcext:value-type="float">
            <text:p>1E+099</text:p>
          </table:table-cell>
          <table:table-cell table:formula="of:=IF([.D62]=0;1E+099;1/[.D62])" office:value-type="float" office:value="1E+099" calcext:value-type="float">
            <text:p>1E+099</text:p>
          </table:table-cell>
          <table:table-cell table:formula="of:=IF([.E62]=0;1E+099;1/[.E62])" office:value-type="float" office:value="1E+099" calcext:value-type="float">
            <text:p>1E+099</text:p>
          </table:table-cell>
          <table:table-cell table:formula="of:=IF([.F62]=0;1E+099;1/[.F62])" office:value-type="float" office:value="1E+099" calcext:value-type="float">
            <text:p>1E+099</text:p>
          </table:table-cell>
          <table:table-cell table:formula="of:=IF([.G62]=0;1E+099;1/[.G62])" office:value-type="float" office:value="1E+099" calcext:value-type="float">
            <text:p>1E+099</text:p>
          </table:table-cell>
          <table:table-cell table:formula="of:=IF([.H62]=0;1E+099;1/[.H62])" office:value-type="float" office:value="1E+099" calcext:value-type="float">
            <text:p>1E+099</text:p>
          </table:table-cell>
          <table:table-cell table:formula="of:=IF([.I62]=0;1E+099;1/[.I62])" office:value-type="float" office:value="1E+099" calcext:value-type="float">
            <text:p>1E+099</text:p>
          </table:table-cell>
          <table:table-cell table:formula="of:=IF([.J62]=0;1E+099;1/[.J62])" office:value-type="float" office:value="1E+099" calcext:value-type="float">
            <text:p>1E+099</text:p>
          </table:table-cell>
          <table:table-cell table:formula="of:=IF([.K62]=0;1E+099;1/[.K62])" office:value-type="float" office:value="1E+099" calcext:value-type="float">
            <text:p>1E+099</text:p>
          </table:table-cell>
          <table:table-cell table:formula="of:=IF([.L62]=0;1E+099;1/[.L62])" office:value-type="float" office:value="1E+099" calcext:value-type="float">
            <text:p>1E+099</text:p>
          </table:table-cell>
          <table:table-cell table:formula="of:=IF([.M62]=0;1E+099;1/[.M62])" office:value-type="float" office:value="1E+099" calcext:value-type="float">
            <text:p>1E+099</text:p>
          </table:table-cell>
          <table:table-cell table:formula="of:=IF([.N62]=0;1E+099;1/[.N62])" office:value-type="float" office:value="1E+099" calcext:value-type="float">
            <text:p>1E+099</text:p>
          </table:table-cell>
          <table:table-cell table:formula="of:=IF([.O62]=0;1E+099;1/[.O62])" office:value-type="float" office:value="1E+099" calcext:value-type="float">
            <text:p>1E+099</text:p>
          </table:table-cell>
          <table:table-cell table:formula="of:=IF([.P62]=0;1E+099;1/[.P62])" office:value-type="float" office:value="2.5" calcext:value-type="float">
            <text:p>2.5</text:p>
          </table:table-cell>
          <table:table-cell table:formula="of:=IF([.Q62]=0;1E+099;1/[.Q62])" office:value-type="float" office:value="10" calcext:value-type="float">
            <text:p>10</text:p>
          </table:table-cell>
          <table:table-cell table:formula="of:=IF([.R62]=0;1E+099;1/[.R62])" office:value-type="float" office:value="1E+099" calcext:value-type="float">
            <text:p>1E+099</text:p>
          </table:table-cell>
          <table:table-cell table:formula="of:=IF([.S62]=0;1E+099;1/[.S62])" office:value-type="float" office:value="1E+099" calcext:value-type="float">
            <text:p>1E+099</text:p>
          </table:table-cell>
        </table:table-row>
        <table:table-row table:style-name="ro1">
          <table:table-cell table:style-name="Default" office:value-type="string" calcext:value-type="string">
            <text:p>-</text:p>
          </table:table-cell>
          <table:table-cell table:formula="of:=IF([.B63]=0;1E+099;1/[.B63])" office:value-type="float" office:value="1.11111111111111" calcext:value-type="float">
            <text:p>1.11111111111111</text:p>
          </table:table-cell>
          <table:table-cell table:formula="of:=IF([.C63]=0;1E+099;1/[.C63])" office:value-type="float" office:value="1.25" calcext:value-type="float">
            <text:p>1.25</text:p>
          </table:table-cell>
          <table:table-cell table:formula="of:=IF([.D63]=0;1E+099;1/[.D63])" office:value-type="float" office:value="3.33333333333333" calcext:value-type="float">
            <text:p>3.33333333333333</text:p>
          </table:table-cell>
          <table:table-cell table:formula="of:=IF([.E63]=0;1E+099;1/[.E63])" office:value-type="float" office:value="1.66666666666667" calcext:value-type="float">
            <text:p>1.66666666666667</text:p>
          </table:table-cell>
          <table:table-cell table:formula="of:=IF([.F63]=0;1E+099;1/[.F63])" office:value-type="float" office:value="1.25" calcext:value-type="float">
            <text:p>1.25</text:p>
          </table:table-cell>
          <table:table-cell table:formula="of:=IF([.G63]=0;1E+099;1/[.G63])" office:value-type="float" office:value="1.11111111111111" calcext:value-type="float">
            <text:p>1.11111111111111</text:p>
          </table:table-cell>
          <table:table-cell table:formula="of:=IF([.H63]=0;1E+099;1/[.H63])" office:value-type="float" office:value="10" calcext:value-type="float">
            <text:p>10</text:p>
          </table:table-cell>
          <table:table-cell table:formula="of:=IF([.I63]=0;1E+099;1/[.I63])" office:value-type="float" office:value="10" calcext:value-type="float">
            <text:p>10</text:p>
          </table:table-cell>
          <table:table-cell table:formula="of:=IF([.J63]=0;1E+099;1/[.J63])" office:value-type="float" office:value="1.01010101010101" calcext:value-type="float">
            <text:p>1.01010101010101</text:p>
          </table:table-cell>
          <table:table-cell table:formula="of:=IF([.K63]=0;1E+099;1/[.K63])" office:value-type="float" office:value="10" calcext:value-type="float">
            <text:p>10</text:p>
          </table:table-cell>
          <table:table-cell table:formula="of:=IF([.L63]=0;1E+099;1/[.L63])" office:value-type="float" office:value="10" calcext:value-type="float">
            <text:p>10</text:p>
          </table:table-cell>
          <table:table-cell table:formula="of:=IF([.M63]=0;1E+099;1/[.M63])" office:value-type="float" office:value="1.25" calcext:value-type="float">
            <text:p>1.25</text:p>
          </table:table-cell>
          <table:table-cell table:formula="of:=IF([.N63]=0;1E+099;1/[.N63])" office:value-type="float" office:value="2.5" calcext:value-type="float">
            <text:p>2.5</text:p>
          </table:table-cell>
          <table:table-cell table:formula="of:=IF([.O63]=0;1E+099;1/[.O63])" office:value-type="float" office:value="10" calcext:value-type="float">
            <text:p>10</text:p>
          </table:table-cell>
          <table:table-cell table:formula="of:=IF([.P63]=0;1E+099;1/[.P63])" office:value-type="float" office:value="3.33333333333333" calcext:value-type="float">
            <text:p>3.33333333333333</text:p>
          </table:table-cell>
          <table:table-cell table:formula="of:=IF([.Q63]=0;1E+099;1/[.Q63])" office:value-type="float" office:value="1.11111111111111" calcext:value-type="float">
            <text:p>1.11111111111111</text:p>
          </table:table-cell>
          <table:table-cell table:formula="of:=IF([.R63]=0;1E+099;1/[.R63])" office:value-type="float" office:value="2.5" calcext:value-type="float">
            <text:p>2.5</text:p>
          </table:table-cell>
          <table:table-cell table:formula="of:=IF([.S63]=0;1E+099;1/[.S63])" office:value-type="float" office:value="1.11111111111111" calcext:value-type="float">
            <text:p>1.11111111111111</text:p>
          </table:table-cell>
        </table:table-row>
        <table:table-row table:style-name="ro1">
          <table:table-cell table:style-name="Default" office:value-type="float" office:value="5" calcext:value-type="float">
            <text:p>5</text:p>
          </table:table-cell>
          <table:table-cell table:formula="of:=IF([.B64]=0;1E+099;1/[.B64])" office:value-type="float" office:value="1E+099" calcext:value-type="float">
            <text:p>1E+099</text:p>
          </table:table-cell>
          <table:table-cell table:formula="of:=IF([.C64]=0;1E+099;1/[.C64])" office:value-type="float" office:value="1E+099" calcext:value-type="float">
            <text:p>1E+099</text:p>
          </table:table-cell>
          <table:table-cell table:formula="of:=IF([.D64]=0;1E+099;1/[.D64])" office:value-type="float" office:value="1E+099" calcext:value-type="float">
            <text:p>1E+099</text:p>
          </table:table-cell>
          <table:table-cell table:formula="of:=IF([.E64]=0;1E+099;1/[.E64])" office:value-type="float" office:value="1E+099" calcext:value-type="float">
            <text:p>1E+099</text:p>
          </table:table-cell>
          <table:table-cell table:formula="of:=IF([.F64]=0;1E+099;1/[.F64])" office:value-type="float" office:value="1E+099" calcext:value-type="float">
            <text:p>1E+099</text:p>
          </table:table-cell>
          <table:table-cell table:formula="of:=IF([.G64]=0;1E+099;1/[.G64])" office:value-type="float" office:value="1E+099" calcext:value-type="float">
            <text:p>1E+099</text:p>
          </table:table-cell>
          <table:table-cell table:formula="of:=IF([.H64]=0;1E+099;1/[.H64])" office:value-type="float" office:value="1E+099" calcext:value-type="float">
            <text:p>1E+099</text:p>
          </table:table-cell>
          <table:table-cell table:formula="of:=IF([.I64]=0;1E+099;1/[.I64])" office:value-type="float" office:value="1E+099" calcext:value-type="float">
            <text:p>1E+099</text:p>
          </table:table-cell>
          <table:table-cell table:formula="of:=IF([.J64]=0;1E+099;1/[.J64])" office:value-type="float" office:value="1E+099" calcext:value-type="float">
            <text:p>1E+099</text:p>
          </table:table-cell>
          <table:table-cell table:formula="of:=IF([.K64]=0;1E+099;1/[.K64])" office:value-type="float" office:value="1E+099" calcext:value-type="float">
            <text:p>1E+099</text:p>
          </table:table-cell>
          <table:table-cell table:formula="of:=IF([.L64]=0;1E+099;1/[.L64])" office:value-type="float" office:value="1E+099" calcext:value-type="float">
            <text:p>1E+099</text:p>
          </table:table-cell>
          <table:table-cell table:formula="of:=IF([.M64]=0;1E+099;1/[.M64])" office:value-type="float" office:value="1E+099" calcext:value-type="float">
            <text:p>1E+099</text:p>
          </table:table-cell>
          <table:table-cell table:formula="of:=IF([.N64]=0;1E+099;1/[.N64])" office:value-type="float" office:value="1E+099" calcext:value-type="float">
            <text:p>1E+099</text:p>
          </table:table-cell>
          <table:table-cell table:formula="of:=IF([.O64]=0;1E+099;1/[.O64])" office:value-type="float" office:value="1E+099" calcext:value-type="float">
            <text:p>1E+099</text:p>
          </table:table-cell>
          <table:table-cell table:formula="of:=IF([.P64]=0;1E+099;1/[.P64])" office:value-type="float" office:value="3.33333333333333" calcext:value-type="float">
            <text:p>3.33333333333333</text:p>
          </table:table-cell>
          <table:table-cell table:formula="of:=IF([.Q64]=0;1E+099;1/[.Q64])" office:value-type="float" office:value="1E+099" calcext:value-type="float">
            <text:p>1E+099</text:p>
          </table:table-cell>
          <table:table-cell table:formula="of:=IF([.R64]=0;1E+099;1/[.R64])" office:value-type="float" office:value="1.66666666666667" calcext:value-type="float">
            <text:p>1.66666666666667</text:p>
          </table:table-cell>
          <table:table-cell table:formula="of:=IF([.S64]=0;1E+099;1/[.S64])" office:value-type="float" office:value="10" calcext:value-type="float">
            <text:p>10</text:p>
          </table:table-cell>
        </table:table-row>
        <table:table-row table:style-name="ro1">
          <table:table-cell table:style-name="Default" office:value-type="string" calcext:value-type="string">
            <text:p>-</text:p>
          </table:table-cell>
          <table:table-cell table:formula="of:=IF([.B65]=0;1E+099;1/[.B65])" office:value-type="float" office:value="1.11111111111111" calcext:value-type="float">
            <text:p>1.11111111111111</text:p>
          </table:table-cell>
          <table:table-cell table:formula="of:=IF([.C65]=0;1E+099;1/[.C65])" office:value-type="float" office:value="1.25" calcext:value-type="float">
            <text:p>1.25</text:p>
          </table:table-cell>
          <table:table-cell table:formula="of:=IF([.D65]=0;1E+099;1/[.D65])" office:value-type="float" office:value="3.33333333333333" calcext:value-type="float">
            <text:p>3.33333333333333</text:p>
          </table:table-cell>
          <table:table-cell table:formula="of:=IF([.E65]=0;1E+099;1/[.E65])" office:value-type="float" office:value="1.66666666666667" calcext:value-type="float">
            <text:p>1.66666666666667</text:p>
          </table:table-cell>
          <table:table-cell table:formula="of:=IF([.F65]=0;1E+099;1/[.F65])" office:value-type="float" office:value="1.25" calcext:value-type="float">
            <text:p>1.25</text:p>
          </table:table-cell>
          <table:table-cell table:formula="of:=IF([.G65]=0;1E+099;1/[.G65])" office:value-type="float" office:value="1.11111111111111" calcext:value-type="float">
            <text:p>1.11111111111111</text:p>
          </table:table-cell>
          <table:table-cell table:formula="of:=IF([.H65]=0;1E+099;1/[.H65])" office:value-type="float" office:value="10" calcext:value-type="float">
            <text:p>10</text:p>
          </table:table-cell>
          <table:table-cell table:formula="of:=IF([.I65]=0;1E+099;1/[.I65])" office:value-type="float" office:value="10" calcext:value-type="float">
            <text:p>10</text:p>
          </table:table-cell>
          <table:table-cell table:formula="of:=IF([.J65]=0;1E+099;1/[.J65])" office:value-type="float" office:value="1.01010101010101" calcext:value-type="float">
            <text:p>1.01010101010101</text:p>
          </table:table-cell>
          <table:table-cell table:formula="of:=IF([.K65]=0;1E+099;1/[.K65])" office:value-type="float" office:value="10" calcext:value-type="float">
            <text:p>10</text:p>
          </table:table-cell>
          <table:table-cell table:formula="of:=IF([.L65]=0;1E+099;1/[.L65])" office:value-type="float" office:value="10" calcext:value-type="float">
            <text:p>10</text:p>
          </table:table-cell>
          <table:table-cell table:formula="of:=IF([.M65]=0;1E+099;1/[.M65])" office:value-type="float" office:value="1.25" calcext:value-type="float">
            <text:p>1.25</text:p>
          </table:table-cell>
          <table:table-cell table:formula="of:=IF([.N65]=0;1E+099;1/[.N65])" office:value-type="float" office:value="2.5" calcext:value-type="float">
            <text:p>2.5</text:p>
          </table:table-cell>
          <table:table-cell table:formula="of:=IF([.O65]=0;1E+099;1/[.O65])" office:value-type="float" office:value="10" calcext:value-type="float">
            <text:p>10</text:p>
          </table:table-cell>
          <table:table-cell table:formula="of:=IF([.P65]=0;1E+099;1/[.P65])" office:value-type="float" office:value="3.33333333333333" calcext:value-type="float">
            <text:p>3.33333333333333</text:p>
          </table:table-cell>
          <table:table-cell table:formula="of:=IF([.Q65]=0;1E+099;1/[.Q65])" office:value-type="float" office:value="1.11111111111111" calcext:value-type="float">
            <text:p>1.11111111111111</text:p>
          </table:table-cell>
          <table:table-cell table:formula="of:=IF([.R65]=0;1E+099;1/[.R65])" office:value-type="float" office:value="2.5" calcext:value-type="float">
            <text:p>2.5</text:p>
          </table:table-cell>
          <table:table-cell table:formula="of:=IF([.S65]=0;1E+099;1/[.S65])" office:value-type="float" office:value="1.11111111111111" calcext:value-type="float">
            <text:p>1.11111111111111</text:p>
          </table:table-cell>
        </table:table-row>
        <table:table-row table:style-name="ro1" table:number-rows-repeated="4">
          <table:table-cell/>
          <table:table-cell table:style-name="ce3" table:number-columns-repeated="18"/>
        </table:table-row>
        <table:table-row table:style-name="ro1" table:number-rows-repeated="3">
          <table:table-cell table:style-name="Default"/>
          <table:table-cell table:number-columns-repeated="18"/>
        </table:table-row>
        <table:table-row table:style-name="ro1">
          <table:table-cell table:style-name="Default" office:value-type="string" calcext:value-type="string">
            <text:p>$\alpha$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8" calcext:value-type="float">
            <text:p>18</text:p>
          </table:table-cell>
        </table:table-row>
        <table:table-row table:style-name="ro1">
          <table:table-cell table:style-name="Default" office:value-type="string" calcext:value-type="string">
            <text:p>-</text:p>
          </table:table-cell>
          <table:table-cell table:formula="of:=[.B2]" office:value-type="float" office:value="0.9" calcext:value-type="float">
            <text:p>0.9</text:p>
          </table:table-cell>
          <table:table-cell table:formula="of:=[.B98]*[.C2]" office:value-type="float" office:value="0.72" calcext:value-type="float">
            <text:p>0.72</text:p>
          </table:table-cell>
          <table:table-cell table:formula="of:=[.C98]*[.D2]" office:value-type="float" office:value="0.216" calcext:value-type="float">
            <text:p>0.216</text:p>
          </table:table-cell>
          <table:table-cell table:formula="of:=[.D98]*[.E2]" office:value-type="float" office:value="0.1296" calcext:value-type="float">
            <text:p>0.1296</text:p>
          </table:table-cell>
          <table:table-cell table:formula="of:=[.E98]*[.F2]" office:value-type="float" office:value="0.10368" calcext:value-type="float">
            <text:p>0.10368</text:p>
          </table:table-cell>
          <table:table-cell table:formula="of:=[.F98]*[.G2]" office:value-type="float" office:value="0.093312" calcext:value-type="float">
            <text:p>0.093312</text:p>
          </table:table-cell>
          <table:table-cell table:formula="of:=[.G98]*[.H2]" office:value-type="float" office:value="0.0093312" calcext:value-type="float">
            <text:p>0.0093312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string" calcext:value-type="string">
            <text:p>N</text:p>
          </table:table-cell>
          <table:table-cell table:formula="of:=[.B16]" office:value-type="float" office:value="0" calcext:value-type="float">
            <text:p>0</text:p>
          </table:table-cell>
          <table:table-cell table:formula="of:=([.B98]+[.B99])*[.C16]" office:value-type="float" office:value="0.18" calcext:value-type="float">
            <text:p>0.18</text:p>
          </table:table-cell>
          <table:table-cell table:formula="of:=([.C98]+[.C99])*[.D16]" office:value-type="float" office:value="0.63" calcext:value-type="float">
            <text:p>0.63</text:p>
          </table:table-cell>
          <table:table-cell table:formula="of:=([.D98]+[.D99])*[.E16]" office:value-type="float" office:value="0.3384" calcext:value-type="float">
            <text:p>0.3384</text:p>
          </table:table-cell>
          <table:table-cell table:formula="of:=([.E98]+[.E99])*[.F16]" office:value-type="float" office:value="0" calcext:value-type="float">
            <text:p>0</text:p>
          </table:table-cell>
          <table:table-cell table:formula="of:=([.F98]+[.F99])*[.G16]" office:value-type="float" office:value="0" calcext:value-type="float">
            <text:p>0</text:p>
          </table:table-cell>
          <table:table-cell table:formula="of:=([.G98]+[.G99])*[.H16]" office:value-type="float" office:value="0" calcext:value-type="float">
            <text:p>0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formula="of:=([.B99]+[.B100])*[.C2]" office:value-type="float" office:value="0" calcext:value-type="float">
            <text:p>0</text:p>
          </table:table-cell>
          <table:table-cell table:formula="of:=([.C99]+[.C100])*[.D2]" office:value-type="float" office:value="0.054" calcext:value-type="float">
            <text:p>0.054</text:p>
          </table:table-cell>
          <table:table-cell table:formula="of:=([.D99]+[.D100])*[.E2]" office:value-type="float" office:value="0.4104" calcext:value-type="float">
            <text:p>0.4104</text:p>
          </table:table-cell>
          <table:table-cell table:formula="of:=([.E99]+[.E100])*[.F2]" office:value-type="float" office:value="0.59904" calcext:value-type="float">
            <text:p>0.59904</text:p>
          </table:table-cell>
          <table:table-cell table:formula="of:=([.F99]+[.F100])*[.G2]" office:value-type="float" office:value="0.539136" calcext:value-type="float">
            <text:p>0.539136</text:p>
          </table:table-cell>
          <table:table-cell table:formula="of:=([.G99]+[.G100])*[.H2]" office:value-type="float" office:value="0.0539136" calcext:value-type="float">
            <text:p>0.0539136</text:p>
          </table:table-cell>
          <table:table-cell table:formula="of:=([.H99]+[.H100])*[.I2]" office:value-type="float" office:value="0.00539136" calcext:value-type="float">
            <text:p>0.00539136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string" calcext:value-type="string">
            <text:p>E</text:p>
          </table:table-cell>
          <table:table-cell table:formula="of:=[.B7]" office:value-type="float" office:value="0" calcext:value-type="float">
            <text:p>0</text:p>
          </table:table-cell>
          <table:table-cell table:formula="of:=([.B99]+[.B100]+[.B101])*[.C7]" office:value-type="float" office:value="0" calcext:value-type="float">
            <text:p>0</text:p>
          </table:table-cell>
          <table:table-cell table:formula="of:=([.C99]+[.C100]+[.C101])*[.D7]" office:value-type="float" office:value="0" calcext:value-type="float">
            <text:p>0</text:p>
          </table:table-cell>
          <table:table-cell table:formula="of:=([.D99]+[.D100]+[.D101])*[.E7]" office:value-type="float" office:value="0" calcext:value-type="float">
            <text:p>0</text:p>
          </table:table-cell>
          <table:table-cell table:formula="of:=([.E99]+[.E100]+[.E101])*[.F7]" office:value-type="float" office:value="0.14976" calcext:value-type="float">
            <text:p>0.14976</text:p>
          </table:table-cell>
          <table:table-cell table:formula="of:=([.F99]+[.F100]+[.F101])*[.G7]" office:value-type="float" office:value="0" calcext:value-type="float">
            <text:p>0</text:p>
          </table:table-cell>
          <table:table-cell table:formula="of:=([.G99]+[.G100]+[.G101])*[.H7]" office:value-type="float" office:value="0" calcext:value-type="float">
            <text:p>0</text:p>
          </table:table-cell>
          <table:table-cell table:formula="of:=([.H99]+[.H100]+[.H101])*[.I7]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formula="of:=([.B102]+[.B101])*[.C2]" office:value-type="float" office:value="0" calcext:value-type="float">
            <text:p>0</text:p>
          </table:table-cell>
          <table:table-cell table:formula="of:=([.C102]+[.C101])*[.D2]" office:value-type="float" office:value="0" calcext:value-type="float">
            <text:p>0</text:p>
          </table:table-cell>
          <table:table-cell table:formula="of:=([.D102]+[.D101])*[.E2]" office:value-type="float" office:value="0" calcext:value-type="float">
            <text:p>0</text:p>
          </table:table-cell>
          <table:table-cell table:formula="of:=([.E102]+[.E101])*[.F2]" office:value-type="float" office:value="0" calcext:value-type="float">
            <text:p>0</text:p>
          </table:table-cell>
          <table:table-cell table:formula="of:=([.F102]+[.F101])*[.G2]" office:value-type="float" office:value="0.134784" calcext:value-type="float">
            <text:p>0.134784</text:p>
          </table:table-cell>
          <table:table-cell table:formula="of:=([.G102]+[.G101])*[.H2]" office:value-type="float" office:value="0.0134784" calcext:value-type="float">
            <text:p>0.0134784</text:p>
          </table:table-cell>
          <table:table-cell table:formula="of:=([.H102]+[.H101])*[.I2]" office:value-type="float" office:value="0.00134784" calcext:value-type="float">
            <text:p>0.00134784</text:p>
          </table:table-cell>
          <table:table-cell table:formula="of:=([.I102]+[.I101])*[.J2]" office:value-type="float" office:value="0.0013343616" calcext:value-type="float">
            <text:p>0.0013343616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string" calcext:value-type="string">
            <text:p>W</text:p>
          </table:table-cell>
          <table:table-cell table:formula="of:=[.B25]" office:value-type="float" office:value="0" calcext:value-type="float">
            <text:p>0</text:p>
          </table:table-cell>
          <table:table-cell table:formula="of:=([.B101]+[.B102]+[.B103])*[.C25]" office:value-type="float" office:value="0" calcext:value-type="float">
            <text:p>0</text:p>
          </table:table-cell>
          <table:table-cell table:formula="of:=([.C101]+[.C102]+[.C103])*[.D25]" office:value-type="float" office:value="0" calcext:value-type="float">
            <text:p>0</text:p>
          </table:table-cell>
          <table:table-cell table:formula="of:=([.D101]+[.D102]+[.D103])*[.E25]" office:value-type="float" office:value="0" calcext:value-type="float">
            <text:p>0</text:p>
          </table:table-cell>
          <table:table-cell table:formula="of:=([.E101]+[.E102]+[.E103])*[.F25]" office:value-type="float" office:value="0" calcext:value-type="float">
            <text:p>0</text:p>
          </table:table-cell>
          <table:table-cell table:formula="of:=([.F101]+[.F102]+[.F103])*[.G25]" office:value-type="float" office:value="0" calcext:value-type="float">
            <text:p>0</text:p>
          </table:table-cell>
          <table:table-cell table:formula="of:=([.G101]+[.G102]+[.G103])*[.H25]" office:value-type="float" office:value="0.0539136" calcext:value-type="float">
            <text:p>0.0539136</text:p>
          </table:table-cell>
          <table:table-cell table:formula="of:=([.H101]+[.H102]+[.H103])*[.I25]" office:value-type="float" office:value="0.0606528" calcext:value-type="float">
            <text:p>0.0606528</text:p>
          </table:table-cell>
          <table:table-cell table:formula="of:=([.I101]+[.I102]+[.I103])*[.J25]" office:value-type="float" office:value="0" calcext:value-type="float">
            <text:p>0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formula="of:=([.B104]+[.B103])*[.C2]" office:value-type="float" office:value="0" calcext:value-type="float">
            <text:p>0</text:p>
          </table:table-cell>
          <table:table-cell table:formula="of:=([.C104]+[.C103])*[.D2]" office:value-type="float" office:value="0" calcext:value-type="float">
            <text:p>0</text:p>
          </table:table-cell>
          <table:table-cell table:formula="of:=([.D104]+[.D103])*[.E2]" office:value-type="float" office:value="0" calcext:value-type="float">
            <text:p>0</text:p>
          </table:table-cell>
          <table:table-cell table:formula="of:=([.E104]+[.E103])*[.F2]" office:value-type="float" office:value="0" calcext:value-type="float">
            <text:p>0</text:p>
          </table:table-cell>
          <table:table-cell table:formula="of:=([.F104]+[.F103])*[.G2]" office:value-type="float" office:value="0" calcext:value-type="float">
            <text:p>0</text:p>
          </table:table-cell>
          <table:table-cell table:formula="of:=([.G104]+[.G103])*[.H2]" office:value-type="float" office:value="0" calcext:value-type="float">
            <text:p>0</text:p>
          </table:table-cell>
          <table:table-cell table:formula="of:=([.H104]+[.H103])*[.I2]" office:value-type="float" office:value="0.00539136" calcext:value-type="float">
            <text:p>0.00539136</text:p>
          </table:table-cell>
          <table:table-cell table:formula="of:=([.I104]+[.I103])*[.J2]" office:value-type="float" office:value="0.0653837184" calcext:value-type="float">
            <text:p>0.0653837184</text:p>
          </table:table-cell>
          <table:table-cell table:formula="of:=([.J104]+[.J103])*[.K2]" office:value-type="float" office:value="0.00653837184" calcext:value-type="float">
            <text:p>0.00653837184</text:p>
          </table:table-cell>
          <table:table-cell table:formula="of:=([.K104]+[.K103])*[.L2]" office:value-type="float" office:value="0.000653837184" calcext:value-type="float">
            <text:p>0.000653837184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string" calcext:value-type="string">
            <text:p><text:s/></text:p>
          </table:table-cell>
          <table:table-cell table:formula="of:=[.B39]" office:value-type="float" office:value="0" calcext:value-type="float">
            <text:p>0</text:p>
          </table:table-cell>
          <table:table-cell table:formula="of:=([.B103]+[.B104]+[.B105])*[.C39]" office:value-type="float" office:value="0" calcext:value-type="float">
            <text:p>0</text:p>
          </table:table-cell>
          <table:table-cell table:formula="of:=([.C103]+[.C104]+[.C105])*[.D39]" office:value-type="float" office:value="0" calcext:value-type="float">
            <text:p>0</text:p>
          </table:table-cell>
          <table:table-cell table:formula="of:=([.D103]+[.D104]+[.D105])*[.E39]" office:value-type="float" office:value="0" calcext:value-type="float">
            <text:p>0</text:p>
          </table:table-cell>
          <table:table-cell table:formula="of:=([.E103]+[.E104]+[.E105])*[.F39]" office:value-type="float" office:value="0" calcext:value-type="float">
            <text:p>0</text:p>
          </table:table-cell>
          <table:table-cell table:formula="of:=([.F103]+[.F104]+[.F105])*[.G39]" office:value-type="float" office:value="0" calcext:value-type="float">
            <text:p>0</text:p>
          </table:table-cell>
          <table:table-cell table:formula="of:=([.G103]+[.G104]+[.G105])*[.H39]" office:value-type="float" office:value="0" calcext:value-type="float">
            <text:p>0</text:p>
          </table:table-cell>
          <table:table-cell table:formula="of:=([.H103]+[.H104]+[.H105])*[.I39]" office:value-type="float" office:value="0" calcext:value-type="float">
            <text:p>0</text:p>
          </table:table-cell>
          <table:table-cell table:formula="of:=([.I103]+[.I104]+[.I105])*[.J39]" office:value-type="float" office:value="0" calcext:value-type="float">
            <text:p>0</text:p>
          </table:table-cell>
          <table:table-cell table:formula="of:=([.J103]+[.J104]+[.J105])*[.K39]" office:value-type="float" office:value="0.05230697472" calcext:value-type="float">
            <text:p>0.05230697472</text:p>
          </table:table-cell>
          <table:table-cell table:formula="of:=([.K103]+[.K104]+[.K105])*[.L39]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formula="of:=([.B106]+[.B105])*[.C$2]" office:value-type="float" office:value="0" calcext:value-type="float">
            <text:p>0</text:p>
          </table:table-cell>
          <table:table-cell table:formula="of:=([.C106]+[.C105])*[.D$2]" office:value-type="float" office:value="0" calcext:value-type="float">
            <text:p>0</text:p>
          </table:table-cell>
          <table:table-cell table:formula="of:=([.D106]+[.D105])*[.E$2]" office:value-type="float" office:value="0" calcext:value-type="float">
            <text:p>0</text:p>
          </table:table-cell>
          <table:table-cell table:formula="of:=([.E106]+[.E105])*[.F$2]" office:value-type="float" office:value="0" calcext:value-type="float">
            <text:p>0</text:p>
          </table:table-cell>
          <table:table-cell table:formula="of:=([.F106]+[.F105])*[.G$2]" office:value-type="float" office:value="0" calcext:value-type="float">
            <text:p>0</text:p>
          </table:table-cell>
          <table:table-cell table:formula="of:=([.G106]+[.G105])*[.H$2]" office:value-type="float" office:value="0" calcext:value-type="float">
            <text:p>0</text:p>
          </table:table-cell>
          <table:table-cell table:formula="of:=([.H106]+[.H105])*[.I$2]" office:value-type="float" office:value="0" calcext:value-type="float">
            <text:p>0</text:p>
          </table:table-cell>
          <table:table-cell table:formula="of:=([.I106]+[.I105])*[.J$2]" office:value-type="float" office:value="0" calcext:value-type="float">
            <text:p>0</text:p>
          </table:table-cell>
          <table:table-cell table:formula="of:=([.J106]+[.J105])*[.K$2]" office:value-type="float" office:value="0" calcext:value-type="float">
            <text:p>0</text:p>
          </table:table-cell>
          <table:table-cell table:formula="of:=([.K106]+[.K105])*[.L$2]" office:value-type="float" office:value="0.005230697472" calcext:value-type="float">
            <text:p>0.005230697472</text:p>
          </table:table-cell>
          <table:table-cell table:formula="of:=([.L106]+[.L105])*[.M$2]" office:value-type="float" office:value="0.0041845579776" calcext:value-type="float">
            <text:p>0.0041845579776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string" calcext:value-type="string">
            <text:p>A</text:p>
          </table:table-cell>
          <table:table-cell table:formula="of:=[.B3]" office:value-type="float" office:value="0" calcext:value-type="float">
            <text:p>0</text:p>
          </table:table-cell>
          <table:table-cell table:formula="of:=([.B105]+[.B106]+[.B107])*[.C3]" office:value-type="float" office:value="0" calcext:value-type="float">
            <text:p>0</text:p>
          </table:table-cell>
          <table:table-cell table:formula="of:=([.C105]+[.C106]+[.C107])*[.D3]" office:value-type="float" office:value="0" calcext:value-type="float">
            <text:p>0</text:p>
          </table:table-cell>
          <table:table-cell table:formula="of:=([.D105]+[.D106]+[.D107])*[.E3]" office:value-type="float" office:value="0" calcext:value-type="float">
            <text:p>0</text:p>
          </table:table-cell>
          <table:table-cell table:formula="of:=([.E105]+[.E106]+[.E107])*[.F3]" office:value-type="float" office:value="0" calcext:value-type="float">
            <text:p>0</text:p>
          </table:table-cell>
          <table:table-cell table:formula="of:=([.F105]+[.F106]+[.F107])*[.G3]" office:value-type="float" office:value="0" calcext:value-type="float">
            <text:p>0</text:p>
          </table:table-cell>
          <table:table-cell table:formula="of:=([.G105]+[.G106]+[.G107])*[.H3]" office:value-type="float" office:value="0" calcext:value-type="float">
            <text:p>0</text:p>
          </table:table-cell>
          <table:table-cell table:formula="of:=([.H105]+[.H106]+[.H107])*[.I3]" office:value-type="float" office:value="0" calcext:value-type="float">
            <text:p>0</text:p>
          </table:table-cell>
          <table:table-cell table:formula="of:=([.I105]+[.I106]+[.I107])*[.J3]" office:value-type="float" office:value="0" calcext:value-type="float">
            <text:p>0</text:p>
          </table:table-cell>
          <table:table-cell table:formula="of:=([.J105]+[.J106]+[.J107])*[.K3]" office:value-type="float" office:value="0" calcext:value-type="float">
            <text:p>0</text:p>
          </table:table-cell>
          <table:table-cell table:formula="of:=([.K105]+[.K106]+[.K107])*[.L3]" office:value-type="float" office:value="0.047076277248" calcext:value-type="float">
            <text:p>0.047076277248</text:p>
          </table:table-cell>
          <table:table-cell table:formula="of:=([.L105]+[.L106]+[.L107])*[.M3]" office:value-type="float" office:value="0.010461394944" calcext:value-type="float">
            <text:p>0.010461394944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formula="of:=([.B108]+[.B107])*[.C$2]" office:value-type="float" office:value="0" calcext:value-type="float">
            <text:p>0</text:p>
          </table:table-cell>
          <table:table-cell table:formula="of:=([.C108]+[.C107])*[.D$2]" office:value-type="float" office:value="0" calcext:value-type="float">
            <text:p>0</text:p>
          </table:table-cell>
          <table:table-cell table:formula="of:=([.D108]+[.D107])*[.E$2]" office:value-type="float" office:value="0" calcext:value-type="float">
            <text:p>0</text:p>
          </table:table-cell>
          <table:table-cell table:formula="of:=([.E108]+[.E107])*[.F$2]" office:value-type="float" office:value="0" calcext:value-type="float">
            <text:p>0</text:p>
          </table:table-cell>
          <table:table-cell table:formula="of:=([.F108]+[.F107])*[.G$2]" office:value-type="float" office:value="0" calcext:value-type="float">
            <text:p>0</text:p>
          </table:table-cell>
          <table:table-cell table:formula="of:=([.G108]+[.G107])*[.H$2]" office:value-type="float" office:value="0" calcext:value-type="float">
            <text:p>0</text:p>
          </table:table-cell>
          <table:table-cell table:formula="of:=([.H108]+[.H107])*[.I$2]" office:value-type="float" office:value="0" calcext:value-type="float">
            <text:p>0</text:p>
          </table:table-cell>
          <table:table-cell table:formula="of:=([.I108]+[.I107])*[.J$2]" office:value-type="float" office:value="0" calcext:value-type="float">
            <text:p>0</text:p>
          </table:table-cell>
          <table:table-cell table:formula="of:=([.J108]+[.J107])*[.K$2]" office:value-type="float" office:value="0" calcext:value-type="float">
            <text:p>0</text:p>
          </table:table-cell>
          <table:table-cell table:formula="of:=([.K108]+[.K107])*[.L$2]" office:value-type="float" office:value="0" calcext:value-type="float">
            <text:p>0</text:p>
          </table:table-cell>
          <table:table-cell table:formula="of:=([.L108]+[.L107])*[.M$2]" office:value-type="float" office:value="0.0376610217984" calcext:value-type="float">
            <text:p>0.0376610217984</text:p>
          </table:table-cell>
          <table:table-cell table:formula="of:=([.M108]+[.M107])*[.N$2]" office:value-type="float" office:value="0.01924896669696" calcext:value-type="float">
            <text:p>0.01924896669696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string" calcext:value-type="string">
            <text:p>R</text:p>
          </table:table-cell>
          <table:table-cell table:formula="of:=[.B20]" office:value-type="float" office:value="0" calcext:value-type="float">
            <text:p>0</text:p>
          </table:table-cell>
          <table:table-cell table:formula="of:=([.B107]+[.B108]+[.B109])*[.C20]" office:value-type="float" office:value="0" calcext:value-type="float">
            <text:p>0</text:p>
          </table:table-cell>
          <table:table-cell table:formula="of:=([.C107]+[.C108]+[.C109])*[.D20]" office:value-type="float" office:value="0" calcext:value-type="float">
            <text:p>0</text:p>
          </table:table-cell>
          <table:table-cell table:formula="of:=([.D107]+[.D108]+[.D109])*[.E20]" office:value-type="float" office:value="0" calcext:value-type="float">
            <text:p>0</text:p>
          </table:table-cell>
          <table:table-cell table:formula="of:=([.E107]+[.E108]+[.E109])*[.F20]" office:value-type="float" office:value="0" calcext:value-type="float">
            <text:p>0</text:p>
          </table:table-cell>
          <table:table-cell table:formula="of:=([.F107]+[.F108]+[.F109])*[.G20]" office:value-type="float" office:value="0" calcext:value-type="float">
            <text:p>0</text:p>
          </table:table-cell>
          <table:table-cell table:formula="of:=([.G107]+[.G108]+[.G109])*[.H20]" office:value-type="float" office:value="0" calcext:value-type="float">
            <text:p>0</text:p>
          </table:table-cell>
          <table:table-cell table:formula="of:=([.H107]+[.H108]+[.H109])*[.I20]" office:value-type="float" office:value="0" calcext:value-type="float">
            <text:p>0</text:p>
          </table:table-cell>
          <table:table-cell table:formula="of:=([.I107]+[.I108]+[.I109])*[.J20]" office:value-type="float" office:value="0" calcext:value-type="float">
            <text:p>0</text:p>
          </table:table-cell>
          <table:table-cell table:formula="of:=([.J107]+[.J108]+[.J109])*[.K20]" office:value-type="float" office:value="0" calcext:value-type="float">
            <text:p>0</text:p>
          </table:table-cell>
          <table:table-cell table:formula="of:=([.K107]+[.K108]+[.K109])*[.L20]" office:value-type="float" office:value="0" calcext:value-type="float">
            <text:p>0</text:p>
          </table:table-cell>
          <table:table-cell table:formula="of:=([.L107]+[.L108]+[.L109])*[.M20]" office:value-type="float" office:value="0" calcext:value-type="float">
            <text:p>0</text:p>
          </table:table-cell>
          <table:table-cell table:formula="of:=([.M107]+[.M108]+[.M109])*[.N20]" office:value-type="float" office:value="0.01443672502272" calcext:value-type="float">
            <text:p>0.0144367250227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formula="of:=([.B110]+[.B109])*[.C$2]" office:value-type="float" office:value="0" calcext:value-type="float">
            <text:p>0</text:p>
          </table:table-cell>
          <table:table-cell table:formula="of:=([.C110]+[.C109])*[.D$2]" office:value-type="float" office:value="0" calcext:value-type="float">
            <text:p>0</text:p>
          </table:table-cell>
          <table:table-cell table:formula="of:=([.D110]+[.D109])*[.E$2]" office:value-type="float" office:value="0" calcext:value-type="float">
            <text:p>0</text:p>
          </table:table-cell>
          <table:table-cell table:formula="of:=([.E110]+[.E109])*[.F$2]" office:value-type="float" office:value="0" calcext:value-type="float">
            <text:p>0</text:p>
          </table:table-cell>
          <table:table-cell table:formula="of:=([.F110]+[.F109])*[.G$2]" office:value-type="float" office:value="0" calcext:value-type="float">
            <text:p>0</text:p>
          </table:table-cell>
          <table:table-cell table:formula="of:=([.G110]+[.G109])*[.H$2]" office:value-type="float" office:value="0" calcext:value-type="float">
            <text:p>0</text:p>
          </table:table-cell>
          <table:table-cell table:formula="of:=([.H110]+[.H109])*[.I$2]" office:value-type="float" office:value="0" calcext:value-type="float">
            <text:p>0</text:p>
          </table:table-cell>
          <table:table-cell table:formula="of:=([.I110]+[.I109])*[.J$2]" office:value-type="float" office:value="0" calcext:value-type="float">
            <text:p>0</text:p>
          </table:table-cell>
          <table:table-cell table:formula="of:=([.J110]+[.J109])*[.K$2]" office:value-type="float" office:value="0" calcext:value-type="float">
            <text:p>0</text:p>
          </table:table-cell>
          <table:table-cell table:formula="of:=([.K110]+[.K109])*[.L$2]" office:value-type="float" office:value="0" calcext:value-type="float">
            <text:p>0</text:p>
          </table:table-cell>
          <table:table-cell table:formula="of:=([.L110]+[.L109])*[.M$2]" office:value-type="float" office:value="0" calcext:value-type="float">
            <text:p>0</text:p>
          </table:table-cell>
          <table:table-cell table:formula="of:=([.M110]+[.M109])*[.N$2]" office:value-type="float" office:value="0" calcext:value-type="float">
            <text:p>0</text:p>
          </table:table-cell>
          <table:table-cell table:formula="of:=([.N110]+[.N109])*[.O$2]" office:value-type="float" office:value="0.001443672502272" calcext:value-type="float">
            <text:p>0.00144367250227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string" calcext:value-type="string">
            <text:p><text:s/></text:p>
          </table:table-cell>
          <table:table-cell table:formula="of:=[.B39]" office:value-type="float" office:value="0" calcext:value-type="float">
            <text:p>0</text:p>
          </table:table-cell>
          <table:table-cell table:formula="of:=([.B109]+[.B110]+[.B111])*[.C39]" office:value-type="float" office:value="0" calcext:value-type="float">
            <text:p>0</text:p>
          </table:table-cell>
          <table:table-cell table:formula="of:=([.C109]+[.C110]+[.C111])*[.D39]" office:value-type="float" office:value="0" calcext:value-type="float">
            <text:p>0</text:p>
          </table:table-cell>
          <table:table-cell table:formula="of:=([.D109]+[.D110]+[.D111])*[.E39]" office:value-type="float" office:value="0" calcext:value-type="float">
            <text:p>0</text:p>
          </table:table-cell>
          <table:table-cell table:formula="of:=([.E109]+[.E110]+[.E111])*[.F39]" office:value-type="float" office:value="0" calcext:value-type="float">
            <text:p>0</text:p>
          </table:table-cell>
          <table:table-cell table:formula="of:=([.F109]+[.F110]+[.F111])*[.G39]" office:value-type="float" office:value="0" calcext:value-type="float">
            <text:p>0</text:p>
          </table:table-cell>
          <table:table-cell table:formula="of:=([.G109]+[.G110]+[.G111])*[.H39]" office:value-type="float" office:value="0" calcext:value-type="float">
            <text:p>0</text:p>
          </table:table-cell>
          <table:table-cell table:formula="of:=([.H109]+[.H110]+[.H111])*[.I39]" office:value-type="float" office:value="0" calcext:value-type="float">
            <text:p>0</text:p>
          </table:table-cell>
          <table:table-cell table:formula="of:=([.I109]+[.I110]+[.I111])*[.J39]" office:value-type="float" office:value="0" calcext:value-type="float">
            <text:p>0</text:p>
          </table:table-cell>
          <table:table-cell table:formula="of:=([.J109]+[.J110]+[.J111])*[.K39]" office:value-type="float" office:value="0" calcext:value-type="float">
            <text:p>0</text:p>
          </table:table-cell>
          <table:table-cell table:formula="of:=([.K109]+[.K110]+[.K111])*[.L39]" office:value-type="float" office:value="0" calcext:value-type="float">
            <text:p>0</text:p>
          </table:table-cell>
          <table:table-cell table:formula="of:=([.L109]+[.L110]+[.L111])*[.M39]" office:value-type="float" office:value="0" calcext:value-type="float">
            <text:p>0</text:p>
          </table:table-cell>
          <table:table-cell table:formula="of:=([.M109]+[.M110]+[.M111])*[.N39]" office:value-type="float" office:value="0" calcext:value-type="float">
            <text:p>0</text:p>
          </table:table-cell>
          <table:table-cell table:formula="of:=([.N109]+[.N110]+[.N111])*[.O39]" office:value-type="float" office:value="0.012993052520448" calcext:value-type="float">
            <text:p>0.01299305252044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formula="of:=([.B112]+[.B111])*[.C$2]" office:value-type="float" office:value="0" calcext:value-type="float">
            <text:p>0</text:p>
          </table:table-cell>
          <table:table-cell table:formula="of:=([.C112]+[.C111])*[.D$2]" office:value-type="float" office:value="0" calcext:value-type="float">
            <text:p>0</text:p>
          </table:table-cell>
          <table:table-cell table:formula="of:=([.D112]+[.D111])*[.E$2]" office:value-type="float" office:value="0" calcext:value-type="float">
            <text:p>0</text:p>
          </table:table-cell>
          <table:table-cell table:formula="of:=([.E112]+[.E111])*[.F$2]" office:value-type="float" office:value="0" calcext:value-type="float">
            <text:p>0</text:p>
          </table:table-cell>
          <table:table-cell table:formula="of:=([.F112]+[.F111])*[.G$2]" office:value-type="float" office:value="0" calcext:value-type="float">
            <text:p>0</text:p>
          </table:table-cell>
          <table:table-cell table:formula="of:=([.G112]+[.G111])*[.H$2]" office:value-type="float" office:value="0" calcext:value-type="float">
            <text:p>0</text:p>
          </table:table-cell>
          <table:table-cell table:formula="of:=([.H112]+[.H111])*[.I$2]" office:value-type="float" office:value="0" calcext:value-type="float">
            <text:p>0</text:p>
          </table:table-cell>
          <table:table-cell table:formula="of:=([.I112]+[.I111])*[.J$2]" office:value-type="float" office:value="0" calcext:value-type="float">
            <text:p>0</text:p>
          </table:table-cell>
          <table:table-cell table:formula="of:=([.J112]+[.J111])*[.K$2]" office:value-type="float" office:value="0" calcext:value-type="float">
            <text:p>0</text:p>
          </table:table-cell>
          <table:table-cell table:formula="of:=([.K112]+[.K111])*[.L$2]" office:value-type="float" office:value="0" calcext:value-type="float">
            <text:p>0</text:p>
          </table:table-cell>
          <table:table-cell table:formula="of:=([.L112]+[.L111])*[.M$2]" office:value-type="float" office:value="0" calcext:value-type="float">
            <text:p>0</text:p>
          </table:table-cell>
          <table:table-cell table:formula="of:=([.M112]+[.M111])*[.N$2]" office:value-type="float" office:value="0" calcext:value-type="float">
            <text:p>0</text:p>
          </table:table-cell>
          <table:table-cell table:formula="of:=([.N112]+[.N111])*[.O$2]" office:value-type="float" office:value="0" calcext:value-type="float">
            <text:p>0</text:p>
          </table:table-cell>
          <table:table-cell table:formula="of:=([.O112]+[.O111])*[.P$2]" office:value-type="float" office:value="0.0038979157561344" calcext:value-type="float">
            <text:p>0.00389791575613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float" office:value="5" calcext:value-type="float">
            <text:p>5</text:p>
          </table:table-cell>
          <table:table-cell table:formula="of:=[.B34]" office:value-type="float" office:value="0" calcext:value-type="float">
            <text:p>0</text:p>
          </table:table-cell>
          <table:table-cell table:formula="of:=([.B111]+[.B112]+[.B113])*[.C34]" office:value-type="float" office:value="0" calcext:value-type="float">
            <text:p>0</text:p>
          </table:table-cell>
          <table:table-cell table:formula="of:=([.C111]+[.C112]+[.C113])*[.D34]" office:value-type="float" office:value="0" calcext:value-type="float">
            <text:p>0</text:p>
          </table:table-cell>
          <table:table-cell table:formula="of:=([.D111]+[.D112]+[.D113])*[.E34]" office:value-type="float" office:value="0" calcext:value-type="float">
            <text:p>0</text:p>
          </table:table-cell>
          <table:table-cell table:formula="of:=([.E111]+[.E112]+[.E113])*[.F34]" office:value-type="float" office:value="0" calcext:value-type="float">
            <text:p>0</text:p>
          </table:table-cell>
          <table:table-cell table:formula="of:=([.F111]+[.F112]+[.F113])*[.G34]" office:value-type="float" office:value="0" calcext:value-type="float">
            <text:p>0</text:p>
          </table:table-cell>
          <table:table-cell table:formula="of:=([.G111]+[.G112]+[.G113])*[.H34]" office:value-type="float" office:value="0" calcext:value-type="float">
            <text:p>0</text:p>
          </table:table-cell>
          <table:table-cell table:formula="of:=([.H111]+[.H112]+[.H113])*[.I34]" office:value-type="float" office:value="0" calcext:value-type="float">
            <text:p>0</text:p>
          </table:table-cell>
          <table:table-cell table:formula="of:=([.I111]+[.I112]+[.I113])*[.J34]" office:value-type="float" office:value="0" calcext:value-type="float">
            <text:p>0</text:p>
          </table:table-cell>
          <table:table-cell table:formula="of:=([.J111]+[.J112]+[.J113])*[.K34]" office:value-type="float" office:value="0" calcext:value-type="float">
            <text:p>0</text:p>
          </table:table-cell>
          <table:table-cell table:formula="of:=([.K111]+[.K112]+[.K113])*[.L34]" office:value-type="float" office:value="0" calcext:value-type="float">
            <text:p>0</text:p>
          </table:table-cell>
          <table:table-cell table:formula="of:=([.L111]+[.L112]+[.L113])*[.M34]" office:value-type="float" office:value="0" calcext:value-type="float">
            <text:p>0</text:p>
          </table:table-cell>
          <table:table-cell table:formula="of:=([.M111]+[.M112]+[.M113])*[.N34]" office:value-type="float" office:value="0" calcext:value-type="float">
            <text:p>0</text:p>
          </table:table-cell>
          <table:table-cell table:formula="of:=([.N111]+[.N112]+[.N113])*[.O34]" office:value-type="float" office:value="0" calcext:value-type="float">
            <text:p>0</text:p>
          </table:table-cell>
          <table:table-cell table:formula="of:=([.O111]+[.O112]+[.O113])*[.P34]" office:value-type="float" office:value="0.0038979157561344" calcext:value-type="float">
            <text:p>0.003897915756134</text:p>
          </table:table-cell>
          <table:table-cell table:formula="of:=([.P111]+[.P112]+[.P113])*[.Q34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formula="of:=([.B114]+[.B113])*[.C$2]" office:value-type="float" office:value="0" calcext:value-type="float">
            <text:p>0</text:p>
          </table:table-cell>
          <table:table-cell table:formula="of:=([.C114]+[.C113])*[.D$2]" office:value-type="float" office:value="0" calcext:value-type="float">
            <text:p>0</text:p>
          </table:table-cell>
          <table:table-cell table:formula="of:=([.D114]+[.D113])*[.E$2]" office:value-type="float" office:value="0" calcext:value-type="float">
            <text:p>0</text:p>
          </table:table-cell>
          <table:table-cell table:formula="of:=([.E114]+[.E113])*[.F$2]" office:value-type="float" office:value="0" calcext:value-type="float">
            <text:p>0</text:p>
          </table:table-cell>
          <table:table-cell table:formula="of:=([.F114]+[.F113])*[.G$2]" office:value-type="float" office:value="0" calcext:value-type="float">
            <text:p>0</text:p>
          </table:table-cell>
          <table:table-cell table:formula="of:=([.G114]+[.G113])*[.H$2]" office:value-type="float" office:value="0" calcext:value-type="float">
            <text:p>0</text:p>
          </table:table-cell>
          <table:table-cell table:formula="of:=([.H114]+[.H113])*[.I$2]" office:value-type="float" office:value="0" calcext:value-type="float">
            <text:p>0</text:p>
          </table:table-cell>
          <table:table-cell table:formula="of:=([.I114]+[.I113])*[.J$2]" office:value-type="float" office:value="0" calcext:value-type="float">
            <text:p>0</text:p>
          </table:table-cell>
          <table:table-cell table:formula="of:=([.J114]+[.J113])*[.K$2]" office:value-type="float" office:value="0" calcext:value-type="float">
            <text:p>0</text:p>
          </table:table-cell>
          <table:table-cell table:formula="of:=([.K114]+[.K113])*[.L$2]" office:value-type="float" office:value="0" calcext:value-type="float">
            <text:p>0</text:p>
          </table:table-cell>
          <table:table-cell table:formula="of:=([.L114]+[.L113])*[.M$2]" office:value-type="float" office:value="0" calcext:value-type="float">
            <text:p>0</text:p>
          </table:table-cell>
          <table:table-cell table:formula="of:=([.M114]+[.M113])*[.N$2]" office:value-type="float" office:value="0" calcext:value-type="float">
            <text:p>0</text:p>
          </table:table-cell>
          <table:table-cell table:formula="of:=([.N114]+[.N113])*[.O$2]" office:value-type="float" office:value="0" calcext:value-type="float">
            <text:p>0</text:p>
          </table:table-cell>
          <table:table-cell table:formula="of:=([.O114]+[.O113])*[.P$2]" office:value-type="float" office:value="0" calcext:value-type="float">
            <text:p>0</text:p>
          </table:table-cell>
          <table:table-cell table:formula="of:=([.P114]+[.P113])*[.Q$2]" office:value-type="float" office:value="0.00350812418052096" calcext:value-type="float">
            <text:p>0.0035081241805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float" office:value="6" calcext:value-type="float">
            <text:p>6</text:p>
          </table:table-cell>
          <table:table-cell table:formula="of:=[.B35]" office:value-type="float" office:value="0" calcext:value-type="float">
            <text:p>0</text:p>
          </table:table-cell>
          <table:table-cell table:formula="of:=([.B113]+[.B114]+[.B115])*[.C35]" office:value-type="float" office:value="0" calcext:value-type="float">
            <text:p>0</text:p>
          </table:table-cell>
          <table:table-cell table:formula="of:=([.C113]+[.C114]+[.C115])*[.D35]" office:value-type="float" office:value="0" calcext:value-type="float">
            <text:p>0</text:p>
          </table:table-cell>
          <table:table-cell table:formula="of:=([.D113]+[.D114]+[.D115])*[.E35]" office:value-type="float" office:value="0" calcext:value-type="float">
            <text:p>0</text:p>
          </table:table-cell>
          <table:table-cell table:formula="of:=([.E113]+[.E114]+[.E115])*[.F35]" office:value-type="float" office:value="0" calcext:value-type="float">
            <text:p>0</text:p>
          </table:table-cell>
          <table:table-cell table:formula="of:=([.F113]+[.F114]+[.F115])*[.G35]" office:value-type="float" office:value="0" calcext:value-type="float">
            <text:p>0</text:p>
          </table:table-cell>
          <table:table-cell table:formula="of:=([.G113]+[.G114]+[.G115])*[.H35]" office:value-type="float" office:value="0" calcext:value-type="float">
            <text:p>0</text:p>
          </table:table-cell>
          <table:table-cell table:formula="of:=([.H113]+[.H114]+[.H115])*[.I35]" office:value-type="float" office:value="0" calcext:value-type="float">
            <text:p>0</text:p>
          </table:table-cell>
          <table:table-cell table:formula="of:=([.I113]+[.I114]+[.I115])*[.J35]" office:value-type="float" office:value="0" calcext:value-type="float">
            <text:p>0</text:p>
          </table:table-cell>
          <table:table-cell table:formula="of:=([.J113]+[.J114]+[.J115])*[.K35]" office:value-type="float" office:value="0" calcext:value-type="float">
            <text:p>0</text:p>
          </table:table-cell>
          <table:table-cell table:formula="of:=([.K113]+[.K114]+[.K115])*[.L35]" office:value-type="float" office:value="0" calcext:value-type="float">
            <text:p>0</text:p>
          </table:table-cell>
          <table:table-cell table:formula="of:=([.L113]+[.L114]+[.L115])*[.M35]" office:value-type="float" office:value="0" calcext:value-type="float">
            <text:p>0</text:p>
          </table:table-cell>
          <table:table-cell table:formula="of:=([.M113]+[.M114]+[.M115])*[.N35]" office:value-type="float" office:value="0" calcext:value-type="float">
            <text:p>0</text:p>
          </table:table-cell>
          <table:table-cell table:formula="of:=([.N113]+[.N114]+[.N115])*[.O35]" office:value-type="float" office:value="0" calcext:value-type="float">
            <text:p>0</text:p>
          </table:table-cell>
          <table:table-cell table:formula="of:=([.O113]+[.O114]+[.O115])*[.P35]" office:value-type="float" office:value="0" calcext:value-type="float">
            <text:p>0</text:p>
          </table:table-cell>
          <table:table-cell table:formula="of:=([.P113]+[.P114]+[.P115])*[.Q35]" office:value-type="float" office:value="0.00038979157561344" calcext:value-type="float">
            <text:p>0.000389791575613</text:p>
          </table:table-cell>
          <table:table-cell table:formula="of:=([.Q113]+[.Q114]+[.Q115])*[.R3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formula="of:=([.B116]+[.B115])*[.C$2]" office:value-type="float" office:value="0" calcext:value-type="float">
            <text:p>0</text:p>
          </table:table-cell>
          <table:table-cell table:formula="of:=([.C116]+[.C115])*[.D$2]" office:value-type="float" office:value="0" calcext:value-type="float">
            <text:p>0</text:p>
          </table:table-cell>
          <table:table-cell table:formula="of:=([.D116]+[.D115])*[.E$2]" office:value-type="float" office:value="0" calcext:value-type="float">
            <text:p>0</text:p>
          </table:table-cell>
          <table:table-cell table:formula="of:=([.E116]+[.E115])*[.F$2]" office:value-type="float" office:value="0" calcext:value-type="float">
            <text:p>0</text:p>
          </table:table-cell>
          <table:table-cell table:formula="of:=([.F116]+[.F115])*[.G$2]" office:value-type="float" office:value="0" calcext:value-type="float">
            <text:p>0</text:p>
          </table:table-cell>
          <table:table-cell table:formula="of:=([.G116]+[.G115])*[.H$2]" office:value-type="float" office:value="0" calcext:value-type="float">
            <text:p>0</text:p>
          </table:table-cell>
          <table:table-cell table:formula="of:=([.H116]+[.H115])*[.I$2]" office:value-type="float" office:value="0" calcext:value-type="float">
            <text:p>0</text:p>
          </table:table-cell>
          <table:table-cell table:formula="of:=([.I116]+[.I115])*[.J$2]" office:value-type="float" office:value="0" calcext:value-type="float">
            <text:p>0</text:p>
          </table:table-cell>
          <table:table-cell table:formula="of:=([.J116]+[.J115])*[.K$2]" office:value-type="float" office:value="0" calcext:value-type="float">
            <text:p>0</text:p>
          </table:table-cell>
          <table:table-cell table:formula="of:=([.K116]+[.K115])*[.L$2]" office:value-type="float" office:value="0" calcext:value-type="float">
            <text:p>0</text:p>
          </table:table-cell>
          <table:table-cell table:formula="of:=([.L116]+[.L115])*[.M$2]" office:value-type="float" office:value="0" calcext:value-type="float">
            <text:p>0</text:p>
          </table:table-cell>
          <table:table-cell table:formula="of:=([.M116]+[.M115])*[.N$2]" office:value-type="float" office:value="0" calcext:value-type="float">
            <text:p>0</text:p>
          </table:table-cell>
          <table:table-cell table:formula="of:=([.N116]+[.N115])*[.O$2]" office:value-type="float" office:value="0" calcext:value-type="float">
            <text:p>0</text:p>
          </table:table-cell>
          <table:table-cell table:formula="of:=([.O116]+[.O115])*[.P$2]" office:value-type="float" office:value="0" calcext:value-type="float">
            <text:p>0</text:p>
          </table:table-cell>
          <table:table-cell table:formula="of:=([.P116]+[.P115])*[.Q$2]" office:value-type="float" office:value="0" calcext:value-type="float">
            <text:p>0</text:p>
          </table:table-cell>
          <table:table-cell table:formula="of:=([.Q116]+[.Q115])*[.R$2]" office:value-type="float" office:value="0.000155916630245376" calcext:value-type="float">
            <text:p>0.0001559166302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float" office:value="5" calcext:value-type="float">
            <text:p>5</text:p>
          </table:table-cell>
          <table:table-cell table:formula="of:=[.B34]" office:value-type="float" office:value="0" calcext:value-type="float">
            <text:p>0</text:p>
          </table:table-cell>
          <table:table-cell table:formula="of:=([.B115]+[.B116]+[.B117])*[.C34]" office:value-type="float" office:value="0" calcext:value-type="float">
            <text:p>0</text:p>
          </table:table-cell>
          <table:table-cell table:formula="of:=([.C115]+[.C116]+[.C117])*[.D34]" office:value-type="float" office:value="0" calcext:value-type="float">
            <text:p>0</text:p>
          </table:table-cell>
          <table:table-cell table:formula="of:=([.D115]+[.D116]+[.D117])*[.E34]" office:value-type="float" office:value="0" calcext:value-type="float">
            <text:p>0</text:p>
          </table:table-cell>
          <table:table-cell table:formula="of:=([.E115]+[.E116]+[.E117])*[.F34]" office:value-type="float" office:value="0" calcext:value-type="float">
            <text:p>0</text:p>
          </table:table-cell>
          <table:table-cell table:formula="of:=([.F115]+[.F116]+[.F117])*[.G34]" office:value-type="float" office:value="0" calcext:value-type="float">
            <text:p>0</text:p>
          </table:table-cell>
          <table:table-cell table:formula="of:=([.G115]+[.G116]+[.G117])*[.H34]" office:value-type="float" office:value="0" calcext:value-type="float">
            <text:p>0</text:p>
          </table:table-cell>
          <table:table-cell table:formula="of:=([.H115]+[.H116]+[.H117])*[.I34]" office:value-type="float" office:value="0" calcext:value-type="float">
            <text:p>0</text:p>
          </table:table-cell>
          <table:table-cell table:formula="of:=([.I115]+[.I116]+[.I117])*[.J34]" office:value-type="float" office:value="0" calcext:value-type="float">
            <text:p>0</text:p>
          </table:table-cell>
          <table:table-cell table:formula="of:=([.J115]+[.J116]+[.J117])*[.K34]" office:value-type="float" office:value="0" calcext:value-type="float">
            <text:p>0</text:p>
          </table:table-cell>
          <table:table-cell table:formula="of:=([.K115]+[.K116]+[.K117])*[.L34]" office:value-type="float" office:value="0" calcext:value-type="float">
            <text:p>0</text:p>
          </table:table-cell>
          <table:table-cell table:formula="of:=([.L115]+[.L116]+[.L117])*[.M34]" office:value-type="float" office:value="0" calcext:value-type="float">
            <text:p>0</text:p>
          </table:table-cell>
          <table:table-cell table:formula="of:=([.M115]+[.M116]+[.M117])*[.N34]" office:value-type="float" office:value="0" calcext:value-type="float">
            <text:p>0</text:p>
          </table:table-cell>
          <table:table-cell table:formula="of:=([.N115]+[.N116]+[.N117])*[.O34]" office:value-type="float" office:value="0" calcext:value-type="float">
            <text:p>0</text:p>
          </table:table-cell>
          <table:table-cell table:formula="of:=([.O115]+[.O116]+[.O117])*[.P34]" office:value-type="float" office:value="0" calcext:value-type="float">
            <text:p>0</text:p>
          </table:table-cell>
          <table:table-cell table:formula="of:=([.P115]+[.P116]+[.P117])*[.Q34]" office:value-type="float" office:value="0" calcext:value-type="float">
            <text:p>0</text:p>
          </table:table-cell>
          <table:table-cell table:formula="of:=([.Q115]+[.Q116]+[.Q117])*[.R34]" office:value-type="float" office:value="0.000233874945368064" calcext:value-type="float">
            <text:p>0.000233874945368</text:p>
          </table:table-cell>
          <table:table-cell table:formula="of:=([.R115]+[.R116]+[.R117])*[.S34]" office:value-type="float" office:value="0.000038979157561344" calcext:value-type="float">
            <text:p>3.8979157561344E-05</text:p>
          </table:table-cell>
        </table:table-row>
        <table:table-row table:style-name="ro1">
          <table:table-cell table:style-name="Default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formula="of:=([.B118]+[.B117])*[.C$2]" office:value-type="float" office:value="0" calcext:value-type="float">
            <text:p>0</text:p>
          </table:table-cell>
          <table:table-cell table:formula="of:=([.C118]+[.C117])*[.D$2]" office:value-type="float" office:value="0" calcext:value-type="float">
            <text:p>0</text:p>
          </table:table-cell>
          <table:table-cell table:formula="of:=([.D118]+[.D117])*[.E$2]" office:value-type="float" office:value="0" calcext:value-type="float">
            <text:p>0</text:p>
          </table:table-cell>
          <table:table-cell table:formula="of:=([.E118]+[.E117])*[.F$2]" office:value-type="float" office:value="0" calcext:value-type="float">
            <text:p>0</text:p>
          </table:table-cell>
          <table:table-cell table:formula="of:=([.F118]+[.F117])*[.G$2]" office:value-type="float" office:value="0" calcext:value-type="float">
            <text:p>0</text:p>
          </table:table-cell>
          <table:table-cell table:formula="of:=([.G118]+[.G117])*[.H$2]" office:value-type="float" office:value="0" calcext:value-type="float">
            <text:p>0</text:p>
          </table:table-cell>
          <table:table-cell table:formula="of:=([.H118]+[.H117])*[.I$2]" office:value-type="float" office:value="0" calcext:value-type="float">
            <text:p>0</text:p>
          </table:table-cell>
          <table:table-cell table:formula="of:=([.I118]+[.I117])*[.J$2]" office:value-type="float" office:value="0" calcext:value-type="float">
            <text:p>0</text:p>
          </table:table-cell>
          <table:table-cell table:formula="of:=([.J118]+[.J117])*[.K$2]" office:value-type="float" office:value="0" calcext:value-type="float">
            <text:p>0</text:p>
          </table:table-cell>
          <table:table-cell table:formula="of:=([.K118]+[.K117])*[.L$2]" office:value-type="float" office:value="0" calcext:value-type="float">
            <text:p>0</text:p>
          </table:table-cell>
          <table:table-cell table:formula="of:=([.L118]+[.L117])*[.M$2]" office:value-type="float" office:value="0" calcext:value-type="float">
            <text:p>0</text:p>
          </table:table-cell>
          <table:table-cell table:formula="of:=([.M118]+[.M117])*[.N$2]" office:value-type="float" office:value="0" calcext:value-type="float">
            <text:p>0</text:p>
          </table:table-cell>
          <table:table-cell table:formula="of:=([.N118]+[.N117])*[.O$2]" office:value-type="float" office:value="0" calcext:value-type="float">
            <text:p>0</text:p>
          </table:table-cell>
          <table:table-cell table:formula="of:=([.O118]+[.O117])*[.P$2]" office:value-type="float" office:value="0" calcext:value-type="float">
            <text:p>0</text:p>
          </table:table-cell>
          <table:table-cell table:formula="of:=([.P118]+[.P117])*[.Q$2]" office:value-type="float" office:value="0" calcext:value-type="float">
            <text:p>0</text:p>
          </table:table-cell>
          <table:table-cell table:formula="of:=([.Q118]+[.Q117])*[.R$2]" office:value-type="float" office:value="0" calcext:value-type="float">
            <text:p>0</text:p>
          </table:table-cell>
          <table:table-cell table:formula="of:=([.R118]+[.R117])*[.S$2]" office:value-type="float" office:value="0.000210487450831258" calcext:value-type="float">
            <text:p>0.000210487450831</text:p>
          </table:table-cell>
        </table:table-row>
        <table:table-row table:style-name="ro1" table:number-rows-repeated="2">
          <table:table-cell table:style-name="Default"/>
          <table:table-cell table:number-columns-repeated="18"/>
        </table:table-row>
        <table:table-row table:style-name="ro1">
          <table:table-cell table:style-name="Default" office:value-type="string" calcext:value-type="string">
            <text:p>$\beta$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8" calcext:value-type="float">
            <text:p>18</text:p>
          </table:table-cell>
        </table:table-row>
        <table:table-row table:style-name="ro1">
          <table:table-cell table:style-name="Default" office:value-type="string" calcext:value-type="string">
            <text:p>-</text:p>
          </table:table-cell>
          <table:table-cell table:formula="of:=([.C122]+[.C123])*[.B$2]" office:value-type="float" office:value="0.000249466608392602" calcext:value-type="float">
            <text:p>0.000249466608393</text:p>
          </table:table-cell>
          <table:table-cell table:formula="of:=([.D122]+[.D123])*[.C$2]" office:value-type="float" office:value="0.000218549806497792" calcext:value-type="float">
            <text:p>0.000218549806498</text:p>
          </table:table-cell>
          <table:table-cell table:formula="of:=([.E122]+[.E123])*[.D$2]" office:value-type="float" office:value="0.00003997862313984" calcext:value-type="float">
            <text:p>3.997862313984E-05</text:p>
          </table:table-cell>
          <table:table-cell table:formula="of:=([.F122]+[.F123])*[.E$2]" office:value-type="float" office:value="0" calcext:value-type="float">
            <text:p>0</text:p>
          </table:table-cell>
          <table:table-cell table:formula="of:=([.G122]+[.G123])*[.F$2]" office:value-type="float" office:value="0" calcext:value-type="float">
            <text:p>0</text:p>
          </table:table-cell>
          <table:table-cell table:formula="of:=([.H122]+[.H123])*[.G$2]" office:value-type="float" office:value="0" calcext:value-type="float">
            <text:p>0</text:p>
          </table:table-cell>
          <table:table-cell table:formula="of:=([.I122]+[.I123])*[.H$2]" office:value-type="float" office:value="0" calcext:value-type="float">
            <text:p>0</text:p>
          </table:table-cell>
          <table:table-cell table:formula="of:=([.J122]+[.J123])*[.I$2]" office:value-type="float" office:value="0" calcext:value-type="float">
            <text:p>0</text:p>
          </table:table-cell>
          <table:table-cell table:formula="of:=([.K122]+[.K123])*[.J$2]" office:value-type="float" office:value="0" calcext:value-type="float">
            <text:p>0</text:p>
          </table:table-cell>
          <table:table-cell table:formula="of:=([.L122]+[.L123])*[.K$2]" office:value-type="float" office:value="0" calcext:value-type="float">
            <text:p>0</text:p>
          </table:table-cell>
          <table:table-cell table:formula="of:=([.M122]+[.M123])*[.L$2]" office:value-type="float" office:value="0" calcext:value-type="float">
            <text:p>0</text:p>
          </table:table-cell>
          <table:table-cell table:formula="of:=([.N122]+[.N123])*[.M$2]" office:value-type="float" office:value="0" calcext:value-type="float">
            <text:p>0</text:p>
          </table:table-cell>
          <table:table-cell table:formula="of:=([.O122]+[.O123])*[.N$2]" office:value-type="float" office:value="0" calcext:value-type="float">
            <text:p>0</text:p>
          </table:table-cell>
          <table:table-cell table:formula="of:=([.P122]+[.P123])*[.O$2]" office:value-type="float" office:value="0" calcext:value-type="float">
            <text:p>0</text:p>
          </table:table-cell>
          <table:table-cell table:formula="of:=([.Q122]+[.Q123])*[.P$2]" office:value-type="float" office:value="0" calcext:value-type="float">
            <text:p>0</text:p>
          </table:table-cell>
          <table:table-cell table:formula="of:=([.R122]+[.R123])*[.Q$2]" office:value-type="float" office:value="0" calcext:value-type="float">
            <text:p>0</text:p>
          </table:table-cell>
          <table:table-cell table:formula="of:=([.S122]+[.S123])*[.R$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string" calcext:value-type="string">
            <text:p>N</text:p>
          </table:table-cell>
          <table:table-cell table:formula="of:=([.C123]+[.C124]+[.C125])*[.B16]" office:value-type="float" office:value="0" calcext:value-type="float">
            <text:p>0</text:p>
          </table:table-cell>
          <table:table-cell table:formula="of:=([.D123]+[.D124]+[.D125])*[.C16]" office:value-type="float" office:value="0.000058635313938432" calcext:value-type="float">
            <text:p>5.8635313938432E-05</text:p>
          </table:table-cell>
          <table:table-cell table:formula="of:=([.E123]+[.E124]+[.E125])*[.D16]" office:value-type="float" office:value="0.0002332086349824" calcext:value-type="float">
            <text:p>0.000233208634982</text:p>
          </table:table-cell>
          <table:table-cell table:formula="of:=([.F123]+[.F124]+[.F125])*[.E16]" office:value-type="float" office:value="0.0001332620771328" calcext:value-type="float">
            <text:p>0.000133262077133</text:p>
          </table:table-cell>
          <table:table-cell table:formula="of:=([.G123]+[.G124]+[.G125])*[.F16]" office:value-type="float" office:value="0" calcext:value-type="float">
            <text:p>0</text:p>
          </table:table-cell>
          <table:table-cell table:formula="of:=([.H123]+[.H124]+[.H125])*[.G16]" office:value-type="float" office:value="0" calcext:value-type="float">
            <text:p>0</text:p>
          </table:table-cell>
          <table:table-cell table:formula="of:=([.I123]+[.I124]+[.I125])*[.H16]" office:value-type="float" office:value="0" calcext:value-type="float">
            <text:p>0</text:p>
          </table:table-cell>
          <table:table-cell table:formula="of:=([.J123]+[.J124]+[.J125])*[.I16]" office:value-type="float" office:value="0" calcext:value-type="float">
            <text:p>0</text:p>
          </table:table-cell>
          <table:table-cell table:formula="of:=([.K123]+[.K124]+[.K125])*[.J16]" office:value-type="float" office:value="0" calcext:value-type="float">
            <text:p>0</text:p>
          </table:table-cell>
          <table:table-cell table:formula="of:=([.L123]+[.L124]+[.L125])*[.K16]" office:value-type="float" office:value="0" calcext:value-type="float">
            <text:p>0</text:p>
          </table:table-cell>
          <table:table-cell table:formula="of:=([.M123]+[.M124]+[.M125])*[.L16]" office:value-type="float" office:value="0" calcext:value-type="float">
            <text:p>0</text:p>
          </table:table-cell>
          <table:table-cell table:formula="of:=([.N123]+[.N124]+[.N125])*[.M16]" office:value-type="float" office:value="0" calcext:value-type="float">
            <text:p>0</text:p>
          </table:table-cell>
          <table:table-cell table:formula="of:=([.O123]+[.O124]+[.O125])*[.N16]" office:value-type="float" office:value="0" calcext:value-type="float">
            <text:p>0</text:p>
          </table:table-cell>
          <table:table-cell table:formula="of:=([.P123]+[.P124]+[.P125])*[.O16]" office:value-type="float" office:value="0" calcext:value-type="float">
            <text:p>0</text:p>
          </table:table-cell>
          <table:table-cell table:formula="of:=([.Q123]+[.Q124]+[.Q125])*[.P16]" office:value-type="float" office:value="0" calcext:value-type="float">
            <text:p>0</text:p>
          </table:table-cell>
          <table:table-cell table:formula="of:=([.R123]+[.R124]+[.R125])*[.Q16]" office:value-type="float" office:value="0" calcext:value-type="float">
            <text:p>0</text:p>
          </table:table-cell>
          <table:table-cell table:formula="of:=([.S123]+[.S124]+[.S125])*[.R1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string" calcext:value-type="string">
            <text:p>-</text:p>
          </table:table-cell>
          <table:table-cell table:formula="of:=([.C124]+[.C125])*[.B$2]" office:value-type="float" office:value="0.0000431769129910272" calcext:value-type="float">
            <text:p>4.31769129910272E-05</text:p>
          </table:table-cell>
          <table:table-cell table:formula="of:=([.D124]+[.D125])*[.C$2]" office:value-type="float" office:value="0.000047974347767808" calcext:value-type="float">
            <text:p>4.7974347767808E-05</text:p>
          </table:table-cell>
          <table:table-cell table:formula="of:=([.E124]+[.E125])*[.D$2]" office:value-type="float" office:value="0.00005996793470976" calcext:value-type="float">
            <text:p>5.996793470976E-05</text:p>
          </table:table-cell>
          <table:table-cell table:formula="of:=([.F124]+[.F125])*[.E$2]" office:value-type="float" office:value="0.0001998931156992" calcext:value-type="float">
            <text:p>0.000199893115699</text:p>
          </table:table-cell>
          <table:table-cell table:formula="of:=([.G124]+[.G125])*[.F$2]" office:value-type="float" office:value="0" calcext:value-type="float">
            <text:p>0</text:p>
          </table:table-cell>
          <table:table-cell table:formula="of:=([.H124]+[.H125])*[.G$2]" office:value-type="float" office:value="0" calcext:value-type="float">
            <text:p>0</text:p>
          </table:table-cell>
          <table:table-cell table:formula="of:=([.I124]+[.I125])*[.H$2]" office:value-type="float" office:value="0" calcext:value-type="float">
            <text:p>0</text:p>
          </table:table-cell>
          <table:table-cell table:formula="of:=([.J124]+[.J125])*[.I$2]" office:value-type="float" office:value="0" calcext:value-type="float">
            <text:p>0</text:p>
          </table:table-cell>
          <table:table-cell table:formula="of:=([.K124]+[.K125])*[.J$2]" office:value-type="float" office:value="0" calcext:value-type="float">
            <text:p>0</text:p>
          </table:table-cell>
          <table:table-cell table:formula="of:=([.L124]+[.L125])*[.K$2]" office:value-type="float" office:value="0" calcext:value-type="float">
            <text:p>0</text:p>
          </table:table-cell>
          <table:table-cell table:formula="of:=([.M124]+[.M125])*[.L$2]" office:value-type="float" office:value="0" calcext:value-type="float">
            <text:p>0</text:p>
          </table:table-cell>
          <table:table-cell table:formula="of:=([.N124]+[.N125])*[.M$2]" office:value-type="float" office:value="0" calcext:value-type="float">
            <text:p>0</text:p>
          </table:table-cell>
          <table:table-cell table:formula="of:=([.O124]+[.O125])*[.N$2]" office:value-type="float" office:value="0" calcext:value-type="float">
            <text:p>0</text:p>
          </table:table-cell>
          <table:table-cell table:formula="of:=([.P124]+[.P125])*[.O$2]" office:value-type="float" office:value="0" calcext:value-type="float">
            <text:p>0</text:p>
          </table:table-cell>
          <table:table-cell table:formula="of:=([.Q124]+[.Q125])*[.P$2]" office:value-type="float" office:value="0" calcext:value-type="float">
            <text:p>0</text:p>
          </table:table-cell>
          <table:table-cell table:formula="of:=([.R124]+[.R125])*[.Q$2]" office:value-type="float" office:value="0" calcext:value-type="float">
            <text:p>0</text:p>
          </table:table-cell>
          <table:table-cell table:formula="of:=([.S124]+[.S125])*[.R$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string" calcext:value-type="string">
            <text:p>E</text:p>
          </table:table-cell>
          <table:table-cell table:formula="of:=([.C125]+[.C126]+[.C127])*[.B7]" office:value-type="float" office:value="0" calcext:value-type="float">
            <text:p>0</text:p>
          </table:table-cell>
          <table:table-cell table:formula="of:=([.D125]+[.D126]+[.D127])*[.C7]" office:value-type="float" office:value="0" calcext:value-type="float">
            <text:p>0</text:p>
          </table:table-cell>
          <table:table-cell table:formula="of:=([.E125]+[.E126]+[.E127])*[.D7]" office:value-type="float" office:value="0" calcext:value-type="float">
            <text:p>0</text:p>
          </table:table-cell>
          <table:table-cell table:formula="of:=([.F125]+[.F126]+[.F127])*[.E7]" office:value-type="float" office:value="0" calcext:value-type="float">
            <text:p>0</text:p>
          </table:table-cell>
          <table:table-cell table:formula="of:=([.G125]+[.G126]+[.G127])*[.F7]" office:value-type="float" office:value="0.000333155192832" calcext:value-type="float">
            <text:p>0.000333155192832</text:p>
          </table:table-cell>
          <table:table-cell table:formula="of:=([.H125]+[.H126]+[.H127])*[.G7]" office:value-type="float" office:value="0" calcext:value-type="float">
            <text:p>0</text:p>
          </table:table-cell>
          <table:table-cell table:formula="of:=([.I125]+[.I126]+[.I127])*[.H7]" office:value-type="float" office:value="0" calcext:value-type="float">
            <text:p>0</text:p>
          </table:table-cell>
          <table:table-cell table:formula="of:=([.J125]+[.J126]+[.J127])*[.I7]" office:value-type="float" office:value="0" calcext:value-type="float">
            <text:p>0</text:p>
          </table:table-cell>
          <table:table-cell table:formula="of:=([.K125]+[.K126]+[.K127])*[.J7]" office:value-type="float" office:value="0" calcext:value-type="float">
            <text:p>0</text:p>
          </table:table-cell>
          <table:table-cell table:formula="of:=([.L125]+[.L126]+[.L127])*[.K7]" office:value-type="float" office:value="0" calcext:value-type="float">
            <text:p>0</text:p>
          </table:table-cell>
          <table:table-cell table:formula="of:=([.M125]+[.M126]+[.M127])*[.L7]" office:value-type="float" office:value="0" calcext:value-type="float">
            <text:p>0</text:p>
          </table:table-cell>
          <table:table-cell table:formula="of:=([.N125]+[.N126]+[.N127])*[.M7]" office:value-type="float" office:value="0" calcext:value-type="float">
            <text:p>0</text:p>
          </table:table-cell>
          <table:table-cell table:formula="of:=([.O125]+[.O126]+[.O127])*[.N7]" office:value-type="float" office:value="0" calcext:value-type="float">
            <text:p>0</text:p>
          </table:table-cell>
          <table:table-cell table:formula="of:=([.P125]+[.P126]+[.P127])*[.O7]" office:value-type="float" office:value="0" calcext:value-type="float">
            <text:p>0</text:p>
          </table:table-cell>
          <table:table-cell table:formula="of:=([.Q125]+[.Q126]+[.Q127])*[.P7]" office:value-type="float" office:value="0" calcext:value-type="float">
            <text:p>0</text:p>
          </table:table-cell>
          <table:table-cell table:formula="of:=([.R125]+[.R126]+[.R127])*[.Q7]" office:value-type="float" office:value="0" calcext:value-type="float">
            <text:p>0</text:p>
          </table:table-cell>
          <table:table-cell table:formula="of:=([.S125]+[.S126]+[.S127])*[.R7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string" calcext:value-type="string">
            <text:p>-</text:p>
          </table:table-cell>
          <table:table-cell table:formula="of:=([.C126]+[.C127])*[.B$2]" office:value-type="float" office:value="0.000172707651964109" calcext:value-type="float">
            <text:p>0.000172707651964</text:p>
          </table:table-cell>
          <table:table-cell table:formula="of:=([.D126]+[.D127])*[.C$2]" office:value-type="float" office:value="0.000191897391071232" calcext:value-type="float">
            <text:p>0.000191897391071</text:p>
          </table:table-cell>
          <table:table-cell table:formula="of:=([.E126]+[.E127])*[.D$2]" office:value-type="float" office:value="0.00023987173883904" calcext:value-type="float">
            <text:p>0.000239871738839</text:p>
          </table:table-cell>
          <table:table-cell table:formula="of:=([.F126]+[.F127])*[.E$2]" office:value-type="float" office:value="0.0007995724627968" calcext:value-type="float">
            <text:p>0.000799572462797</text:p>
          </table:table-cell>
          <table:table-cell table:formula="of:=([.G126]+[.G127])*[.F$2]" office:value-type="float" office:value="0.001332620771328" calcext:value-type="float">
            <text:p>0.001332620771328</text:p>
          </table:table-cell>
          <table:table-cell table:formula="of:=([.H126]+[.H127])*[.G$2]" office:value-type="float" office:value="0.00166577596416" calcext:value-type="float">
            <text:p>0.00166577596416</text:p>
          </table:table-cell>
          <table:table-cell table:formula="of:=([.I126]+[.I127])*[.H$2]" office:value-type="float" office:value="0.0003399542784" calcext:value-type="float">
            <text:p>0.0003399542784</text:p>
          </table:table-cell>
          <table:table-cell table:formula="of:=([.J126]+[.J127])*[.I$2]" office:value-type="float" office:value="0" calcext:value-type="float">
            <text:p>0</text:p>
          </table:table-cell>
          <table:table-cell table:formula="of:=([.K126]+[.K127])*[.J$2]" office:value-type="float" office:value="0" calcext:value-type="float">
            <text:p>0</text:p>
          </table:table-cell>
          <table:table-cell table:formula="of:=([.L126]+[.L127])*[.K$2]" office:value-type="float" office:value="0" calcext:value-type="float">
            <text:p>0</text:p>
          </table:table-cell>
          <table:table-cell table:formula="of:=([.M126]+[.M127])*[.L$2]" office:value-type="float" office:value="0" calcext:value-type="float">
            <text:p>0</text:p>
          </table:table-cell>
          <table:table-cell table:formula="of:=([.N126]+[.N127])*[.M$2]" office:value-type="float" office:value="0" calcext:value-type="float">
            <text:p>0</text:p>
          </table:table-cell>
          <table:table-cell table:formula="of:=([.O126]+[.O127])*[.N$2]" office:value-type="float" office:value="0" calcext:value-type="float">
            <text:p>0</text:p>
          </table:table-cell>
          <table:table-cell table:formula="of:=([.P126]+[.P127])*[.O$2]" office:value-type="float" office:value="0" calcext:value-type="float">
            <text:p>0</text:p>
          </table:table-cell>
          <table:table-cell table:formula="of:=([.Q126]+[.Q127])*[.P$2]" office:value-type="float" office:value="0" calcext:value-type="float">
            <text:p>0</text:p>
          </table:table-cell>
          <table:table-cell table:formula="of:=([.R126]+[.R127])*[.Q$2]" office:value-type="float" office:value="0" calcext:value-type="float">
            <text:p>0</text:p>
          </table:table-cell>
          <table:table-cell table:formula="of:=([.S126]+[.S127])*[.R$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string" calcext:value-type="string">
            <text:p>W</text:p>
          </table:table-cell>
          <table:table-cell table:formula="of:=([.C127]+[.C128]+[.C129])*[.B25]" office:value-type="float" office:value="0" calcext:value-type="float">
            <text:p>0</text:p>
          </table:table-cell>
          <table:table-cell table:formula="of:=([.D127]+[.D128]+[.D129])*[.C25]" office:value-type="float" office:value="0" calcext:value-type="float">
            <text:p>0</text:p>
          </table:table-cell>
          <table:table-cell table:formula="of:=([.E127]+[.E128]+[.E129])*[.D25]" office:value-type="float" office:value="0" calcext:value-type="float">
            <text:p>0</text:p>
          </table:table-cell>
          <table:table-cell table:formula="of:=([.F127]+[.F128]+[.F129])*[.E25]" office:value-type="float" office:value="0" calcext:value-type="float">
            <text:p>0</text:p>
          </table:table-cell>
          <table:table-cell table:formula="of:=([.G127]+[.G128]+[.G129])*[.F25]" office:value-type="float" office:value="0" calcext:value-type="float">
            <text:p>0</text:p>
          </table:table-cell>
          <table:table-cell table:formula="of:=([.H127]+[.H128]+[.H129])*[.G25]" office:value-type="float" office:value="0" calcext:value-type="float">
            <text:p>0</text:p>
          </table:table-cell>
          <table:table-cell table:formula="of:=([.I127]+[.I128]+[.I129])*[.H25]" office:value-type="float" office:value="0.001510907904" calcext:value-type="float">
            <text:p>0.001510907904</text:p>
          </table:table-cell>
          <table:table-cell table:formula="of:=([.J127]+[.J128]+[.J129])*[.I25]" office:value-type="float" office:value="0.003399542784" calcext:value-type="float">
            <text:p>0.003399542784</text:p>
          </table:table-cell>
          <table:table-cell table:formula="of:=([.K127]+[.K128]+[.K129])*[.J25]" office:value-type="float" office:value="0" calcext:value-type="float">
            <text:p>0</text:p>
          </table:table-cell>
          <table:table-cell table:formula="of:=([.L127]+[.L128]+[.L129])*[.K25]" office:value-type="float" office:value="0" calcext:value-type="float">
            <text:p>0</text:p>
          </table:table-cell>
          <table:table-cell table:formula="of:=([.M127]+[.M128]+[.M129])*[.L25]" office:value-type="float" office:value="0" calcext:value-type="float">
            <text:p>0</text:p>
          </table:table-cell>
          <table:table-cell table:formula="of:=([.N127]+[.N128]+[.N129])*[.M25]" office:value-type="float" office:value="0" calcext:value-type="float">
            <text:p>0</text:p>
          </table:table-cell>
          <table:table-cell table:formula="of:=([.O127]+[.O128]+[.O129])*[.N25]" office:value-type="float" office:value="0" calcext:value-type="float">
            <text:p>0</text:p>
          </table:table-cell>
          <table:table-cell table:formula="of:=([.P127]+[.P128]+[.P129])*[.O25]" office:value-type="float" office:value="0" calcext:value-type="float">
            <text:p>0</text:p>
          </table:table-cell>
          <table:table-cell table:formula="of:=([.Q127]+[.Q128]+[.Q129])*[.P25]" office:value-type="float" office:value="0" calcext:value-type="float">
            <text:p>0</text:p>
          </table:table-cell>
          <table:table-cell table:formula="of:=([.R127]+[.R128]+[.R129])*[.Q25]" office:value-type="float" office:value="0" calcext:value-type="float">
            <text:p>0</text:p>
          </table:table-cell>
          <table:table-cell table:formula="of:=([.S127]+[.S128]+[.S129])*[.R2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string" calcext:value-type="string">
            <text:p>-</text:p>
          </table:table-cell>
          <table:table-cell table:formula="of:=([.C128]+[.C129])*[.B$2]" office:value-type="float" office:value="0.0000035246459584512" calcext:value-type="float">
            <text:p>3.5246459584512E-06</text:p>
          </table:table-cell>
          <table:table-cell table:formula="of:=([.D128]+[.D129])*[.C$2]" office:value-type="float" office:value="0.000003916273287168" calcext:value-type="float">
            <text:p>3.916273287168E-06</text:p>
          </table:table-cell>
          <table:table-cell table:formula="of:=([.E128]+[.E129])*[.D$2]" office:value-type="float" office:value="0.00000489534160896" calcext:value-type="float">
            <text:p>4.89534160896E-06</text:p>
          </table:table-cell>
          <table:table-cell table:formula="of:=([.F128]+[.F129])*[.E$2]" office:value-type="float" office:value="0.0000163178053632" calcext:value-type="float">
            <text:p>1.63178053632E-05</text:p>
          </table:table-cell>
          <table:table-cell table:formula="of:=([.G128]+[.G129])*[.F$2]" office:value-type="float" office:value="0.000027196342272" calcext:value-type="float">
            <text:p>2.7196342272E-05</text:p>
          </table:table-cell>
          <table:table-cell table:formula="of:=([.H128]+[.H129])*[.G$2]" office:value-type="float" office:value="0.00003399542784" calcext:value-type="float">
            <text:p>3.399542784E-05</text:p>
          </table:table-cell>
          <table:table-cell table:formula="of:=([.I128]+[.I129])*[.H$2]" office:value-type="float" office:value="0.0000377726976" calcext:value-type="float">
            <text:p>3.77726976E-05</text:p>
          </table:table-cell>
          <table:table-cell table:formula="of:=([.J128]+[.J129])*[.I$2]" office:value-type="float" office:value="0.000377726976" calcext:value-type="float">
            <text:p>0.000377726976</text:p>
          </table:table-cell>
          <table:table-cell table:formula="of:=([.K128]+[.K129])*[.J$2]" office:value-type="float" office:value="0.00377726976" calcext:value-type="float">
            <text:p>0.00377726976</text:p>
          </table:table-cell>
          <table:table-cell table:formula="of:=([.L128]+[.L129])*[.K$2]" office:value-type="float" office:value="0" calcext:value-type="float">
            <text:p>0</text:p>
          </table:table-cell>
          <table:table-cell table:formula="of:=([.M128]+[.M129])*[.L$2]" office:value-type="float" office:value="0" calcext:value-type="float">
            <text:p>0</text:p>
          </table:table-cell>
          <table:table-cell table:formula="of:=([.N128]+[.N129])*[.M$2]" office:value-type="float" office:value="0" calcext:value-type="float">
            <text:p>0</text:p>
          </table:table-cell>
          <table:table-cell table:formula="of:=([.O128]+[.O129])*[.N$2]" office:value-type="float" office:value="0" calcext:value-type="float">
            <text:p>0</text:p>
          </table:table-cell>
          <table:table-cell table:formula="of:=([.P128]+[.P129])*[.O$2]" office:value-type="float" office:value="0" calcext:value-type="float">
            <text:p>0</text:p>
          </table:table-cell>
          <table:table-cell table:formula="of:=([.Q128]+[.Q129])*[.P$2]" office:value-type="float" office:value="0" calcext:value-type="float">
            <text:p>0</text:p>
          </table:table-cell>
          <table:table-cell table:formula="of:=([.R128]+[.R129])*[.Q$2]" office:value-type="float" office:value="0" calcext:value-type="float">
            <text:p>0</text:p>
          </table:table-cell>
          <table:table-cell table:formula="of:=([.S128]+[.S129])*[.R$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string" calcext:value-type="string">
            <text:p><text:s/></text:p>
          </table:table-cell>
          <table:table-cell table:formula="of:=([.C129]+[.C130]+[.C131])*[.B39]" office:value-type="float" office:value="0" calcext:value-type="float">
            <text:p>0</text:p>
          </table:table-cell>
          <table:table-cell table:formula="of:=([.D129]+[.D130]+[.D131])*[.C39]" office:value-type="float" office:value="0" calcext:value-type="float">
            <text:p>0</text:p>
          </table:table-cell>
          <table:table-cell table:formula="of:=([.E129]+[.E130]+[.E131])*[.D39]" office:value-type="float" office:value="0" calcext:value-type="float">
            <text:p>0</text:p>
          </table:table-cell>
          <table:table-cell table:formula="of:=([.F129]+[.F130]+[.F131])*[.E39]" office:value-type="float" office:value="0" calcext:value-type="float">
            <text:p>0</text:p>
          </table:table-cell>
          <table:table-cell table:formula="of:=([.G129]+[.G130]+[.G131])*[.F39]" office:value-type="float" office:value="0" calcext:value-type="float">
            <text:p>0</text:p>
          </table:table-cell>
          <table:table-cell table:formula="of:=([.H129]+[.H130]+[.H131])*[.G39]" office:value-type="float" office:value="0" calcext:value-type="float">
            <text:p>0</text:p>
          </table:table-cell>
          <table:table-cell table:formula="of:=([.I129]+[.I130]+[.I131])*[.H39]" office:value-type="float" office:value="0" calcext:value-type="float">
            <text:p>0</text:p>
          </table:table-cell>
          <table:table-cell table:formula="of:=([.J129]+[.J130]+[.J131])*[.I39]" office:value-type="float" office:value="0" calcext:value-type="float">
            <text:p>0</text:p>
          </table:table-cell>
          <table:table-cell table:formula="of:=([.K129]+[.K130]+[.K131])*[.J39]" office:value-type="float" office:value="0" calcext:value-type="float">
            <text:p>0</text:p>
          </table:table-cell>
          <table:table-cell table:formula="of:=([.L129]+[.L130]+[.L131])*[.K39]" office:value-type="float" office:value="0.003815424" calcext:value-type="float">
            <text:p>0.003815424</text:p>
          </table:table-cell>
          <table:table-cell table:formula="of:=([.M129]+[.M130]+[.M131])*[.L39]" office:value-type="float" office:value="0" calcext:value-type="float">
            <text:p>0</text:p>
          </table:table-cell>
          <table:table-cell table:formula="of:=([.N129]+[.N130]+[.N131])*[.M39]" office:value-type="float" office:value="0" calcext:value-type="float">
            <text:p>0</text:p>
          </table:table-cell>
          <table:table-cell table:formula="of:=([.O129]+[.O130]+[.O131])*[.N39]" office:value-type="float" office:value="0" calcext:value-type="float">
            <text:p>0</text:p>
          </table:table-cell>
          <table:table-cell table:formula="of:=([.P129]+[.P130]+[.P131])*[.O39]" office:value-type="float" office:value="0" calcext:value-type="float">
            <text:p>0</text:p>
          </table:table-cell>
          <table:table-cell table:formula="of:=([.Q129]+[.Q130]+[.Q131])*[.P39]" office:value-type="float" office:value="0" calcext:value-type="float">
            <text:p>0</text:p>
          </table:table-cell>
          <table:table-cell table:formula="of:=([.R129]+[.R130]+[.R131])*[.Q39]" office:value-type="float" office:value="0" calcext:value-type="float">
            <text:p>0</text:p>
          </table:table-cell>
          <table:table-cell table:formula="of:=([.S129]+[.S130]+[.S131])*[.R39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string" calcext:value-type="string">
            <text:p>-</text:p>
          </table:table-cell>
          <table:table-cell table:formula="of:=([.C130]+[.C131])*[.B$2]" office:value-type="float" office:value="0.0000004405807448064" calcext:value-type="float">
            <text:p>4.405807448064E-07</text:p>
          </table:table-cell>
          <table:table-cell table:formula="of:=([.D130]+[.D131])*[.C$2]" office:value-type="float" office:value="0.000000489534160896" calcext:value-type="float">
            <text:p>4.89534160896E-07</text:p>
          </table:table-cell>
          <table:table-cell table:formula="of:=([.E130]+[.E131])*[.D$2]" office:value-type="float" office:value="0.00000061191770112" calcext:value-type="float">
            <text:p>6.1191770112E-07</text:p>
          </table:table-cell>
          <table:table-cell table:formula="of:=([.F130]+[.F131])*[.E$2]" office:value-type="float" office:value="0.0000020397256704" calcext:value-type="float">
            <text:p>2.0397256704E-06</text:p>
          </table:table-cell>
          <table:table-cell table:formula="of:=([.G130]+[.G131])*[.F$2]" office:value-type="float" office:value="0.000003399542784" calcext:value-type="float">
            <text:p>3.399542784E-06</text:p>
          </table:table-cell>
          <table:table-cell table:formula="of:=([.H130]+[.H131])*[.G$2]" office:value-type="float" office:value="0.00000424942848" calcext:value-type="float">
            <text:p>4.24942848E-06</text:p>
          </table:table-cell>
          <table:table-cell table:formula="of:=([.I130]+[.I131])*[.H$2]" office:value-type="float" office:value="0.0000047215872" calcext:value-type="float">
            <text:p>4.7215872E-06</text:p>
          </table:table-cell>
          <table:table-cell table:formula="of:=([.J130]+[.J131])*[.I$2]" office:value-type="float" office:value="0.000047215872" calcext:value-type="float">
            <text:p>4.7215872E-05</text:p>
          </table:table-cell>
          <table:table-cell table:formula="of:=([.K130]+[.K131])*[.J$2]" office:value-type="float" office:value="0.00047215872" calcext:value-type="float">
            <text:p>0.00047215872</text:p>
          </table:table-cell>
          <table:table-cell table:formula="of:=([.L130]+[.L131])*[.K$2]" office:value-type="float" office:value="0.000476928" calcext:value-type="float">
            <text:p>0.000476928</text:p>
          </table:table-cell>
          <table:table-cell table:formula="of:=([.M130]+[.M131])*[.L$2]" office:value-type="float" office:value="0.00010368" calcext:value-type="float">
            <text:p>0.00010368</text:p>
          </table:table-cell>
          <table:table-cell table:formula="of:=([.N130]+[.N131])*[.M$2]" office:value-type="float" office:value="0" calcext:value-type="float">
            <text:p>0</text:p>
          </table:table-cell>
          <table:table-cell table:formula="of:=([.O130]+[.O131])*[.N$2]" office:value-type="float" office:value="0" calcext:value-type="float">
            <text:p>0</text:p>
          </table:table-cell>
          <table:table-cell table:formula="of:=([.P130]+[.P131])*[.O$2]" office:value-type="float" office:value="0" calcext:value-type="float">
            <text:p>0</text:p>
          </table:table-cell>
          <table:table-cell table:formula="of:=([.Q130]+[.Q131])*[.P$2]" office:value-type="float" office:value="0" calcext:value-type="float">
            <text:p>0</text:p>
          </table:table-cell>
          <table:table-cell table:formula="of:=([.R130]+[.R131])*[.Q$2]" office:value-type="float" office:value="0" calcext:value-type="float">
            <text:p>0</text:p>
          </table:table-cell>
          <table:table-cell table:formula="of:=([.S130]+[.S131])*[.R$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string" calcext:value-type="string">
            <text:p>A</text:p>
          </table:table-cell>
          <table:table-cell table:formula="of:=([.C131]+[.C132]+[.C133])*[.B3]" office:value-type="float" office:value="0" calcext:value-type="float">
            <text:p>0</text:p>
          </table:table-cell>
          <table:table-cell table:formula="of:=([.D131]+[.D132]+[.D133])*[.C3]" office:value-type="float" office:value="0" calcext:value-type="float">
            <text:p>0</text:p>
          </table:table-cell>
          <table:table-cell table:formula="of:=([.E131]+[.E132]+[.E133])*[.D3]" office:value-type="float" office:value="0" calcext:value-type="float">
            <text:p>0</text:p>
          </table:table-cell>
          <table:table-cell table:formula="of:=([.F131]+[.F132]+[.F133])*[.E3]" office:value-type="float" office:value="0" calcext:value-type="float">
            <text:p>0</text:p>
          </table:table-cell>
          <table:table-cell table:formula="of:=([.G131]+[.G132]+[.G133])*[.F3]" office:value-type="float" office:value="0" calcext:value-type="float">
            <text:p>0</text:p>
          </table:table-cell>
          <table:table-cell table:formula="of:=([.H131]+[.H132]+[.H133])*[.G3]" office:value-type="float" office:value="0" calcext:value-type="float">
            <text:p>0</text:p>
          </table:table-cell>
          <table:table-cell table:formula="of:=([.I131]+[.I132]+[.I133])*[.H3]" office:value-type="float" office:value="0" calcext:value-type="float">
            <text:p>0</text:p>
          </table:table-cell>
          <table:table-cell table:formula="of:=([.J131]+[.J132]+[.J133])*[.I3]" office:value-type="float" office:value="0" calcext:value-type="float">
            <text:p>0</text:p>
          </table:table-cell>
          <table:table-cell table:formula="of:=([.K131]+[.K132]+[.K133])*[.J3]" office:value-type="float" office:value="0" calcext:value-type="float">
            <text:p>0</text:p>
          </table:table-cell>
          <table:table-cell table:formula="of:=([.L131]+[.L132]+[.L133])*[.K3]" office:value-type="float" office:value="0" calcext:value-type="float">
            <text:p>0</text:p>
          </table:table-cell>
          <table:table-cell table:formula="of:=([.M131]+[.M132]+[.M133])*[.L3]" office:value-type="float" office:value="0.0046656" calcext:value-type="float">
            <text:p>0.0046656</text:p>
          </table:table-cell>
          <table:table-cell table:formula="of:=([.N131]+[.N132]+[.N133])*[.M3]" office:value-type="float" office:value="0.0010368" calcext:value-type="float">
            <text:p>0.0010368</text:p>
          </table:table-cell>
          <table:table-cell table:formula="of:=([.O131]+[.O132]+[.O133])*[.N3]" office:value-type="float" office:value="0" calcext:value-type="float">
            <text:p>0</text:p>
          </table:table-cell>
          <table:table-cell table:formula="of:=([.P131]+[.P132]+[.P133])*[.O3]" office:value-type="float" office:value="0" calcext:value-type="float">
            <text:p>0</text:p>
          </table:table-cell>
          <table:table-cell table:formula="of:=([.Q131]+[.Q132]+[.Q133])*[.P3]" office:value-type="float" office:value="0" calcext:value-type="float">
            <text:p>0</text:p>
          </table:table-cell>
          <table:table-cell table:formula="of:=([.R131]+[.R132]+[.R133])*[.Q3]" office:value-type="float" office:value="0" calcext:value-type="float">
            <text:p>0</text:p>
          </table:table-cell>
          <table:table-cell table:formula="of:=([.S131]+[.S132]+[.S133])*[.R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string" calcext:value-type="string">
            <text:p>-</text:p>
          </table:table-cell>
          <table:table-cell table:formula="of:=([.C132]+[.C133])*[.B$2]" office:value-type="float" office:value="0.0000000383113691136" calcext:value-type="float">
            <text:p>3.83113691136E-08</text:p>
          </table:table-cell>
          <table:table-cell table:formula="of:=([.D132]+[.D133])*[.C$2]" office:value-type="float" office:value="0.000000042568187904" calcext:value-type="float">
            <text:p>4.2568187904E-08</text:p>
          </table:table-cell>
          <table:table-cell table:formula="of:=([.E132]+[.E133])*[.D$2]" office:value-type="float" office:value="0.00000005321023488" calcext:value-type="float">
            <text:p>5.321023488E-08</text:p>
          </table:table-cell>
          <table:table-cell table:formula="of:=([.F132]+[.F133])*[.E$2]" office:value-type="float" office:value="0.0000001773674496" calcext:value-type="float">
            <text:p>1.773674496E-07</text:p>
          </table:table-cell>
          <table:table-cell table:formula="of:=([.G132]+[.G133])*[.F$2]" office:value-type="float" office:value="0.000000295612416" calcext:value-type="float">
            <text:p>2.95612416E-07</text:p>
          </table:table-cell>
          <table:table-cell table:formula="of:=([.H132]+[.H133])*[.G$2]" office:value-type="float" office:value="0.00000036951552" calcext:value-type="float">
            <text:p>3.6951552E-07</text:p>
          </table:table-cell>
          <table:table-cell table:formula="of:=([.I132]+[.I133])*[.H$2]" office:value-type="float" office:value="0.0000004105728" calcext:value-type="float">
            <text:p>4.105728E-07</text:p>
          </table:table-cell>
          <table:table-cell table:formula="of:=([.J132]+[.J133])*[.I$2]" office:value-type="float" office:value="0.000004105728" calcext:value-type="float">
            <text:p>4.105728E-06</text:p>
          </table:table-cell>
          <table:table-cell table:formula="of:=([.K132]+[.K133])*[.J$2]" office:value-type="float" office:value="0.00004105728" calcext:value-type="float">
            <text:p>4.105728E-05</text:p>
          </table:table-cell>
          <table:table-cell table:formula="of:=([.L132]+[.L133])*[.K$2]" office:value-type="float" office:value="0.000041472" calcext:value-type="float">
            <text:p>4.1472E-05</text:p>
          </table:table-cell>
          <table:table-cell table:formula="of:=([.M132]+[.M133])*[.L$2]" office:value-type="float" office:value="0.00041472" calcext:value-type="float">
            <text:p>0.00041472</text:p>
          </table:table-cell>
          <table:table-cell table:formula="of:=([.N132]+[.N133])*[.M$2]" office:value-type="float" office:value="0.0041472" calcext:value-type="float">
            <text:p>0.0041472</text:p>
          </table:table-cell>
          <table:table-cell table:formula="of:=([.O132]+[.O133])*[.N$2]" office:value-type="float" office:value="0" calcext:value-type="float">
            <text:p>0</text:p>
          </table:table-cell>
          <table:table-cell table:formula="of:=([.P132]+[.P133])*[.O$2]" office:value-type="float" office:value="0" calcext:value-type="float">
            <text:p>0</text:p>
          </table:table-cell>
          <table:table-cell table:formula="of:=([.Q132]+[.Q133])*[.P$2]" office:value-type="float" office:value="0" calcext:value-type="float">
            <text:p>0</text:p>
          </table:table-cell>
          <table:table-cell table:formula="of:=([.R132]+[.R133])*[.Q$2]" office:value-type="float" office:value="0" calcext:value-type="float">
            <text:p>0</text:p>
          </table:table-cell>
          <table:table-cell table:formula="of:=([.S132]+[.S133])*[.R$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string" calcext:value-type="string">
            <text:p>R</text:p>
          </table:table-cell>
          <table:table-cell table:formula="of:=([.C133]+[.C134]+[.C135])*[.B20]" office:value-type="float" office:value="0" calcext:value-type="float">
            <text:p>0</text:p>
          </table:table-cell>
          <table:table-cell table:formula="of:=([.D133]+[.D134]+[.D135])*[.C20]" office:value-type="float" office:value="0" calcext:value-type="float">
            <text:p>0</text:p>
          </table:table-cell>
          <table:table-cell table:formula="of:=([.E133]+[.E134]+[.E135])*[.D20]" office:value-type="float" office:value="0" calcext:value-type="float">
            <text:p>0</text:p>
          </table:table-cell>
          <table:table-cell table:formula="of:=([.F133]+[.F134]+[.F135])*[.E20]" office:value-type="float" office:value="0" calcext:value-type="float">
            <text:p>0</text:p>
          </table:table-cell>
          <table:table-cell table:formula="of:=([.G133]+[.G134]+[.G135])*[.F20]" office:value-type="float" office:value="0" calcext:value-type="float">
            <text:p>0</text:p>
          </table:table-cell>
          <table:table-cell table:formula="of:=([.H133]+[.H134]+[.H135])*[.G20]" office:value-type="float" office:value="0" calcext:value-type="float">
            <text:p>0</text:p>
          </table:table-cell>
          <table:table-cell table:formula="of:=([.I133]+[.I134]+[.I135])*[.H20]" office:value-type="float" office:value="0" calcext:value-type="float">
            <text:p>0</text:p>
          </table:table-cell>
          <table:table-cell table:formula="of:=([.J133]+[.J134]+[.J135])*[.I20]" office:value-type="float" office:value="0" calcext:value-type="float">
            <text:p>0</text:p>
          </table:table-cell>
          <table:table-cell table:formula="of:=([.K133]+[.K134]+[.K135])*[.J20]" office:value-type="float" office:value="0" calcext:value-type="float">
            <text:p>0</text:p>
          </table:table-cell>
          <table:table-cell table:formula="of:=([.L133]+[.L134]+[.L135])*[.K20]" office:value-type="float" office:value="0" calcext:value-type="float">
            <text:p>0</text:p>
          </table:table-cell>
          <table:table-cell table:formula="of:=([.M133]+[.M134]+[.M135])*[.L20]" office:value-type="float" office:value="0" calcext:value-type="float">
            <text:p>0</text:p>
          </table:table-cell>
          <table:table-cell table:formula="of:=([.N133]+[.N134]+[.N135])*[.M20]" office:value-type="float" office:value="0" calcext:value-type="float">
            <text:p>0</text:p>
          </table:table-cell>
          <table:table-cell table:formula="of:=([.O133]+[.O134]+[.O135])*[.N20]" office:value-type="float" office:value="0.005184" calcext:value-type="float">
            <text:p>0.005184</text:p>
          </table:table-cell>
          <table:table-cell table:formula="of:=([.P133]+[.P134]+[.P135])*[.O20]" office:value-type="float" office:value="0" calcext:value-type="float">
            <text:p>0</text:p>
          </table:table-cell>
          <table:table-cell table:formula="of:=([.Q133]+[.Q134]+[.Q135])*[.P20]" office:value-type="float" office:value="0" calcext:value-type="float">
            <text:p>0</text:p>
          </table:table-cell>
          <table:table-cell table:formula="of:=([.R133]+[.R134]+[.R135])*[.Q20]" office:value-type="float" office:value="0" calcext:value-type="float">
            <text:p>0</text:p>
          </table:table-cell>
          <table:table-cell table:formula="of:=([.S133]+[.S134]+[.S135])*[.R20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string" calcext:value-type="string">
            <text:p>-</text:p>
          </table:table-cell>
          <table:table-cell table:formula="of:=([.C134]+[.C135])*[.B$2]" office:value-type="float" office:value="0.0000000964878925824" calcext:value-type="float">
            <text:p>9.64878925824E-08</text:p>
          </table:table-cell>
          <table:table-cell table:formula="of:=([.D134]+[.D135])*[.C$2]" office:value-type="float" office:value="0.000000107208769536" calcext:value-type="float">
            <text:p>1.07208769536E-07</text:p>
          </table:table-cell>
          <table:table-cell table:formula="of:=([.E134]+[.E135])*[.D$2]" office:value-type="float" office:value="0.00000013401096192" calcext:value-type="float">
            <text:p>1.3401096192E-07</text:p>
          </table:table-cell>
          <table:table-cell table:formula="of:=([.F134]+[.F135])*[.E$2]" office:value-type="float" office:value="0.0000004467032064" calcext:value-type="float">
            <text:p>4.467032064E-07</text:p>
          </table:table-cell>
          <table:table-cell table:formula="of:=([.G134]+[.G135])*[.F$2]" office:value-type="float" office:value="0.000000744505344" calcext:value-type="float">
            <text:p>7.44505344E-07</text:p>
          </table:table-cell>
          <table:table-cell table:formula="of:=([.H134]+[.H135])*[.G$2]" office:value-type="float" office:value="0.00000093063168" calcext:value-type="float">
            <text:p>9.3063168E-07</text:p>
          </table:table-cell>
          <table:table-cell table:formula="of:=([.I134]+[.I135])*[.H$2]" office:value-type="float" office:value="0.0000010340352" calcext:value-type="float">
            <text:p>1.0340352E-06</text:p>
          </table:table-cell>
          <table:table-cell table:formula="of:=([.J134]+[.J135])*[.I$2]" office:value-type="float" office:value="0.000010340352" calcext:value-type="float">
            <text:p>1.0340352E-05</text:p>
          </table:table-cell>
          <table:table-cell table:formula="of:=([.K134]+[.K135])*[.J$2]" office:value-type="float" office:value="0.00010340352" calcext:value-type="float">
            <text:p>0.00010340352</text:p>
          </table:table-cell>
          <table:table-cell table:formula="of:=([.L134]+[.L135])*[.K$2]" office:value-type="float" office:value="0.000055296" calcext:value-type="float">
            <text:p>5.5296E-05</text:p>
          </table:table-cell>
          <table:table-cell table:formula="of:=([.M134]+[.M135])*[.L$2]" office:value-type="float" office:value="0.00055296" calcext:value-type="float">
            <text:p>0.00055296</text:p>
          </table:table-cell>
          <table:table-cell table:formula="of:=([.N134]+[.N135])*[.M$2]" office:value-type="float" office:value="0.0055296" calcext:value-type="float">
            <text:p>0.0055296</text:p>
          </table:table-cell>
          <table:table-cell table:formula="of:=([.O134]+[.O135])*[.N$2]" office:value-type="float" office:value="0.006912" calcext:value-type="float">
            <text:p>0.006912</text:p>
          </table:table-cell>
          <table:table-cell table:formula="of:=([.P134]+[.P135])*[.O$2]" office:value-type="float" office:value="0" calcext:value-type="float">
            <text:p>0</text:p>
          </table:table-cell>
          <table:table-cell table:formula="of:=([.Q134]+[.Q135])*[.P$2]" office:value-type="float" office:value="0" calcext:value-type="float">
            <text:p>0</text:p>
          </table:table-cell>
          <table:table-cell table:formula="of:=([.R134]+[.R135])*[.Q$2]" office:value-type="float" office:value="0" calcext:value-type="float">
            <text:p>0</text:p>
          </table:table-cell>
          <table:table-cell table:formula="of:=([.S134]+[.S135])*[.R$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string" calcext:value-type="string">
            <text:p><text:s/></text:p>
          </table:table-cell>
          <table:table-cell table:formula="of:=([.C135]+[.C136]+[.C137])*[.B39]" office:value-type="float" office:value="0" calcext:value-type="float">
            <text:p>0</text:p>
          </table:table-cell>
          <table:table-cell table:formula="of:=([.D135]+[.D136]+[.D137])*[.C39]" office:value-type="float" office:value="0" calcext:value-type="float">
            <text:p>0</text:p>
          </table:table-cell>
          <table:table-cell table:formula="of:=([.E135]+[.E136]+[.E137])*[.D39]" office:value-type="float" office:value="0" calcext:value-type="float">
            <text:p>0</text:p>
          </table:table-cell>
          <table:table-cell table:formula="of:=([.F135]+[.F136]+[.F137])*[.E39]" office:value-type="float" office:value="0" calcext:value-type="float">
            <text:p>0</text:p>
          </table:table-cell>
          <table:table-cell table:formula="of:=([.G135]+[.G136]+[.G137])*[.F39]" office:value-type="float" office:value="0" calcext:value-type="float">
            <text:p>0</text:p>
          </table:table-cell>
          <table:table-cell table:formula="of:=([.H135]+[.H136]+[.H137])*[.G39]" office:value-type="float" office:value="0" calcext:value-type="float">
            <text:p>0</text:p>
          </table:table-cell>
          <table:table-cell table:formula="of:=([.I135]+[.I136]+[.I137])*[.H39]" office:value-type="float" office:value="0" calcext:value-type="float">
            <text:p>0</text:p>
          </table:table-cell>
          <table:table-cell table:formula="of:=([.J135]+[.J136]+[.J137])*[.I39]" office:value-type="float" office:value="0" calcext:value-type="float">
            <text:p>0</text:p>
          </table:table-cell>
          <table:table-cell table:formula="of:=([.K135]+[.K136]+[.K137])*[.J39]" office:value-type="float" office:value="0" calcext:value-type="float">
            <text:p>0</text:p>
          </table:table-cell>
          <table:table-cell table:formula="of:=([.L135]+[.L136]+[.L137])*[.K39]" office:value-type="float" office:value="0.000049152" calcext:value-type="float">
            <text:p>4.9152E-05</text:p>
          </table:table-cell>
          <table:table-cell table:formula="of:=([.M135]+[.M136]+[.M137])*[.L39]" office:value-type="float" office:value="0" calcext:value-type="float">
            <text:p>0</text:p>
          </table:table-cell>
          <table:table-cell table:formula="of:=([.N135]+[.N136]+[.N137])*[.M39]" office:value-type="float" office:value="0" calcext:value-type="float">
            <text:p>0</text:p>
          </table:table-cell>
          <table:table-cell table:formula="of:=([.O135]+[.O136]+[.O137])*[.N39]" office:value-type="float" office:value="0" calcext:value-type="float">
            <text:p>0</text:p>
          </table:table-cell>
          <table:table-cell table:formula="of:=([.P135]+[.P136]+[.P137])*[.O39]" office:value-type="float" office:value="0.01728" calcext:value-type="float">
            <text:p>0.01728</text:p>
          </table:table-cell>
          <table:table-cell table:formula="of:=([.Q135]+[.Q136]+[.Q137])*[.P39]" office:value-type="float" office:value="0" calcext:value-type="float">
            <text:p>0</text:p>
          </table:table-cell>
          <table:table-cell table:formula="of:=([.R135]+[.R136]+[.R137])*[.Q39]" office:value-type="float" office:value="0" calcext:value-type="float">
            <text:p>0</text:p>
          </table:table-cell>
          <table:table-cell table:formula="of:=([.S135]+[.S136]+[.S137])*[.R39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string" calcext:value-type="string">
            <text:p>-</text:p>
          </table:table-cell>
          <table:table-cell table:formula="of:=([.C136]+[.C137])*[.B$2]" office:value-type="float" office:value="0.0000000056757583872" calcext:value-type="float">
            <text:p>5.6757583872E-09</text:p>
          </table:table-cell>
          <table:table-cell table:formula="of:=([.D136]+[.D137])*[.C$2]" office:value-type="float" office:value="0.000000006306398208" calcext:value-type="float">
            <text:p>6.306398208E-09</text:p>
          </table:table-cell>
          <table:table-cell table:formula="of:=([.E136]+[.E137])*[.D$2]" office:value-type="float" office:value="0.00000000788299776" calcext:value-type="float">
            <text:p>7.88299776E-09</text:p>
          </table:table-cell>
          <table:table-cell table:formula="of:=([.F136]+[.F137])*[.E$2]" office:value-type="float" office:value="0.0000000262766592" calcext:value-type="float">
            <text:p>2.62766592E-08</text:p>
          </table:table-cell>
          <table:table-cell table:formula="of:=([.G136]+[.G137])*[.F$2]" office:value-type="float" office:value="0.000000043794432" calcext:value-type="float">
            <text:p>4.3794432E-08</text:p>
          </table:table-cell>
          <table:table-cell table:formula="of:=([.H136]+[.H137])*[.G$2]" office:value-type="float" office:value="0.00000005474304" calcext:value-type="float">
            <text:p>5.474304E-08</text:p>
          </table:table-cell>
          <table:table-cell table:formula="of:=([.I136]+[.I137])*[.H$2]" office:value-type="float" office:value="0.0000000608256" calcext:value-type="float">
            <text:p>6.08256E-08</text:p>
          </table:table-cell>
          <table:table-cell table:formula="of:=([.J136]+[.J137])*[.I$2]" office:value-type="float" office:value="0.000000608256" calcext:value-type="float">
            <text:p>6.08256E-07</text:p>
          </table:table-cell>
          <table:table-cell table:formula="of:=([.K136]+[.K137])*[.J$2]" office:value-type="float" office:value="0.00000608256" calcext:value-type="float">
            <text:p>6.08256E-06</text:p>
          </table:table-cell>
          <table:table-cell table:formula="of:=([.L136]+[.L137])*[.K$2]" office:value-type="float" office:value="0.000006144" calcext:value-type="float">
            <text:p>6.144E-06</text:p>
          </table:table-cell>
          <table:table-cell table:formula="of:=([.M136]+[.M137])*[.L$2]" office:value-type="float" office:value="0.00006144" calcext:value-type="float">
            <text:p>6.144E-05</text:p>
          </table:table-cell>
          <table:table-cell table:formula="of:=([.N136]+[.N137])*[.M$2]" office:value-type="float" office:value="0.0006144" calcext:value-type="float">
            <text:p>0.0006144</text:p>
          </table:table-cell>
          <table:table-cell table:formula="of:=([.O136]+[.O137])*[.N$2]" office:value-type="float" office:value="0.000768" calcext:value-type="float">
            <text:p>0.000768</text:p>
          </table:table-cell>
          <table:table-cell table:formula="of:=([.P136]+[.P137])*[.O$2]" office:value-type="float" office:value="0.00192" calcext:value-type="float">
            <text:p>0.00192</text:p>
          </table:table-cell>
          <table:table-cell table:formula="of:=([.Q136]+[.Q137])*[.P$2]" office:value-type="float" office:value="0" calcext:value-type="float">
            <text:p>0</text:p>
          </table:table-cell>
          <table:table-cell table:formula="of:=([.R136]+[.R137])*[.Q$2]" office:value-type="float" office:value="0" calcext:value-type="float">
            <text:p>0</text:p>
          </table:table-cell>
          <table:table-cell table:formula="of:=([.S136]+[.S137])*[.R$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float" office:value="5" calcext:value-type="float">
            <text:p>5</text:p>
          </table:table-cell>
          <table:table-cell table:formula="of:=([.C137]+[.C138]+[.C139])*[.B34]" office:value-type="float" office:value="0" calcext:value-type="float">
            <text:p>0</text:p>
          </table:table-cell>
          <table:table-cell table:formula="of:=([.D137]+[.D138]+[.D139])*[.C34]" office:value-type="float" office:value="0" calcext:value-type="float">
            <text:p>0</text:p>
          </table:table-cell>
          <table:table-cell table:formula="of:=([.E137]+[.E138]+[.E139])*[.D34]" office:value-type="float" office:value="0" calcext:value-type="float">
            <text:p>0</text:p>
          </table:table-cell>
          <table:table-cell table:formula="of:=([.F137]+[.F138]+[.F139])*[.E34]" office:value-type="float" office:value="0" calcext:value-type="float">
            <text:p>0</text:p>
          </table:table-cell>
          <table:table-cell table:formula="of:=([.G137]+[.G138]+[.G139])*[.F34]" office:value-type="float" office:value="0" calcext:value-type="float">
            <text:p>0</text:p>
          </table:table-cell>
          <table:table-cell table:formula="of:=([.H137]+[.H138]+[.H139])*[.G34]" office:value-type="float" office:value="0" calcext:value-type="float">
            <text:p>0</text:p>
          </table:table-cell>
          <table:table-cell table:formula="of:=([.I137]+[.I138]+[.I139])*[.H34]" office:value-type="float" office:value="0" calcext:value-type="float">
            <text:p>0</text:p>
          </table:table-cell>
          <table:table-cell table:formula="of:=([.J137]+[.J138]+[.J139])*[.I34]" office:value-type="float" office:value="0" calcext:value-type="float">
            <text:p>0</text:p>
          </table:table-cell>
          <table:table-cell table:formula="of:=([.K137]+[.K138]+[.K139])*[.J34]" office:value-type="float" office:value="0" calcext:value-type="float">
            <text:p>0</text:p>
          </table:table-cell>
          <table:table-cell table:formula="of:=([.L137]+[.L138]+[.L139])*[.K34]" office:value-type="float" office:value="0" calcext:value-type="float">
            <text:p>0</text:p>
          </table:table-cell>
          <table:table-cell table:formula="of:=([.M137]+[.M138]+[.M139])*[.L34]" office:value-type="float" office:value="0" calcext:value-type="float">
            <text:p>0</text:p>
          </table:table-cell>
          <table:table-cell table:formula="of:=([.N137]+[.N138]+[.N139])*[.M34]" office:value-type="float" office:value="0" calcext:value-type="float">
            <text:p>0</text:p>
          </table:table-cell>
          <table:table-cell table:formula="of:=([.O137]+[.O138]+[.O139])*[.N34]" office:value-type="float" office:value="0" calcext:value-type="float">
            <text:p>0</text:p>
          </table:table-cell>
          <table:table-cell table:formula="of:=([.P137]+[.P138]+[.P139])*[.O34]" office:value-type="float" office:value="0" calcext:value-type="float">
            <text:p>0</text:p>
          </table:table-cell>
          <table:table-cell table:formula="of:=([.Q137]+[.Q138]+[.Q139])*[.P34]" office:value-type="float" office:value="0.0192" calcext:value-type="float">
            <text:p>0.0192</text:p>
          </table:table-cell>
          <table:table-cell table:formula="of:=([.R137]+[.R138]+[.R139])*[.Q34]" office:value-type="float" office:value="0" calcext:value-type="float">
            <text:p>0</text:p>
          </table:table-cell>
          <table:table-cell table:formula="of:=([.S137]+[.S138]+[.S139])*[.R3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string" calcext:value-type="string">
            <text:p>-</text:p>
          </table:table-cell>
          <table:table-cell table:formula="of:=([.C138]+[.C139])*[.B$2]" office:value-type="float" office:value="0.0000000813525368832" calcext:value-type="float">
            <text:p>8.13525368832001E-08</text:p>
          </table:table-cell>
          <table:table-cell table:formula="of:=([.D138]+[.D139])*[.C$2]" office:value-type="float" office:value="0.000000090391707648" calcext:value-type="float">
            <text:p>9.03917076480001E-08</text:p>
          </table:table-cell>
          <table:table-cell table:formula="of:=([.E138]+[.E139])*[.D$2]" office:value-type="float" office:value="0.00000011298963456" calcext:value-type="float">
            <text:p>1.1298963456E-07</text:p>
          </table:table-cell>
          <table:table-cell table:formula="of:=([.F138]+[.F139])*[.E$2]" office:value-type="float" office:value="0.0000003766321152" calcext:value-type="float">
            <text:p>3.766321152E-07</text:p>
          </table:table-cell>
          <table:table-cell table:formula="of:=([.G138]+[.G139])*[.F$2]" office:value-type="float" office:value="0.000000627720192" calcext:value-type="float">
            <text:p>6.27720192000001E-07</text:p>
          </table:table-cell>
          <table:table-cell table:formula="of:=([.H138]+[.H139])*[.G$2]" office:value-type="float" office:value="0.00000078465024" calcext:value-type="float">
            <text:p>7.84650240000001E-07</text:p>
          </table:table-cell>
          <table:table-cell table:formula="of:=([.I138]+[.I139])*[.H$2]" office:value-type="float" office:value="0.0000008718336" calcext:value-type="float">
            <text:p>8.71833600000001E-07</text:p>
          </table:table-cell>
          <table:table-cell table:formula="of:=([.J138]+[.J139])*[.I$2]" office:value-type="float" office:value="0.00000871833600000001" calcext:value-type="float">
            <text:p>8.71833600000001E-06</text:p>
          </table:table-cell>
          <table:table-cell table:formula="of:=([.K138]+[.K139])*[.J$2]" office:value-type="float" office:value="0.0000871833600000001" calcext:value-type="float">
            <text:p>8.71833600000001E-05</text:p>
          </table:table-cell>
          <table:table-cell table:formula="of:=([.L138]+[.L139])*[.K$2]" office:value-type="float" office:value="0.0000880640000000001" calcext:value-type="float">
            <text:p>8.80640000000001E-05</text:p>
          </table:table-cell>
          <table:table-cell table:formula="of:=([.M138]+[.M139])*[.L$2]" office:value-type="float" office:value="0.00088064" calcext:value-type="float">
            <text:p>0.00088064</text:p>
          </table:table-cell>
          <table:table-cell table:formula="of:=([.N138]+[.N139])*[.M$2]" office:value-type="float" office:value="0.0088064" calcext:value-type="float">
            <text:p>0.0088064</text:p>
          </table:table-cell>
          <table:table-cell table:formula="of:=([.O138]+[.O139])*[.N$2]" office:value-type="float" office:value="0.011008" calcext:value-type="float">
            <text:p>0.011008</text:p>
          </table:table-cell>
          <table:table-cell table:formula="of:=([.P138]+[.P139])*[.O$2]" office:value-type="float" office:value="0.02752" calcext:value-type="float">
            <text:p>0.02752</text:p>
          </table:table-cell>
          <table:table-cell table:formula="of:=([.Q138]+[.Q139])*[.P$2]" office:value-type="float" office:value="0.0192" calcext:value-type="float">
            <text:p>0.0192</text:p>
          </table:table-cell>
          <table:table-cell table:formula="of:=([.R138]+[.R139])*[.Q$2]" office:value-type="float" office:value="0" calcext:value-type="float">
            <text:p>0</text:p>
          </table:table-cell>
          <table:table-cell table:formula="of:=([.S138]+[.S139])*[.R$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float" office:value="6" calcext:value-type="float">
            <text:p>6</text:p>
          </table:table-cell>
          <table:table-cell table:formula="of:=([.C139]+[.C140]+[.C141])*[.B35]" office:value-type="float" office:value="0" calcext:value-type="float">
            <text:p>0</text:p>
          </table:table-cell>
          <table:table-cell table:formula="of:=([.D139]+[.D140]+[.D141])*[.C35]" office:value-type="float" office:value="0" calcext:value-type="float">
            <text:p>0</text:p>
          </table:table-cell>
          <table:table-cell table:formula="of:=([.E139]+[.E140]+[.E141])*[.D35]" office:value-type="float" office:value="0" calcext:value-type="float">
            <text:p>0</text:p>
          </table:table-cell>
          <table:table-cell table:formula="of:=([.F139]+[.F140]+[.F141])*[.E35]" office:value-type="float" office:value="0" calcext:value-type="float">
            <text:p>0</text:p>
          </table:table-cell>
          <table:table-cell table:formula="of:=([.G139]+[.G140]+[.G141])*[.F35]" office:value-type="float" office:value="0" calcext:value-type="float">
            <text:p>0</text:p>
          </table:table-cell>
          <table:table-cell table:formula="of:=([.H139]+[.H140]+[.H141])*[.G35]" office:value-type="float" office:value="0" calcext:value-type="float">
            <text:p>0</text:p>
          </table:table-cell>
          <table:table-cell table:formula="of:=([.I139]+[.I140]+[.I141])*[.H35]" office:value-type="float" office:value="0" calcext:value-type="float">
            <text:p>0</text:p>
          </table:table-cell>
          <table:table-cell table:formula="of:=([.J139]+[.J140]+[.J141])*[.I35]" office:value-type="float" office:value="0" calcext:value-type="float">
            <text:p>0</text:p>
          </table:table-cell>
          <table:table-cell table:formula="of:=([.K139]+[.K140]+[.K141])*[.J35]" office:value-type="float" office:value="0" calcext:value-type="float">
            <text:p>0</text:p>
          </table:table-cell>
          <table:table-cell table:formula="of:=([.L139]+[.L140]+[.L141])*[.K35]" office:value-type="float" office:value="0" calcext:value-type="float">
            <text:p>0</text:p>
          </table:table-cell>
          <table:table-cell table:formula="of:=([.M139]+[.M140]+[.M141])*[.L35]" office:value-type="float" office:value="0" calcext:value-type="float">
            <text:p>0</text:p>
          </table:table-cell>
          <table:table-cell table:formula="of:=([.N139]+[.N140]+[.N141])*[.M35]" office:value-type="float" office:value="0" calcext:value-type="float">
            <text:p>0</text:p>
          </table:table-cell>
          <table:table-cell table:formula="of:=([.O139]+[.O140]+[.O141])*[.N35]" office:value-type="float" office:value="0" calcext:value-type="float">
            <text:p>0</text:p>
          </table:table-cell>
          <table:table-cell table:formula="of:=([.P139]+[.P140]+[.P141])*[.O35]" office:value-type="float" office:value="0" calcext:value-type="float">
            <text:p>0</text:p>
          </table:table-cell>
          <table:table-cell table:formula="of:=([.Q139]+[.Q140]+[.Q141])*[.P35]" office:value-type="float" office:value="0.256" calcext:value-type="float">
            <text:p>0.256</text:p>
          </table:table-cell>
          <table:table-cell table:formula="of:=([.R139]+[.R140]+[.R141])*[.Q35]" office:value-type="float" office:value="0.064" calcext:value-type="float">
            <text:p>0.064</text:p>
          </table:table-cell>
          <table:table-cell table:formula="of:=([.S139]+[.S140]+[.S141])*[.R3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string" calcext:value-type="string">
            <text:p>-</text:p>
          </table:table-cell>
          <table:table-cell table:formula="of:=([.C140]+[.C141])*[.B$2]" office:value-type="float" office:value="0.00000007981535232" calcext:value-type="float">
            <text:p>7.98153523200001E-08</text:p>
          </table:table-cell>
          <table:table-cell table:formula="of:=([.D140]+[.D141])*[.C$2]" office:value-type="float" office:value="0.0000000886837248" calcext:value-type="float">
            <text:p>8.86837248000001E-08</text:p>
          </table:table-cell>
          <table:table-cell table:formula="of:=([.E140]+[.E141])*[.D$2]" office:value-type="float" office:value="0.000000110854656" calcext:value-type="float">
            <text:p>1.10854656E-07</text:p>
          </table:table-cell>
          <table:table-cell table:formula="of:=([.F140]+[.F141])*[.E$2]" office:value-type="float" office:value="0.00000036951552" calcext:value-type="float">
            <text:p>3.6951552E-07</text:p>
          </table:table-cell>
          <table:table-cell table:formula="of:=([.G140]+[.G141])*[.F$2]" office:value-type="float" office:value="0.0000006158592" calcext:value-type="float">
            <text:p>6.15859200000001E-07</text:p>
          </table:table-cell>
          <table:table-cell table:formula="of:=([.H140]+[.H141])*[.G$2]" office:value-type="float" office:value="0.000000769824" calcext:value-type="float">
            <text:p>7.69824000000001E-07</text:p>
          </table:table-cell>
          <table:table-cell table:formula="of:=([.I140]+[.I141])*[.H$2]" office:value-type="float" office:value="0.00000085536" calcext:value-type="float">
            <text:p>8.55360000000001E-07</text:p>
          </table:table-cell>
          <table:table-cell table:formula="of:=([.J140]+[.J141])*[.I$2]" office:value-type="float" office:value="0.00000855360000000001" calcext:value-type="float">
            <text:p>8.55360000000001E-06</text:p>
          </table:table-cell>
          <table:table-cell table:formula="of:=([.K140]+[.K141])*[.J$2]" office:value-type="float" office:value="0.000085536" calcext:value-type="float">
            <text:p>8.5536E-05</text:p>
          </table:table-cell>
          <table:table-cell table:formula="of:=([.L140]+[.L141])*[.K$2]" office:value-type="float" office:value="0.0000864" calcext:value-type="float">
            <text:p>8.64E-05</text:p>
          </table:table-cell>
          <table:table-cell table:formula="of:=([.M140]+[.M141])*[.L$2]" office:value-type="float" office:value="0.000864" calcext:value-type="float">
            <text:p>0.000864</text:p>
          </table:table-cell>
          <table:table-cell table:formula="of:=([.N140]+[.N141])*[.M$2]" office:value-type="float" office:value="0.00864" calcext:value-type="float">
            <text:p>0.00864</text:p>
          </table:table-cell>
          <table:table-cell table:formula="of:=([.O140]+[.O141])*[.N$2]" office:value-type="float" office:value="0.0108" calcext:value-type="float">
            <text:p>0.0108</text:p>
          </table:table-cell>
          <table:table-cell table:formula="of:=([.P140]+[.P141])*[.O$2]" office:value-type="float" office:value="0.027" calcext:value-type="float">
            <text:p>0.027</text:p>
          </table:table-cell>
          <table:table-cell table:formula="of:=([.Q140]+[.Q141])*[.P$2]" office:value-type="float" office:value="0.1728" calcext:value-type="float">
            <text:p>0.1728</text:p>
          </table:table-cell>
          <table:table-cell table:formula="of:=([.R140]+[.R141])*[.Q$2]" office:value-type="float" office:value="0.576" calcext:value-type="float">
            <text:p>0.576</text:p>
          </table:table-cell>
          <table:table-cell table:formula="of:=([.S140]+[.S141])*[.R$2]"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float" office:value="5" calcext:value-type="float">
            <text:p>5</text:p>
          </table:table-cell>
          <table:table-cell table:formula="of:=([.C141]+[.C142])*[.B34]" office:value-type="float" office:value="0" calcext:value-type="float">
            <text:p>0</text:p>
          </table:table-cell>
          <table:table-cell table:formula="of:=([.D141]+[.D142])*[.C34]" office:value-type="float" office:value="0" calcext:value-type="float">
            <text:p>0</text:p>
          </table:table-cell>
          <table:table-cell table:formula="of:=([.E141]+[.E142])*[.D34]" office:value-type="float" office:value="0" calcext:value-type="float">
            <text:p>0</text:p>
          </table:table-cell>
          <table:table-cell table:formula="of:=([.F141]+[.F142])*[.E34]" office:value-type="float" office:value="0" calcext:value-type="float">
            <text:p>0</text:p>
          </table:table-cell>
          <table:table-cell table:formula="of:=([.G141]+[.G142])*[.F34]" office:value-type="float" office:value="0" calcext:value-type="float">
            <text:p>0</text:p>
          </table:table-cell>
          <table:table-cell table:formula="of:=([.H141]+[.H142])*[.G34]" office:value-type="float" office:value="0" calcext:value-type="float">
            <text:p>0</text:p>
          </table:table-cell>
          <table:table-cell table:formula="of:=([.I141]+[.I142])*[.H34]" office:value-type="float" office:value="0" calcext:value-type="float">
            <text:p>0</text:p>
          </table:table-cell>
          <table:table-cell table:formula="of:=([.J141]+[.J142])*[.I34]" office:value-type="float" office:value="0" calcext:value-type="float">
            <text:p>0</text:p>
          </table:table-cell>
          <table:table-cell table:formula="of:=([.K141]+[.K142])*[.J34]" office:value-type="float" office:value="0" calcext:value-type="float">
            <text:p>0</text:p>
          </table:table-cell>
          <table:table-cell table:formula="of:=([.L141]+[.L142])*[.K34]" office:value-type="float" office:value="0" calcext:value-type="float">
            <text:p>0</text:p>
          </table:table-cell>
          <table:table-cell table:formula="of:=([.M141]+[.M142])*[.L34]" office:value-type="float" office:value="0" calcext:value-type="float">
            <text:p>0</text:p>
          </table:table-cell>
          <table:table-cell table:formula="of:=([.N141]+[.N142])*[.M34]" office:value-type="float" office:value="0" calcext:value-type="float">
            <text:p>0</text:p>
          </table:table-cell>
          <table:table-cell table:formula="of:=([.O141]+[.O142])*[.N34]" office:value-type="float" office:value="0" calcext:value-type="float">
            <text:p>0</text:p>
          </table:table-cell>
          <table:table-cell table:formula="of:=([.P141]+[.P142])*[.O34]" office:value-type="float" office:value="0" calcext:value-type="float">
            <text:p>0</text:p>
          </table:table-cell>
          <table:table-cell table:formula="of:=([.Q141]+[.Q142])*[.P34]" office:value-type="float" office:value="0.0972" calcext:value-type="float">
            <text:p>0.0972</text:p>
          </table:table-cell>
          <table:table-cell table:formula="of:=([.R141]+[.R142])*[.Q34]" office:value-type="float" office:value="0" calcext:value-type="float">
            <text:p>0</text:p>
          </table:table-cell>
          <table:table-cell table:formula="of:=([.S141]+[.S142])*[.R34]" office:value-type="float" office:value="0.6" calcext:value-type="float">
            <text:p>0.6</text:p>
          </table:table-cell>
          <table:table-cell table:formula="of:=[.S34]" office:value-type="float" office:value="0.1" calcext:value-type="float">
            <text:p>0.1</text:p>
          </table:table-cell>
        </table:table-row>
        <table:table-row table:style-name="ro1">
          <table:table-cell table:style-name="Default" office:value-type="string" calcext:value-type="string">
            <text:p>-</text:p>
          </table:table-cell>
          <table:table-cell table:formula="of:=[.C142]*[.B2]" office:value-type="float" office:value="0.0000000287335268352" calcext:value-type="float">
            <text:p>2.87335268352E-08</text:p>
          </table:table-cell>
          <table:table-cell table:formula="of:=[.D142]*[.C2]" office:value-type="float" office:value="0.000000031926140928" calcext:value-type="float">
            <text:p>3.1926140928E-08</text:p>
          </table:table-cell>
          <table:table-cell table:formula="of:=[.E142]*[.D2]" office:value-type="float" office:value="0.00000003990767616" calcext:value-type="float">
            <text:p>3.990767616E-08</text:p>
          </table:table-cell>
          <table:table-cell table:formula="of:=[.F142]*[.E2]" office:value-type="float" office:value="0.0000001330255872" calcext:value-type="float">
            <text:p>1.330255872E-07</text:p>
          </table:table-cell>
          <table:table-cell table:formula="of:=[.G142]*[.F2]" office:value-type="float" office:value="0.000000221709312" calcext:value-type="float">
            <text:p>2.21709312E-07</text:p>
          </table:table-cell>
          <table:table-cell table:formula="of:=[.H142]*[.G2]" office:value-type="float" office:value="0.00000027713664" calcext:value-type="float">
            <text:p>2.7713664E-07</text:p>
          </table:table-cell>
          <table:table-cell table:formula="of:=[.I142]*[.H2]" office:value-type="float" office:value="0.0000003079296" calcext:value-type="float">
            <text:p>3.079296E-07</text:p>
          </table:table-cell>
          <table:table-cell table:formula="of:=[.J142]*[.I2]" office:value-type="float" office:value="0.000003079296" calcext:value-type="float">
            <text:p>3.079296E-06</text:p>
          </table:table-cell>
          <table:table-cell table:formula="of:=[.K142]*[.J2]" office:value-type="float" office:value="0.00003079296" calcext:value-type="float">
            <text:p>3.079296E-05</text:p>
          </table:table-cell>
          <table:table-cell table:formula="of:=[.L142]*[.K2]" office:value-type="float" office:value="0.000031104" calcext:value-type="float">
            <text:p>3.1104E-05</text:p>
          </table:table-cell>
          <table:table-cell table:formula="of:=[.M142]*[.L2]" office:value-type="float" office:value="0.00031104" calcext:value-type="float">
            <text:p>0.00031104</text:p>
          </table:table-cell>
          <table:table-cell table:formula="of:=[.N142]*[.M2]" office:value-type="float" office:value="0.0031104" calcext:value-type="float">
            <text:p>0.0031104</text:p>
          </table:table-cell>
          <table:table-cell table:formula="of:=[.O142]*[.N2]" office:value-type="float" office:value="0.003888" calcext:value-type="float">
            <text:p>0.003888</text:p>
          </table:table-cell>
          <table:table-cell table:formula="of:=[.P142]*[.O2]" office:value-type="float" office:value="0.00972" calcext:value-type="float">
            <text:p>0.00972</text:p>
          </table:table-cell>
          <table:table-cell table:formula="of:=[.Q142]*[.P2]" office:value-type="float" office:value="0.0972" calcext:value-type="float">
            <text:p>0.0972</text:p>
          </table:table-cell>
          <table:table-cell table:formula="of:=[.R142]*[.Q2]" office:value-type="float" office:value="0.324" calcext:value-type="float">
            <text:p>0.324</text:p>
          </table:table-cell>
          <table:table-cell table:formula="of:=[.S142]*[.R2]" office:value-type="float" office:value="0.36" calcext:value-type="float">
            <text:p>0.36</text:p>
          </table:table-cell>
          <table:table-cell table:formula="of:=[.S2]" office:value-type="float" office:value="0.9" calcext:value-type="float">
            <text:p>0.9</text:p>
          </table:table-cell>
        </table:table-row>
        <table:table-row table:style-name="ro1" table:number-rows-repeated="2">
          <table:table-cell table:style-name="Default"/>
          <table:table-cell table:number-columns-repeated="18"/>
        </table:table-row>
        <table:table-row table:style-name="ro1">
          <table:table-cell table:style-name="Default" office:value-type="string" calcext:value-type="string">
            <text:p>P(l,t)</text:p>
          </table:table-cell>
          <table:table-cell table:formula="of:=SUMPRODUCT([.B69:.B89];[.B98:.B118];[.B122:.B142])" office:value-type="float" office:value="0.000249466608392602" calcext:value-type="float">
            <text:p>0.000249466608393</text:p>
          </table:table-cell>
          <table:table-cell table:formula="of:=SUMPRODUCT([.C69:.C89];[.C98:.C118];[.C122:.C142])" office:value-type="float" office:value="0.000249466608392602" calcext:value-type="float">
            <text:p>0.000249466608393</text:p>
          </table:table-cell>
          <table:table-cell table:formula="of:=SUMPRODUCT([.D69:.D89];[.D98:.D118];[.D122:.D142])" office:value-type="float" office:value="0.000249466608392602" calcext:value-type="float">
            <text:p>0.000249466608393</text:p>
          </table:table-cell>
          <table:table-cell table:formula="of:=SUMPRODUCT([.E69:.E89];[.E98:.E118];[.E122:.E142])" office:value-type="float" office:value="0.000249466608392602" calcext:value-type="float">
            <text:p>0.000249466608393</text:p>
          </table:table-cell>
          <table:table-cell table:formula="of:=SUMPRODUCT([.F69:.F89];[.F98:.F118];[.F122:.F142])" office:value-type="float" office:value="0.000249466608392602" calcext:value-type="float">
            <text:p>0.000249466608393</text:p>
          </table:table-cell>
          <table:table-cell table:formula="of:=SUMPRODUCT([.G69:.G89];[.G98:.G118];[.G122:.G142])" office:value-type="float" office:value="0.000249466608392602" calcext:value-type="float">
            <text:p>0.000249466608393</text:p>
          </table:table-cell>
          <table:table-cell table:formula="of:=SUMPRODUCT([.H69:.H89];[.H98:.H118];[.H122:.H142])" office:value-type="float" office:value="0.000249466608392602" calcext:value-type="float">
            <text:p>0.000249466608393</text:p>
          </table:table-cell>
          <table:table-cell table:formula="of:=SUMPRODUCT([.I69:.I89];[.I98:.I118];[.I122:.I142])" office:value-type="float" office:value="0.000249466608392602" calcext:value-type="float">
            <text:p>0.000249466608393</text:p>
          </table:table-cell>
          <table:table-cell table:formula="of:=SUMPRODUCT([.J69:.J89];[.J98:.J118];[.J122:.J142])" office:value-type="float" office:value="0.000249466608392602" calcext:value-type="float">
            <text:p>0.000249466608393</text:p>
          </table:table-cell>
          <table:table-cell table:formula="of:=SUMPRODUCT([.K69:.K89];[.K98:.K118];[.K122:.K142])" office:value-type="float" office:value="0.000249466608392602" calcext:value-type="float">
            <text:p>0.000249466608393</text:p>
          </table:table-cell>
          <table:table-cell table:formula="of:=SUMPRODUCT([.L69:.L89];[.L98:.L118];[.L122:.L142])" office:value-type="float" office:value="0.000249466608392602" calcext:value-type="float">
            <text:p>0.000249466608393</text:p>
          </table:table-cell>
          <table:table-cell table:formula="of:=SUMPRODUCT([.M69:.M89];[.M98:.M118];[.M122:.M142])" office:value-type="float" office:value="0.000249466608392602" calcext:value-type="float">
            <text:p>0.000249466608393</text:p>
          </table:table-cell>
          <table:table-cell table:formula="of:=SUMPRODUCT([.N69:.N89];[.N98:.N118];[.N122:.N142])" office:value-type="float" office:value="0.000249466608392602" calcext:value-type="float">
            <text:p>0.000249466608393</text:p>
          </table:table-cell>
          <table:table-cell table:formula="of:=SUMPRODUCT([.O69:.O89];[.O98:.O118];[.O122:.O142])" office:value-type="float" office:value="0.000249466608392602" calcext:value-type="float">
            <text:p>0.000249466608393</text:p>
          </table:table-cell>
          <table:table-cell table:formula="of:=SUMPRODUCT([.P69:.P89];[.P98:.P118];[.P122:.P142])" office:value-type="float" office:value="0.000249466608392602" calcext:value-type="float">
            <text:p>0.000249466608393</text:p>
          </table:table-cell>
          <table:table-cell table:formula="of:=SUMPRODUCT([.Q69:.Q89];[.Q98:.Q118];[.Q122:.Q142])" office:value-type="float" office:value="0.000249466608392602" calcext:value-type="float">
            <text:p>0.000249466608393</text:p>
          </table:table-cell>
          <table:table-cell table:formula="of:=SUMPRODUCT([.R69:.R89];[.R98:.R118];[.R122:.R142])" office:value-type="float" office:value="0.000249466608392602" calcext:value-type="float">
            <text:p>0.000249466608393</text:p>
          </table:table-cell>
          <table:table-cell table:formula="of:=SUMPRODUCT([.S69:.S89];[.S98:.S118];[.S122:.S142])" office:value-type="float" office:value="0.000249466608392602" calcext:value-type="float">
            <text:p>0.000249466608393</text:p>
          </table:table-cell>
        </table:table-row>
        <table:table-row table:style-name="ro1">
          <table:table-cell table:style-name="Default"/>
          <table:table-cell table:number-columns-repeated="18"/>
        </table:table-row>
        <table:table-row table:style-name="ro1">
          <table:table-cell table:style-name="Default" office:value-type="string" calcext:value-type="string">
            <text:p>sum(u=l) alpha beta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table:formula="of:=[.B98]*[.B122]+[.B100]*[.B124]+[.B102]*[.B126]+[.B104]*[.B128]+[.B106]*[.B130]+[.B108]*[.B132]+[.B110]*[.B134]+[.B112]*[.B136]+[.B114]*[.B138]+[.B116]*[.B140]+[.B118]*[.B142]" office:value-type="float" office:value="0.000224519947553342" calcext:value-type="float">
            <text:p>0.000224519947553</text:p>
          </table:table-cell>
          <table:table-cell table:formula="of:=[.C98]*[.C122]+[.C100]*[.C124]+[.C102]*[.C126]+[.C104]*[.C128]+[.C106]*[.C130]+[.C108]*[.C132]+[.C110]*[.C134]+[.C112]*[.C136]+[.C114]*[.C138]+[.C116]*[.C140]+[.C118]*[.C142]" office:value-type="float" office:value="0.00015735586067841" calcext:value-type="float">
            <text:p>0.000157355860678</text:p>
          </table:table-cell>
          <table:table-cell table:formula="of:=[.D98]*[.D122]+[.D100]*[.D124]+[.D102]*[.D126]+[.D104]*[.D128]+[.D106]*[.D130]+[.D108]*[.D132]+[.D110]*[.D134]+[.D112]*[.D136]+[.D114]*[.D138]+[.D116]*[.D140]+[.D118]*[.D142]" office:value-type="float" office:value="0.0000118736510725325" calcext:value-type="float">
            <text:p>1.18736510725325E-05</text:p>
          </table:table-cell>
          <table:table-cell table:formula="of:=[.E98]*[.E122]+[.E100]*[.E124]+[.E102]*[.E126]+[.E104]*[.E128]+[.E106]*[.E130]+[.E108]*[.E132]+[.E110]*[.E134]+[.E112]*[.E136]+[.E114]*[.E138]+[.E116]*[.E140]+[.E118]*[.E142]" office:value-type="float" office:value="0.0000820361346829517" calcext:value-type="float">
            <text:p>8.20361346829517E-05</text:p>
          </table:table-cell>
          <table:table-cell table:formula="of:=[.F98]*[.F122]+[.F100]*[.F124]+[.F102]*[.F126]+[.F104]*[.F128]+[.F106]*[.F130]+[.F108]*[.F132]+[.F110]*[.F134]+[.F112]*[.F136]+[.F114]*[.F138]+[.F116]*[.F140]+[.F118]*[.F142]" office:value-type="float" office:value="0" calcext:value-type="float">
            <text:p>0</text:p>
          </table:table-cell>
          <table:table-cell table:formula="of:=[.G98]*[.G122]+[.G100]*[.G124]+[.G102]*[.G126]+[.G104]*[.G128]+[.G106]*[.G130]+[.G108]*[.G132]+[.G110]*[.G134]+[.G112]*[.G136]+[.G114]*[.G138]+[.G116]*[.G140]+[.G118]*[.G142]" office:value-type="float" office:value="0.000224519947553342" calcext:value-type="float">
            <text:p>0.000224519947553</text:p>
          </table:table-cell>
          <table:table-cell table:formula="of:=[.H98]*[.H122]+[.H100]*[.H124]+[.H102]*[.H126]+[.H104]*[.H128]+[.H106]*[.H130]+[.H108]*[.H132]+[.H110]*[.H134]+[.H112]*[.H136]+[.H114]*[.H138]+[.H116]*[.H140]+[.H118]*[.H142]" office:value-type="float" office:value="0.00000458203974598656" calcext:value-type="float">
            <text:p>4.58203974598656E-06</text:p>
          </table:table-cell>
          <table:table-cell table:formula="of:=[.I98]*[.I122]+[.I100]*[.I124]+[.I102]*[.I126]+[.I104]*[.I128]+[.I106]*[.I130]+[.I108]*[.I132]+[.I110]*[.I134]+[.I112]*[.I136]+[.I114]*[.I138]+[.I116]*[.I140]+[.I118]*[.I142]" office:value-type="float" office:value="0.00000203646210932736" calcext:value-type="float">
            <text:p>2.03646210932736E-06</text:p>
          </table:table-cell>
          <table:table-cell table:formula="of:=[.J98]*[.J122]+[.J100]*[.J124]+[.J102]*[.J126]+[.J104]*[.J128]+[.J106]*[.J130]+[.J108]*[.J132]+[.J110]*[.J134]+[.J112]*[.J136]+[.J114]*[.J138]+[.J116]*[.J140]+[.J118]*[.J142]" office:value-type="float" office:value="0.000246971942308676" calcext:value-type="float">
            <text:p>0.000246971942309</text:p>
          </table:table-cell>
          <table:table-cell table:formula="of:=[.K98]*[.K122]+[.K100]*[.K124]+[.K102]*[.K126]+[.K104]*[.K128]+[.K106]*[.K130]+[.K108]*[.K132]+[.K110]*[.K134]+[.K112]*[.K136]+[.K114]*[.K138]+[.K116]*[.K140]+[.K118]*[.K142]" office:value-type="float" office:value="0" calcext:value-type="float">
            <text:p>0</text:p>
          </table:table-cell>
          <table:table-cell table:formula="of:=[.L98]*[.L122]+[.L100]*[.L124]+[.L102]*[.L126]+[.L104]*[.L128]+[.L106]*[.L130]+[.L108]*[.L132]+[.L110]*[.L134]+[.L112]*[.L136]+[.L114]*[.L138]+[.L116]*[.L140]+[.L118]*[.L142]" office:value-type="float" office:value="0.00000054231871389696" calcext:value-type="float">
            <text:p>5.4231871389696E-07</text:p>
          </table:table-cell>
          <table:table-cell table:formula="of:=[.M98]*[.M122]+[.M100]*[.M124]+[.M102]*[.M126]+[.M104]*[.M128]+[.M106]*[.M130]+[.M108]*[.M132]+[.M110]*[.M134]+[.M112]*[.M136]+[.M114]*[.M138]+[.M116]*[.M140]+[.M118]*[.M142]" office:value-type="float" office:value="0.000156187789602325" calcext:value-type="float">
            <text:p>0.000156187789602</text:p>
          </table:table-cell>
          <table:table-cell table:formula="of:=[.N98]*[.N122]+[.N100]*[.N124]+[.N102]*[.N126]+[.N104]*[.N128]+[.N106]*[.N130]+[.N108]*[.N132]+[.N110]*[.N134]+[.N112]*[.N136]+[.N114]*[.N138]+[.N116]*[.N140]+[.N118]*[.N142]" office:value-type="float" office:value="0" calcext:value-type="float">
            <text:p>0</text:p>
          </table:table-cell>
          <table:table-cell table:formula="of:=[.O98]*[.O122]+[.O100]*[.O124]+[.O102]*[.O126]+[.O104]*[.O128]+[.O106]*[.O130]+[.O108]*[.O132]+[.O110]*[.O134]+[.O112]*[.O136]+[.O114]*[.O138]+[.O116]*[.O140]+[.O118]*[.O142]" office:value-type="float" office:value="0" calcext:value-type="float">
            <text:p>0</text:p>
          </table:table-cell>
          <table:table-cell table:formula="of:=[.P98]*[.P122]+[.P100]*[.P124]+[.P102]*[.P126]+[.P104]*[.P128]+[.P106]*[.P130]+[.P108]*[.P132]+[.P110]*[.P134]+[.P112]*[.P136]+[.P114]*[.P138]+[.P116]*[.P140]+[.P118]*[.P142]" office:value-type="float" office:value="0" calcext:value-type="float">
            <text:p>0</text:p>
          </table:table-cell>
          <table:table-cell table:formula="of:=[.Q98]*[.Q122]+[.Q100]*[.Q124]+[.Q102]*[.Q126]+[.Q104]*[.Q128]+[.Q106]*[.Q130]+[.Q108]*[.Q132]+[.Q110]*[.Q134]+[.Q112]*[.Q136]+[.Q114]*[.Q138]+[.Q116]*[.Q140]+[.Q118]*[.Q142]" office:value-type="float" office:value="0" calcext:value-type="float">
            <text:p>0</text:p>
          </table:table-cell>
          <table:table-cell table:formula="of:=[.R98]*[.R122]+[.R100]*[.R124]+[.R102]*[.R126]+[.R104]*[.R128]+[.R106]*[.R130]+[.R108]*[.R132]+[.R110]*[.R134]+[.R112]*[.R136]+[.R114]*[.R138]+[.R116]*[.R140]+[.R118]*[.R142]" office:value-type="float" office:value="0.00000623666520981504" calcext:value-type="float">
            <text:p>6.23666520981504E-06</text:p>
          </table:table-cell>
          <table:table-cell table:formula="of:=[.S98]*[.S122]+[.S100]*[.S124]+[.S102]*[.S126]+[.S104]*[.S128]+[.S106]*[.S130]+[.S108]*[.S132]+[.S110]*[.S134]+[.S112]*[.S136]+[.S114]*[.S138]+[.S116]*[.S140]+[.S118]*[.S142]" office:value-type="float" office:value="0.000189438705748132" calcext:value-type="float">
            <text:p>0.000189438705748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formula="of:=[.B107]*[.B131]" office:value-type="float" office:value="0" calcext:value-type="float">
            <text:p>0</text:p>
          </table:table-cell>
          <table:table-cell table:formula="of:=[.C107]*[.C131]" office:value-type="float" office:value="0" calcext:value-type="float">
            <text:p>0</text:p>
          </table:table-cell>
          <table:table-cell table:formula="of:=[.D107]*[.D131]" office:value-type="float" office:value="0" calcext:value-type="float">
            <text:p>0</text:p>
          </table:table-cell>
          <table:table-cell table:formula="of:=[.E107]*[.E131]" office:value-type="float" office:value="0" calcext:value-type="float">
            <text:p>0</text:p>
          </table:table-cell>
          <table:table-cell table:formula="of:=[.F107]*[.F131]" office:value-type="float" office:value="0" calcext:value-type="float">
            <text:p>0</text:p>
          </table:table-cell>
          <table:table-cell table:formula="of:=[.G107]*[.G131]" office:value-type="float" office:value="0" calcext:value-type="float">
            <text:p>0</text:p>
          </table:table-cell>
          <table:table-cell table:formula="of:=[.H107]*[.H131]" office:value-type="float" office:value="0" calcext:value-type="float">
            <text:p>0</text:p>
          </table:table-cell>
          <table:table-cell table:formula="of:=[.I107]*[.I131]" office:value-type="float" office:value="0" calcext:value-type="float">
            <text:p>0</text:p>
          </table:table-cell>
          <table:table-cell table:formula="of:=[.J107]*[.J131]" office:value-type="float" office:value="0" calcext:value-type="float">
            <text:p>0</text:p>
          </table:table-cell>
          <table:table-cell table:formula="of:=[.K107]*[.K131]" office:value-type="float" office:value="0" calcext:value-type="float">
            <text:p>0</text:p>
          </table:table-cell>
          <table:table-cell table:formula="of:=[.L107]*[.L131]" office:value-type="float" office:value="0.000219639079128269" calcext:value-type="float">
            <text:p>0.000219639079128</text:p>
          </table:table-cell>
          <table:table-cell table:formula="of:=[.M107]*[.M131]" office:value-type="float" office:value="0.0000108463742779392" calcext:value-type="float">
            <text:p>1.08463742779392E-05</text:p>
          </table:table-cell>
          <table:table-cell table:formula="of:=[.N107]*[.N131]" office:value-type="float" office:value="0" calcext:value-type="float">
            <text:p>0</text:p>
          </table:table-cell>
          <table:table-cell table:formula="of:=[.O107]*[.O131]" office:value-type="float" office:value="0" calcext:value-type="float">
            <text:p>0</text:p>
          </table:table-cell>
          <table:table-cell table:formula="of:=[.P107]*[.P131]" office:value-type="float" office:value="0" calcext:value-type="float">
            <text:p>0</text:p>
          </table:table-cell>
          <table:table-cell table:formula="of:=[.Q107]*[.Q131]" office:value-type="float" office:value="0" calcext:value-type="float">
            <text:p>0</text:p>
          </table:table-cell>
          <table:table-cell table:formula="of:=[.R107]*[.R131]" office:value-type="float" office:value="0" calcext:value-type="float">
            <text:p>0</text:p>
          </table:table-cell>
          <table:table-cell table:formula="of:=[.S107]*[.S13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table:formula="of:=[.B101]*[.B125]" office:value-type="float" office:value="0" calcext:value-type="float">
            <text:p>0</text:p>
          </table:table-cell>
          <table:table-cell table:formula="of:=[.C101]*[.C125]" office:value-type="float" office:value="0" calcext:value-type="float">
            <text:p>0</text:p>
          </table:table-cell>
          <table:table-cell table:formula="of:=[.D101]*[.D125]" office:value-type="float" office:value="0" calcext:value-type="float">
            <text:p>0</text:p>
          </table:table-cell>
          <table:table-cell table:formula="of:=[.E101]*[.E125]" office:value-type="float" office:value="0" calcext:value-type="float">
            <text:p>0</text:p>
          </table:table-cell>
          <table:table-cell table:formula="of:=[.F101]*[.F125]" office:value-type="float" office:value="0.0000498933216785203" calcext:value-type="float">
            <text:p>4.98933216785203E-05</text:p>
          </table:table-cell>
          <table:table-cell table:formula="of:=[.G101]*[.G125]" office:value-type="float" office:value="0" calcext:value-type="float">
            <text:p>0</text:p>
          </table:table-cell>
          <table:table-cell table:formula="of:=[.H101]*[.H125]" office:value-type="float" office:value="0" calcext:value-type="float">
            <text:p>0</text:p>
          </table:table-cell>
          <table:table-cell table:formula="of:=[.I101]*[.I125]" office:value-type="float" office:value="0" calcext:value-type="float">
            <text:p>0</text:p>
          </table:table-cell>
          <table:table-cell table:formula="of:=[.J101]*[.J125]" office:value-type="float" office:value="0" calcext:value-type="float">
            <text:p>0</text:p>
          </table:table-cell>
          <table:table-cell table:formula="of:=[.K101]*[.K125]" office:value-type="float" office:value="0" calcext:value-type="float">
            <text:p>0</text:p>
          </table:table-cell>
          <table:table-cell table:formula="of:=[.L101]*[.L125]" office:value-type="float" office:value="0" calcext:value-type="float">
            <text:p>0</text:p>
          </table:table-cell>
          <table:table-cell table:formula="of:=[.M101]*[.M125]" office:value-type="float" office:value="0" calcext:value-type="float">
            <text:p>0</text:p>
          </table:table-cell>
          <table:table-cell table:formula="of:=[.N101]*[.N125]" office:value-type="float" office:value="0" calcext:value-type="float">
            <text:p>0</text:p>
          </table:table-cell>
          <table:table-cell table:formula="of:=[.O101]*[.O125]" office:value-type="float" office:value="0" calcext:value-type="float">
            <text:p>0</text:p>
          </table:table-cell>
          <table:table-cell table:formula="of:=[.P101]*[.P125]" office:value-type="float" office:value="0" calcext:value-type="float">
            <text:p>0</text:p>
          </table:table-cell>
          <table:table-cell table:formula="of:=[.Q101]*[.Q125]" office:value-type="float" office:value="0" calcext:value-type="float">
            <text:p>0</text:p>
          </table:table-cell>
          <table:table-cell table:formula="of:=[.R101]*[.R125]" office:value-type="float" office:value="0" calcext:value-type="float">
            <text:p>0</text:p>
          </table:table-cell>
          <table:table-cell table:formula="of:=[.S101]*[.S12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table:formula="of:=[.B123]*[.B99]" office:value-type="float" office:value="0" calcext:value-type="float">
            <text:p>0</text:p>
          </table:table-cell>
          <table:table-cell table:formula="of:=[.C123]*[.C99]" office:value-type="float" office:value="0.0000105543565089178" calcext:value-type="float">
            <text:p>1.05543565089178E-05</text:p>
          </table:table-cell>
          <table:table-cell table:formula="of:=[.D123]*[.D99]" office:value-type="float" office:value="0.000146921440038912" calcext:value-type="float">
            <text:p>0.000146921440039</text:p>
          </table:table-cell>
          <table:table-cell table:formula="of:=[.E123]*[.E99]" office:value-type="float" office:value="0.0000450958869017395" calcext:value-type="float">
            <text:p>4.50958869017395E-05</text:p>
          </table:table-cell>
          <table:table-cell table:formula="of:=[.F123]*[.F99]" office:value-type="float" office:value="0" calcext:value-type="float">
            <text:p>0</text:p>
          </table:table-cell>
          <table:table-cell table:formula="of:=[.G123]*[.G99]" office:value-type="float" office:value="0" calcext:value-type="float">
            <text:p>0</text:p>
          </table:table-cell>
          <table:table-cell table:formula="of:=[.H123]*[.H99]" office:value-type="float" office:value="0" calcext:value-type="float">
            <text:p>0</text:p>
          </table:table-cell>
          <table:table-cell table:formula="of:=[.I123]*[.I99]" office:value-type="float" office:value="0" calcext:value-type="float">
            <text:p>0</text:p>
          </table:table-cell>
          <table:table-cell table:formula="of:=[.J123]*[.J99]" office:value-type="float" office:value="0" calcext:value-type="float">
            <text:p>0</text:p>
          </table:table-cell>
          <table:table-cell table:formula="of:=[.K123]*[.K99]" office:value-type="float" office:value="0" calcext:value-type="float">
            <text:p>0</text:p>
          </table:table-cell>
          <table:table-cell table:formula="of:=[.L123]*[.L99]" office:value-type="float" office:value="0" calcext:value-type="float">
            <text:p>0</text:p>
          </table:table-cell>
          <table:table-cell table:formula="of:=[.M123]*[.M99]" office:value-type="float" office:value="0" calcext:value-type="float">
            <text:p>0</text:p>
          </table:table-cell>
          <table:table-cell table:formula="of:=[.N123]*[.N99]" office:value-type="float" office:value="0" calcext:value-type="float">
            <text:p>0</text:p>
          </table:table-cell>
          <table:table-cell table:formula="of:=[.O123]*[.O99]" office:value-type="float" office:value="0" calcext:value-type="float">
            <text:p>0</text:p>
          </table:table-cell>
          <table:table-cell table:formula="of:=[.P123]*[.P99]" office:value-type="float" office:value="0" calcext:value-type="float">
            <text:p>0</text:p>
          </table:table-cell>
          <table:table-cell table:formula="of:=[.Q123]*[.Q99]" office:value-type="float" office:value="0" calcext:value-type="float">
            <text:p>0</text:p>
          </table:table-cell>
          <table:table-cell table:formula="of:=[.R123]*[.R99]" office:value-type="float" office:value="0" calcext:value-type="float">
            <text:p>0</text:p>
          </table:table-cell>
          <table:table-cell table:formula="of:=[.S123]*[.S9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table:formula="of:=[.B133]*[.B109]" office:value-type="float" office:value="0" calcext:value-type="float">
            <text:p>0</text:p>
          </table:table-cell>
          <table:table-cell table:formula="of:=[.C133]*[.C109]" office:value-type="float" office:value="0" calcext:value-type="float">
            <text:p>0</text:p>
          </table:table-cell>
          <table:table-cell table:formula="of:=[.D133]*[.D109]" office:value-type="float" office:value="0" calcext:value-type="float">
            <text:p>0</text:p>
          </table:table-cell>
          <table:table-cell table:formula="of:=[.E133]*[.E109]" office:value-type="float" office:value="0" calcext:value-type="float">
            <text:p>0</text:p>
          </table:table-cell>
          <table:table-cell table:formula="of:=[.F133]*[.F109]" office:value-type="float" office:value="0" calcext:value-type="float">
            <text:p>0</text:p>
          </table:table-cell>
          <table:table-cell table:formula="of:=[.G133]*[.G109]" office:value-type="float" office:value="0" calcext:value-type="float">
            <text:p>0</text:p>
          </table:table-cell>
          <table:table-cell table:formula="of:=[.H133]*[.H109]" office:value-type="float" office:value="0" calcext:value-type="float">
            <text:p>0</text:p>
          </table:table-cell>
          <table:table-cell table:formula="of:=[.I133]*[.I109]" office:value-type="float" office:value="0" calcext:value-type="float">
            <text:p>0</text:p>
          </table:table-cell>
          <table:table-cell table:formula="of:=[.J133]*[.J109]" office:value-type="float" office:value="0" calcext:value-type="float">
            <text:p>0</text:p>
          </table:table-cell>
          <table:table-cell table:formula="of:=[.K133]*[.K109]" office:value-type="float" office:value="0" calcext:value-type="float">
            <text:p>0</text:p>
          </table:table-cell>
          <table:table-cell table:formula="of:=[.L133]*[.L109]" office:value-type="float" office:value="0" calcext:value-type="float">
            <text:p>0</text:p>
          </table:table-cell>
          <table:table-cell table:formula="of:=[.M133]*[.M109]" office:value-type="float" office:value="0" calcext:value-type="float">
            <text:p>0</text:p>
          </table:table-cell>
          <table:table-cell table:formula="of:=[.N133]*[.N109]" office:value-type="float" office:value="0.0000748399825177805" calcext:value-type="float">
            <text:p>7.48399825177805E-05</text:p>
          </table:table-cell>
          <table:table-cell table:formula="of:=[.O133]*[.O109]" office:value-type="float" office:value="0" calcext:value-type="float">
            <text:p>0</text:p>
          </table:table-cell>
          <table:table-cell table:formula="of:=[.P133]*[.P109]" office:value-type="float" office:value="0" calcext:value-type="float">
            <text:p>0</text:p>
          </table:table-cell>
          <table:table-cell table:formula="of:=[.Q133]*[.Q109]" office:value-type="float" office:value="0" calcext:value-type="float">
            <text:p>0</text:p>
          </table:table-cell>
          <table:table-cell table:formula="of:=[.R133]*[.R109]" office:value-type="float" office:value="0" calcext:value-type="float">
            <text:p>0</text:p>
          </table:table-cell>
          <table:table-cell table:formula="of:=[.S133]*[.S10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table:formula="of:=[.B103]*[.B127]" office:value-type="float" office:value="0" calcext:value-type="float">
            <text:p>0</text:p>
          </table:table-cell>
          <table:table-cell table:formula="of:=[.C103]*[.C127]" office:value-type="float" office:value="0" calcext:value-type="float">
            <text:p>0</text:p>
          </table:table-cell>
          <table:table-cell table:formula="of:=[.D103]*[.D127]" office:value-type="float" office:value="0" calcext:value-type="float">
            <text:p>0</text:p>
          </table:table-cell>
          <table:table-cell table:formula="of:=[.E103]*[.E127]" office:value-type="float" office:value="0" calcext:value-type="float">
            <text:p>0</text:p>
          </table:table-cell>
          <table:table-cell table:formula="of:=[.F103]*[.F127]" office:value-type="float" office:value="0" calcext:value-type="float">
            <text:p>0</text:p>
          </table:table-cell>
          <table:table-cell table:formula="of:=[.G103]*[.G127]" office:value-type="float" office:value="0" calcext:value-type="float">
            <text:p>0</text:p>
          </table:table-cell>
          <table:table-cell table:formula="of:=[.H103]*[.H127]" office:value-type="float" office:value="0.0000814584843730944" calcext:value-type="float">
            <text:p>8.14584843730944E-05</text:p>
          </table:table-cell>
          <table:table-cell table:formula="of:=[.I103]*[.I127]" office:value-type="float" office:value="0.000206191788569395" calcext:value-type="float">
            <text:p>0.000206191788569</text:p>
          </table:table-cell>
          <table:table-cell table:formula="of:=[.J103]*[.J127]" office:value-type="float" office:value="0" calcext:value-type="float">
            <text:p>0</text:p>
          </table:table-cell>
          <table:table-cell table:formula="of:=[.K103]*[.K127]" office:value-type="float" office:value="0" calcext:value-type="float">
            <text:p>0</text:p>
          </table:table-cell>
          <table:table-cell table:formula="of:=[.L103]*[.L127]" office:value-type="float" office:value="0" calcext:value-type="float">
            <text:p>0</text:p>
          </table:table-cell>
          <table:table-cell table:formula="of:=[.M103]*[.M127]" office:value-type="float" office:value="0" calcext:value-type="float">
            <text:p>0</text:p>
          </table:table-cell>
          <table:table-cell table:formula="of:=[.N103]*[.N127]" office:value-type="float" office:value="0" calcext:value-type="float">
            <text:p>0</text:p>
          </table:table-cell>
          <table:table-cell table:formula="of:=[.O103]*[.O127]" office:value-type="float" office:value="0" calcext:value-type="float">
            <text:p>0</text:p>
          </table:table-cell>
          <table:table-cell table:formula="of:=[.P103]*[.P127]" office:value-type="float" office:value="0" calcext:value-type="float">
            <text:p>0</text:p>
          </table:table-cell>
          <table:table-cell table:formula="of:=[.Q103]*[.Q127]" office:value-type="float" office:value="0" calcext:value-type="float">
            <text:p>0</text:p>
          </table:table-cell>
          <table:table-cell table:formula="of:=[.R103]*[.R127]" office:value-type="float" office:value="0" calcext:value-type="float">
            <text:p>0</text:p>
          </table:table-cell>
          <table:table-cell table:formula="of:=[.S103]*[.S12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Z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table:number-columns-repeated="19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113]*[.B137]+[.B117]*[.B141]" office:value-type="float" office:value="0" calcext:value-type="float">
            <text:p>0</text:p>
          </table:table-cell>
          <table:table-cell table:formula="of:=[.C113]*[.C137]+[.C117]*[.C141]" office:value-type="float" office:value="0" calcext:value-type="float">
            <text:p>0</text:p>
          </table:table-cell>
          <table:table-cell table:formula="of:=[.D113]*[.D137]+[.D117]*[.D141]" office:value-type="float" office:value="0" calcext:value-type="float">
            <text:p>0</text:p>
          </table:table-cell>
          <table:table-cell table:formula="of:=[.E113]*[.E137]+[.E117]*[.E141]" office:value-type="float" office:value="0" calcext:value-type="float">
            <text:p>0</text:p>
          </table:table-cell>
          <table:table-cell table:formula="of:=[.F113]*[.F137]+[.F117]*[.F141]" office:value-type="float" office:value="0" calcext:value-type="float">
            <text:p>0</text:p>
          </table:table-cell>
          <table:table-cell table:formula="of:=[.G113]*[.G137]+[.G117]*[.G141]" office:value-type="float" office:value="0" calcext:value-type="float">
            <text:p>0</text:p>
          </table:table-cell>
          <table:table-cell table:formula="of:=[.H113]*[.H137]+[.H117]*[.H141]" office:value-type="float" office:value="0" calcext:value-type="float">
            <text:p>0</text:p>
          </table:table-cell>
          <table:table-cell table:formula="of:=[.I113]*[.I137]+[.I117]*[.I141]" office:value-type="float" office:value="0" calcext:value-type="float">
            <text:p>0</text:p>
          </table:table-cell>
          <table:table-cell table:formula="of:=[.J113]*[.J137]+[.J117]*[.J141]" office:value-type="float" office:value="0" calcext:value-type="float">
            <text:p>0</text:p>
          </table:table-cell>
          <table:table-cell table:formula="of:=[.K113]*[.K137]+[.K117]*[.K141]" office:value-type="float" office:value="0" calcext:value-type="float">
            <text:p>0</text:p>
          </table:table-cell>
          <table:table-cell table:formula="of:=[.L113]*[.L137]+[.L117]*[.L141]" office:value-type="float" office:value="0" calcext:value-type="float">
            <text:p>0</text:p>
          </table:table-cell>
          <table:table-cell table:formula="of:=[.M113]*[.M137]+[.M117]*[.M141]" office:value-type="float" office:value="0" calcext:value-type="float">
            <text:p>0</text:p>
          </table:table-cell>
          <table:table-cell table:formula="of:=[.N113]*[.N137]+[.N117]*[.N141]" office:value-type="float" office:value="0" calcext:value-type="float">
            <text:p>0</text:p>
          </table:table-cell>
          <table:table-cell table:formula="of:=[.O113]*[.O137]+[.O117]*[.O141]" office:value-type="float" office:value="0" calcext:value-type="float">
            <text:p>0</text:p>
          </table:table-cell>
          <table:table-cell table:formula="of:=[.P113]*[.P137]+[.P117]*[.P141]" office:value-type="float" office:value="0.0000748399825177805" calcext:value-type="float">
            <text:p>7.48399825177805E-05</text:p>
          </table:table-cell>
          <table:table-cell table:formula="of:=[.Q113]*[.Q137]+[.Q117]*[.Q141]" office:value-type="float" office:value="0" calcext:value-type="float">
            <text:p>0</text:p>
          </table:table-cell>
          <table:table-cell table:formula="of:=[.R113]*[.R137]+[.R117]*[.R141]" office:value-type="float" office:value="0.000140324967220838" calcext:value-type="float">
            <text:p>0.000140324967221</text:p>
          </table:table-cell>
          <table:table-cell table:formula="of:=[.S113]*[.S137]+[.S117]*[.S141]" office:value-type="float" office:value="0.0000038979157561344" calcext:value-type="float">
            <text:p>3.8979157561344E-0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139]*[.B115]" office:value-type="float" office:value="0" calcext:value-type="float">
            <text:p>0</text:p>
          </table:table-cell>
          <table:table-cell table:formula="of:=[.C139]*[.C115]" office:value-type="float" office:value="0" calcext:value-type="float">
            <text:p>0</text:p>
          </table:table-cell>
          <table:table-cell table:formula="of:=[.D139]*[.D115]" office:value-type="float" office:value="0" calcext:value-type="float">
            <text:p>0</text:p>
          </table:table-cell>
          <table:table-cell table:formula="of:=[.E139]*[.E115]" office:value-type="float" office:value="0" calcext:value-type="float">
            <text:p>0</text:p>
          </table:table-cell>
          <table:table-cell table:formula="of:=[.F139]*[.F115]" office:value-type="float" office:value="0" calcext:value-type="float">
            <text:p>0</text:p>
          </table:table-cell>
          <table:table-cell table:formula="of:=[.G139]*[.G115]" office:value-type="float" office:value="0" calcext:value-type="float">
            <text:p>0</text:p>
          </table:table-cell>
          <table:table-cell table:formula="of:=[.H139]*[.H115]" office:value-type="float" office:value="0" calcext:value-type="float">
            <text:p>0</text:p>
          </table:table-cell>
          <table:table-cell table:formula="of:=[.I139]*[.I115]" office:value-type="float" office:value="0" calcext:value-type="float">
            <text:p>0</text:p>
          </table:table-cell>
          <table:table-cell table:formula="of:=[.J139]*[.J115]" office:value-type="float" office:value="0" calcext:value-type="float">
            <text:p>0</text:p>
          </table:table-cell>
          <table:table-cell table:formula="of:=[.K139]*[.K115]" office:value-type="float" office:value="0" calcext:value-type="float">
            <text:p>0</text:p>
          </table:table-cell>
          <table:table-cell table:formula="of:=[.L139]*[.L115]" office:value-type="float" office:value="0" calcext:value-type="float">
            <text:p>0</text:p>
          </table:table-cell>
          <table:table-cell table:formula="of:=[.M139]*[.M115]" office:value-type="float" office:value="0" calcext:value-type="float">
            <text:p>0</text:p>
          </table:table-cell>
          <table:table-cell table:formula="of:=[.N139]*[.N115]" office:value-type="float" office:value="0" calcext:value-type="float">
            <text:p>0</text:p>
          </table:table-cell>
          <table:table-cell table:formula="of:=[.O139]*[.O115]" office:value-type="float" office:value="0" calcext:value-type="float">
            <text:p>0</text:p>
          </table:table-cell>
          <table:table-cell table:formula="of:=[.P139]*[.P115]" office:value-type="float" office:value="0" calcext:value-type="float">
            <text:p>0</text:p>
          </table:table-cell>
          <table:table-cell table:formula="of:=[.Q139]*[.Q115]" office:value-type="float" office:value="0.0000249466608392602" calcext:value-type="float">
            <text:p>2.49466608392602E-05</text:p>
          </table:table-cell>
          <table:table-cell table:formula="of:=[.R139]*[.R115]" office:value-type="float" office:value="0" calcext:value-type="float">
            <text:p>0</text:p>
          </table:table-cell>
          <table:table-cell table:formula="of:=[.S139]*[.S11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105]*[.B129]+[.B111]*[.B135]" office:value-type="float" office:value="0" calcext:value-type="float">
            <text:p>0</text:p>
          </table:table-cell>
          <table:table-cell table:formula="of:=[.C105]*[.C129]+[.C111]*[.C135]" office:value-type="float" office:value="0" calcext:value-type="float">
            <text:p>0</text:p>
          </table:table-cell>
          <table:table-cell table:formula="of:=[.D105]*[.D129]+[.D111]*[.D135]" office:value-type="float" office:value="0" calcext:value-type="float">
            <text:p>0</text:p>
          </table:table-cell>
          <table:table-cell table:formula="of:=[.E105]*[.E129]+[.E111]*[.E135]" office:value-type="float" office:value="0" calcext:value-type="float">
            <text:p>0</text:p>
          </table:table-cell>
          <table:table-cell table:formula="of:=[.F105]*[.F129]+[.F111]*[.F135]" office:value-type="float" office:value="0" calcext:value-type="float">
            <text:p>0</text:p>
          </table:table-cell>
          <table:table-cell table:formula="of:=[.G105]*[.G129]+[.G111]*[.G135]" office:value-type="float" office:value="0" calcext:value-type="float">
            <text:p>0</text:p>
          </table:table-cell>
          <table:table-cell table:formula="of:=[.H105]*[.H129]+[.H111]*[.H135]" office:value-type="float" office:value="0" calcext:value-type="float">
            <text:p>0</text:p>
          </table:table-cell>
          <table:table-cell table:formula="of:=[.I105]*[.I129]+[.I111]*[.I135]" office:value-type="float" office:value="0" calcext:value-type="float">
            <text:p>0</text:p>
          </table:table-cell>
          <table:table-cell table:formula="of:=[.J105]*[.J129]+[.J111]*[.J135]" office:value-type="float" office:value="0" calcext:value-type="float">
            <text:p>0</text:p>
          </table:table-cell>
          <table:table-cell table:formula="of:=[.K105]*[.K129]+[.K111]*[.K135]" office:value-type="float" office:value="0.000199573286714081" calcext:value-type="float">
            <text:p>0.000199573286714</text:p>
          </table:table-cell>
          <table:table-cell table:formula="of:=[.L105]*[.L129]+[.L111]*[.L135]" office:value-type="float" office:value="0" calcext:value-type="float">
            <text:p>0</text:p>
          </table:table-cell>
          <table:table-cell table:formula="of:=[.M105]*[.M129]+[.M111]*[.M135]" office:value-type="float" office:value="0" calcext:value-type="float">
            <text:p>0</text:p>
          </table:table-cell>
          <table:table-cell table:formula="of:=[.N105]*[.N129]+[.N111]*[.N135]" office:value-type="float" office:value="0" calcext:value-type="float">
            <text:p>0</text:p>
          </table:table-cell>
          <table:table-cell table:formula="of:=[.O105]*[.O129]+[.O111]*[.O135]" office:value-type="float" office:value="0.000224519947553341" calcext:value-type="float">
            <text:p>0.000224519947553</text:p>
          </table:table-cell>
          <table:table-cell table:formula="of:=[.P105]*[.P129]+[.P111]*[.P135]" office:value-type="float" office:value="0" calcext:value-type="float">
            <text:p>0</text:p>
          </table:table-cell>
          <table:table-cell table:formula="of:=[.Q105]*[.Q129]+[.Q111]*[.Q135]" office:value-type="float" office:value="0" calcext:value-type="float">
            <text:p>0</text:p>
          </table:table-cell>
          <table:table-cell table:formula="of:=[.R105]*[.R129]+[.R111]*[.R135]" office:value-type="float" office:value="0" calcext:value-type="float">
            <text:p>0</text:p>
          </table:table-cell>
          <table:table-cell table:formula="of:=[.S105]*[.S129]+[.S111]*[.S135]" office:value-type="float" office:value="0" calcext:value-type="float">
            <text:p>0</text:p>
          </table:table-cell>
        </table:table-row>
        <table:table-row table:style-name="ro1" table:number-rows-repeated="3">
          <table:table-cell table:style-name="Default"/>
          <table:table-cell table:number-columns-repeated="18"/>
        </table:table-row>
        <table:table-row table:style-name="ro1">
          <table:table-cell table:style-name="Default" office:value-type="string" calcext:value-type="string">
            <text:p>delta</text:p>
          </table:table-cell>
          <table:table-cell table:formula="of:=SUMPRODUCT([.B113:.B133];[.B142:.B162];[.B166:.B186])" office:value-type="float" office:value="0" calcext:value-type="float">
            <text:p>0</text:p>
          </table:table-cell>
          <table:table-cell table:formula="of:=SUMPRODUCT([.C113:.C133];[.C142:.C162];[.C166:.C186])" office:value-type="float" office:value="0" calcext:value-type="float">
            <text:p>0</text:p>
          </table:table-cell>
          <table:table-cell table:formula="of:=SUMPRODUCT([.D113:.D133];[.D142:.D162];[.D166:.D186])" office:value-type="float" office:value="0" calcext:value-type="float">
            <text:p>0</text:p>
          </table:table-cell>
          <table:table-cell table:formula="of:=SUMPRODUCT([.E113:.E133];[.E142:.E162];[.E166:.E186])" office:value-type="float" office:value="0" calcext:value-type="float">
            <text:p>0</text:p>
          </table:table-cell>
          <table:table-cell table:formula="of:=SUMPRODUCT([.F113:.F133];[.F142:.F162];[.F166:.F186])" office:value-type="float" office:value="0" calcext:value-type="float">
            <text:p>0</text:p>
          </table:table-cell>
          <table:table-cell table:formula="of:=SUMPRODUCT([.G113:.G133];[.G142:.G162];[.G166:.G186])" office:value-type="float" office:value="0" calcext:value-type="float">
            <text:p>0</text:p>
          </table:table-cell>
          <table:table-cell table:formula="of:=SUMPRODUCT([.H113:.H133];[.H142:.H162];[.H166:.H186])" office:value-type="float" office:value="0" calcext:value-type="float">
            <text:p>0</text:p>
          </table:table-cell>
          <table:table-cell table:formula="of:=SUMPRODUCT([.I113:.I133];[.I142:.I162];[.I166:.I186])" office:value-type="float" office:value="0" calcext:value-type="float">
            <text:p>0</text:p>
          </table:table-cell>
          <table:table-cell table:formula="of:=SUMPRODUCT([.J113:.J133];[.J142:.J162];[.J166:.J186])" office:value-type="float" office:value="0" calcext:value-type="float">
            <text:p>0</text:p>
          </table:table-cell>
          <table:table-cell table:formula="of:=SUMPRODUCT([.K113:.K133];[.K142:.K162];[.K166:.K186])" office:value-type="float" office:value="0" calcext:value-type="float">
            <text:p>0</text:p>
          </table:table-cell>
          <table:table-cell table:formula="of:=SUMPRODUCT([.L113:.L133];[.L142:.L162];[.L166:.L186])" office:value-type="float" office:value="0" calcext:value-type="float">
            <text:p>0</text:p>
          </table:table-cell>
          <table:table-cell table:formula="of:=SUMPRODUCT([.M113:.M133];[.M142:.M162];[.M166:.M186])" office:value-type="float" office:value="0" calcext:value-type="float">
            <text:p>0</text:p>
          </table:table-cell>
          <table:table-cell table:formula="of:=SUMPRODUCT([.N113:.N133];[.N142:.N162];[.N166:.N186])" office:value-type="float" office:value="0" calcext:value-type="float">
            <text:p>0</text:p>
          </table:table-cell>
          <table:table-cell table:formula="of:=SUMPRODUCT([.O113:.O133];[.O142:.O162];[.O166:.O186])" office:value-type="float" office:value="0" calcext:value-type="float">
            <text:p>0</text:p>
          </table:table-cell>
          <table:table-cell table:formula="of:=SUMPRODUCT([.P113:.P133];[.P142:.P162];[.P166:.P186])" office:value-type="float" office:value="0" calcext:value-type="float">
            <text:p>0</text:p>
          </table:table-cell>
          <table:table-cell table:formula="of:=SUMPRODUCT([.Q113:.Q133];[.Q142:.Q162];[.Q166:.Q186])" office:value-type="float" office:value="0" calcext:value-type="float">
            <text:p>0</text:p>
          </table:table-cell>
          <table:table-cell table:formula="of:=SUMPRODUCT([.R113:.R133];[.R142:.R162];[.R166:.R186])" office:value-type="float" office:value="0" calcext:value-type="float">
            <text:p>0</text:p>
          </table:table-cell>
          <table:table-cell table:formula="of:=SUMPRODUCT([.S113:.S133];[.S142:.S162];[.S166:.S186])" office:value-type="float" office:value="0" calcext:value-type="float">
            <text:p>0</text:p>
          </table:table-cell>
        </table:table-row>
        <table:table-row table:style-name="ro1">
          <table:table-cell table:style-name="Default"/>
          <table:table-cell table:number-columns-repeated="18"/>
        </table:table-row>
        <table:table-row table:style-name="ro1">
          <table:table-cell table:style-name="Default" office:value-type="string" calcext:value-type="string">
            <text:p>sum(u=l) alpha beta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table:formula="of:=-1/[.$B$145]*[.B148]*IF([.B2]=0;1E-099;1/[.B2]/[.B2])" office:value-type="float" office:value="-1.11111111111111" calcext:value-type="float">
            <text:p>-1.11111111111111</text:p>
          </table:table-cell>
          <table:table-cell table:formula="of:=-1/[.$B$145]*[.C148]*IF([.C2]=0;1E-099;1/[.C2]/[.C2])" office:value-type="float" office:value="-0.985576923076923" calcext:value-type="float">
            <text:p>-0.985576923076923</text:p>
          </table:table-cell>
          <table:table-cell table:formula="of:=-1/[.$B$145]*[.D148]*IF([.D2]=0;1E-099;1/[.D2]/[.D2])" office:value-type="float" office:value="-0.528846153846154" calcext:value-type="float">
            <text:p>-0.528846153846154</text:p>
          </table:table-cell>
          <table:table-cell table:formula="of:=-1/[.$B$145]*[.E148]*IF([.E2]=0;1E-099;1/[.E2]/[.E2])" office:value-type="float" office:value="-0.913461538461539" calcext:value-type="float">
            <text:p>-0.913461538461539</text:p>
          </table:table-cell>
          <table:table-cell table:formula="of:=-1/[.$B$145]*[.F148]*IF([.F2]=0;1E-099;1/[.F2]/[.F2])" office:value-type="float" office:value="-0" calcext:value-type="float">
            <text:p>0</text:p>
          </table:table-cell>
          <table:table-cell table:formula="of:=-1/[.$B$145]*[.G148]*IF([.G2]=0;1E-099;1/[.G2]/[.G2])" office:value-type="float" office:value="-1.11111111111111" calcext:value-type="float">
            <text:p>-1.11111111111111</text:p>
          </table:table-cell>
          <table:table-cell table:formula="of:=-1/[.$B$145]*[.H148]*IF([.H2]=0;1E-099;1/[.H2]/[.H2])" office:value-type="float" office:value="-1.83673469387755" calcext:value-type="float">
            <text:p>-1.83673469387755</text:p>
          </table:table-cell>
          <table:table-cell table:formula="of:=-1/[.$B$145]*[.I148]*IF([.I2]=0;1E-099;1/[.I2]/[.I2])" office:value-type="float" office:value="-0.816326530612245" calcext:value-type="float">
            <text:p>-0.816326530612245</text:p>
          </table:table-cell>
          <table:table-cell table:formula="of:=-1/[.$B$145]*[.J148]*IF([.J2]=0;1E-099;1/[.J2]/[.J2])" office:value-type="float" office:value="-1.01010101010101" calcext:value-type="float">
            <text:p>-1.01010101010101</text:p>
          </table:table-cell>
          <table:table-cell table:formula="of:=-1/[.$B$145]*[.K148]*IF([.K2]=0;1E-099;1/[.K2]/[.K2])" office:value-type="float" office:value="-0" calcext:value-type="float">
            <text:p>0</text:p>
          </table:table-cell>
          <table:table-cell table:formula="of:=-1/[.$B$145]*[.L148]*IF([.L2]=0;1E-099;1/[.L2]/[.L2])" office:value-type="float" office:value="-0.217391304347826" calcext:value-type="float">
            <text:p>-0.217391304347826</text:p>
          </table:table-cell>
          <table:table-cell table:formula="of:=-1/[.$B$145]*[.M148]*IF([.M2]=0;1E-099;1/[.M2]/[.M2])" office:value-type="float" office:value="-0.978260869565217" calcext:value-type="float">
            <text:p>-0.978260869565217</text:p>
          </table:table-cell>
          <table:table-cell table:formula="of:=-1/[.$B$145]*[.N148]*IF([.N2]=0;1E-099;1/[.N2]/[.N2])" office:value-type="float" office:value="-0" calcext:value-type="float">
            <text:p>0</text:p>
          </table:table-cell>
          <table:table-cell table:formula="of:=-1/[.$B$145]*[.O148]*IF([.O2]=0;1E-099;1/[.O2]/[.O2])" office:value-type="float" office:value="-0" calcext:value-type="float">
            <text:p>0</text:p>
          </table:table-cell>
          <table:table-cell table:formula="of:=-1/[.$B$145]*[.P148]*IF([.P2]=0;1E-099;1/[.P2]/[.P2])" office:value-type="float" office:value="-0" calcext:value-type="float">
            <text:p>0</text:p>
          </table:table-cell>
          <table:table-cell table:formula="of:=-1/[.$B$145]*[.Q148]*IF([.Q2]=0;1E-099;1/[.Q2]/[.Q2])" office:value-type="float" office:value="-0" calcext:value-type="float">
            <text:p>0</text:p>
          </table:table-cell>
          <table:table-cell table:formula="of:=-1/[.$B$145]*[.R148]*IF([.R2]=0;1E-099;1/[.R2]/[.R2])" office:value-type="float" office:value="-0.15625" calcext:value-type="float">
            <text:p>-0.15625</text:p>
          </table:table-cell>
          <table:table-cell table:formula="of:=-1/[.$B$145]*[.S148]*IF([.S2]=0;1E-099;1/[.S2]/[.S2])" office:value-type="float" office:value="-0.9375" calcext:value-type="float">
            <text:p>-0.9375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formula="of:=-1/[.$B$145]*[.B149]*IF([.B3]=0;1E-099;1/[.B3]/[.B3])" office:value-type="float" office:value="-0" calcext:value-type="float">
            <text:p>0</text:p>
          </table:table-cell>
          <table:table-cell table:formula="of:=-1/[.$B$145]*[.C149]*IF([.C3]=0;1E-099;1/[.C3]/[.C3])" office:value-type="float" office:value="-0" calcext:value-type="float">
            <text:p>0</text:p>
          </table:table-cell>
          <table:table-cell table:formula="of:=-1/[.$B$145]*[.D149]*IF([.D3]=0;1E-099;1/[.D3]/[.D3])" office:value-type="float" office:value="-0" calcext:value-type="float">
            <text:p>0</text:p>
          </table:table-cell>
          <table:table-cell table:formula="of:=-1/[.$B$145]*[.E149]*IF([.E3]=0;1E-099;1/[.E3]/[.E3])" office:value-type="float" office:value="-0" calcext:value-type="float">
            <text:p>0</text:p>
          </table:table-cell>
          <table:table-cell table:formula="of:=-1/[.$B$145]*[.F149]*IF([.F3]=0;1E-099;1/[.F3]/[.F3])" office:value-type="float" office:value="-0" calcext:value-type="float">
            <text:p>0</text:p>
          </table:table-cell>
          <table:table-cell table:formula="of:=-1/[.$B$145]*[.G149]*IF([.G3]=0;1E-099;1/[.G3]/[.G3])" office:value-type="float" office:value="-0" calcext:value-type="float">
            <text:p>0</text:p>
          </table:table-cell>
          <table:table-cell table:formula="of:=-1/[.$B$145]*[.H149]*IF([.H3]=0;1E-099;1/[.H3]/[.H3])" office:value-type="float" office:value="-0" calcext:value-type="float">
            <text:p>0</text:p>
          </table:table-cell>
          <table:table-cell table:formula="of:=-1/[.$B$145]*[.I149]*IF([.I3]=0;1E-099;1/[.I3]/[.I3])" office:value-type="float" office:value="-0" calcext:value-type="float">
            <text:p>0</text:p>
          </table:table-cell>
          <table:table-cell table:formula="of:=-1/[.$B$145]*[.J149]*IF([.J3]=0;1E-099;1/[.J3]/[.J3])" office:value-type="float" office:value="-0" calcext:value-type="float">
            <text:p>0</text:p>
          </table:table-cell>
          <table:table-cell table:formula="of:=-1/[.$B$145]*[.K149]*IF([.K3]=0;1E-099;1/[.K3]/[.K3])" office:value-type="float" office:value="-0" calcext:value-type="float">
            <text:p>0</text:p>
          </table:table-cell>
          <table:table-cell table:formula="of:=-1/[.$B$145]*[.L149]*IF([.L3]=0;1E-099;1/[.L3]/[.L3])" office:value-type="float" office:value="-1.08695652173913" calcext:value-type="float">
            <text:p>-1.08695652173913</text:p>
          </table:table-cell>
          <table:table-cell table:formula="of:=-1/[.$B$145]*[.M149]*IF([.M3]=0;1E-099;1/[.M3]/[.M3])" office:value-type="float" office:value="-1.08695652173913" calcext:value-type="float">
            <text:p>-1.08695652173913</text:p>
          </table:table-cell>
          <table:table-cell table:formula="of:=-1/[.$B$145]*[.N149]*IF([.N3]=0;1E-099;1/[.N3]/[.N3])" office:value-type="float" office:value="-0" calcext:value-type="float">
            <text:p>0</text:p>
          </table:table-cell>
          <table:table-cell table:formula="of:=-1/[.$B$145]*[.O149]*IF([.O3]=0;1E-099;1/[.O3]/[.O3])" office:value-type="float" office:value="-0" calcext:value-type="float">
            <text:p>0</text:p>
          </table:table-cell>
          <table:table-cell table:formula="of:=-1/[.$B$145]*[.P149]*IF([.P3]=0;1E-099;1/[.P3]/[.P3])" office:value-type="float" office:value="-0" calcext:value-type="float">
            <text:p>0</text:p>
          </table:table-cell>
          <table:table-cell table:formula="of:=-1/[.$B$145]*[.Q149]*IF([.Q3]=0;1E-099;1/[.Q3]/[.Q3])" office:value-type="float" office:value="-0" calcext:value-type="float">
            <text:p>0</text:p>
          </table:table-cell>
          <table:table-cell table:formula="of:=-1/[.$B$145]*[.R149]*IF([.R3]=0;1E-099;1/[.R3]/[.R3])" office:value-type="float" office:value="-0" calcext:value-type="float">
            <text:p>0</text:p>
          </table:table-cell>
          <table:table-cell table:formula="of:=-1/[.$B$145]*[.S149]*IF([.S3]=0;1E-099;1/[.S3]/[.S3])" office:value-type="float" office:value="-0" calcext:value-type="float">
            <text:p>0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table:formula="of:=-1/[.$B$145]*[.B150]*IF([.B4]=0;1E-099;1/[.B4]/[.B4])" office:value-type="float" office:value="-0" calcext:value-type="float">
            <text:p>0</text:p>
          </table:table-cell>
          <table:table-cell table:formula="of:=-1/[.$B$145]*[.C150]*IF([.C4]=0;1E-099;1/[.C4]/[.C4])" office:value-type="float" office:value="-0" calcext:value-type="float">
            <text:p>0</text:p>
          </table:table-cell>
          <table:table-cell table:formula="of:=-1/[.$B$145]*[.D150]*IF([.D4]=0;1E-099;1/[.D4]/[.D4])" office:value-type="float" office:value="-0" calcext:value-type="float">
            <text:p>0</text:p>
          </table:table-cell>
          <table:table-cell table:formula="of:=-1/[.$B$145]*[.E150]*IF([.E4]=0;1E-099;1/[.E4]/[.E4])" office:value-type="float" office:value="-0" calcext:value-type="float">
            <text:p>0</text:p>
          </table:table-cell>
          <table:table-cell table:formula="of:=-1/[.$B$145]*[.F150]*IF([.F4]=0;1E-099;1/[.F4]/[.F4])" office:value-type="float" office:value="-0" calcext:value-type="float">
            <text:p>0</text:p>
          </table:table-cell>
          <table:table-cell table:formula="of:=-1/[.$B$145]*[.G150]*IF([.G4]=0;1E-099;1/[.G4]/[.G4])" office:value-type="float" office:value="-0" calcext:value-type="float">
            <text:p>0</text:p>
          </table:table-cell>
          <table:table-cell table:formula="of:=-1/[.$B$145]*[.H150]*IF([.H4]=0;1E-099;1/[.H4]/[.H4])" office:value-type="float" office:value="-0" calcext:value-type="float">
            <text:p>0</text:p>
          </table:table-cell>
          <table:table-cell table:formula="of:=-1/[.$B$145]*[.I150]*IF([.I4]=0;1E-099;1/[.I4]/[.I4])" office:value-type="float" office:value="-0" calcext:value-type="float">
            <text:p>0</text:p>
          </table:table-cell>
          <table:table-cell table:formula="of:=-1/[.$B$145]*[.J150]*IF([.J4]=0;1E-099;1/[.J4]/[.J4])" office:value-type="float" office:value="-0" calcext:value-type="float">
            <text:p>0</text:p>
          </table:table-cell>
          <table:table-cell table:formula="of:=-1/[.$B$145]*[.K150]*IF([.K4]=0;1E-099;1/[.K4]/[.K4])" office:value-type="float" office:value="-0" calcext:value-type="float">
            <text:p>0</text:p>
          </table:table-cell>
          <table:table-cell table:formula="of:=-1/[.$B$145]*[.L150]*IF([.L4]=0;1E-099;1/[.L4]/[.L4])" office:value-type="float" office:value="-0" calcext:value-type="float">
            <text:p>0</text:p>
          </table:table-cell>
          <table:table-cell table:formula="of:=-1/[.$B$145]*[.M150]*IF([.M4]=0;1E-099;1/[.M4]/[.M4])" office:value-type="float" office:value="-0" calcext:value-type="float">
            <text:p>0</text:p>
          </table:table-cell>
          <table:table-cell table:formula="of:=-1/[.$B$145]*[.N150]*IF([.N4]=0;1E-099;1/[.N4]/[.N4])" office:value-type="float" office:value="-0" calcext:value-type="float">
            <text:p>0</text:p>
          </table:table-cell>
          <table:table-cell table:formula="of:=-1/[.$B$145]*[.O150]*IF([.O4]=0;1E-099;1/[.O4]/[.O4])" office:value-type="float" office:value="-0" calcext:value-type="float">
            <text:p>0</text:p>
          </table:table-cell>
          <table:table-cell table:formula="of:=-1/[.$B$145]*[.P150]*IF([.P4]=0;1E-099;1/[.P4]/[.P4])" office:value-type="float" office:value="-0" calcext:value-type="float">
            <text:p>0</text:p>
          </table:table-cell>
          <table:table-cell table:formula="of:=-1/[.$B$145]*[.Q150]*IF([.Q4]=0;1E-099;1/[.Q4]/[.Q4])" office:value-type="float" office:value="-0" calcext:value-type="float">
            <text:p>0</text:p>
          </table:table-cell>
          <table:table-cell table:formula="of:=-1/[.$B$145]*[.R150]*IF([.R4]=0;1E-099;1/[.R4]/[.R4])" office:value-type="float" office:value="-0" calcext:value-type="float">
            <text:p>0</text:p>
          </table:table-cell>
          <table:table-cell table:formula="of:=-1/[.$B$145]*[.S150]*IF([.S4]=0;1E-099;1/[.S4]/[.S4])" office:value-type="float" office:value="-0" calcext:value-type="float">
            <text:p>0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table:formula="of:=-1/[.$B$145]*[.B151]*IF([.B5]=0;1E-099;1/[.B5]/[.B5])" office:value-type="float" office:value="-0" calcext:value-type="float">
            <text:p>0</text:p>
          </table:table-cell>
          <table:table-cell table:formula="of:=-1/[.$B$145]*[.C151]*IF([.C5]=0;1E-099;1/[.C5]/[.C5])" office:value-type="float" office:value="-0" calcext:value-type="float">
            <text:p>0</text:p>
          </table:table-cell>
          <table:table-cell table:formula="of:=-1/[.$B$145]*[.D151]*IF([.D5]=0;1E-099;1/[.D5]/[.D5])" office:value-type="float" office:value="-0" calcext:value-type="float">
            <text:p>0</text:p>
          </table:table-cell>
          <table:table-cell table:formula="of:=-1/[.$B$145]*[.E151]*IF([.E5]=0;1E-099;1/[.E5]/[.E5])" office:value-type="float" office:value="-0" calcext:value-type="float">
            <text:p>0</text:p>
          </table:table-cell>
          <table:table-cell table:formula="of:=-1/[.$B$145]*[.F151]*IF([.F5]=0;1E-099;1/[.F5]/[.F5])" office:value-type="float" office:value="-0" calcext:value-type="float">
            <text:p>0</text:p>
          </table:table-cell>
          <table:table-cell table:formula="of:=-1/[.$B$145]*[.G151]*IF([.G5]=0;1E-099;1/[.G5]/[.G5])" office:value-type="float" office:value="-0" calcext:value-type="float">
            <text:p>0</text:p>
          </table:table-cell>
          <table:table-cell table:formula="of:=-1/[.$B$145]*[.H151]*IF([.H5]=0;1E-099;1/[.H5]/[.H5])" office:value-type="float" office:value="-0" calcext:value-type="float">
            <text:p>0</text:p>
          </table:table-cell>
          <table:table-cell table:formula="of:=-1/[.$B$145]*[.I151]*IF([.I5]=0;1E-099;1/[.I5]/[.I5])" office:value-type="float" office:value="-0" calcext:value-type="float">
            <text:p>0</text:p>
          </table:table-cell>
          <table:table-cell table:formula="of:=-1/[.$B$145]*[.J151]*IF([.J5]=0;1E-099;1/[.J5]/[.J5])" office:value-type="float" office:value="-0" calcext:value-type="float">
            <text:p>0</text:p>
          </table:table-cell>
          <table:table-cell table:formula="of:=-1/[.$B$145]*[.K151]*IF([.K5]=0;1E-099;1/[.K5]/[.K5])" office:value-type="float" office:value="-0" calcext:value-type="float">
            <text:p>0</text:p>
          </table:table-cell>
          <table:table-cell table:formula="of:=-1/[.$B$145]*[.L151]*IF([.L5]=0;1E-099;1/[.L5]/[.L5])" office:value-type="float" office:value="-0" calcext:value-type="float">
            <text:p>0</text:p>
          </table:table-cell>
          <table:table-cell table:formula="of:=-1/[.$B$145]*[.M151]*IF([.M5]=0;1E-099;1/[.M5]/[.M5])" office:value-type="float" office:value="-0" calcext:value-type="float">
            <text:p>0</text:p>
          </table:table-cell>
          <table:table-cell table:formula="of:=-1/[.$B$145]*[.N151]*IF([.N5]=0;1E-099;1/[.N5]/[.N5])" office:value-type="float" office:value="-0" calcext:value-type="float">
            <text:p>0</text:p>
          </table:table-cell>
          <table:table-cell table:formula="of:=-1/[.$B$145]*[.O151]*IF([.O5]=0;1E-099;1/[.O5]/[.O5])" office:value-type="float" office:value="-0" calcext:value-type="float">
            <text:p>0</text:p>
          </table:table-cell>
          <table:table-cell table:formula="of:=-1/[.$B$145]*[.P151]*IF([.P5]=0;1E-099;1/[.P5]/[.P5])" office:value-type="float" office:value="-0" calcext:value-type="float">
            <text:p>0</text:p>
          </table:table-cell>
          <table:table-cell table:formula="of:=-1/[.$B$145]*[.Q151]*IF([.Q5]=0;1E-099;1/[.Q5]/[.Q5])" office:value-type="float" office:value="-0" calcext:value-type="float">
            <text:p>0</text:p>
          </table:table-cell>
          <table:table-cell table:formula="of:=-1/[.$B$145]*[.R151]*IF([.R5]=0;1E-099;1/[.R5]/[.R5])" office:value-type="float" office:value="-0" calcext:value-type="float">
            <text:p>0</text:p>
          </table:table-cell>
          <table:table-cell table:formula="of:=-1/[.$B$145]*[.S151]*IF([.S5]=0;1E-099;1/[.S5]/[.S5])" office:value-type="float" office:value="-0" calcext:value-type="float">
            <text:p>0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table:formula="of:=-1/[.$B$145]*[.B152]*IF([.B6]=0;1E-099;1/[.B6]/[.B6])" office:value-type="float" office:value="-0" calcext:value-type="float">
            <text:p>0</text:p>
          </table:table-cell>
          <table:table-cell table:formula="of:=-1/[.$B$145]*[.C152]*IF([.C6]=0;1E-099;1/[.C6]/[.C6])" office:value-type="float" office:value="-0" calcext:value-type="float">
            <text:p>0</text:p>
          </table:table-cell>
          <table:table-cell table:formula="of:=-1/[.$B$145]*[.D152]*IF([.D6]=0;1E-099;1/[.D6]/[.D6])" office:value-type="float" office:value="-0" calcext:value-type="float">
            <text:p>0</text:p>
          </table:table-cell>
          <table:table-cell table:formula="of:=-1/[.$B$145]*[.E152]*IF([.E6]=0;1E-099;1/[.E6]/[.E6])" office:value-type="float" office:value="-0" calcext:value-type="float">
            <text:p>0</text:p>
          </table:table-cell>
          <table:table-cell table:formula="of:=-1/[.$B$145]*[.F152]*IF([.F6]=0;1E-099;1/[.F6]/[.F6])" office:value-type="float" office:value="-0" calcext:value-type="float">
            <text:p>0</text:p>
          </table:table-cell>
          <table:table-cell table:formula="of:=-1/[.$B$145]*[.G152]*IF([.G6]=0;1E-099;1/[.G6]/[.G6])" office:value-type="float" office:value="-0" calcext:value-type="float">
            <text:p>0</text:p>
          </table:table-cell>
          <table:table-cell table:formula="of:=-1/[.$B$145]*[.H152]*IF([.H6]=0;1E-099;1/[.H6]/[.H6])" office:value-type="float" office:value="-0" calcext:value-type="float">
            <text:p>0</text:p>
          </table:table-cell>
          <table:table-cell table:formula="of:=-1/[.$B$145]*[.I152]*IF([.I6]=0;1E-099;1/[.I6]/[.I6])" office:value-type="float" office:value="-0" calcext:value-type="float">
            <text:p>0</text:p>
          </table:table-cell>
          <table:table-cell table:formula="of:=-1/[.$B$145]*[.J152]*IF([.J6]=0;1E-099;1/[.J6]/[.J6])" office:value-type="float" office:value="-0" calcext:value-type="float">
            <text:p>0</text:p>
          </table:table-cell>
          <table:table-cell table:formula="of:=-1/[.$B$145]*[.K152]*IF([.K6]=0;1E-099;1/[.K6]/[.K6])" office:value-type="float" office:value="-0" calcext:value-type="float">
            <text:p>0</text:p>
          </table:table-cell>
          <table:table-cell table:formula="of:=-1/[.$B$145]*[.L152]*IF([.L6]=0;1E-099;1/[.L6]/[.L6])" office:value-type="float" office:value="-0" calcext:value-type="float">
            <text:p>0</text:p>
          </table:table-cell>
          <table:table-cell table:formula="of:=-1/[.$B$145]*[.M152]*IF([.M6]=0;1E-099;1/[.M6]/[.M6])" office:value-type="float" office:value="-0" calcext:value-type="float">
            <text:p>0</text:p>
          </table:table-cell>
          <table:table-cell table:formula="of:=-1/[.$B$145]*[.N152]*IF([.N6]=0;1E-099;1/[.N6]/[.N6])" office:value-type="float" office:value="-0" calcext:value-type="float">
            <text:p>0</text:p>
          </table:table-cell>
          <table:table-cell table:formula="of:=-1/[.$B$145]*[.O152]*IF([.O6]=0;1E-099;1/[.O6]/[.O6])" office:value-type="float" office:value="-0" calcext:value-type="float">
            <text:p>0</text:p>
          </table:table-cell>
          <table:table-cell table:formula="of:=-1/[.$B$145]*[.P152]*IF([.P6]=0;1E-099;1/[.P6]/[.P6])" office:value-type="float" office:value="-0" calcext:value-type="float">
            <text:p>0</text:p>
          </table:table-cell>
          <table:table-cell table:formula="of:=-1/[.$B$145]*[.Q152]*IF([.Q6]=0;1E-099;1/[.Q6]/[.Q6])" office:value-type="float" office:value="-0" calcext:value-type="float">
            <text:p>0</text:p>
          </table:table-cell>
          <table:table-cell table:formula="of:=-1/[.$B$145]*[.R152]*IF([.R6]=0;1E-099;1/[.R6]/[.R6])" office:value-type="float" office:value="-0" calcext:value-type="float">
            <text:p>0</text:p>
          </table:table-cell>
          <table:table-cell table:formula="of:=-1/[.$B$145]*[.S152]*IF([.S6]=0;1E-099;1/[.S6]/[.S6])" office:value-type="float" office:value="-0" calcext:value-type="float">
            <text:p>0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table:formula="of:=-1/[.$B$145]*[.B153]*IF([.B7]=0;1E-099;1/[.B7]/[.B7])" office:value-type="float" office:value="-0" calcext:value-type="float">
            <text:p>0</text:p>
          </table:table-cell>
          <table:table-cell table:formula="of:=-1/[.$B$145]*[.C153]*IF([.C7]=0;1E-099;1/[.C7]/[.C7])" office:value-type="float" office:value="-0" calcext:value-type="float">
            <text:p>0</text:p>
          </table:table-cell>
          <table:table-cell table:formula="of:=-1/[.$B$145]*[.D153]*IF([.D7]=0;1E-099;1/[.D7]/[.D7])" office:value-type="float" office:value="-0" calcext:value-type="float">
            <text:p>0</text:p>
          </table:table-cell>
          <table:table-cell table:formula="of:=-1/[.$B$145]*[.E153]*IF([.E7]=0;1E-099;1/[.E7]/[.E7])" office:value-type="float" office:value="-0" calcext:value-type="float">
            <text:p>0</text:p>
          </table:table-cell>
          <table:table-cell table:formula="of:=-1/[.$B$145]*[.F153]*IF([.F7]=0;1E-099;1/[.F7]/[.F7])" office:value-type="float" office:value="-5" calcext:value-type="float">
            <text:p>-5</text:p>
          </table:table-cell>
          <table:table-cell table:formula="of:=-1/[.$B$145]*[.G153]*IF([.G7]=0;1E-099;1/[.G7]/[.G7])" office:value-type="float" office:value="-0" calcext:value-type="float">
            <text:p>0</text:p>
          </table:table-cell>
          <table:table-cell table:formula="of:=-1/[.$B$145]*[.H153]*IF([.H7]=0;1E-099;1/[.H7]/[.H7])" office:value-type="float" office:value="-0" calcext:value-type="float">
            <text:p>0</text:p>
          </table:table-cell>
          <table:table-cell table:formula="of:=-1/[.$B$145]*[.I153]*IF([.I7]=0;1E-099;1/[.I7]/[.I7])" office:value-type="float" office:value="-0" calcext:value-type="float">
            <text:p>0</text:p>
          </table:table-cell>
          <table:table-cell table:formula="of:=-1/[.$B$145]*[.J153]*IF([.J7]=0;1E-099;1/[.J7]/[.J7])" office:value-type="float" office:value="-0" calcext:value-type="float">
            <text:p>0</text:p>
          </table:table-cell>
          <table:table-cell table:formula="of:=-1/[.$B$145]*[.K153]*IF([.K7]=0;1E-099;1/[.K7]/[.K7])" office:value-type="float" office:value="-0" calcext:value-type="float">
            <text:p>0</text:p>
          </table:table-cell>
          <table:table-cell table:formula="of:=-1/[.$B$145]*[.L153]*IF([.L7]=0;1E-099;1/[.L7]/[.L7])" office:value-type="float" office:value="-0" calcext:value-type="float">
            <text:p>0</text:p>
          </table:table-cell>
          <table:table-cell table:formula="of:=-1/[.$B$145]*[.M153]*IF([.M7]=0;1E-099;1/[.M7]/[.M7])" office:value-type="float" office:value="-0" calcext:value-type="float">
            <text:p>0</text:p>
          </table:table-cell>
          <table:table-cell table:formula="of:=-1/[.$B$145]*[.N153]*IF([.N7]=0;1E-099;1/[.N7]/[.N7])" office:value-type="float" office:value="-0" calcext:value-type="float">
            <text:p>0</text:p>
          </table:table-cell>
          <table:table-cell table:formula="of:=-1/[.$B$145]*[.O153]*IF([.O7]=0;1E-099;1/[.O7]/[.O7])" office:value-type="float" office:value="-0" calcext:value-type="float">
            <text:p>0</text:p>
          </table:table-cell>
          <table:table-cell table:formula="of:=-1/[.$B$145]*[.P153]*IF([.P7]=0;1E-099;1/[.P7]/[.P7])" office:value-type="float" office:value="-0" calcext:value-type="float">
            <text:p>0</text:p>
          </table:table-cell>
          <table:table-cell table:formula="of:=-1/[.$B$145]*[.Q153]*IF([.Q7]=0;1E-099;1/[.Q7]/[.Q7])" office:value-type="float" office:value="-0" calcext:value-type="float">
            <text:p>0</text:p>
          </table:table-cell>
          <table:table-cell table:formula="of:=-1/[.$B$145]*[.R153]*IF([.R7]=0;1E-099;1/[.R7]/[.R7])" office:value-type="float" office:value="-0" calcext:value-type="float">
            <text:p>0</text:p>
          </table:table-cell>
          <table:table-cell table:formula="of:=-1/[.$B$145]*[.S153]*IF([.S7]=0;1E-099;1/[.S7]/[.S7])" office:value-type="float" office:value="-0" calcext:value-type="float">
            <text:p>0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formula="of:=-1/[.$B$145]*[.B154]*IF([.B8]=0;1E-099;1/[.B8]/[.B8])" office:value-type="float" office:value="-0" calcext:value-type="float">
            <text:p>0</text:p>
          </table:table-cell>
          <table:table-cell table:formula="of:=-1/[.$B$145]*[.C154]*IF([.C8]=0;1E-099;1/[.C8]/[.C8])" office:value-type="float" office:value="-0" calcext:value-type="float">
            <text:p>0</text:p>
          </table:table-cell>
          <table:table-cell table:formula="of:=-1/[.$B$145]*[.D154]*IF([.D8]=0;1E-099;1/[.D8]/[.D8])" office:value-type="float" office:value="-0" calcext:value-type="float">
            <text:p>0</text:p>
          </table:table-cell>
          <table:table-cell table:formula="of:=-1/[.$B$145]*[.E154]*IF([.E8]=0;1E-099;1/[.E8]/[.E8])" office:value-type="float" office:value="-0" calcext:value-type="float">
            <text:p>0</text:p>
          </table:table-cell>
          <table:table-cell table:formula="of:=-1/[.$B$145]*[.F154]*IF([.F8]=0;1E-099;1/[.F8]/[.F8])" office:value-type="float" office:value="-0" calcext:value-type="float">
            <text:p>0</text:p>
          </table:table-cell>
          <table:table-cell table:formula="of:=-1/[.$B$145]*[.G154]*IF([.G8]=0;1E-099;1/[.G8]/[.G8])" office:value-type="float" office:value="-0" calcext:value-type="float">
            <text:p>0</text:p>
          </table:table-cell>
          <table:table-cell table:formula="of:=-1/[.$B$145]*[.H154]*IF([.H8]=0;1E-099;1/[.H8]/[.H8])" office:value-type="float" office:value="-0" calcext:value-type="float">
            <text:p>0</text:p>
          </table:table-cell>
          <table:table-cell table:formula="of:=-1/[.$B$145]*[.I154]*IF([.I8]=0;1E-099;1/[.I8]/[.I8])" office:value-type="float" office:value="-0" calcext:value-type="float">
            <text:p>0</text:p>
          </table:table-cell>
          <table:table-cell table:formula="of:=-1/[.$B$145]*[.J154]*IF([.J8]=0;1E-099;1/[.J8]/[.J8])" office:value-type="float" office:value="-0" calcext:value-type="float">
            <text:p>0</text:p>
          </table:table-cell>
          <table:table-cell table:formula="of:=-1/[.$B$145]*[.K154]*IF([.K8]=0;1E-099;1/[.K8]/[.K8])" office:value-type="float" office:value="-0" calcext:value-type="float">
            <text:p>0</text:p>
          </table:table-cell>
          <table:table-cell table:formula="of:=-1/[.$B$145]*[.L154]*IF([.L8]=0;1E-099;1/[.L8]/[.L8])" office:value-type="float" office:value="-0" calcext:value-type="float">
            <text:p>0</text:p>
          </table:table-cell>
          <table:table-cell table:formula="of:=-1/[.$B$145]*[.M154]*IF([.M8]=0;1E-099;1/[.M8]/[.M8])" office:value-type="float" office:value="-0" calcext:value-type="float">
            <text:p>0</text:p>
          </table:table-cell>
          <table:table-cell table:formula="of:=-1/[.$B$145]*[.N154]*IF([.N8]=0;1E-099;1/[.N8]/[.N8])" office:value-type="float" office:value="-0" calcext:value-type="float">
            <text:p>0</text:p>
          </table:table-cell>
          <table:table-cell table:formula="of:=-1/[.$B$145]*[.O154]*IF([.O8]=0;1E-099;1/[.O8]/[.O8])" office:value-type="float" office:value="-0" calcext:value-type="float">
            <text:p>0</text:p>
          </table:table-cell>
          <table:table-cell table:formula="of:=-1/[.$B$145]*[.P154]*IF([.P8]=0;1E-099;1/[.P8]/[.P8])" office:value-type="float" office:value="-0" calcext:value-type="float">
            <text:p>0</text:p>
          </table:table-cell>
          <table:table-cell table:formula="of:=-1/[.$B$145]*[.Q154]*IF([.Q8]=0;1E-099;1/[.Q8]/[.Q8])" office:value-type="float" office:value="-0" calcext:value-type="float">
            <text:p>0</text:p>
          </table:table-cell>
          <table:table-cell table:formula="of:=-1/[.$B$145]*[.R154]*IF([.R8]=0;1E-099;1/[.R8]/[.R8])" office:value-type="float" office:value="-0" calcext:value-type="float">
            <text:p>0</text:p>
          </table:table-cell>
          <table:table-cell table:formula="of:=-1/[.$B$145]*[.S154]*IF([.S8]=0;1E-099;1/[.S8]/[.S8])" office:value-type="float" office:value="-0" calcext:value-type="float">
            <text:p>0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table:formula="of:=-1/[.$B$145]*[.B155]*IF([.B9]=0;1E-099;1/[.B9]/[.B9])" office:value-type="float" office:value="-0" calcext:value-type="float">
            <text:p>0</text:p>
          </table:table-cell>
          <table:table-cell table:formula="of:=-1/[.$B$145]*[.C155]*IF([.C9]=0;1E-099;1/[.C9]/[.C9])" office:value-type="float" office:value="-0" calcext:value-type="float">
            <text:p>0</text:p>
          </table:table-cell>
          <table:table-cell table:formula="of:=-1/[.$B$145]*[.D155]*IF([.D9]=0;1E-099;1/[.D9]/[.D9])" office:value-type="float" office:value="-0" calcext:value-type="float">
            <text:p>0</text:p>
          </table:table-cell>
          <table:table-cell table:formula="of:=-1/[.$B$145]*[.E155]*IF([.E9]=0;1E-099;1/[.E9]/[.E9])" office:value-type="float" office:value="-0" calcext:value-type="float">
            <text:p>0</text:p>
          </table:table-cell>
          <table:table-cell table:formula="of:=-1/[.$B$145]*[.F155]*IF([.F9]=0;1E-099;1/[.F9]/[.F9])" office:value-type="float" office:value="-0" calcext:value-type="float">
            <text:p>0</text:p>
          </table:table-cell>
          <table:table-cell table:formula="of:=-1/[.$B$145]*[.G155]*IF([.G9]=0;1E-099;1/[.G9]/[.G9])" office:value-type="float" office:value="-0" calcext:value-type="float">
            <text:p>0</text:p>
          </table:table-cell>
          <table:table-cell table:formula="of:=-1/[.$B$145]*[.H155]*IF([.H9]=0;1E-099;1/[.H9]/[.H9])" office:value-type="float" office:value="-0" calcext:value-type="float">
            <text:p>0</text:p>
          </table:table-cell>
          <table:table-cell table:formula="of:=-1/[.$B$145]*[.I155]*IF([.I9]=0;1E-099;1/[.I9]/[.I9])" office:value-type="float" office:value="-0" calcext:value-type="float">
            <text:p>0</text:p>
          </table:table-cell>
          <table:table-cell table:formula="of:=-1/[.$B$145]*[.J155]*IF([.J9]=0;1E-099;1/[.J9]/[.J9])" office:value-type="float" office:value="-0" calcext:value-type="float">
            <text:p>0</text:p>
          </table:table-cell>
          <table:table-cell table:formula="of:=-1/[.$B$145]*[.K155]*IF([.K9]=0;1E-099;1/[.K9]/[.K9])" office:value-type="float" office:value="-0" calcext:value-type="float">
            <text:p>0</text:p>
          </table:table-cell>
          <table:table-cell table:formula="of:=-1/[.$B$145]*[.L155]*IF([.L9]=0;1E-099;1/[.L9]/[.L9])" office:value-type="float" office:value="-0" calcext:value-type="float">
            <text:p>0</text:p>
          </table:table-cell>
          <table:table-cell table:formula="of:=-1/[.$B$145]*[.M155]*IF([.M9]=0;1E-099;1/[.M9]/[.M9])" office:value-type="float" office:value="-0" calcext:value-type="float">
            <text:p>0</text:p>
          </table:table-cell>
          <table:table-cell table:formula="of:=-1/[.$B$145]*[.N155]*IF([.N9]=0;1E-099;1/[.N9]/[.N9])" office:value-type="float" office:value="-0" calcext:value-type="float">
            <text:p>0</text:p>
          </table:table-cell>
          <table:table-cell table:formula="of:=-1/[.$B$145]*[.O155]*IF([.O9]=0;1E-099;1/[.O9]/[.O9])" office:value-type="float" office:value="-0" calcext:value-type="float">
            <text:p>0</text:p>
          </table:table-cell>
          <table:table-cell table:formula="of:=-1/[.$B$145]*[.P155]*IF([.P9]=0;1E-099;1/[.P9]/[.P9])" office:value-type="float" office:value="-0" calcext:value-type="float">
            <text:p>0</text:p>
          </table:table-cell>
          <table:table-cell table:formula="of:=-1/[.$B$145]*[.Q155]*IF([.Q9]=0;1E-099;1/[.Q9]/[.Q9])" office:value-type="float" office:value="-0" calcext:value-type="float">
            <text:p>0</text:p>
          </table:table-cell>
          <table:table-cell table:formula="of:=-1/[.$B$145]*[.R155]*IF([.R9]=0;1E-099;1/[.R9]/[.R9])" office:value-type="float" office:value="-0" calcext:value-type="float">
            <text:p>0</text:p>
          </table:table-cell>
          <table:table-cell table:formula="of:=-1/[.$B$145]*[.S155]*IF([.S9]=0;1E-099;1/[.S9]/[.S9])" office:value-type="float" office:value="-0" calcext:value-type="float">
            <text:p>0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table:formula="of:=-1/[.$B$145]*[.B156]*IF([.B10]=0;1E-099;1/[.B10]/[.B10])" office:value-type="float" office:value="-0" calcext:value-type="float">
            <text:p>0</text:p>
          </table:table-cell>
          <table:table-cell table:formula="of:=-1/[.$B$145]*[.C156]*IF([.C10]=0;1E-099;1/[.C10]/[.C10])" office:value-type="float" office:value="-0" calcext:value-type="float">
            <text:p>0</text:p>
          </table:table-cell>
          <table:table-cell table:formula="of:=-1/[.$B$145]*[.D156]*IF([.D10]=0;1E-099;1/[.D10]/[.D10])" office:value-type="float" office:value="-0" calcext:value-type="float">
            <text:p>0</text:p>
          </table:table-cell>
          <table:table-cell table:formula="of:=-1/[.$B$145]*[.E156]*IF([.E10]=0;1E-099;1/[.E10]/[.E10])" office:value-type="float" office:value="-0" calcext:value-type="float">
            <text:p>0</text:p>
          </table:table-cell>
          <table:table-cell table:formula="of:=-1/[.$B$145]*[.F156]*IF([.F10]=0;1E-099;1/[.F10]/[.F10])" office:value-type="float" office:value="-0" calcext:value-type="float">
            <text:p>0</text:p>
          </table:table-cell>
          <table:table-cell table:formula="of:=-1/[.$B$145]*[.G156]*IF([.G10]=0;1E-099;1/[.G10]/[.G10])" office:value-type="float" office:value="-0" calcext:value-type="float">
            <text:p>0</text:p>
          </table:table-cell>
          <table:table-cell table:formula="of:=-1/[.$B$145]*[.H156]*IF([.H10]=0;1E-099;1/[.H10]/[.H10])" office:value-type="float" office:value="-0" calcext:value-type="float">
            <text:p>0</text:p>
          </table:table-cell>
          <table:table-cell table:formula="of:=-1/[.$B$145]*[.I156]*IF([.I10]=0;1E-099;1/[.I10]/[.I10])" office:value-type="float" office:value="-0" calcext:value-type="float">
            <text:p>0</text:p>
          </table:table-cell>
          <table:table-cell table:formula="of:=-1/[.$B$145]*[.J156]*IF([.J10]=0;1E-099;1/[.J10]/[.J10])" office:value-type="float" office:value="-0" calcext:value-type="float">
            <text:p>0</text:p>
          </table:table-cell>
          <table:table-cell table:formula="of:=-1/[.$B$145]*[.K156]*IF([.K10]=0;1E-099;1/[.K10]/[.K10])" office:value-type="float" office:value="-0" calcext:value-type="float">
            <text:p>0</text:p>
          </table:table-cell>
          <table:table-cell table:formula="of:=-1/[.$B$145]*[.L156]*IF([.L10]=0;1E-099;1/[.L10]/[.L10])" office:value-type="float" office:value="-0" calcext:value-type="float">
            <text:p>0</text:p>
          </table:table-cell>
          <table:table-cell table:formula="of:=-1/[.$B$145]*[.M156]*IF([.M10]=0;1E-099;1/[.M10]/[.M10])" office:value-type="float" office:value="-0" calcext:value-type="float">
            <text:p>0</text:p>
          </table:table-cell>
          <table:table-cell table:formula="of:=-1/[.$B$145]*[.N156]*IF([.N10]=0;1E-099;1/[.N10]/[.N10])" office:value-type="float" office:value="-0" calcext:value-type="float">
            <text:p>0</text:p>
          </table:table-cell>
          <table:table-cell table:formula="of:=-1/[.$B$145]*[.O156]*IF([.O10]=0;1E-099;1/[.O10]/[.O10])" office:value-type="float" office:value="-0" calcext:value-type="float">
            <text:p>0</text:p>
          </table:table-cell>
          <table:table-cell table:formula="of:=-1/[.$B$145]*[.P156]*IF([.P10]=0;1E-099;1/[.P10]/[.P10])" office:value-type="float" office:value="-0" calcext:value-type="float">
            <text:p>0</text:p>
          </table:table-cell>
          <table:table-cell table:formula="of:=-1/[.$B$145]*[.Q156]*IF([.Q10]=0;1E-099;1/[.Q10]/[.Q10])" office:value-type="float" office:value="-0" calcext:value-type="float">
            <text:p>0</text:p>
          </table:table-cell>
          <table:table-cell table:formula="of:=-1/[.$B$145]*[.R156]*IF([.R10]=0;1E-099;1/[.R10]/[.R10])" office:value-type="float" office:value="-0" calcext:value-type="float">
            <text:p>0</text:p>
          </table:table-cell>
          <table:table-cell table:formula="of:=-1/[.$B$145]*[.S156]*IF([.S10]=0;1E-099;1/[.S10]/[.S10])" office:value-type="float" office:value="-0" calcext:value-type="float">
            <text:p>0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table:formula="of:=-1/[.$B$145]*[.B157]*IF([.B11]=0;1E-099;1/[.B11]/[.B11])" office:value-type="float" office:value="-0" calcext:value-type="float">
            <text:p>0</text:p>
          </table:table-cell>
          <table:table-cell table:formula="of:=-1/[.$B$145]*[.C157]*IF([.C11]=0;1E-099;1/[.C11]/[.C11])" office:value-type="float" office:value="-0" calcext:value-type="float">
            <text:p>0</text:p>
          </table:table-cell>
          <table:table-cell table:formula="of:=-1/[.$B$145]*[.D157]*IF([.D11]=0;1E-099;1/[.D11]/[.D11])" office:value-type="float" office:value="-0" calcext:value-type="float">
            <text:p>0</text:p>
          </table:table-cell>
          <table:table-cell table:formula="of:=-1/[.$B$145]*[.E157]*IF([.E11]=0;1E-099;1/[.E11]/[.E11])" office:value-type="float" office:value="-0" calcext:value-type="float">
            <text:p>0</text:p>
          </table:table-cell>
          <table:table-cell table:formula="of:=-1/[.$B$145]*[.F157]*IF([.F11]=0;1E-099;1/[.F11]/[.F11])" office:value-type="float" office:value="-0" calcext:value-type="float">
            <text:p>0</text:p>
          </table:table-cell>
          <table:table-cell table:formula="of:=-1/[.$B$145]*[.G157]*IF([.G11]=0;1E-099;1/[.G11]/[.G11])" office:value-type="float" office:value="-0" calcext:value-type="float">
            <text:p>0</text:p>
          </table:table-cell>
          <table:table-cell table:formula="of:=-1/[.$B$145]*[.H157]*IF([.H11]=0;1E-099;1/[.H11]/[.H11])" office:value-type="float" office:value="-0" calcext:value-type="float">
            <text:p>0</text:p>
          </table:table-cell>
          <table:table-cell table:formula="of:=-1/[.$B$145]*[.I157]*IF([.I11]=0;1E-099;1/[.I11]/[.I11])" office:value-type="float" office:value="-0" calcext:value-type="float">
            <text:p>0</text:p>
          </table:table-cell>
          <table:table-cell table:formula="of:=-1/[.$B$145]*[.J157]*IF([.J11]=0;1E-099;1/[.J11]/[.J11])" office:value-type="float" office:value="-0" calcext:value-type="float">
            <text:p>0</text:p>
          </table:table-cell>
          <table:table-cell table:formula="of:=-1/[.$B$145]*[.K157]*IF([.K11]=0;1E-099;1/[.K11]/[.K11])" office:value-type="float" office:value="-0" calcext:value-type="float">
            <text:p>0</text:p>
          </table:table-cell>
          <table:table-cell table:formula="of:=-1/[.$B$145]*[.L157]*IF([.L11]=0;1E-099;1/[.L11]/[.L11])" office:value-type="float" office:value="-0" calcext:value-type="float">
            <text:p>0</text:p>
          </table:table-cell>
          <table:table-cell table:formula="of:=-1/[.$B$145]*[.M157]*IF([.M11]=0;1E-099;1/[.M11]/[.M11])" office:value-type="float" office:value="-0" calcext:value-type="float">
            <text:p>0</text:p>
          </table:table-cell>
          <table:table-cell table:formula="of:=-1/[.$B$145]*[.N157]*IF([.N11]=0;1E-099;1/[.N11]/[.N11])" office:value-type="float" office:value="-0" calcext:value-type="float">
            <text:p>0</text:p>
          </table:table-cell>
          <table:table-cell table:formula="of:=-1/[.$B$145]*[.O157]*IF([.O11]=0;1E-099;1/[.O11]/[.O11])" office:value-type="float" office:value="-0" calcext:value-type="float">
            <text:p>0</text:p>
          </table:table-cell>
          <table:table-cell table:formula="of:=-1/[.$B$145]*[.P157]*IF([.P11]=0;1E-099;1/[.P11]/[.P11])" office:value-type="float" office:value="-0" calcext:value-type="float">
            <text:p>0</text:p>
          </table:table-cell>
          <table:table-cell table:formula="of:=-1/[.$B$145]*[.Q157]*IF([.Q11]=0;1E-099;1/[.Q11]/[.Q11])" office:value-type="float" office:value="-0" calcext:value-type="float">
            <text:p>0</text:p>
          </table:table-cell>
          <table:table-cell table:formula="of:=-1/[.$B$145]*[.R157]*IF([.R11]=0;1E-099;1/[.R11]/[.R11])" office:value-type="float" office:value="-0" calcext:value-type="float">
            <text:p>0</text:p>
          </table:table-cell>
          <table:table-cell table:formula="of:=-1/[.$B$145]*[.S157]*IF([.S11]=0;1E-099;1/[.S11]/[.S11])" office:value-type="float" office:value="-0" calcext:value-type="float">
            <text:p>0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table:formula="of:=-1/[.$B$145]*[.B158]*IF([.B12]=0;1E-099;1/[.B12]/[.B12])" office:value-type="float" office:value="-0" calcext:value-type="float">
            <text:p>0</text:p>
          </table:table-cell>
          <table:table-cell table:formula="of:=-1/[.$B$145]*[.C158]*IF([.C12]=0;1E-099;1/[.C12]/[.C12])" office:value-type="float" office:value="-0" calcext:value-type="float">
            <text:p>0</text:p>
          </table:table-cell>
          <table:table-cell table:formula="of:=-1/[.$B$145]*[.D158]*IF([.D12]=0;1E-099;1/[.D12]/[.D12])" office:value-type="float" office:value="-0" calcext:value-type="float">
            <text:p>0</text:p>
          </table:table-cell>
          <table:table-cell table:formula="of:=-1/[.$B$145]*[.E158]*IF([.E12]=0;1E-099;1/[.E12]/[.E12])" office:value-type="float" office:value="-0" calcext:value-type="float">
            <text:p>0</text:p>
          </table:table-cell>
          <table:table-cell table:formula="of:=-1/[.$B$145]*[.F158]*IF([.F12]=0;1E-099;1/[.F12]/[.F12])" office:value-type="float" office:value="-0" calcext:value-type="float">
            <text:p>0</text:p>
          </table:table-cell>
          <table:table-cell table:formula="of:=-1/[.$B$145]*[.G158]*IF([.G12]=0;1E-099;1/[.G12]/[.G12])" office:value-type="float" office:value="-0" calcext:value-type="float">
            <text:p>0</text:p>
          </table:table-cell>
          <table:table-cell table:formula="of:=-1/[.$B$145]*[.H158]*IF([.H12]=0;1E-099;1/[.H12]/[.H12])" office:value-type="float" office:value="-0" calcext:value-type="float">
            <text:p>0</text:p>
          </table:table-cell>
          <table:table-cell table:formula="of:=-1/[.$B$145]*[.I158]*IF([.I12]=0;1E-099;1/[.I12]/[.I12])" office:value-type="float" office:value="-0" calcext:value-type="float">
            <text:p>0</text:p>
          </table:table-cell>
          <table:table-cell table:formula="of:=-1/[.$B$145]*[.J158]*IF([.J12]=0;1E-099;1/[.J12]/[.J12])" office:value-type="float" office:value="-0" calcext:value-type="float">
            <text:p>0</text:p>
          </table:table-cell>
          <table:table-cell table:formula="of:=-1/[.$B$145]*[.K158]*IF([.K12]=0;1E-099;1/[.K12]/[.K12])" office:value-type="float" office:value="-0" calcext:value-type="float">
            <text:p>0</text:p>
          </table:table-cell>
          <table:table-cell table:formula="of:=-1/[.$B$145]*[.L158]*IF([.L12]=0;1E-099;1/[.L12]/[.L12])" office:value-type="float" office:value="-0" calcext:value-type="float">
            <text:p>0</text:p>
          </table:table-cell>
          <table:table-cell table:formula="of:=-1/[.$B$145]*[.M158]*IF([.M12]=0;1E-099;1/[.M12]/[.M12])" office:value-type="float" office:value="-0" calcext:value-type="float">
            <text:p>0</text:p>
          </table:table-cell>
          <table:table-cell table:formula="of:=-1/[.$B$145]*[.N158]*IF([.N12]=0;1E-099;1/[.N12]/[.N12])" office:value-type="float" office:value="-0" calcext:value-type="float">
            <text:p>0</text:p>
          </table:table-cell>
          <table:table-cell table:formula="of:=-1/[.$B$145]*[.O158]*IF([.O12]=0;1E-099;1/[.O12]/[.O12])" office:value-type="float" office:value="-0" calcext:value-type="float">
            <text:p>0</text:p>
          </table:table-cell>
          <table:table-cell table:formula="of:=-1/[.$B$145]*[.P158]*IF([.P12]=0;1E-099;1/[.P12]/[.P12])" office:value-type="float" office:value="-0" calcext:value-type="float">
            <text:p>0</text:p>
          </table:table-cell>
          <table:table-cell table:formula="of:=-1/[.$B$145]*[.Q158]*IF([.Q12]=0;1E-099;1/[.Q12]/[.Q12])" office:value-type="float" office:value="-0" calcext:value-type="float">
            <text:p>0</text:p>
          </table:table-cell>
          <table:table-cell table:formula="of:=-1/[.$B$145]*[.R158]*IF([.R12]=0;1E-099;1/[.R12]/[.R12])" office:value-type="float" office:value="-0" calcext:value-type="float">
            <text:p>0</text:p>
          </table:table-cell>
          <table:table-cell table:formula="of:=-1/[.$B$145]*[.S158]*IF([.S12]=0;1E-099;1/[.S12]/[.S12])" office:value-type="float" office:value="-0" calcext:value-type="float">
            <text:p>0</text:p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table:formula="of:=-1/[.$B$145]*[.B159]*IF([.B13]=0;1E-099;1/[.B13]/[.B13])" office:value-type="float" office:value="-0" calcext:value-type="float">
            <text:p>0</text:p>
          </table:table-cell>
          <table:table-cell table:formula="of:=-1/[.$B$145]*[.C159]*IF([.C13]=0;1E-099;1/[.C13]/[.C13])" office:value-type="float" office:value="-0" calcext:value-type="float">
            <text:p>0</text:p>
          </table:table-cell>
          <table:table-cell table:formula="of:=-1/[.$B$145]*[.D159]*IF([.D13]=0;1E-099;1/[.D13]/[.D13])" office:value-type="float" office:value="-0" calcext:value-type="float">
            <text:p>0</text:p>
          </table:table-cell>
          <table:table-cell table:formula="of:=-1/[.$B$145]*[.E159]*IF([.E13]=0;1E-099;1/[.E13]/[.E13])" office:value-type="float" office:value="-0" calcext:value-type="float">
            <text:p>0</text:p>
          </table:table-cell>
          <table:table-cell table:formula="of:=-1/[.$B$145]*[.F159]*IF([.F13]=0;1E-099;1/[.F13]/[.F13])" office:value-type="float" office:value="-0" calcext:value-type="float">
            <text:p>0</text:p>
          </table:table-cell>
          <table:table-cell table:formula="of:=-1/[.$B$145]*[.G159]*IF([.G13]=0;1E-099;1/[.G13]/[.G13])" office:value-type="float" office:value="-0" calcext:value-type="float">
            <text:p>0</text:p>
          </table:table-cell>
          <table:table-cell table:formula="of:=-1/[.$B$145]*[.H159]*IF([.H13]=0;1E-099;1/[.H13]/[.H13])" office:value-type="float" office:value="-0" calcext:value-type="float">
            <text:p>0</text:p>
          </table:table-cell>
          <table:table-cell table:formula="of:=-1/[.$B$145]*[.I159]*IF([.I13]=0;1E-099;1/[.I13]/[.I13])" office:value-type="float" office:value="-0" calcext:value-type="float">
            <text:p>0</text:p>
          </table:table-cell>
          <table:table-cell table:formula="of:=-1/[.$B$145]*[.J159]*IF([.J13]=0;1E-099;1/[.J13]/[.J13])" office:value-type="float" office:value="-0" calcext:value-type="float">
            <text:p>0</text:p>
          </table:table-cell>
          <table:table-cell table:formula="of:=-1/[.$B$145]*[.K159]*IF([.K13]=0;1E-099;1/[.K13]/[.K13])" office:value-type="float" office:value="-0" calcext:value-type="float">
            <text:p>0</text:p>
          </table:table-cell>
          <table:table-cell table:formula="of:=-1/[.$B$145]*[.L159]*IF([.L13]=0;1E-099;1/[.L13]/[.L13])" office:value-type="float" office:value="-0" calcext:value-type="float">
            <text:p>0</text:p>
          </table:table-cell>
          <table:table-cell table:formula="of:=-1/[.$B$145]*[.M159]*IF([.M13]=0;1E-099;1/[.M13]/[.M13])" office:value-type="float" office:value="-0" calcext:value-type="float">
            <text:p>0</text:p>
          </table:table-cell>
          <table:table-cell table:formula="of:=-1/[.$B$145]*[.N159]*IF([.N13]=0;1E-099;1/[.N13]/[.N13])" office:value-type="float" office:value="-0" calcext:value-type="float">
            <text:p>0</text:p>
          </table:table-cell>
          <table:table-cell table:formula="of:=-1/[.$B$145]*[.O159]*IF([.O13]=0;1E-099;1/[.O13]/[.O13])" office:value-type="float" office:value="-0" calcext:value-type="float">
            <text:p>0</text:p>
          </table:table-cell>
          <table:table-cell table:formula="of:=-1/[.$B$145]*[.P159]*IF([.P13]=0;1E-099;1/[.P13]/[.P13])" office:value-type="float" office:value="-0" calcext:value-type="float">
            <text:p>0</text:p>
          </table:table-cell>
          <table:table-cell table:formula="of:=-1/[.$B$145]*[.Q159]*IF([.Q13]=0;1E-099;1/[.Q13]/[.Q13])" office:value-type="float" office:value="-0" calcext:value-type="float">
            <text:p>0</text:p>
          </table:table-cell>
          <table:table-cell table:formula="of:=-1/[.$B$145]*[.R159]*IF([.R13]=0;1E-099;1/[.R13]/[.R13])" office:value-type="float" office:value="-0" calcext:value-type="float">
            <text:p>0</text:p>
          </table:table-cell>
          <table:table-cell table:formula="of:=-1/[.$B$145]*[.S159]*IF([.S13]=0;1E-099;1/[.S13]/[.S13])" office:value-type="float" office:value="-0" calcext:value-type="float">
            <text:p>0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table:formula="of:=-1/[.$B$145]*[.B160]*IF([.B14]=0;1E-099;1/[.B14]/[.B14])" office:value-type="float" office:value="-0" calcext:value-type="float">
            <text:p>0</text:p>
          </table:table-cell>
          <table:table-cell table:formula="of:=-1/[.$B$145]*[.C160]*IF([.C14]=0;1E-099;1/[.C14]/[.C14])" office:value-type="float" office:value="-0" calcext:value-type="float">
            <text:p>0</text:p>
          </table:table-cell>
          <table:table-cell table:formula="of:=-1/[.$B$145]*[.D160]*IF([.D14]=0;1E-099;1/[.D14]/[.D14])" office:value-type="float" office:value="-0" calcext:value-type="float">
            <text:p>0</text:p>
          </table:table-cell>
          <table:table-cell table:formula="of:=-1/[.$B$145]*[.E160]*IF([.E14]=0;1E-099;1/[.E14]/[.E14])" office:value-type="float" office:value="-0" calcext:value-type="float">
            <text:p>0</text:p>
          </table:table-cell>
          <table:table-cell table:formula="of:=-1/[.$B$145]*[.F160]*IF([.F14]=0;1E-099;1/[.F14]/[.F14])" office:value-type="float" office:value="-0" calcext:value-type="float">
            <text:p>0</text:p>
          </table:table-cell>
          <table:table-cell table:formula="of:=-1/[.$B$145]*[.G160]*IF([.G14]=0;1E-099;1/[.G14]/[.G14])" office:value-type="float" office:value="-0" calcext:value-type="float">
            <text:p>0</text:p>
          </table:table-cell>
          <table:table-cell table:formula="of:=-1/[.$B$145]*[.H160]*IF([.H14]=0;1E-099;1/[.H14]/[.H14])" office:value-type="float" office:value="-0" calcext:value-type="float">
            <text:p>0</text:p>
          </table:table-cell>
          <table:table-cell table:formula="of:=-1/[.$B$145]*[.I160]*IF([.I14]=0;1E-099;1/[.I14]/[.I14])" office:value-type="float" office:value="-0" calcext:value-type="float">
            <text:p>0</text:p>
          </table:table-cell>
          <table:table-cell table:formula="of:=-1/[.$B$145]*[.J160]*IF([.J14]=0;1E-099;1/[.J14]/[.J14])" office:value-type="float" office:value="-0" calcext:value-type="float">
            <text:p>0</text:p>
          </table:table-cell>
          <table:table-cell table:formula="of:=-1/[.$B$145]*[.K160]*IF([.K14]=0;1E-099;1/[.K14]/[.K14])" office:value-type="float" office:value="-0" calcext:value-type="float">
            <text:p>0</text:p>
          </table:table-cell>
          <table:table-cell table:formula="of:=-1/[.$B$145]*[.L160]*IF([.L14]=0;1E-099;1/[.L14]/[.L14])" office:value-type="float" office:value="-0" calcext:value-type="float">
            <text:p>0</text:p>
          </table:table-cell>
          <table:table-cell table:formula="of:=-1/[.$B$145]*[.M160]*IF([.M14]=0;1E-099;1/[.M14]/[.M14])" office:value-type="float" office:value="-0" calcext:value-type="float">
            <text:p>0</text:p>
          </table:table-cell>
          <table:table-cell table:formula="of:=-1/[.$B$145]*[.N160]*IF([.N14]=0;1E-099;1/[.N14]/[.N14])" office:value-type="float" office:value="-0" calcext:value-type="float">
            <text:p>0</text:p>
          </table:table-cell>
          <table:table-cell table:formula="of:=-1/[.$B$145]*[.O160]*IF([.O14]=0;1E-099;1/[.O14]/[.O14])" office:value-type="float" office:value="-0" calcext:value-type="float">
            <text:p>0</text:p>
          </table:table-cell>
          <table:table-cell table:formula="of:=-1/[.$B$145]*[.P160]*IF([.P14]=0;1E-099;1/[.P14]/[.P14])" office:value-type="float" office:value="-0" calcext:value-type="float">
            <text:p>0</text:p>
          </table:table-cell>
          <table:table-cell table:formula="of:=-1/[.$B$145]*[.Q160]*IF([.Q14]=0;1E-099;1/[.Q14]/[.Q14])" office:value-type="float" office:value="-0" calcext:value-type="float">
            <text:p>0</text:p>
          </table:table-cell>
          <table:table-cell table:formula="of:=-1/[.$B$145]*[.R160]*IF([.R14]=0;1E-099;1/[.R14]/[.R14])" office:value-type="float" office:value="-0" calcext:value-type="float">
            <text:p>0</text:p>
          </table:table-cell>
          <table:table-cell table:formula="of:=-1/[.$B$145]*[.S160]*IF([.S14]=0;1E-099;1/[.S14]/[.S14])" office:value-type="float" office:value="-0" calcext:value-type="float">
            <text:p>0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table:formula="of:=-1/[.$B$145]*[.B161]*IF([.B15]=0;1E-099;1/[.B15]/[.B15])" office:value-type="float" office:value="-0" calcext:value-type="float">
            <text:p>0</text:p>
          </table:table-cell>
          <table:table-cell table:formula="of:=-1/[.$B$145]*[.C161]*IF([.C15]=0;1E-099;1/[.C15]/[.C15])" office:value-type="float" office:value="-0" calcext:value-type="float">
            <text:p>0</text:p>
          </table:table-cell>
          <table:table-cell table:formula="of:=-1/[.$B$145]*[.D161]*IF([.D15]=0;1E-099;1/[.D15]/[.D15])" office:value-type="float" office:value="-0" calcext:value-type="float">
            <text:p>0</text:p>
          </table:table-cell>
          <table:table-cell table:formula="of:=-1/[.$B$145]*[.E161]*IF([.E15]=0;1E-099;1/[.E15]/[.E15])" office:value-type="float" office:value="-0" calcext:value-type="float">
            <text:p>0</text:p>
          </table:table-cell>
          <table:table-cell table:formula="of:=-1/[.$B$145]*[.F161]*IF([.F15]=0;1E-099;1/[.F15]/[.F15])" office:value-type="float" office:value="-0" calcext:value-type="float">
            <text:p>0</text:p>
          </table:table-cell>
          <table:table-cell table:formula="of:=-1/[.$B$145]*[.G161]*IF([.G15]=0;1E-099;1/[.G15]/[.G15])" office:value-type="float" office:value="-0" calcext:value-type="float">
            <text:p>0</text:p>
          </table:table-cell>
          <table:table-cell table:formula="of:=-1/[.$B$145]*[.H161]*IF([.H15]=0;1E-099;1/[.H15]/[.H15])" office:value-type="float" office:value="-0" calcext:value-type="float">
            <text:p>0</text:p>
          </table:table-cell>
          <table:table-cell table:formula="of:=-1/[.$B$145]*[.I161]*IF([.I15]=0;1E-099;1/[.I15]/[.I15])" office:value-type="float" office:value="-0" calcext:value-type="float">
            <text:p>0</text:p>
          </table:table-cell>
          <table:table-cell table:formula="of:=-1/[.$B$145]*[.J161]*IF([.J15]=0;1E-099;1/[.J15]/[.J15])" office:value-type="float" office:value="-0" calcext:value-type="float">
            <text:p>0</text:p>
          </table:table-cell>
          <table:table-cell table:formula="of:=-1/[.$B$145]*[.K161]*IF([.K15]=0;1E-099;1/[.K15]/[.K15])" office:value-type="float" office:value="-0" calcext:value-type="float">
            <text:p>0</text:p>
          </table:table-cell>
          <table:table-cell table:formula="of:=-1/[.$B$145]*[.L161]*IF([.L15]=0;1E-099;1/[.L15]/[.L15])" office:value-type="float" office:value="-0" calcext:value-type="float">
            <text:p>0</text:p>
          </table:table-cell>
          <table:table-cell table:formula="of:=-1/[.$B$145]*[.M161]*IF([.M15]=0;1E-099;1/[.M15]/[.M15])" office:value-type="float" office:value="-0" calcext:value-type="float">
            <text:p>0</text:p>
          </table:table-cell>
          <table:table-cell table:formula="of:=-1/[.$B$145]*[.N161]*IF([.N15]=0;1E-099;1/[.N15]/[.N15])" office:value-type="float" office:value="-0" calcext:value-type="float">
            <text:p>0</text:p>
          </table:table-cell>
          <table:table-cell table:formula="of:=-1/[.$B$145]*[.O161]*IF([.O15]=0;1E-099;1/[.O15]/[.O15])" office:value-type="float" office:value="-0" calcext:value-type="float">
            <text:p>0</text:p>
          </table:table-cell>
          <table:table-cell table:formula="of:=-1/[.$B$145]*[.P161]*IF([.P15]=0;1E-099;1/[.P15]/[.P15])" office:value-type="float" office:value="-0" calcext:value-type="float">
            <text:p>0</text:p>
          </table:table-cell>
          <table:table-cell table:formula="of:=-1/[.$B$145]*[.Q161]*IF([.Q15]=0;1E-099;1/[.Q15]/[.Q15])" office:value-type="float" office:value="-0" calcext:value-type="float">
            <text:p>0</text:p>
          </table:table-cell>
          <table:table-cell table:formula="of:=-1/[.$B$145]*[.R161]*IF([.R15]=0;1E-099;1/[.R15]/[.R15])" office:value-type="float" office:value="-0" calcext:value-type="float">
            <text:p>0</text:p>
          </table:table-cell>
          <table:table-cell table:formula="of:=-1/[.$B$145]*[.S161]*IF([.S15]=0;1E-099;1/[.S15]/[.S15])" office:value-type="float" office:value="-0" calcext:value-type="float">
            <text:p>0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table:formula="of:=-1/[.$B$145]*[.B162]*IF([.B16]=0;1E-099;1/[.B16]/[.B16])" office:value-type="float" office:value="-0" calcext:value-type="float">
            <text:p>0</text:p>
          </table:table-cell>
          <table:table-cell table:formula="of:=-1/[.$B$145]*[.C162]*IF([.C16]=0;1E-099;1/[.C16]/[.C16])" office:value-type="float" office:value="-1.05769230769231" calcext:value-type="float">
            <text:p>-1.05769230769231</text:p>
          </table:table-cell>
          <table:table-cell table:formula="of:=-1/[.$B$145]*[.D162]*IF([.D16]=0;1E-099;1/[.D16]/[.D16])" office:value-type="float" office:value="-1.20192307692308" calcext:value-type="float">
            <text:p>-1.20192307692308</text:p>
          </table:table-cell>
          <table:table-cell table:formula="of:=-1/[.$B$145]*[.E162]*IF([.E16]=0;1E-099;1/[.E16]/[.E16])" office:value-type="float" office:value="-1.12980769230769" calcext:value-type="float">
            <text:p>-1.12980769230769</text:p>
          </table:table-cell>
          <table:table-cell table:formula="of:=-1/[.$B$145]*[.F162]*IF([.F16]=0;1E-099;1/[.F16]/[.F16])" office:value-type="float" office:value="-0" calcext:value-type="float">
            <text:p>0</text:p>
          </table:table-cell>
          <table:table-cell table:formula="of:=-1/[.$B$145]*[.G162]*IF([.G16]=0;1E-099;1/[.G16]/[.G16])" office:value-type="float" office:value="-0" calcext:value-type="float">
            <text:p>0</text:p>
          </table:table-cell>
          <table:table-cell table:formula="of:=-1/[.$B$145]*[.H162]*IF([.H16]=0;1E-099;1/[.H16]/[.H16])" office:value-type="float" office:value="-0" calcext:value-type="float">
            <text:p>0</text:p>
          </table:table-cell>
          <table:table-cell table:formula="of:=-1/[.$B$145]*[.I162]*IF([.I16]=0;1E-099;1/[.I16]/[.I16])" office:value-type="float" office:value="-0" calcext:value-type="float">
            <text:p>0</text:p>
          </table:table-cell>
          <table:table-cell table:formula="of:=-1/[.$B$145]*[.J162]*IF([.J16]=0;1E-099;1/[.J16]/[.J16])" office:value-type="float" office:value="-0" calcext:value-type="float">
            <text:p>0</text:p>
          </table:table-cell>
          <table:table-cell table:formula="of:=-1/[.$B$145]*[.K162]*IF([.K16]=0;1E-099;1/[.K16]/[.K16])" office:value-type="float" office:value="-0" calcext:value-type="float">
            <text:p>0</text:p>
          </table:table-cell>
          <table:table-cell table:formula="of:=-1/[.$B$145]*[.L162]*IF([.L16]=0;1E-099;1/[.L16]/[.L16])" office:value-type="float" office:value="-0" calcext:value-type="float">
            <text:p>0</text:p>
          </table:table-cell>
          <table:table-cell table:formula="of:=-1/[.$B$145]*[.M162]*IF([.M16]=0;1E-099;1/[.M16]/[.M16])" office:value-type="float" office:value="-0" calcext:value-type="float">
            <text:p>0</text:p>
          </table:table-cell>
          <table:table-cell table:formula="of:=-1/[.$B$145]*[.N162]*IF([.N16]=0;1E-099;1/[.N16]/[.N16])" office:value-type="float" office:value="-0" calcext:value-type="float">
            <text:p>0</text:p>
          </table:table-cell>
          <table:table-cell table:formula="of:=-1/[.$B$145]*[.O162]*IF([.O16]=0;1E-099;1/[.O16]/[.O16])" office:value-type="float" office:value="-0" calcext:value-type="float">
            <text:p>0</text:p>
          </table:table-cell>
          <table:table-cell table:formula="of:=-1/[.$B$145]*[.P162]*IF([.P16]=0;1E-099;1/[.P16]/[.P16])" office:value-type="float" office:value="-0" calcext:value-type="float">
            <text:p>0</text:p>
          </table:table-cell>
          <table:table-cell table:formula="of:=-1/[.$B$145]*[.Q162]*IF([.Q16]=0;1E-099;1/[.Q16]/[.Q16])" office:value-type="float" office:value="-0" calcext:value-type="float">
            <text:p>0</text:p>
          </table:table-cell>
          <table:table-cell table:formula="of:=-1/[.$B$145]*[.R162]*IF([.R16]=0;1E-099;1/[.R16]/[.R16])" office:value-type="float" office:value="-0" calcext:value-type="float">
            <text:p>0</text:p>
          </table:table-cell>
          <table:table-cell table:formula="of:=-1/[.$B$145]*[.S162]*IF([.S16]=0;1E-099;1/[.S16]/[.S16])" office:value-type="float" office:value="-0" calcext:value-type="float">
            <text:p>0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table:formula="of:=-1/[.$B$145]*[.B163]*IF([.B17]=0;1E-099;1/[.B17]/[.B17])" office:value-type="float" office:value="-0" calcext:value-type="float">
            <text:p>0</text:p>
          </table:table-cell>
          <table:table-cell table:formula="of:=-1/[.$B$145]*[.C163]*IF([.C17]=0;1E-099;1/[.C17]/[.C17])" office:value-type="float" office:value="-0" calcext:value-type="float">
            <text:p>0</text:p>
          </table:table-cell>
          <table:table-cell table:formula="of:=-1/[.$B$145]*[.D163]*IF([.D17]=0;1E-099;1/[.D17]/[.D17])" office:value-type="float" office:value="-0" calcext:value-type="float">
            <text:p>0</text:p>
          </table:table-cell>
          <table:table-cell table:formula="of:=-1/[.$B$145]*[.E163]*IF([.E17]=0;1E-099;1/[.E17]/[.E17])" office:value-type="float" office:value="-0" calcext:value-type="float">
            <text:p>0</text:p>
          </table:table-cell>
          <table:table-cell table:formula="of:=-1/[.$B$145]*[.F163]*IF([.F17]=0;1E-099;1/[.F17]/[.F17])" office:value-type="float" office:value="-0" calcext:value-type="float">
            <text:p>0</text:p>
          </table:table-cell>
          <table:table-cell table:formula="of:=-1/[.$B$145]*[.G163]*IF([.G17]=0;1E-099;1/[.G17]/[.G17])" office:value-type="float" office:value="-0" calcext:value-type="float">
            <text:p>0</text:p>
          </table:table-cell>
          <table:table-cell table:formula="of:=-1/[.$B$145]*[.H163]*IF([.H17]=0;1E-099;1/[.H17]/[.H17])" office:value-type="float" office:value="-0" calcext:value-type="float">
            <text:p>0</text:p>
          </table:table-cell>
          <table:table-cell table:formula="of:=-1/[.$B$145]*[.I163]*IF([.I17]=0;1E-099;1/[.I17]/[.I17])" office:value-type="float" office:value="-0" calcext:value-type="float">
            <text:p>0</text:p>
          </table:table-cell>
          <table:table-cell table:formula="of:=-1/[.$B$145]*[.J163]*IF([.J17]=0;1E-099;1/[.J17]/[.J17])" office:value-type="float" office:value="-0" calcext:value-type="float">
            <text:p>0</text:p>
          </table:table-cell>
          <table:table-cell table:formula="of:=-1/[.$B$145]*[.K163]*IF([.K17]=0;1E-099;1/[.K17]/[.K17])" office:value-type="float" office:value="-0" calcext:value-type="float">
            <text:p>0</text:p>
          </table:table-cell>
          <table:table-cell table:formula="of:=-1/[.$B$145]*[.L163]*IF([.L17]=0;1E-099;1/[.L17]/[.L17])" office:value-type="float" office:value="-0" calcext:value-type="float">
            <text:p>0</text:p>
          </table:table-cell>
          <table:table-cell table:formula="of:=-1/[.$B$145]*[.M163]*IF([.M17]=0;1E-099;1/[.M17]/[.M17])" office:value-type="float" office:value="-0" calcext:value-type="float">
            <text:p>0</text:p>
          </table:table-cell>
          <table:table-cell table:formula="of:=-1/[.$B$145]*[.N163]*IF([.N17]=0;1E-099;1/[.N17]/[.N17])" office:value-type="float" office:value="-0" calcext:value-type="float">
            <text:p>0</text:p>
          </table:table-cell>
          <table:table-cell table:formula="of:=-1/[.$B$145]*[.O163]*IF([.O17]=0;1E-099;1/[.O17]/[.O17])" office:value-type="float" office:value="-0" calcext:value-type="float">
            <text:p>0</text:p>
          </table:table-cell>
          <table:table-cell table:formula="of:=-1/[.$B$145]*[.P163]*IF([.P17]=0;1E-099;1/[.P17]/[.P17])" office:value-type="float" office:value="-0" calcext:value-type="float">
            <text:p>0</text:p>
          </table:table-cell>
          <table:table-cell table:formula="of:=-1/[.$B$145]*[.Q163]*IF([.Q17]=0;1E-099;1/[.Q17]/[.Q17])" office:value-type="float" office:value="-0" calcext:value-type="float">
            <text:p>0</text:p>
          </table:table-cell>
          <table:table-cell table:formula="of:=-1/[.$B$145]*[.R163]*IF([.R17]=0;1E-099;1/[.R17]/[.R17])" office:value-type="float" office:value="-0" calcext:value-type="float">
            <text:p>0</text:p>
          </table:table-cell>
          <table:table-cell table:formula="of:=-1/[.$B$145]*[.S163]*IF([.S17]=0;1E-099;1/[.S17]/[.S17])" office:value-type="float" office:value="-0" calcext:value-type="float">
            <text:p>0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table:formula="of:=-1/[.$B$145]*[.B164]*IF([.B18]=0;1E-099;1/[.B18]/[.B18])" office:value-type="float" office:value="-0" calcext:value-type="float">
            <text:p>0</text:p>
          </table:table-cell>
          <table:table-cell table:formula="of:=-1/[.$B$145]*[.C164]*IF([.C18]=0;1E-099;1/[.C18]/[.C18])" office:value-type="float" office:value="-0" calcext:value-type="float">
            <text:p>0</text:p>
          </table:table-cell>
          <table:table-cell table:formula="of:=-1/[.$B$145]*[.D164]*IF([.D18]=0;1E-099;1/[.D18]/[.D18])" office:value-type="float" office:value="-0" calcext:value-type="float">
            <text:p>0</text:p>
          </table:table-cell>
          <table:table-cell table:formula="of:=-1/[.$B$145]*[.E164]*IF([.E18]=0;1E-099;1/[.E18]/[.E18])" office:value-type="float" office:value="-0" calcext:value-type="float">
            <text:p>0</text:p>
          </table:table-cell>
          <table:table-cell table:formula="of:=-1/[.$B$145]*[.F164]*IF([.F18]=0;1E-099;1/[.F18]/[.F18])" office:value-type="float" office:value="-0" calcext:value-type="float">
            <text:p>0</text:p>
          </table:table-cell>
          <table:table-cell table:formula="of:=-1/[.$B$145]*[.G164]*IF([.G18]=0;1E-099;1/[.G18]/[.G18])" office:value-type="float" office:value="-0" calcext:value-type="float">
            <text:p>0</text:p>
          </table:table-cell>
          <table:table-cell table:formula="of:=-1/[.$B$145]*[.H164]*IF([.H18]=0;1E-099;1/[.H18]/[.H18])" office:value-type="float" office:value="-0" calcext:value-type="float">
            <text:p>0</text:p>
          </table:table-cell>
          <table:table-cell table:formula="of:=-1/[.$B$145]*[.I164]*IF([.I18]=0;1E-099;1/[.I18]/[.I18])" office:value-type="float" office:value="-0" calcext:value-type="float">
            <text:p>0</text:p>
          </table:table-cell>
          <table:table-cell table:formula="of:=-1/[.$B$145]*[.J164]*IF([.J18]=0;1E-099;1/[.J18]/[.J18])" office:value-type="float" office:value="-0" calcext:value-type="float">
            <text:p>0</text:p>
          </table:table-cell>
          <table:table-cell table:formula="of:=-1/[.$B$145]*[.K164]*IF([.K18]=0;1E-099;1/[.K18]/[.K18])" office:value-type="float" office:value="-0" calcext:value-type="float">
            <text:p>0</text:p>
          </table:table-cell>
          <table:table-cell table:formula="of:=-1/[.$B$145]*[.L164]*IF([.L18]=0;1E-099;1/[.L18]/[.L18])" office:value-type="float" office:value="-0" calcext:value-type="float">
            <text:p>0</text:p>
          </table:table-cell>
          <table:table-cell table:formula="of:=-1/[.$B$145]*[.M164]*IF([.M18]=0;1E-099;1/[.M18]/[.M18])" office:value-type="float" office:value="-0" calcext:value-type="float">
            <text:p>0</text:p>
          </table:table-cell>
          <table:table-cell table:formula="of:=-1/[.$B$145]*[.N164]*IF([.N18]=0;1E-099;1/[.N18]/[.N18])" office:value-type="float" office:value="-0" calcext:value-type="float">
            <text:p>0</text:p>
          </table:table-cell>
          <table:table-cell table:formula="of:=-1/[.$B$145]*[.O164]*IF([.O18]=0;1E-099;1/[.O18]/[.O18])" office:value-type="float" office:value="-0" calcext:value-type="float">
            <text:p>0</text:p>
          </table:table-cell>
          <table:table-cell table:formula="of:=-1/[.$B$145]*[.P164]*IF([.P18]=0;1E-099;1/[.P18]/[.P18])" office:value-type="float" office:value="-0" calcext:value-type="float">
            <text:p>0</text:p>
          </table:table-cell>
          <table:table-cell table:formula="of:=-1/[.$B$145]*[.Q164]*IF([.Q18]=0;1E-099;1/[.Q18]/[.Q18])" office:value-type="float" office:value="-0" calcext:value-type="float">
            <text:p>0</text:p>
          </table:table-cell>
          <table:table-cell table:formula="of:=-1/[.$B$145]*[.R164]*IF([.R18]=0;1E-099;1/[.R18]/[.R18])" office:value-type="float" office:value="-0" calcext:value-type="float">
            <text:p>0</text:p>
          </table:table-cell>
          <table:table-cell table:formula="of:=-1/[.$B$145]*[.S164]*IF([.S18]=0;1E-099;1/[.S18]/[.S18])" office:value-type="float" office:value="-0" calcext:value-type="float">
            <text:p>0</text:p>
          </table:table-cell>
        </table:table-row>
        <table:table-row table:style-name="ro1">
          <table:table-cell office:value-type="string" calcext:value-type="string">
            <text:p>Q</text:p>
          </table:table-cell>
          <table:table-cell table:formula="of:=-1/[.$B$145]*[.B165]*IF([.B19]=0;1E-099;1/[.B19]/[.B19])" office:value-type="float" office:value="-0" calcext:value-type="float">
            <text:p>0</text:p>
          </table:table-cell>
          <table:table-cell table:formula="of:=-1/[.$B$145]*[.C165]*IF([.C19]=0;1E-099;1/[.C19]/[.C19])" office:value-type="float" office:value="-0" calcext:value-type="float">
            <text:p>0</text:p>
          </table:table-cell>
          <table:table-cell table:formula="of:=-1/[.$B$145]*[.D165]*IF([.D19]=0;1E-099;1/[.D19]/[.D19])" office:value-type="float" office:value="-0" calcext:value-type="float">
            <text:p>0</text:p>
          </table:table-cell>
          <table:table-cell table:formula="of:=-1/[.$B$145]*[.E165]*IF([.E19]=0;1E-099;1/[.E19]/[.E19])" office:value-type="float" office:value="-0" calcext:value-type="float">
            <text:p>0</text:p>
          </table:table-cell>
          <table:table-cell table:formula="of:=-1/[.$B$145]*[.F165]*IF([.F19]=0;1E-099;1/[.F19]/[.F19])" office:value-type="float" office:value="-0" calcext:value-type="float">
            <text:p>0</text:p>
          </table:table-cell>
          <table:table-cell table:formula="of:=-1/[.$B$145]*[.G165]*IF([.G19]=0;1E-099;1/[.G19]/[.G19])" office:value-type="float" office:value="-0" calcext:value-type="float">
            <text:p>0</text:p>
          </table:table-cell>
          <table:table-cell table:formula="of:=-1/[.$B$145]*[.H165]*IF([.H19]=0;1E-099;1/[.H19]/[.H19])" office:value-type="float" office:value="-0" calcext:value-type="float">
            <text:p>0</text:p>
          </table:table-cell>
          <table:table-cell table:formula="of:=-1/[.$B$145]*[.I165]*IF([.I19]=0;1E-099;1/[.I19]/[.I19])" office:value-type="float" office:value="-0" calcext:value-type="float">
            <text:p>0</text:p>
          </table:table-cell>
          <table:table-cell table:formula="of:=-1/[.$B$145]*[.J165]*IF([.J19]=0;1E-099;1/[.J19]/[.J19])" office:value-type="float" office:value="-0" calcext:value-type="float">
            <text:p>0</text:p>
          </table:table-cell>
          <table:table-cell table:formula="of:=-1/[.$B$145]*[.K165]*IF([.K19]=0;1E-099;1/[.K19]/[.K19])" office:value-type="float" office:value="-0" calcext:value-type="float">
            <text:p>0</text:p>
          </table:table-cell>
          <table:table-cell table:formula="of:=-1/[.$B$145]*[.L165]*IF([.L19]=0;1E-099;1/[.L19]/[.L19])" office:value-type="float" office:value="-0" calcext:value-type="float">
            <text:p>0</text:p>
          </table:table-cell>
          <table:table-cell table:formula="of:=-1/[.$B$145]*[.M165]*IF([.M19]=0;1E-099;1/[.M19]/[.M19])" office:value-type="float" office:value="-0" calcext:value-type="float">
            <text:p>0</text:p>
          </table:table-cell>
          <table:table-cell table:formula="of:=-1/[.$B$145]*[.N165]*IF([.N19]=0;1E-099;1/[.N19]/[.N19])" office:value-type="float" office:value="-0" calcext:value-type="float">
            <text:p>0</text:p>
          </table:table-cell>
          <table:table-cell table:formula="of:=-1/[.$B$145]*[.O165]*IF([.O19]=0;1E-099;1/[.O19]/[.O19])" office:value-type="float" office:value="-0" calcext:value-type="float">
            <text:p>0</text:p>
          </table:table-cell>
          <table:table-cell table:formula="of:=-1/[.$B$145]*[.P165]*IF([.P19]=0;1E-099;1/[.P19]/[.P19])" office:value-type="float" office:value="-0" calcext:value-type="float">
            <text:p>0</text:p>
          </table:table-cell>
          <table:table-cell table:formula="of:=-1/[.$B$145]*[.Q165]*IF([.Q19]=0;1E-099;1/[.Q19]/[.Q19])" office:value-type="float" office:value="-0" calcext:value-type="float">
            <text:p>0</text:p>
          </table:table-cell>
          <table:table-cell table:formula="of:=-1/[.$B$145]*[.R165]*IF([.R19]=0;1E-099;1/[.R19]/[.R19])" office:value-type="float" office:value="-0" calcext:value-type="float">
            <text:p>0</text:p>
          </table:table-cell>
          <table:table-cell table:formula="of:=-1/[.$B$145]*[.S165]*IF([.S19]=0;1E-099;1/[.S19]/[.S19])" office:value-type="float" office:value="-0" calcext:value-type="float">
            <text:p>0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table:formula="of:=-1/[.$B$145]*[.B166]*IF([.B20]=0;1E-099;1/[.B20]/[.B20])" office:value-type="float" office:value="-0" calcext:value-type="float">
            <text:p>0</text:p>
          </table:table-cell>
          <table:table-cell table:formula="of:=-1/[.$B$145]*[.C166]*IF([.C20]=0;1E-099;1/[.C20]/[.C20])" office:value-type="float" office:value="-0" calcext:value-type="float">
            <text:p>0</text:p>
          </table:table-cell>
          <table:table-cell table:formula="of:=-1/[.$B$145]*[.D166]*IF([.D20]=0;1E-099;1/[.D20]/[.D20])" office:value-type="float" office:value="-0" calcext:value-type="float">
            <text:p>0</text:p>
          </table:table-cell>
          <table:table-cell table:formula="of:=-1/[.$B$145]*[.E166]*IF([.E20]=0;1E-099;1/[.E20]/[.E20])" office:value-type="float" office:value="-0" calcext:value-type="float">
            <text:p>0</text:p>
          </table:table-cell>
          <table:table-cell table:formula="of:=-1/[.$B$145]*[.F166]*IF([.F20]=0;1E-099;1/[.F20]/[.F20])" office:value-type="float" office:value="-0" calcext:value-type="float">
            <text:p>0</text:p>
          </table:table-cell>
          <table:table-cell table:formula="of:=-1/[.$B$145]*[.G166]*IF([.G20]=0;1E-099;1/[.G20]/[.G20])" office:value-type="float" office:value="-0" calcext:value-type="float">
            <text:p>0</text:p>
          </table:table-cell>
          <table:table-cell table:formula="of:=-1/[.$B$145]*[.H166]*IF([.H20]=0;1E-099;1/[.H20]/[.H20])" office:value-type="float" office:value="-0" calcext:value-type="float">
            <text:p>0</text:p>
          </table:table-cell>
          <table:table-cell table:formula="of:=-1/[.$B$145]*[.I166]*IF([.I20]=0;1E-099;1/[.I20]/[.I20])" office:value-type="float" office:value="-0" calcext:value-type="float">
            <text:p>0</text:p>
          </table:table-cell>
          <table:table-cell table:formula="of:=-1/[.$B$145]*[.J166]*IF([.J20]=0;1E-099;1/[.J20]/[.J20])" office:value-type="float" office:value="-0" calcext:value-type="float">
            <text:p>0</text:p>
          </table:table-cell>
          <table:table-cell table:formula="of:=-1/[.$B$145]*[.K166]*IF([.K20]=0;1E-099;1/[.K20]/[.K20])" office:value-type="float" office:value="-0" calcext:value-type="float">
            <text:p>0</text:p>
          </table:table-cell>
          <table:table-cell table:formula="of:=-1/[.$B$145]*[.L166]*IF([.L20]=0;1E-099;1/[.L20]/[.L20])" office:value-type="float" office:value="-0" calcext:value-type="float">
            <text:p>0</text:p>
          </table:table-cell>
          <table:table-cell table:formula="of:=-1/[.$B$145]*[.M166]*IF([.M20]=0;1E-099;1/[.M20]/[.M20])" office:value-type="float" office:value="-0" calcext:value-type="float">
            <text:p>0</text:p>
          </table:table-cell>
          <table:table-cell table:formula="of:=-1/[.$B$145]*[.N166]*IF([.N20]=0;1E-099;1/[.N20]/[.N20])" office:value-type="float" office:value="-3.33333333333333" calcext:value-type="float">
            <text:p>-3.33333333333333</text:p>
          </table:table-cell>
          <table:table-cell table:formula="of:=-1/[.$B$145]*[.O166]*IF([.O20]=0;1E-099;1/[.O20]/[.O20])" office:value-type="float" office:value="-0" calcext:value-type="float">
            <text:p>0</text:p>
          </table:table-cell>
          <table:table-cell table:formula="of:=-1/[.$B$145]*[.P166]*IF([.P20]=0;1E-099;1/[.P20]/[.P20])" office:value-type="float" office:value="-0" calcext:value-type="float">
            <text:p>0</text:p>
          </table:table-cell>
          <table:table-cell table:formula="of:=-1/[.$B$145]*[.Q166]*IF([.Q20]=0;1E-099;1/[.Q20]/[.Q20])" office:value-type="float" office:value="-0" calcext:value-type="float">
            <text:p>0</text:p>
          </table:table-cell>
          <table:table-cell table:formula="of:=-1/[.$B$145]*[.R166]*IF([.R20]=0;1E-099;1/[.R20]/[.R20])" office:value-type="float" office:value="-0" calcext:value-type="float">
            <text:p>0</text:p>
          </table:table-cell>
          <table:table-cell table:formula="of:=-1/[.$B$145]*[.S166]*IF([.S20]=0;1E-099;1/[.S20]/[.S20])" office:value-type="float" office:value="-0" calcext:value-type="float">
            <text:p>0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table:formula="of:=-1/[.$B$145]*[.B167]*IF([.B21]=0;1E-099;1/[.B21]/[.B21])" office:value-type="float" office:value="-0" calcext:value-type="float">
            <text:p>0</text:p>
          </table:table-cell>
          <table:table-cell table:formula="of:=-1/[.$B$145]*[.C167]*IF([.C21]=0;1E-099;1/[.C21]/[.C21])" office:value-type="float" office:value="-0" calcext:value-type="float">
            <text:p>0</text:p>
          </table:table-cell>
          <table:table-cell table:formula="of:=-1/[.$B$145]*[.D167]*IF([.D21]=0;1E-099;1/[.D21]/[.D21])" office:value-type="float" office:value="-0" calcext:value-type="float">
            <text:p>0</text:p>
          </table:table-cell>
          <table:table-cell table:formula="of:=-1/[.$B$145]*[.E167]*IF([.E21]=0;1E-099;1/[.E21]/[.E21])" office:value-type="float" office:value="-0" calcext:value-type="float">
            <text:p>0</text:p>
          </table:table-cell>
          <table:table-cell table:formula="of:=-1/[.$B$145]*[.F167]*IF([.F21]=0;1E-099;1/[.F21]/[.F21])" office:value-type="float" office:value="-0" calcext:value-type="float">
            <text:p>0</text:p>
          </table:table-cell>
          <table:table-cell table:formula="of:=-1/[.$B$145]*[.G167]*IF([.G21]=0;1E-099;1/[.G21]/[.G21])" office:value-type="float" office:value="-0" calcext:value-type="float">
            <text:p>0</text:p>
          </table:table-cell>
          <table:table-cell table:formula="of:=-1/[.$B$145]*[.H167]*IF([.H21]=0;1E-099;1/[.H21]/[.H21])" office:value-type="float" office:value="-0" calcext:value-type="float">
            <text:p>0</text:p>
          </table:table-cell>
          <table:table-cell table:formula="of:=-1/[.$B$145]*[.I167]*IF([.I21]=0;1E-099;1/[.I21]/[.I21])" office:value-type="float" office:value="-0" calcext:value-type="float">
            <text:p>0</text:p>
          </table:table-cell>
          <table:table-cell table:formula="of:=-1/[.$B$145]*[.J167]*IF([.J21]=0;1E-099;1/[.J21]/[.J21])" office:value-type="float" office:value="-0" calcext:value-type="float">
            <text:p>0</text:p>
          </table:table-cell>
          <table:table-cell table:formula="of:=-1/[.$B$145]*[.K167]*IF([.K21]=0;1E-099;1/[.K21]/[.K21])" office:value-type="float" office:value="-0" calcext:value-type="float">
            <text:p>0</text:p>
          </table:table-cell>
          <table:table-cell table:formula="of:=-1/[.$B$145]*[.L167]*IF([.L21]=0;1E-099;1/[.L21]/[.L21])" office:value-type="float" office:value="-0" calcext:value-type="float">
            <text:p>0</text:p>
          </table:table-cell>
          <table:table-cell table:formula="of:=-1/[.$B$145]*[.M167]*IF([.M21]=0;1E-099;1/[.M21]/[.M21])" office:value-type="float" office:value="-0" calcext:value-type="float">
            <text:p>0</text:p>
          </table:table-cell>
          <table:table-cell table:formula="of:=-1/[.$B$145]*[.N167]*IF([.N21]=0;1E-099;1/[.N21]/[.N21])" office:value-type="float" office:value="-0" calcext:value-type="float">
            <text:p>0</text:p>
          </table:table-cell>
          <table:table-cell table:formula="of:=-1/[.$B$145]*[.O167]*IF([.O21]=0;1E-099;1/[.O21]/[.O21])" office:value-type="float" office:value="-0" calcext:value-type="float">
            <text:p>0</text:p>
          </table:table-cell>
          <table:table-cell table:formula="of:=-1/[.$B$145]*[.P167]*IF([.P21]=0;1E-099;1/[.P21]/[.P21])" office:value-type="float" office:value="-0" calcext:value-type="float">
            <text:p>0</text:p>
          </table:table-cell>
          <table:table-cell table:formula="of:=-1/[.$B$145]*[.Q167]*IF([.Q21]=0;1E-099;1/[.Q21]/[.Q21])" office:value-type="float" office:value="-0" calcext:value-type="float">
            <text:p>0</text:p>
          </table:table-cell>
          <table:table-cell table:formula="of:=-1/[.$B$145]*[.R167]*IF([.R21]=0;1E-099;1/[.R21]/[.R21])" office:value-type="float" office:value="-0" calcext:value-type="float">
            <text:p>0</text:p>
          </table:table-cell>
          <table:table-cell table:formula="of:=-1/[.$B$145]*[.S167]*IF([.S21]=0;1E-099;1/[.S21]/[.S21])" office:value-type="float" office:value="-0" calcext:value-type="float">
            <text:p>0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table:formula="of:=-1/[.$B$145]*[.B168]*IF([.B22]=0;1E-099;1/[.B22]/[.B22])" office:value-type="float" office:value="-0" calcext:value-type="float">
            <text:p>0</text:p>
          </table:table-cell>
          <table:table-cell table:formula="of:=-1/[.$B$145]*[.C168]*IF([.C22]=0;1E-099;1/[.C22]/[.C22])" office:value-type="float" office:value="-0" calcext:value-type="float">
            <text:p>0</text:p>
          </table:table-cell>
          <table:table-cell table:formula="of:=-1/[.$B$145]*[.D168]*IF([.D22]=0;1E-099;1/[.D22]/[.D22])" office:value-type="float" office:value="-0" calcext:value-type="float">
            <text:p>0</text:p>
          </table:table-cell>
          <table:table-cell table:formula="of:=-1/[.$B$145]*[.E168]*IF([.E22]=0;1E-099;1/[.E22]/[.E22])" office:value-type="float" office:value="-0" calcext:value-type="float">
            <text:p>0</text:p>
          </table:table-cell>
          <table:table-cell table:formula="of:=-1/[.$B$145]*[.F168]*IF([.F22]=0;1E-099;1/[.F22]/[.F22])" office:value-type="float" office:value="-0" calcext:value-type="float">
            <text:p>0</text:p>
          </table:table-cell>
          <table:table-cell table:formula="of:=-1/[.$B$145]*[.G168]*IF([.G22]=0;1E-099;1/[.G22]/[.G22])" office:value-type="float" office:value="-0" calcext:value-type="float">
            <text:p>0</text:p>
          </table:table-cell>
          <table:table-cell table:formula="of:=-1/[.$B$145]*[.H168]*IF([.H22]=0;1E-099;1/[.H22]/[.H22])" office:value-type="float" office:value="-0" calcext:value-type="float">
            <text:p>0</text:p>
          </table:table-cell>
          <table:table-cell table:formula="of:=-1/[.$B$145]*[.I168]*IF([.I22]=0;1E-099;1/[.I22]/[.I22])" office:value-type="float" office:value="-0" calcext:value-type="float">
            <text:p>0</text:p>
          </table:table-cell>
          <table:table-cell table:formula="of:=-1/[.$B$145]*[.J168]*IF([.J22]=0;1E-099;1/[.J22]/[.J22])" office:value-type="float" office:value="-0" calcext:value-type="float">
            <text:p>0</text:p>
          </table:table-cell>
          <table:table-cell table:formula="of:=-1/[.$B$145]*[.K168]*IF([.K22]=0;1E-099;1/[.K22]/[.K22])" office:value-type="float" office:value="-0" calcext:value-type="float">
            <text:p>0</text:p>
          </table:table-cell>
          <table:table-cell table:formula="of:=-1/[.$B$145]*[.L168]*IF([.L22]=0;1E-099;1/[.L22]/[.L22])" office:value-type="float" office:value="-0" calcext:value-type="float">
            <text:p>0</text:p>
          </table:table-cell>
          <table:table-cell table:formula="of:=-1/[.$B$145]*[.M168]*IF([.M22]=0;1E-099;1/[.M22]/[.M22])" office:value-type="float" office:value="-0" calcext:value-type="float">
            <text:p>0</text:p>
          </table:table-cell>
          <table:table-cell table:formula="of:=-1/[.$B$145]*[.N168]*IF([.N22]=0;1E-099;1/[.N22]/[.N22])" office:value-type="float" office:value="-0" calcext:value-type="float">
            <text:p>0</text:p>
          </table:table-cell>
          <table:table-cell table:formula="of:=-1/[.$B$145]*[.O168]*IF([.O22]=0;1E-099;1/[.O22]/[.O22])" office:value-type="float" office:value="-0" calcext:value-type="float">
            <text:p>0</text:p>
          </table:table-cell>
          <table:table-cell table:formula="of:=-1/[.$B$145]*[.P168]*IF([.P22]=0;1E-099;1/[.P22]/[.P22])" office:value-type="float" office:value="-0" calcext:value-type="float">
            <text:p>0</text:p>
          </table:table-cell>
          <table:table-cell table:formula="of:=-1/[.$B$145]*[.Q168]*IF([.Q22]=0;1E-099;1/[.Q22]/[.Q22])" office:value-type="float" office:value="-0" calcext:value-type="float">
            <text:p>0</text:p>
          </table:table-cell>
          <table:table-cell table:formula="of:=-1/[.$B$145]*[.R168]*IF([.R22]=0;1E-099;1/[.R22]/[.R22])" office:value-type="float" office:value="-0" calcext:value-type="float">
            <text:p>0</text:p>
          </table:table-cell>
          <table:table-cell table:formula="of:=-1/[.$B$145]*[.S168]*IF([.S22]=0;1E-099;1/[.S22]/[.S22])" office:value-type="float" office:value="-0" calcext:value-type="float">
            <text:p>0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table:formula="of:=-1/[.$B$145]*[.B169]*IF([.B23]=0;1E-099;1/[.B23]/[.B23])" office:value-type="float" office:value="-0" calcext:value-type="float">
            <text:p>0</text:p>
          </table:table-cell>
          <table:table-cell table:formula="of:=-1/[.$B$145]*[.C169]*IF([.C23]=0;1E-099;1/[.C23]/[.C23])" office:value-type="float" office:value="-0" calcext:value-type="float">
            <text:p>0</text:p>
          </table:table-cell>
          <table:table-cell table:formula="of:=-1/[.$B$145]*[.D169]*IF([.D23]=0;1E-099;1/[.D23]/[.D23])" office:value-type="float" office:value="-0" calcext:value-type="float">
            <text:p>0</text:p>
          </table:table-cell>
          <table:table-cell table:formula="of:=-1/[.$B$145]*[.E169]*IF([.E23]=0;1E-099;1/[.E23]/[.E23])" office:value-type="float" office:value="-0" calcext:value-type="float">
            <text:p>0</text:p>
          </table:table-cell>
          <table:table-cell table:formula="of:=-1/[.$B$145]*[.F169]*IF([.F23]=0;1E-099;1/[.F23]/[.F23])" office:value-type="float" office:value="-0" calcext:value-type="float">
            <text:p>0</text:p>
          </table:table-cell>
          <table:table-cell table:formula="of:=-1/[.$B$145]*[.G169]*IF([.G23]=0;1E-099;1/[.G23]/[.G23])" office:value-type="float" office:value="-0" calcext:value-type="float">
            <text:p>0</text:p>
          </table:table-cell>
          <table:table-cell table:formula="of:=-1/[.$B$145]*[.H169]*IF([.H23]=0;1E-099;1/[.H23]/[.H23])" office:value-type="float" office:value="-0" calcext:value-type="float">
            <text:p>0</text:p>
          </table:table-cell>
          <table:table-cell table:formula="of:=-1/[.$B$145]*[.I169]*IF([.I23]=0;1E-099;1/[.I23]/[.I23])" office:value-type="float" office:value="-0" calcext:value-type="float">
            <text:p>0</text:p>
          </table:table-cell>
          <table:table-cell table:formula="of:=-1/[.$B$145]*[.J169]*IF([.J23]=0;1E-099;1/[.J23]/[.J23])" office:value-type="float" office:value="-0" calcext:value-type="float">
            <text:p>0</text:p>
          </table:table-cell>
          <table:table-cell table:formula="of:=-1/[.$B$145]*[.K169]*IF([.K23]=0;1E-099;1/[.K23]/[.K23])" office:value-type="float" office:value="-0" calcext:value-type="float">
            <text:p>0</text:p>
          </table:table-cell>
          <table:table-cell table:formula="of:=-1/[.$B$145]*[.L169]*IF([.L23]=0;1E-099;1/[.L23]/[.L23])" office:value-type="float" office:value="-0" calcext:value-type="float">
            <text:p>0</text:p>
          </table:table-cell>
          <table:table-cell table:formula="of:=-1/[.$B$145]*[.M169]*IF([.M23]=0;1E-099;1/[.M23]/[.M23])" office:value-type="float" office:value="-0" calcext:value-type="float">
            <text:p>0</text:p>
          </table:table-cell>
          <table:table-cell table:formula="of:=-1/[.$B$145]*[.N169]*IF([.N23]=0;1E-099;1/[.N23]/[.N23])" office:value-type="float" office:value="-0" calcext:value-type="float">
            <text:p>0</text:p>
          </table:table-cell>
          <table:table-cell table:formula="of:=-1/[.$B$145]*[.O169]*IF([.O23]=0;1E-099;1/[.O23]/[.O23])" office:value-type="float" office:value="-0" calcext:value-type="float">
            <text:p>0</text:p>
          </table:table-cell>
          <table:table-cell table:formula="of:=-1/[.$B$145]*[.P169]*IF([.P23]=0;1E-099;1/[.P23]/[.P23])" office:value-type="float" office:value="-0" calcext:value-type="float">
            <text:p>0</text:p>
          </table:table-cell>
          <table:table-cell table:formula="of:=-1/[.$B$145]*[.Q169]*IF([.Q23]=0;1E-099;1/[.Q23]/[.Q23])" office:value-type="float" office:value="-0" calcext:value-type="float">
            <text:p>0</text:p>
          </table:table-cell>
          <table:table-cell table:formula="of:=-1/[.$B$145]*[.R169]*IF([.R23]=0;1E-099;1/[.R23]/[.R23])" office:value-type="float" office:value="-0" calcext:value-type="float">
            <text:p>0</text:p>
          </table:table-cell>
          <table:table-cell table:formula="of:=-1/[.$B$145]*[.S169]*IF([.S23]=0;1E-099;1/[.S23]/[.S23])" office:value-type="float" office:value="-0" calcext:value-type="float">
            <text:p>0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table:formula="of:=-1/[.$B$145]*[.B170]*IF([.B24]=0;1E-099;1/[.B24]/[.B24])" office:value-type="float" office:value="-0" calcext:value-type="float">
            <text:p>0</text:p>
          </table:table-cell>
          <table:table-cell table:formula="of:=-1/[.$B$145]*[.C170]*IF([.C24]=0;1E-099;1/[.C24]/[.C24])" office:value-type="float" office:value="-0" calcext:value-type="float">
            <text:p>0</text:p>
          </table:table-cell>
          <table:table-cell table:formula="of:=-1/[.$B$145]*[.D170]*IF([.D24]=0;1E-099;1/[.D24]/[.D24])" office:value-type="float" office:value="-0" calcext:value-type="float">
            <text:p>0</text:p>
          </table:table-cell>
          <table:table-cell table:formula="of:=-1/[.$B$145]*[.E170]*IF([.E24]=0;1E-099;1/[.E24]/[.E24])" office:value-type="float" office:value="-0" calcext:value-type="float">
            <text:p>0</text:p>
          </table:table-cell>
          <table:table-cell table:formula="of:=-1/[.$B$145]*[.F170]*IF([.F24]=0;1E-099;1/[.F24]/[.F24])" office:value-type="float" office:value="-0" calcext:value-type="float">
            <text:p>0</text:p>
          </table:table-cell>
          <table:table-cell table:formula="of:=-1/[.$B$145]*[.G170]*IF([.G24]=0;1E-099;1/[.G24]/[.G24])" office:value-type="float" office:value="-0" calcext:value-type="float">
            <text:p>0</text:p>
          </table:table-cell>
          <table:table-cell table:formula="of:=-1/[.$B$145]*[.H170]*IF([.H24]=0;1E-099;1/[.H24]/[.H24])" office:value-type="float" office:value="-0" calcext:value-type="float">
            <text:p>0</text:p>
          </table:table-cell>
          <table:table-cell table:formula="of:=-1/[.$B$145]*[.I170]*IF([.I24]=0;1E-099;1/[.I24]/[.I24])" office:value-type="float" office:value="-0" calcext:value-type="float">
            <text:p>0</text:p>
          </table:table-cell>
          <table:table-cell table:formula="of:=-1/[.$B$145]*[.J170]*IF([.J24]=0;1E-099;1/[.J24]/[.J24])" office:value-type="float" office:value="-0" calcext:value-type="float">
            <text:p>0</text:p>
          </table:table-cell>
          <table:table-cell table:formula="of:=-1/[.$B$145]*[.K170]*IF([.K24]=0;1E-099;1/[.K24]/[.K24])" office:value-type="float" office:value="-0" calcext:value-type="float">
            <text:p>0</text:p>
          </table:table-cell>
          <table:table-cell table:formula="of:=-1/[.$B$145]*[.L170]*IF([.L24]=0;1E-099;1/[.L24]/[.L24])" office:value-type="float" office:value="-0" calcext:value-type="float">
            <text:p>0</text:p>
          </table:table-cell>
          <table:table-cell table:formula="of:=-1/[.$B$145]*[.M170]*IF([.M24]=0;1E-099;1/[.M24]/[.M24])" office:value-type="float" office:value="-0" calcext:value-type="float">
            <text:p>0</text:p>
          </table:table-cell>
          <table:table-cell table:formula="of:=-1/[.$B$145]*[.N170]*IF([.N24]=0;1E-099;1/[.N24]/[.N24])" office:value-type="float" office:value="-0" calcext:value-type="float">
            <text:p>0</text:p>
          </table:table-cell>
          <table:table-cell table:formula="of:=-1/[.$B$145]*[.O170]*IF([.O24]=0;1E-099;1/[.O24]/[.O24])" office:value-type="float" office:value="-0" calcext:value-type="float">
            <text:p>0</text:p>
          </table:table-cell>
          <table:table-cell table:formula="of:=-1/[.$B$145]*[.P170]*IF([.P24]=0;1E-099;1/[.P24]/[.P24])" office:value-type="float" office:value="-0" calcext:value-type="float">
            <text:p>0</text:p>
          </table:table-cell>
          <table:table-cell table:formula="of:=-1/[.$B$145]*[.Q170]*IF([.Q24]=0;1E-099;1/[.Q24]/[.Q24])" office:value-type="float" office:value="-0" calcext:value-type="float">
            <text:p>0</text:p>
          </table:table-cell>
          <table:table-cell table:formula="of:=-1/[.$B$145]*[.R170]*IF([.R24]=0;1E-099;1/[.R24]/[.R24])" office:value-type="float" office:value="-0" calcext:value-type="float">
            <text:p>0</text:p>
          </table:table-cell>
          <table:table-cell table:formula="of:=-1/[.$B$145]*[.S170]*IF([.S24]=0;1E-099;1/[.S24]/[.S24])" office:value-type="float" office:value="-0" calcext:value-type="float">
            <text:p>0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table:formula="of:=-1/[.$B$145]*[.B171]*IF([.B25]=0;1E-099;1/[.B25]/[.B25])" office:value-type="float" office:value="-0" calcext:value-type="float">
            <text:p>0</text:p>
          </table:table-cell>
          <table:table-cell table:formula="of:=-1/[.$B$145]*[.C171]*IF([.C25]=0;1E-099;1/[.C25]/[.C25])" office:value-type="float" office:value="-0" calcext:value-type="float">
            <text:p>0</text:p>
          </table:table-cell>
          <table:table-cell table:formula="of:=-1/[.$B$145]*[.D171]*IF([.D25]=0;1E-099;1/[.D25]/[.D25])" office:value-type="float" office:value="-0" calcext:value-type="float">
            <text:p>0</text:p>
          </table:table-cell>
          <table:table-cell table:formula="of:=-1/[.$B$145]*[.E171]*IF([.E25]=0;1E-099;1/[.E25]/[.E25])" office:value-type="float" office:value="-0" calcext:value-type="float">
            <text:p>0</text:p>
          </table:table-cell>
          <table:table-cell table:formula="of:=-1/[.$B$145]*[.F171]*IF([.F25]=0;1E-099;1/[.F25]/[.F25])" office:value-type="float" office:value="-0" calcext:value-type="float">
            <text:p>0</text:p>
          </table:table-cell>
          <table:table-cell table:formula="of:=-1/[.$B$145]*[.G171]*IF([.G25]=0;1E-099;1/[.G25]/[.G25])" office:value-type="float" office:value="-0" calcext:value-type="float">
            <text:p>0</text:p>
          </table:table-cell>
          <table:table-cell table:formula="of:=-1/[.$B$145]*[.H171]*IF([.H25]=0;1E-099;1/[.H25]/[.H25])" office:value-type="float" office:value="-2.04081632653061" calcext:value-type="float">
            <text:p>-2.04081632653061</text:p>
          </table:table-cell>
          <table:table-cell table:formula="of:=-1/[.$B$145]*[.I171]*IF([.I25]=0;1E-099;1/[.I25]/[.I25])" office:value-type="float" office:value="-1.02040816326531" calcext:value-type="float">
            <text:p>-1.02040816326531</text:p>
          </table:table-cell>
          <table:table-cell table:formula="of:=-1/[.$B$145]*[.J171]*IF([.J25]=0;1E-099;1/[.J25]/[.J25])" office:value-type="float" office:value="-0" calcext:value-type="float">
            <text:p>0</text:p>
          </table:table-cell>
          <table:table-cell table:formula="of:=-1/[.$B$145]*[.K171]*IF([.K25]=0;1E-099;1/[.K25]/[.K25])" office:value-type="float" office:value="-0" calcext:value-type="float">
            <text:p>0</text:p>
          </table:table-cell>
          <table:table-cell table:formula="of:=-1/[.$B$145]*[.L171]*IF([.L25]=0;1E-099;1/[.L25]/[.L25])" office:value-type="float" office:value="-0" calcext:value-type="float">
            <text:p>0</text:p>
          </table:table-cell>
          <table:table-cell table:formula="of:=-1/[.$B$145]*[.M171]*IF([.M25]=0;1E-099;1/[.M25]/[.M25])" office:value-type="float" office:value="-0" calcext:value-type="float">
            <text:p>0</text:p>
          </table:table-cell>
          <table:table-cell table:formula="of:=-1/[.$B$145]*[.N171]*IF([.N25]=0;1E-099;1/[.N25]/[.N25])" office:value-type="float" office:value="-0" calcext:value-type="float">
            <text:p>0</text:p>
          </table:table-cell>
          <table:table-cell table:formula="of:=-1/[.$B$145]*[.O171]*IF([.O25]=0;1E-099;1/[.O25]/[.O25])" office:value-type="float" office:value="-0" calcext:value-type="float">
            <text:p>0</text:p>
          </table:table-cell>
          <table:table-cell table:formula="of:=-1/[.$B$145]*[.P171]*IF([.P25]=0;1E-099;1/[.P25]/[.P25])" office:value-type="float" office:value="-0" calcext:value-type="float">
            <text:p>0</text:p>
          </table:table-cell>
          <table:table-cell table:formula="of:=-1/[.$B$145]*[.Q171]*IF([.Q25]=0;1E-099;1/[.Q25]/[.Q25])" office:value-type="float" office:value="-0" calcext:value-type="float">
            <text:p>0</text:p>
          </table:table-cell>
          <table:table-cell table:formula="of:=-1/[.$B$145]*[.R171]*IF([.R25]=0;1E-099;1/[.R25]/[.R25])" office:value-type="float" office:value="-0" calcext:value-type="float">
            <text:p>0</text:p>
          </table:table-cell>
          <table:table-cell table:formula="of:=-1/[.$B$145]*[.S171]*IF([.S25]=0;1E-099;1/[.S25]/[.S25])" office:value-type="float" office:value="-0" calcext:value-type="float">
            <text:p>0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table:formula="of:=-1/[.$B$145]*[.B172]*IF([.B26]=0;1E-099;1/[.B26]/[.B26])" office:value-type="float" office:value="-0" calcext:value-type="float">
            <text:p>0</text:p>
          </table:table-cell>
          <table:table-cell table:formula="of:=-1/[.$B$145]*[.C172]*IF([.C26]=0;1E-099;1/[.C26]/[.C26])" office:value-type="float" office:value="-0" calcext:value-type="float">
            <text:p>0</text:p>
          </table:table-cell>
          <table:table-cell table:formula="of:=-1/[.$B$145]*[.D172]*IF([.D26]=0;1E-099;1/[.D26]/[.D26])" office:value-type="float" office:value="-0" calcext:value-type="float">
            <text:p>0</text:p>
          </table:table-cell>
          <table:table-cell table:formula="of:=-1/[.$B$145]*[.E172]*IF([.E26]=0;1E-099;1/[.E26]/[.E26])" office:value-type="float" office:value="-0" calcext:value-type="float">
            <text:p>0</text:p>
          </table:table-cell>
          <table:table-cell table:formula="of:=-1/[.$B$145]*[.F172]*IF([.F26]=0;1E-099;1/[.F26]/[.F26])" office:value-type="float" office:value="-0" calcext:value-type="float">
            <text:p>0</text:p>
          </table:table-cell>
          <table:table-cell table:formula="of:=-1/[.$B$145]*[.G172]*IF([.G26]=0;1E-099;1/[.G26]/[.G26])" office:value-type="float" office:value="-0" calcext:value-type="float">
            <text:p>0</text:p>
          </table:table-cell>
          <table:table-cell table:formula="of:=-1/[.$B$145]*[.H172]*IF([.H26]=0;1E-099;1/[.H26]/[.H26])" office:value-type="float" office:value="-0" calcext:value-type="float">
            <text:p>0</text:p>
          </table:table-cell>
          <table:table-cell table:formula="of:=-1/[.$B$145]*[.I172]*IF([.I26]=0;1E-099;1/[.I26]/[.I26])" office:value-type="float" office:value="-0" calcext:value-type="float">
            <text:p>0</text:p>
          </table:table-cell>
          <table:table-cell table:formula="of:=-1/[.$B$145]*[.J172]*IF([.J26]=0;1E-099;1/[.J26]/[.J26])" office:value-type="float" office:value="-0" calcext:value-type="float">
            <text:p>0</text:p>
          </table:table-cell>
          <table:table-cell table:formula="of:=-1/[.$B$145]*[.K172]*IF([.K26]=0;1E-099;1/[.K26]/[.K26])" office:value-type="float" office:value="-0" calcext:value-type="float">
            <text:p>0</text:p>
          </table:table-cell>
          <table:table-cell table:formula="of:=-1/[.$B$145]*[.L172]*IF([.L26]=0;1E-099;1/[.L26]/[.L26])" office:value-type="float" office:value="-0" calcext:value-type="float">
            <text:p>0</text:p>
          </table:table-cell>
          <table:table-cell table:formula="of:=-1/[.$B$145]*[.M172]*IF([.M26]=0;1E-099;1/[.M26]/[.M26])" office:value-type="float" office:value="-0" calcext:value-type="float">
            <text:p>0</text:p>
          </table:table-cell>
          <table:table-cell table:formula="of:=-1/[.$B$145]*[.N172]*IF([.N26]=0;1E-099;1/[.N26]/[.N26])" office:value-type="float" office:value="-0" calcext:value-type="float">
            <text:p>0</text:p>
          </table:table-cell>
          <table:table-cell table:formula="of:=-1/[.$B$145]*[.O172]*IF([.O26]=0;1E-099;1/[.O26]/[.O26])" office:value-type="float" office:value="-0" calcext:value-type="float">
            <text:p>0</text:p>
          </table:table-cell>
          <table:table-cell table:formula="of:=-1/[.$B$145]*[.P172]*IF([.P26]=0;1E-099;1/[.P26]/[.P26])" office:value-type="float" office:value="-0" calcext:value-type="float">
            <text:p>0</text:p>
          </table:table-cell>
          <table:table-cell table:formula="of:=-1/[.$B$145]*[.Q172]*IF([.Q26]=0;1E-099;1/[.Q26]/[.Q26])" office:value-type="float" office:value="-0" calcext:value-type="float">
            <text:p>0</text:p>
          </table:table-cell>
          <table:table-cell table:formula="of:=-1/[.$B$145]*[.R172]*IF([.R26]=0;1E-099;1/[.R26]/[.R26])" office:value-type="float" office:value="-0" calcext:value-type="float">
            <text:p>0</text:p>
          </table:table-cell>
          <table:table-cell table:formula="of:=-1/[.$B$145]*[.S172]*IF([.S26]=0;1E-099;1/[.S26]/[.S26])" office:value-type="float" office:value="-0" calcext:value-type="float">
            <text:p>0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table:formula="of:=-1/[.$B$145]*[.B173]*IF([.B27]=0;1E-099;1/[.B27]/[.B27])" office:value-type="float" office:value="-0" calcext:value-type="float">
            <text:p>0</text:p>
          </table:table-cell>
          <table:table-cell table:formula="of:=-1/[.$B$145]*[.C173]*IF([.C27]=0;1E-099;1/[.C27]/[.C27])" office:value-type="float" office:value="-0" calcext:value-type="float">
            <text:p>0</text:p>
          </table:table-cell>
          <table:table-cell table:formula="of:=-1/[.$B$145]*[.D173]*IF([.D27]=0;1E-099;1/[.D27]/[.D27])" office:value-type="float" office:value="-0" calcext:value-type="float">
            <text:p>0</text:p>
          </table:table-cell>
          <table:table-cell table:formula="of:=-1/[.$B$145]*[.E173]*IF([.E27]=0;1E-099;1/[.E27]/[.E27])" office:value-type="float" office:value="-0" calcext:value-type="float">
            <text:p>0</text:p>
          </table:table-cell>
          <table:table-cell table:formula="of:=-1/[.$B$145]*[.F173]*IF([.F27]=0;1E-099;1/[.F27]/[.F27])" office:value-type="float" office:value="-0" calcext:value-type="float">
            <text:p>0</text:p>
          </table:table-cell>
          <table:table-cell table:formula="of:=-1/[.$B$145]*[.G173]*IF([.G27]=0;1E-099;1/[.G27]/[.G27])" office:value-type="float" office:value="-0" calcext:value-type="float">
            <text:p>0</text:p>
          </table:table-cell>
          <table:table-cell table:formula="of:=-1/[.$B$145]*[.H173]*IF([.H27]=0;1E-099;1/[.H27]/[.H27])" office:value-type="float" office:value="-0" calcext:value-type="float">
            <text:p>0</text:p>
          </table:table-cell>
          <table:table-cell table:formula="of:=-1/[.$B$145]*[.I173]*IF([.I27]=0;1E-099;1/[.I27]/[.I27])" office:value-type="float" office:value="-0" calcext:value-type="float">
            <text:p>0</text:p>
          </table:table-cell>
          <table:table-cell table:formula="of:=-1/[.$B$145]*[.J173]*IF([.J27]=0;1E-099;1/[.J27]/[.J27])" office:value-type="float" office:value="-0" calcext:value-type="float">
            <text:p>0</text:p>
          </table:table-cell>
          <table:table-cell table:formula="of:=-1/[.$B$145]*[.K173]*IF([.K27]=0;1E-099;1/[.K27]/[.K27])" office:value-type="float" office:value="-0" calcext:value-type="float">
            <text:p>0</text:p>
          </table:table-cell>
          <table:table-cell table:formula="of:=-1/[.$B$145]*[.L173]*IF([.L27]=0;1E-099;1/[.L27]/[.L27])" office:value-type="float" office:value="-0" calcext:value-type="float">
            <text:p>0</text:p>
          </table:table-cell>
          <table:table-cell table:formula="of:=-1/[.$B$145]*[.M173]*IF([.M27]=0;1E-099;1/[.M27]/[.M27])" office:value-type="float" office:value="-0" calcext:value-type="float">
            <text:p>0</text:p>
          </table:table-cell>
          <table:table-cell table:formula="of:=-1/[.$B$145]*[.N173]*IF([.N27]=0;1E-099;1/[.N27]/[.N27])" office:value-type="float" office:value="-0" calcext:value-type="float">
            <text:p>0</text:p>
          </table:table-cell>
          <table:table-cell table:formula="of:=-1/[.$B$145]*[.O173]*IF([.O27]=0;1E-099;1/[.O27]/[.O27])" office:value-type="float" office:value="-0" calcext:value-type="float">
            <text:p>0</text:p>
          </table:table-cell>
          <table:table-cell table:formula="of:=-1/[.$B$145]*[.P173]*IF([.P27]=0;1E-099;1/[.P27]/[.P27])" office:value-type="float" office:value="-0" calcext:value-type="float">
            <text:p>0</text:p>
          </table:table-cell>
          <table:table-cell table:formula="of:=-1/[.$B$145]*[.Q173]*IF([.Q27]=0;1E-099;1/[.Q27]/[.Q27])" office:value-type="float" office:value="-0" calcext:value-type="float">
            <text:p>0</text:p>
          </table:table-cell>
          <table:table-cell table:formula="of:=-1/[.$B$145]*[.R173]*IF([.R27]=0;1E-099;1/[.R27]/[.R27])" office:value-type="float" office:value="-0" calcext:value-type="float">
            <text:p>0</text:p>
          </table:table-cell>
          <table:table-cell table:formula="of:=-1/[.$B$145]*[.S173]*IF([.S27]=0;1E-099;1/[.S27]/[.S27])" office:value-type="float" office:value="-0" calcext:value-type="float">
            <text:p>0</text:p>
          </table:table-cell>
        </table:table-row>
        <table:table-row table:style-name="ro1">
          <table:table-cell office:value-type="string" calcext:value-type="string">
            <text:p>Z</text:p>
          </table:table-cell>
          <table:table-cell table:formula="of:=-1/[.$B$145]*[.B174]*IF([.B28]=0;1E-099;1/[.B28]/[.B28])" office:value-type="float" office:value="-0" calcext:value-type="float">
            <text:p>0</text:p>
          </table:table-cell>
          <table:table-cell table:formula="of:=-1/[.$B$145]*[.C174]*IF([.C28]=0;1E-099;1/[.C28]/[.C28])" office:value-type="float" office:value="-0" calcext:value-type="float">
            <text:p>0</text:p>
          </table:table-cell>
          <table:table-cell table:formula="of:=-1/[.$B$145]*[.D174]*IF([.D28]=0;1E-099;1/[.D28]/[.D28])" office:value-type="float" office:value="-0" calcext:value-type="float">
            <text:p>0</text:p>
          </table:table-cell>
          <table:table-cell table:formula="of:=-1/[.$B$145]*[.E174]*IF([.E28]=0;1E-099;1/[.E28]/[.E28])" office:value-type="float" office:value="-0" calcext:value-type="float">
            <text:p>0</text:p>
          </table:table-cell>
          <table:table-cell table:formula="of:=-1/[.$B$145]*[.F174]*IF([.F28]=0;1E-099;1/[.F28]/[.F28])" office:value-type="float" office:value="-0" calcext:value-type="float">
            <text:p>0</text:p>
          </table:table-cell>
          <table:table-cell table:formula="of:=-1/[.$B$145]*[.G174]*IF([.G28]=0;1E-099;1/[.G28]/[.G28])" office:value-type="float" office:value="-0" calcext:value-type="float">
            <text:p>0</text:p>
          </table:table-cell>
          <table:table-cell table:formula="of:=-1/[.$B$145]*[.H174]*IF([.H28]=0;1E-099;1/[.H28]/[.H28])" office:value-type="float" office:value="-0" calcext:value-type="float">
            <text:p>0</text:p>
          </table:table-cell>
          <table:table-cell table:formula="of:=-1/[.$B$145]*[.I174]*IF([.I28]=0;1E-099;1/[.I28]/[.I28])" office:value-type="float" office:value="-0" calcext:value-type="float">
            <text:p>0</text:p>
          </table:table-cell>
          <table:table-cell table:formula="of:=-1/[.$B$145]*[.J174]*IF([.J28]=0;1E-099;1/[.J28]/[.J28])" office:value-type="float" office:value="-0" calcext:value-type="float">
            <text:p>0</text:p>
          </table:table-cell>
          <table:table-cell table:formula="of:=-1/[.$B$145]*[.K174]*IF([.K28]=0;1E-099;1/[.K28]/[.K28])" office:value-type="float" office:value="-0" calcext:value-type="float">
            <text:p>0</text:p>
          </table:table-cell>
          <table:table-cell table:formula="of:=-1/[.$B$145]*[.L174]*IF([.L28]=0;1E-099;1/[.L28]/[.L28])" office:value-type="float" office:value="-0" calcext:value-type="float">
            <text:p>0</text:p>
          </table:table-cell>
          <table:table-cell table:formula="of:=-1/[.$B$145]*[.M174]*IF([.M28]=0;1E-099;1/[.M28]/[.M28])" office:value-type="float" office:value="-0" calcext:value-type="float">
            <text:p>0</text:p>
          </table:table-cell>
          <table:table-cell table:formula="of:=-1/[.$B$145]*[.N174]*IF([.N28]=0;1E-099;1/[.N28]/[.N28])" office:value-type="float" office:value="-0" calcext:value-type="float">
            <text:p>0</text:p>
          </table:table-cell>
          <table:table-cell table:formula="of:=-1/[.$B$145]*[.O174]*IF([.O28]=0;1E-099;1/[.O28]/[.O28])" office:value-type="float" office:value="-0" calcext:value-type="float">
            <text:p>0</text:p>
          </table:table-cell>
          <table:table-cell table:formula="of:=-1/[.$B$145]*[.P174]*IF([.P28]=0;1E-099;1/[.P28]/[.P28])" office:value-type="float" office:value="-0" calcext:value-type="float">
            <text:p>0</text:p>
          </table:table-cell>
          <table:table-cell table:formula="of:=-1/[.$B$145]*[.Q174]*IF([.Q28]=0;1E-099;1/[.Q28]/[.Q28])" office:value-type="float" office:value="-0" calcext:value-type="float">
            <text:p>0</text:p>
          </table:table-cell>
          <table:table-cell table:formula="of:=-1/[.$B$145]*[.R174]*IF([.R28]=0;1E-099;1/[.R28]/[.R28])" office:value-type="float" office:value="-0" calcext:value-type="float">
            <text:p>0</text:p>
          </table:table-cell>
          <table:table-cell table:formula="of:=-1/[.$B$145]*[.S174]*IF([.S28]=0;1E-099;1/[.S28]/[.S28])" office:value-type="float" office:value="-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-1/[.$B$145]*[.B175]*IF([.B29]=0;1E-099;1/[.B29]/[.B29])" office:value-type="float" office:value="-0" calcext:value-type="float">
            <text:p>0</text:p>
          </table:table-cell>
          <table:table-cell table:formula="of:=-1/[.$B$145]*[.C175]*IF([.C29]=0;1E-099;1/[.C29]/[.C29])" office:value-type="float" office:value="-0" calcext:value-type="float">
            <text:p>0</text:p>
          </table:table-cell>
          <table:table-cell table:formula="of:=-1/[.$B$145]*[.D175]*IF([.D29]=0;1E-099;1/[.D29]/[.D29])" office:value-type="float" office:value="-0" calcext:value-type="float">
            <text:p>0</text:p>
          </table:table-cell>
          <table:table-cell table:formula="of:=-1/[.$B$145]*[.E175]*IF([.E29]=0;1E-099;1/[.E29]/[.E29])" office:value-type="float" office:value="-0" calcext:value-type="float">
            <text:p>0</text:p>
          </table:table-cell>
          <table:table-cell table:formula="of:=-1/[.$B$145]*[.F175]*IF([.F29]=0;1E-099;1/[.F29]/[.F29])" office:value-type="float" office:value="-0" calcext:value-type="float">
            <text:p>0</text:p>
          </table:table-cell>
          <table:table-cell table:formula="of:=-1/[.$B$145]*[.G175]*IF([.G29]=0;1E-099;1/[.G29]/[.G29])" office:value-type="float" office:value="-0" calcext:value-type="float">
            <text:p>0</text:p>
          </table:table-cell>
          <table:table-cell table:formula="of:=-1/[.$B$145]*[.H175]*IF([.H29]=0;1E-099;1/[.H29]/[.H29])" office:value-type="float" office:value="-0" calcext:value-type="float">
            <text:p>0</text:p>
          </table:table-cell>
          <table:table-cell table:formula="of:=-1/[.$B$145]*[.I175]*IF([.I29]=0;1E-099;1/[.I29]/[.I29])" office:value-type="float" office:value="-0" calcext:value-type="float">
            <text:p>0</text:p>
          </table:table-cell>
          <table:table-cell table:formula="of:=-1/[.$B$145]*[.J175]*IF([.J29]=0;1E-099;1/[.J29]/[.J29])" office:value-type="float" office:value="-0" calcext:value-type="float">
            <text:p>0</text:p>
          </table:table-cell>
          <table:table-cell table:formula="of:=-1/[.$B$145]*[.K175]*IF([.K29]=0;1E-099;1/[.K29]/[.K29])" office:value-type="float" office:value="-0" calcext:value-type="float">
            <text:p>0</text:p>
          </table:table-cell>
          <table:table-cell table:formula="of:=-1/[.$B$145]*[.L175]*IF([.L29]=0;1E-099;1/[.L29]/[.L29])" office:value-type="float" office:value="-0" calcext:value-type="float">
            <text:p>0</text:p>
          </table:table-cell>
          <table:table-cell table:formula="of:=-1/[.$B$145]*[.M175]*IF([.M29]=0;1E-099;1/[.M29]/[.M29])" office:value-type="float" office:value="-0" calcext:value-type="float">
            <text:p>0</text:p>
          </table:table-cell>
          <table:table-cell table:formula="of:=-1/[.$B$145]*[.N175]*IF([.N29]=0;1E-099;1/[.N29]/[.N29])" office:value-type="float" office:value="-0" calcext:value-type="float">
            <text:p>0</text:p>
          </table:table-cell>
          <table:table-cell table:formula="of:=-1/[.$B$145]*[.O175]*IF([.O29]=0;1E-099;1/[.O29]/[.O29])" office:value-type="float" office:value="-0" calcext:value-type="float">
            <text:p>0</text:p>
          </table:table-cell>
          <table:table-cell table:formula="of:=-1/[.$B$145]*[.P175]*IF([.P29]=0;1E-099;1/[.P29]/[.P29])" office:value-type="float" office:value="-0" calcext:value-type="float">
            <text:p>0</text:p>
          </table:table-cell>
          <table:table-cell table:formula="of:=-1/[.$B$145]*[.Q175]*IF([.Q29]=0;1E-099;1/[.Q29]/[.Q29])" office:value-type="float" office:value="-0" calcext:value-type="float">
            <text:p>0</text:p>
          </table:table-cell>
          <table:table-cell table:formula="of:=-1/[.$B$145]*[.R175]*IF([.R29]=0;1E-099;1/[.R29]/[.R29])" office:value-type="float" office:value="-0" calcext:value-type="float">
            <text:p>0</text:p>
          </table:table-cell>
          <table:table-cell table:formula="of:=-1/[.$B$145]*[.S175]*IF([.S29]=0;1E-099;1/[.S29]/[.S29])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-1/[.$B$145]*[.B176]*IF([.B30]=0;1E-099;1/[.B30]/[.B30])" office:value-type="float" office:value="-0" calcext:value-type="float">
            <text:p>0</text:p>
          </table:table-cell>
          <table:table-cell table:formula="of:=-1/[.$B$145]*[.C176]*IF([.C30]=0;1E-099;1/[.C30]/[.C30])" office:value-type="float" office:value="-0" calcext:value-type="float">
            <text:p>0</text:p>
          </table:table-cell>
          <table:table-cell table:formula="of:=-1/[.$B$145]*[.D176]*IF([.D30]=0;1E-099;1/[.D30]/[.D30])" office:value-type="float" office:value="-0" calcext:value-type="float">
            <text:p>0</text:p>
          </table:table-cell>
          <table:table-cell table:formula="of:=-1/[.$B$145]*[.E176]*IF([.E30]=0;1E-099;1/[.E30]/[.E30])" office:value-type="float" office:value="-0" calcext:value-type="float">
            <text:p>0</text:p>
          </table:table-cell>
          <table:table-cell table:formula="of:=-1/[.$B$145]*[.F176]*IF([.F30]=0;1E-099;1/[.F30]/[.F30])" office:value-type="float" office:value="-0" calcext:value-type="float">
            <text:p>0</text:p>
          </table:table-cell>
          <table:table-cell table:formula="of:=-1/[.$B$145]*[.G176]*IF([.G30]=0;1E-099;1/[.G30]/[.G30])" office:value-type="float" office:value="-0" calcext:value-type="float">
            <text:p>0</text:p>
          </table:table-cell>
          <table:table-cell table:formula="of:=-1/[.$B$145]*[.H176]*IF([.H30]=0;1E-099;1/[.H30]/[.H30])" office:value-type="float" office:value="-0" calcext:value-type="float">
            <text:p>0</text:p>
          </table:table-cell>
          <table:table-cell table:formula="of:=-1/[.$B$145]*[.I176]*IF([.I30]=0;1E-099;1/[.I30]/[.I30])" office:value-type="float" office:value="-0" calcext:value-type="float">
            <text:p>0</text:p>
          </table:table-cell>
          <table:table-cell table:formula="of:=-1/[.$B$145]*[.J176]*IF([.J30]=0;1E-099;1/[.J30]/[.J30])" office:value-type="float" office:value="-0" calcext:value-type="float">
            <text:p>0</text:p>
          </table:table-cell>
          <table:table-cell table:formula="of:=-1/[.$B$145]*[.K176]*IF([.K30]=0;1E-099;1/[.K30]/[.K30])" office:value-type="float" office:value="-0" calcext:value-type="float">
            <text:p>0</text:p>
          </table:table-cell>
          <table:table-cell table:formula="of:=-1/[.$B$145]*[.L176]*IF([.L30]=0;1E-099;1/[.L30]/[.L30])" office:value-type="float" office:value="-0" calcext:value-type="float">
            <text:p>0</text:p>
          </table:table-cell>
          <table:table-cell table:formula="of:=-1/[.$B$145]*[.M176]*IF([.M30]=0;1E-099;1/[.M30]/[.M30])" office:value-type="float" office:value="-0" calcext:value-type="float">
            <text:p>0</text:p>
          </table:table-cell>
          <table:table-cell table:formula="of:=-1/[.$B$145]*[.N176]*IF([.N30]=0;1E-099;1/[.N30]/[.N30])" office:value-type="float" office:value="-0" calcext:value-type="float">
            <text:p>0</text:p>
          </table:table-cell>
          <table:table-cell table:formula="of:=-1/[.$B$145]*[.O176]*IF([.O30]=0;1E-099;1/[.O30]/[.O30])" office:value-type="float" office:value="-0" calcext:value-type="float">
            <text:p>0</text:p>
          </table:table-cell>
          <table:table-cell table:formula="of:=-1/[.$B$145]*[.P176]*IF([.P30]=0;1E-099;1/[.P30]/[.P30])" office:value-type="float" office:value="-0" calcext:value-type="float">
            <text:p>0</text:p>
          </table:table-cell>
          <table:table-cell table:formula="of:=-1/[.$B$145]*[.Q176]*IF([.Q30]=0;1E-099;1/[.Q30]/[.Q30])" office:value-type="float" office:value="-0" calcext:value-type="float">
            <text:p>0</text:p>
          </table:table-cell>
          <table:table-cell table:formula="of:=-1/[.$B$145]*[.R176]*IF([.R30]=0;1E-099;1/[.R30]/[.R30])" office:value-type="float" office:value="-0" calcext:value-type="float">
            <text:p>0</text:p>
          </table:table-cell>
          <table:table-cell table:formula="of:=-1/[.$B$145]*[.S176]*IF([.S30]=0;1E-099;1/[.S30]/[.S30])" office:value-type="float" office:value="-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-1/[.$B$145]*[.B177]*IF([.B31]=0;1E-099;1/[.B31]/[.B31])" office:value-type="float" office:value="-0" calcext:value-type="float">
            <text:p>0</text:p>
          </table:table-cell>
          <table:table-cell table:formula="of:=-1/[.$B$145]*[.C177]*IF([.C31]=0;1E-099;1/[.C31]/[.C31])" office:value-type="float" office:value="-0" calcext:value-type="float">
            <text:p>0</text:p>
          </table:table-cell>
          <table:table-cell table:formula="of:=-1/[.$B$145]*[.D177]*IF([.D31]=0;1E-099;1/[.D31]/[.D31])" office:value-type="float" office:value="-0" calcext:value-type="float">
            <text:p>0</text:p>
          </table:table-cell>
          <table:table-cell table:formula="of:=-1/[.$B$145]*[.E177]*IF([.E31]=0;1E-099;1/[.E31]/[.E31])" office:value-type="float" office:value="-0" calcext:value-type="float">
            <text:p>0</text:p>
          </table:table-cell>
          <table:table-cell table:formula="of:=-1/[.$B$145]*[.F177]*IF([.F31]=0;1E-099;1/[.F31]/[.F31])" office:value-type="float" office:value="-0" calcext:value-type="float">
            <text:p>0</text:p>
          </table:table-cell>
          <table:table-cell table:formula="of:=-1/[.$B$145]*[.G177]*IF([.G31]=0;1E-099;1/[.G31]/[.G31])" office:value-type="float" office:value="-0" calcext:value-type="float">
            <text:p>0</text:p>
          </table:table-cell>
          <table:table-cell table:formula="of:=-1/[.$B$145]*[.H177]*IF([.H31]=0;1E-099;1/[.H31]/[.H31])" office:value-type="float" office:value="-0" calcext:value-type="float">
            <text:p>0</text:p>
          </table:table-cell>
          <table:table-cell table:formula="of:=-1/[.$B$145]*[.I177]*IF([.I31]=0;1E-099;1/[.I31]/[.I31])" office:value-type="float" office:value="-0" calcext:value-type="float">
            <text:p>0</text:p>
          </table:table-cell>
          <table:table-cell table:formula="of:=-1/[.$B$145]*[.J177]*IF([.J31]=0;1E-099;1/[.J31]/[.J31])" office:value-type="float" office:value="-0" calcext:value-type="float">
            <text:p>0</text:p>
          </table:table-cell>
          <table:table-cell table:formula="of:=-1/[.$B$145]*[.K177]*IF([.K31]=0;1E-099;1/[.K31]/[.K31])" office:value-type="float" office:value="-0" calcext:value-type="float">
            <text:p>0</text:p>
          </table:table-cell>
          <table:table-cell table:formula="of:=-1/[.$B$145]*[.L177]*IF([.L31]=0;1E-099;1/[.L31]/[.L31])" office:value-type="float" office:value="-0" calcext:value-type="float">
            <text:p>0</text:p>
          </table:table-cell>
          <table:table-cell table:formula="of:=-1/[.$B$145]*[.M177]*IF([.M31]=0;1E-099;1/[.M31]/[.M31])" office:value-type="float" office:value="-0" calcext:value-type="float">
            <text:p>0</text:p>
          </table:table-cell>
          <table:table-cell table:formula="of:=-1/[.$B$145]*[.N177]*IF([.N31]=0;1E-099;1/[.N31]/[.N31])" office:value-type="float" office:value="-0" calcext:value-type="float">
            <text:p>0</text:p>
          </table:table-cell>
          <table:table-cell table:formula="of:=-1/[.$B$145]*[.O177]*IF([.O31]=0;1E-099;1/[.O31]/[.O31])" office:value-type="float" office:value="-0" calcext:value-type="float">
            <text:p>0</text:p>
          </table:table-cell>
          <table:table-cell table:formula="of:=-1/[.$B$145]*[.P177]*IF([.P31]=0;1E-099;1/[.P31]/[.P31])" office:value-type="float" office:value="-0" calcext:value-type="float">
            <text:p>0</text:p>
          </table:table-cell>
          <table:table-cell table:formula="of:=-1/[.$B$145]*[.Q177]*IF([.Q31]=0;1E-099;1/[.Q31]/[.Q31])" office:value-type="float" office:value="-0" calcext:value-type="float">
            <text:p>0</text:p>
          </table:table-cell>
          <table:table-cell table:formula="of:=-1/[.$B$145]*[.R177]*IF([.R31]=0;1E-099;1/[.R31]/[.R31])" office:value-type="float" office:value="-0" calcext:value-type="float">
            <text:p>0</text:p>
          </table:table-cell>
          <table:table-cell table:formula="of:=-1/[.$B$145]*[.S177]*IF([.S31]=0;1E-099;1/[.S31]/[.S31])" office:value-type="float" office:value="-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-1/[.$B$145]*[.B178]*IF([.B32]=0;1E-099;1/[.B32]/[.B32])" office:value-type="float" office:value="-0" calcext:value-type="float">
            <text:p>0</text:p>
          </table:table-cell>
          <table:table-cell table:formula="of:=-1/[.$B$145]*[.C178]*IF([.C32]=0;1E-099;1/[.C32]/[.C32])" office:value-type="float" office:value="-0" calcext:value-type="float">
            <text:p>0</text:p>
          </table:table-cell>
          <table:table-cell table:formula="of:=-1/[.$B$145]*[.D178]*IF([.D32]=0;1E-099;1/[.D32]/[.D32])" office:value-type="float" office:value="-0" calcext:value-type="float">
            <text:p>0</text:p>
          </table:table-cell>
          <table:table-cell table:formula="of:=-1/[.$B$145]*[.E178]*IF([.E32]=0;1E-099;1/[.E32]/[.E32])" office:value-type="float" office:value="-0" calcext:value-type="float">
            <text:p>0</text:p>
          </table:table-cell>
          <table:table-cell table:formula="of:=-1/[.$B$145]*[.F178]*IF([.F32]=0;1E-099;1/[.F32]/[.F32])" office:value-type="float" office:value="-0" calcext:value-type="float">
            <text:p>0</text:p>
          </table:table-cell>
          <table:table-cell table:formula="of:=-1/[.$B$145]*[.G178]*IF([.G32]=0;1E-099;1/[.G32]/[.G32])" office:value-type="float" office:value="-0" calcext:value-type="float">
            <text:p>0</text:p>
          </table:table-cell>
          <table:table-cell table:formula="of:=-1/[.$B$145]*[.H178]*IF([.H32]=0;1E-099;1/[.H32]/[.H32])" office:value-type="float" office:value="-0" calcext:value-type="float">
            <text:p>0</text:p>
          </table:table-cell>
          <table:table-cell table:formula="of:=-1/[.$B$145]*[.I178]*IF([.I32]=0;1E-099;1/[.I32]/[.I32])" office:value-type="float" office:value="-0" calcext:value-type="float">
            <text:p>0</text:p>
          </table:table-cell>
          <table:table-cell table:formula="of:=-1/[.$B$145]*[.J178]*IF([.J32]=0;1E-099;1/[.J32]/[.J32])" office:value-type="float" office:value="-0" calcext:value-type="float">
            <text:p>0</text:p>
          </table:table-cell>
          <table:table-cell table:formula="of:=-1/[.$B$145]*[.K178]*IF([.K32]=0;1E-099;1/[.K32]/[.K32])" office:value-type="float" office:value="-0" calcext:value-type="float">
            <text:p>0</text:p>
          </table:table-cell>
          <table:table-cell table:formula="of:=-1/[.$B$145]*[.L178]*IF([.L32]=0;1E-099;1/[.L32]/[.L32])" office:value-type="float" office:value="-0" calcext:value-type="float">
            <text:p>0</text:p>
          </table:table-cell>
          <table:table-cell table:formula="of:=-1/[.$B$145]*[.M178]*IF([.M32]=0;1E-099;1/[.M32]/[.M32])" office:value-type="float" office:value="-0" calcext:value-type="float">
            <text:p>0</text:p>
          </table:table-cell>
          <table:table-cell table:formula="of:=-1/[.$B$145]*[.N178]*IF([.N32]=0;1E-099;1/[.N32]/[.N32])" office:value-type="float" office:value="-0" calcext:value-type="float">
            <text:p>0</text:p>
          </table:table-cell>
          <table:table-cell table:formula="of:=-1/[.$B$145]*[.O178]*IF([.O32]=0;1E-099;1/[.O32]/[.O32])" office:value-type="float" office:value="-0" calcext:value-type="float">
            <text:p>0</text:p>
          </table:table-cell>
          <table:table-cell table:formula="of:=-1/[.$B$145]*[.P178]*IF([.P32]=0;1E-099;1/[.P32]/[.P32])" office:value-type="float" office:value="-0" calcext:value-type="float">
            <text:p>0</text:p>
          </table:table-cell>
          <table:table-cell table:formula="of:=-1/[.$B$145]*[.Q178]*IF([.Q32]=0;1E-099;1/[.Q32]/[.Q32])" office:value-type="float" office:value="-0" calcext:value-type="float">
            <text:p>0</text:p>
          </table:table-cell>
          <table:table-cell table:formula="of:=-1/[.$B$145]*[.R178]*IF([.R32]=0;1E-099;1/[.R32]/[.R32])" office:value-type="float" office:value="-0" calcext:value-type="float">
            <text:p>0</text:p>
          </table:table-cell>
          <table:table-cell table:formula="of:=-1/[.$B$145]*[.S178]*IF([.S32]=0;1E-099;1/[.S32]/[.S32])" office:value-type="float" office:value="-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-1/[.$B$145]*[.B179]*IF([.B33]=0;1E-099;1/[.B33]/[.B33])" office:value-type="float" office:value="-0" calcext:value-type="float">
            <text:p>0</text:p>
          </table:table-cell>
          <table:table-cell table:formula="of:=-1/[.$B$145]*[.C179]*IF([.C33]=0;1E-099;1/[.C33]/[.C33])" office:value-type="float" office:value="-0" calcext:value-type="float">
            <text:p>0</text:p>
          </table:table-cell>
          <table:table-cell table:formula="of:=-1/[.$B$145]*[.D179]*IF([.D33]=0;1E-099;1/[.D33]/[.D33])" office:value-type="float" office:value="-0" calcext:value-type="float">
            <text:p>0</text:p>
          </table:table-cell>
          <table:table-cell table:formula="of:=-1/[.$B$145]*[.E179]*IF([.E33]=0;1E-099;1/[.E33]/[.E33])" office:value-type="float" office:value="-0" calcext:value-type="float">
            <text:p>0</text:p>
          </table:table-cell>
          <table:table-cell table:formula="of:=-1/[.$B$145]*[.F179]*IF([.F33]=0;1E-099;1/[.F33]/[.F33])" office:value-type="float" office:value="-0" calcext:value-type="float">
            <text:p>0</text:p>
          </table:table-cell>
          <table:table-cell table:formula="of:=-1/[.$B$145]*[.G179]*IF([.G33]=0;1E-099;1/[.G33]/[.G33])" office:value-type="float" office:value="-0" calcext:value-type="float">
            <text:p>0</text:p>
          </table:table-cell>
          <table:table-cell table:formula="of:=-1/[.$B$145]*[.H179]*IF([.H33]=0;1E-099;1/[.H33]/[.H33])" office:value-type="float" office:value="-0" calcext:value-type="float">
            <text:p>0</text:p>
          </table:table-cell>
          <table:table-cell table:formula="of:=-1/[.$B$145]*[.I179]*IF([.I33]=0;1E-099;1/[.I33]/[.I33])" office:value-type="float" office:value="-0" calcext:value-type="float">
            <text:p>0</text:p>
          </table:table-cell>
          <table:table-cell table:formula="of:=-1/[.$B$145]*[.J179]*IF([.J33]=0;1E-099;1/[.J33]/[.J33])" office:value-type="float" office:value="-0" calcext:value-type="float">
            <text:p>0</text:p>
          </table:table-cell>
          <table:table-cell table:formula="of:=-1/[.$B$145]*[.K179]*IF([.K33]=0;1E-099;1/[.K33]/[.K33])" office:value-type="float" office:value="-0" calcext:value-type="float">
            <text:p>0</text:p>
          </table:table-cell>
          <table:table-cell table:formula="of:=-1/[.$B$145]*[.L179]*IF([.L33]=0;1E-099;1/[.L33]/[.L33])" office:value-type="float" office:value="-0" calcext:value-type="float">
            <text:p>0</text:p>
          </table:table-cell>
          <table:table-cell table:formula="of:=-1/[.$B$145]*[.M179]*IF([.M33]=0;1E-099;1/[.M33]/[.M33])" office:value-type="float" office:value="-0" calcext:value-type="float">
            <text:p>0</text:p>
          </table:table-cell>
          <table:table-cell table:formula="of:=-1/[.$B$145]*[.N179]*IF([.N33]=0;1E-099;1/[.N33]/[.N33])" office:value-type="float" office:value="-0" calcext:value-type="float">
            <text:p>0</text:p>
          </table:table-cell>
          <table:table-cell table:formula="of:=-1/[.$B$145]*[.O179]*IF([.O33]=0;1E-099;1/[.O33]/[.O33])" office:value-type="float" office:value="-0" calcext:value-type="float">
            <text:p>0</text:p>
          </table:table-cell>
          <table:table-cell table:formula="of:=-1/[.$B$145]*[.P179]*IF([.P33]=0;1E-099;1/[.P33]/[.P33])" office:value-type="float" office:value="-0" calcext:value-type="float">
            <text:p>0</text:p>
          </table:table-cell>
          <table:table-cell table:formula="of:=-1/[.$B$145]*[.Q179]*IF([.Q33]=0;1E-099;1/[.Q33]/[.Q33])" office:value-type="float" office:value="-0" calcext:value-type="float">
            <text:p>0</text:p>
          </table:table-cell>
          <table:table-cell table:formula="of:=-1/[.$B$145]*[.R179]*IF([.R33]=0;1E-099;1/[.R33]/[.R33])" office:value-type="float" office:value="-0" calcext:value-type="float">
            <text:p>0</text:p>
          </table:table-cell>
          <table:table-cell table:formula="of:=-1/[.$B$145]*[.S179]*IF([.S33]=0;1E-099;1/[.S33]/[.S33])" office:value-type="float" office:value="-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-1/[.$B$145]*[.B180]*IF([.B34]=0;1E-099;1/[.B34]/[.B34])" office:value-type="float" office:value="-0" calcext:value-type="float">
            <text:p>0</text:p>
          </table:table-cell>
          <table:table-cell table:formula="of:=-1/[.$B$145]*[.C180]*IF([.C34]=0;1E-099;1/[.C34]/[.C34])" office:value-type="float" office:value="-0" calcext:value-type="float">
            <text:p>0</text:p>
          </table:table-cell>
          <table:table-cell table:formula="of:=-1/[.$B$145]*[.D180]*IF([.D34]=0;1E-099;1/[.D34]/[.D34])" office:value-type="float" office:value="-0" calcext:value-type="float">
            <text:p>0</text:p>
          </table:table-cell>
          <table:table-cell table:formula="of:=-1/[.$B$145]*[.E180]*IF([.E34]=0;1E-099;1/[.E34]/[.E34])" office:value-type="float" office:value="-0" calcext:value-type="float">
            <text:p>0</text:p>
          </table:table-cell>
          <table:table-cell table:formula="of:=-1/[.$B$145]*[.F180]*IF([.F34]=0;1E-099;1/[.F34]/[.F34])" office:value-type="float" office:value="-0" calcext:value-type="float">
            <text:p>0</text:p>
          </table:table-cell>
          <table:table-cell table:formula="of:=-1/[.$B$145]*[.G180]*IF([.G34]=0;1E-099;1/[.G34]/[.G34])" office:value-type="float" office:value="-0" calcext:value-type="float">
            <text:p>0</text:p>
          </table:table-cell>
          <table:table-cell table:formula="of:=-1/[.$B$145]*[.H180]*IF([.H34]=0;1E-099;1/[.H34]/[.H34])" office:value-type="float" office:value="-0" calcext:value-type="float">
            <text:p>0</text:p>
          </table:table-cell>
          <table:table-cell table:formula="of:=-1/[.$B$145]*[.I180]*IF([.I34]=0;1E-099;1/[.I34]/[.I34])" office:value-type="float" office:value="-0" calcext:value-type="float">
            <text:p>0</text:p>
          </table:table-cell>
          <table:table-cell table:formula="of:=-1/[.$B$145]*[.J180]*IF([.J34]=0;1E-099;1/[.J34]/[.J34])" office:value-type="float" office:value="-0" calcext:value-type="float">
            <text:p>0</text:p>
          </table:table-cell>
          <table:table-cell table:formula="of:=-1/[.$B$145]*[.K180]*IF([.K34]=0;1E-099;1/[.K34]/[.K34])" office:value-type="float" office:value="-0" calcext:value-type="float">
            <text:p>0</text:p>
          </table:table-cell>
          <table:table-cell table:formula="of:=-1/[.$B$145]*[.L180]*IF([.L34]=0;1E-099;1/[.L34]/[.L34])" office:value-type="float" office:value="-0" calcext:value-type="float">
            <text:p>0</text:p>
          </table:table-cell>
          <table:table-cell table:formula="of:=-1/[.$B$145]*[.M180]*IF([.M34]=0;1E-099;1/[.M34]/[.M34])" office:value-type="float" office:value="-0" calcext:value-type="float">
            <text:p>0</text:p>
          </table:table-cell>
          <table:table-cell table:formula="of:=-1/[.$B$145]*[.N180]*IF([.N34]=0;1E-099;1/[.N34]/[.N34])" office:value-type="float" office:value="-0" calcext:value-type="float">
            <text:p>0</text:p>
          </table:table-cell>
          <table:table-cell table:formula="of:=-1/[.$B$145]*[.O180]*IF([.O34]=0;1E-099;1/[.O34]/[.O34])" office:value-type="float" office:value="-0" calcext:value-type="float">
            <text:p>0</text:p>
          </table:table-cell>
          <table:table-cell table:formula="of:=-1/[.$B$145]*[.P180]*IF([.P34]=0;1E-099;1/[.P34]/[.P34])" office:value-type="float" office:value="-3.33333333333333" calcext:value-type="float">
            <text:p>-3.33333333333333</text:p>
          </table:table-cell>
          <table:table-cell table:formula="of:=-1/[.$B$145]*[.Q180]*IF([.Q34]=0;1E-099;1/[.Q34]/[.Q34])" office:value-type="float" office:value="-0" calcext:value-type="float">
            <text:p>0</text:p>
          </table:table-cell>
          <table:table-cell table:formula="of:=-1/[.$B$145]*[.R180]*IF([.R34]=0;1E-099;1/[.R34]/[.R34])" office:value-type="float" office:value="-1.5625" calcext:value-type="float">
            <text:p>-1.5625</text:p>
          </table:table-cell>
          <table:table-cell table:formula="of:=-1/[.$B$145]*[.S180]*IF([.S34]=0;1E-099;1/[.S34]/[.S34])" office:value-type="float" office:value="-1.5625" calcext:value-type="float">
            <text:p>-1.562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-1/[.$B$145]*[.B181]*IF([.B35]=0;1E-099;1/[.B35]/[.B35])" office:value-type="float" office:value="-0" calcext:value-type="float">
            <text:p>0</text:p>
          </table:table-cell>
          <table:table-cell table:formula="of:=-1/[.$B$145]*[.C181]*IF([.C35]=0;1E-099;1/[.C35]/[.C35])" office:value-type="float" office:value="-0" calcext:value-type="float">
            <text:p>0</text:p>
          </table:table-cell>
          <table:table-cell table:formula="of:=-1/[.$B$145]*[.D181]*IF([.D35]=0;1E-099;1/[.D35]/[.D35])" office:value-type="float" office:value="-0" calcext:value-type="float">
            <text:p>0</text:p>
          </table:table-cell>
          <table:table-cell table:formula="of:=-1/[.$B$145]*[.E181]*IF([.E35]=0;1E-099;1/[.E35]/[.E35])" office:value-type="float" office:value="-0" calcext:value-type="float">
            <text:p>0</text:p>
          </table:table-cell>
          <table:table-cell table:formula="of:=-1/[.$B$145]*[.F181]*IF([.F35]=0;1E-099;1/[.F35]/[.F35])" office:value-type="float" office:value="-0" calcext:value-type="float">
            <text:p>0</text:p>
          </table:table-cell>
          <table:table-cell table:formula="of:=-1/[.$B$145]*[.G181]*IF([.G35]=0;1E-099;1/[.G35]/[.G35])" office:value-type="float" office:value="-0" calcext:value-type="float">
            <text:p>0</text:p>
          </table:table-cell>
          <table:table-cell table:formula="of:=-1/[.$B$145]*[.H181]*IF([.H35]=0;1E-099;1/[.H35]/[.H35])" office:value-type="float" office:value="-0" calcext:value-type="float">
            <text:p>0</text:p>
          </table:table-cell>
          <table:table-cell table:formula="of:=-1/[.$B$145]*[.I181]*IF([.I35]=0;1E-099;1/[.I35]/[.I35])" office:value-type="float" office:value="-0" calcext:value-type="float">
            <text:p>0</text:p>
          </table:table-cell>
          <table:table-cell table:formula="of:=-1/[.$B$145]*[.J181]*IF([.J35]=0;1E-099;1/[.J35]/[.J35])" office:value-type="float" office:value="-0" calcext:value-type="float">
            <text:p>0</text:p>
          </table:table-cell>
          <table:table-cell table:formula="of:=-1/[.$B$145]*[.K181]*IF([.K35]=0;1E-099;1/[.K35]/[.K35])" office:value-type="float" office:value="-0" calcext:value-type="float">
            <text:p>0</text:p>
          </table:table-cell>
          <table:table-cell table:formula="of:=-1/[.$B$145]*[.L181]*IF([.L35]=0;1E-099;1/[.L35]/[.L35])" office:value-type="float" office:value="-0" calcext:value-type="float">
            <text:p>0</text:p>
          </table:table-cell>
          <table:table-cell table:formula="of:=-1/[.$B$145]*[.M181]*IF([.M35]=0;1E-099;1/[.M35]/[.M35])" office:value-type="float" office:value="-0" calcext:value-type="float">
            <text:p>0</text:p>
          </table:table-cell>
          <table:table-cell table:formula="of:=-1/[.$B$145]*[.N181]*IF([.N35]=0;1E-099;1/[.N35]/[.N35])" office:value-type="float" office:value="-0" calcext:value-type="float">
            <text:p>0</text:p>
          </table:table-cell>
          <table:table-cell table:formula="of:=-1/[.$B$145]*[.O181]*IF([.O35]=0;1E-099;1/[.O35]/[.O35])" office:value-type="float" office:value="-0" calcext:value-type="float">
            <text:p>0</text:p>
          </table:table-cell>
          <table:table-cell table:formula="of:=-1/[.$B$145]*[.P181]*IF([.P35]=0;1E-099;1/[.P35]/[.P35])" office:value-type="float" office:value="-0" calcext:value-type="float">
            <text:p>0</text:p>
          </table:table-cell>
          <table:table-cell table:formula="of:=-1/[.$B$145]*[.Q181]*IF([.Q35]=0;1E-099;1/[.Q35]/[.Q35])" office:value-type="float" office:value="-10" calcext:value-type="float">
            <text:p>-10</text:p>
          </table:table-cell>
          <table:table-cell table:formula="of:=-1/[.$B$145]*[.R181]*IF([.R35]=0;1E-099;1/[.R35]/[.R35])" office:value-type="float" office:value="-0" calcext:value-type="float">
            <text:p>0</text:p>
          </table:table-cell>
          <table:table-cell table:formula="of:=-1/[.$B$145]*[.S181]*IF([.S35]=0;1E-099;1/[.S35]/[.S35])" office:value-type="float" office:value="-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-1/[.$B$145]*[.B182]*IF([.B36]=0;1E-099;1/[.B36]/[.B36])" office:value-type="float" office:value="-0" calcext:value-type="float">
            <text:p>0</text:p>
          </table:table-cell>
          <table:table-cell table:formula="of:=-1/[.$B$145]*[.C182]*IF([.C36]=0;1E-099;1/[.C36]/[.C36])" office:value-type="float" office:value="-0" calcext:value-type="float">
            <text:p>0</text:p>
          </table:table-cell>
          <table:table-cell table:formula="of:=-1/[.$B$145]*[.D182]*IF([.D36]=0;1E-099;1/[.D36]/[.D36])" office:value-type="float" office:value="-0" calcext:value-type="float">
            <text:p>0</text:p>
          </table:table-cell>
          <table:table-cell table:formula="of:=-1/[.$B$145]*[.E182]*IF([.E36]=0;1E-099;1/[.E36]/[.E36])" office:value-type="float" office:value="-0" calcext:value-type="float">
            <text:p>0</text:p>
          </table:table-cell>
          <table:table-cell table:formula="of:=-1/[.$B$145]*[.F182]*IF([.F36]=0;1E-099;1/[.F36]/[.F36])" office:value-type="float" office:value="-0" calcext:value-type="float">
            <text:p>0</text:p>
          </table:table-cell>
          <table:table-cell table:formula="of:=-1/[.$B$145]*[.G182]*IF([.G36]=0;1E-099;1/[.G36]/[.G36])" office:value-type="float" office:value="-0" calcext:value-type="float">
            <text:p>0</text:p>
          </table:table-cell>
          <table:table-cell table:formula="of:=-1/[.$B$145]*[.H182]*IF([.H36]=0;1E-099;1/[.H36]/[.H36])" office:value-type="float" office:value="-0" calcext:value-type="float">
            <text:p>0</text:p>
          </table:table-cell>
          <table:table-cell table:formula="of:=-1/[.$B$145]*[.I182]*IF([.I36]=0;1E-099;1/[.I36]/[.I36])" office:value-type="float" office:value="-0" calcext:value-type="float">
            <text:p>0</text:p>
          </table:table-cell>
          <table:table-cell table:formula="of:=-1/[.$B$145]*[.J182]*IF([.J36]=0;1E-099;1/[.J36]/[.J36])" office:value-type="float" office:value="-0" calcext:value-type="float">
            <text:p>0</text:p>
          </table:table-cell>
          <table:table-cell table:formula="of:=-1/[.$B$145]*[.K182]*IF([.K36]=0;1E-099;1/[.K36]/[.K36])" office:value-type="float" office:value="-0" calcext:value-type="float">
            <text:p>0</text:p>
          </table:table-cell>
          <table:table-cell table:formula="of:=-1/[.$B$145]*[.L182]*IF([.L36]=0;1E-099;1/[.L36]/[.L36])" office:value-type="float" office:value="-0" calcext:value-type="float">
            <text:p>0</text:p>
          </table:table-cell>
          <table:table-cell table:formula="of:=-1/[.$B$145]*[.M182]*IF([.M36]=0;1E-099;1/[.M36]/[.M36])" office:value-type="float" office:value="-0" calcext:value-type="float">
            <text:p>0</text:p>
          </table:table-cell>
          <table:table-cell table:formula="of:=-1/[.$B$145]*[.N182]*IF([.N36]=0;1E-099;1/[.N36]/[.N36])" office:value-type="float" office:value="-0" calcext:value-type="float">
            <text:p>0</text:p>
          </table:table-cell>
          <table:table-cell table:formula="of:=-1/[.$B$145]*[.O182]*IF([.O36]=0;1E-099;1/[.O36]/[.O36])" office:value-type="float" office:value="-0" calcext:value-type="float">
            <text:p>0</text:p>
          </table:table-cell>
          <table:table-cell table:formula="of:=-1/[.$B$145]*[.P182]*IF([.P36]=0;1E-099;1/[.P36]/[.P36])" office:value-type="float" office:value="-0" calcext:value-type="float">
            <text:p>0</text:p>
          </table:table-cell>
          <table:table-cell table:formula="of:=-1/[.$B$145]*[.Q182]*IF([.Q36]=0;1E-099;1/[.Q36]/[.Q36])" office:value-type="float" office:value="-0" calcext:value-type="float">
            <text:p>0</text:p>
          </table:table-cell>
          <table:table-cell table:formula="of:=-1/[.$B$145]*[.R182]*IF([.R36]=0;1E-099;1/[.R36]/[.R36])" office:value-type="float" office:value="-0" calcext:value-type="float">
            <text:p>0</text:p>
          </table:table-cell>
          <table:table-cell table:formula="of:=-1/[.$B$145]*[.S182]*IF([.S36]=0;1E-099;1/[.S36]/[.S36])" office:value-type="float" office:value="-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-1/[.$B$145]*[.B183]*IF([.B37]=0;1E-099;1/[.B37]/[.B37])" office:value-type="float" office:value="-0" calcext:value-type="float">
            <text:p>0</text:p>
          </table:table-cell>
          <table:table-cell table:formula="of:=-1/[.$B$145]*[.C183]*IF([.C37]=0;1E-099;1/[.C37]/[.C37])" office:value-type="float" office:value="-0" calcext:value-type="float">
            <text:p>0</text:p>
          </table:table-cell>
          <table:table-cell table:formula="of:=-1/[.$B$145]*[.D183]*IF([.D37]=0;1E-099;1/[.D37]/[.D37])" office:value-type="float" office:value="-0" calcext:value-type="float">
            <text:p>0</text:p>
          </table:table-cell>
          <table:table-cell table:formula="of:=-1/[.$B$145]*[.E183]*IF([.E37]=0;1E-099;1/[.E37]/[.E37])" office:value-type="float" office:value="-0" calcext:value-type="float">
            <text:p>0</text:p>
          </table:table-cell>
          <table:table-cell table:formula="of:=-1/[.$B$145]*[.F183]*IF([.F37]=0;1E-099;1/[.F37]/[.F37])" office:value-type="float" office:value="-0" calcext:value-type="float">
            <text:p>0</text:p>
          </table:table-cell>
          <table:table-cell table:formula="of:=-1/[.$B$145]*[.G183]*IF([.G37]=0;1E-099;1/[.G37]/[.G37])" office:value-type="float" office:value="-0" calcext:value-type="float">
            <text:p>0</text:p>
          </table:table-cell>
          <table:table-cell table:formula="of:=-1/[.$B$145]*[.H183]*IF([.H37]=0;1E-099;1/[.H37]/[.H37])" office:value-type="float" office:value="-0" calcext:value-type="float">
            <text:p>0</text:p>
          </table:table-cell>
          <table:table-cell table:formula="of:=-1/[.$B$145]*[.I183]*IF([.I37]=0;1E-099;1/[.I37]/[.I37])" office:value-type="float" office:value="-0" calcext:value-type="float">
            <text:p>0</text:p>
          </table:table-cell>
          <table:table-cell table:formula="of:=-1/[.$B$145]*[.J183]*IF([.J37]=0;1E-099;1/[.J37]/[.J37])" office:value-type="float" office:value="-0" calcext:value-type="float">
            <text:p>0</text:p>
          </table:table-cell>
          <table:table-cell table:formula="of:=-1/[.$B$145]*[.K183]*IF([.K37]=0;1E-099;1/[.K37]/[.K37])" office:value-type="float" office:value="-0" calcext:value-type="float">
            <text:p>0</text:p>
          </table:table-cell>
          <table:table-cell table:formula="of:=-1/[.$B$145]*[.L183]*IF([.L37]=0;1E-099;1/[.L37]/[.L37])" office:value-type="float" office:value="-0" calcext:value-type="float">
            <text:p>0</text:p>
          </table:table-cell>
          <table:table-cell table:formula="of:=-1/[.$B$145]*[.M183]*IF([.M37]=0;1E-099;1/[.M37]/[.M37])" office:value-type="float" office:value="-0" calcext:value-type="float">
            <text:p>0</text:p>
          </table:table-cell>
          <table:table-cell table:formula="of:=-1/[.$B$145]*[.N183]*IF([.N37]=0;1E-099;1/[.N37]/[.N37])" office:value-type="float" office:value="-0" calcext:value-type="float">
            <text:p>0</text:p>
          </table:table-cell>
          <table:table-cell table:formula="of:=-1/[.$B$145]*[.O183]*IF([.O37]=0;1E-099;1/[.O37]/[.O37])" office:value-type="float" office:value="-0" calcext:value-type="float">
            <text:p>0</text:p>
          </table:table-cell>
          <table:table-cell table:formula="of:=-1/[.$B$145]*[.P183]*IF([.P37]=0;1E-099;1/[.P37]/[.P37])" office:value-type="float" office:value="-0" calcext:value-type="float">
            <text:p>0</text:p>
          </table:table-cell>
          <table:table-cell table:formula="of:=-1/[.$B$145]*[.Q183]*IF([.Q37]=0;1E-099;1/[.Q37]/[.Q37])" office:value-type="float" office:value="-0" calcext:value-type="float">
            <text:p>0</text:p>
          </table:table-cell>
          <table:table-cell table:formula="of:=-1/[.$B$145]*[.R183]*IF([.R37]=0;1E-099;1/[.R37]/[.R37])" office:value-type="float" office:value="-0" calcext:value-type="float">
            <text:p>0</text:p>
          </table:table-cell>
          <table:table-cell table:formula="of:=-1/[.$B$145]*[.S183]*IF([.S37]=0;1E-099;1/[.S37]/[.S37])" office:value-type="float" office:value="-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-1/[.$B$145]*[.B184]*IF([.B38]=0;1E-099;1/[.B38]/[.B38])" office:value-type="float" office:value="-0" calcext:value-type="float">
            <text:p>0</text:p>
          </table:table-cell>
          <table:table-cell table:formula="of:=-1/[.$B$145]*[.C184]*IF([.C38]=0;1E-099;1/[.C38]/[.C38])" office:value-type="float" office:value="-0" calcext:value-type="float">
            <text:p>0</text:p>
          </table:table-cell>
          <table:table-cell table:formula="of:=-1/[.$B$145]*[.D184]*IF([.D38]=0;1E-099;1/[.D38]/[.D38])" office:value-type="float" office:value="-0" calcext:value-type="float">
            <text:p>0</text:p>
          </table:table-cell>
          <table:table-cell table:formula="of:=-1/[.$B$145]*[.E184]*IF([.E38]=0;1E-099;1/[.E38]/[.E38])" office:value-type="float" office:value="-0" calcext:value-type="float">
            <text:p>0</text:p>
          </table:table-cell>
          <table:table-cell table:formula="of:=-1/[.$B$145]*[.F184]*IF([.F38]=0;1E-099;1/[.F38]/[.F38])" office:value-type="float" office:value="-0" calcext:value-type="float">
            <text:p>0</text:p>
          </table:table-cell>
          <table:table-cell table:formula="of:=-1/[.$B$145]*[.G184]*IF([.G38]=0;1E-099;1/[.G38]/[.G38])" office:value-type="float" office:value="-0" calcext:value-type="float">
            <text:p>0</text:p>
          </table:table-cell>
          <table:table-cell table:formula="of:=-1/[.$B$145]*[.H184]*IF([.H38]=0;1E-099;1/[.H38]/[.H38])" office:value-type="float" office:value="-0" calcext:value-type="float">
            <text:p>0</text:p>
          </table:table-cell>
          <table:table-cell table:formula="of:=-1/[.$B$145]*[.I184]*IF([.I38]=0;1E-099;1/[.I38]/[.I38])" office:value-type="float" office:value="-0" calcext:value-type="float">
            <text:p>0</text:p>
          </table:table-cell>
          <table:table-cell table:formula="of:=-1/[.$B$145]*[.J184]*IF([.J38]=0;1E-099;1/[.J38]/[.J38])" office:value-type="float" office:value="-0" calcext:value-type="float">
            <text:p>0</text:p>
          </table:table-cell>
          <table:table-cell table:formula="of:=-1/[.$B$145]*[.K184]*IF([.K38]=0;1E-099;1/[.K38]/[.K38])" office:value-type="float" office:value="-0" calcext:value-type="float">
            <text:p>0</text:p>
          </table:table-cell>
          <table:table-cell table:formula="of:=-1/[.$B$145]*[.L184]*IF([.L38]=0;1E-099;1/[.L38]/[.L38])" office:value-type="float" office:value="-0" calcext:value-type="float">
            <text:p>0</text:p>
          </table:table-cell>
          <table:table-cell table:formula="of:=-1/[.$B$145]*[.M184]*IF([.M38]=0;1E-099;1/[.M38]/[.M38])" office:value-type="float" office:value="-0" calcext:value-type="float">
            <text:p>0</text:p>
          </table:table-cell>
          <table:table-cell table:formula="of:=-1/[.$B$145]*[.N184]*IF([.N38]=0;1E-099;1/[.N38]/[.N38])" office:value-type="float" office:value="-0" calcext:value-type="float">
            <text:p>0</text:p>
          </table:table-cell>
          <table:table-cell table:formula="of:=-1/[.$B$145]*[.O184]*IF([.O38]=0;1E-099;1/[.O38]/[.O38])" office:value-type="float" office:value="-0" calcext:value-type="float">
            <text:p>0</text:p>
          </table:table-cell>
          <table:table-cell table:formula="of:=-1/[.$B$145]*[.P184]*IF([.P38]=0;1E-099;1/[.P38]/[.P38])" office:value-type="float" office:value="-0" calcext:value-type="float">
            <text:p>0</text:p>
          </table:table-cell>
          <table:table-cell table:formula="of:=-1/[.$B$145]*[.Q184]*IF([.Q38]=0;1E-099;1/[.Q38]/[.Q38])" office:value-type="float" office:value="-0" calcext:value-type="float">
            <text:p>0</text:p>
          </table:table-cell>
          <table:table-cell table:formula="of:=-1/[.$B$145]*[.R184]*IF([.R38]=0;1E-099;1/[.R38]/[.R38])" office:value-type="float" office:value="-0" calcext:value-type="float">
            <text:p>0</text:p>
          </table:table-cell>
          <table:table-cell table:formula="of:=-1/[.$B$145]*[.S184]*IF([.S38]=0;1E-099;1/[.S38]/[.S38])" office:value-type="float" office:value="-0" calcext:value-type="float">
            <text:p>0</text:p>
          </table:table-cell>
        </table:table-row>
        <table:table-row table:style-name="ro1">
          <table:table-cell/>
          <table:table-cell table:formula="of:=-1/[.$B$145]*[.B185]*IF([.B39]=0;1E-099;1/[.B39]/[.B39])" office:value-type="float" office:value="-0" calcext:value-type="float">
            <text:p>0</text:p>
          </table:table-cell>
          <table:table-cell table:formula="of:=-1/[.$B$145]*[.C185]*IF([.C39]=0;1E-099;1/[.C39]/[.C39])" office:value-type="float" office:value="-0" calcext:value-type="float">
            <text:p>0</text:p>
          </table:table-cell>
          <table:table-cell table:formula="of:=-1/[.$B$145]*[.D185]*IF([.D39]=0;1E-099;1/[.D39]/[.D39])" office:value-type="float" office:value="-0" calcext:value-type="float">
            <text:p>0</text:p>
          </table:table-cell>
          <table:table-cell table:formula="of:=-1/[.$B$145]*[.E185]*IF([.E39]=0;1E-099;1/[.E39]/[.E39])" office:value-type="float" office:value="-0" calcext:value-type="float">
            <text:p>0</text:p>
          </table:table-cell>
          <table:table-cell table:formula="of:=-1/[.$B$145]*[.F185]*IF([.F39]=0;1E-099;1/[.F39]/[.F39])" office:value-type="float" office:value="-0" calcext:value-type="float">
            <text:p>0</text:p>
          </table:table-cell>
          <table:table-cell table:formula="of:=-1/[.$B$145]*[.G185]*IF([.G39]=0;1E-099;1/[.G39]/[.G39])" office:value-type="float" office:value="-0" calcext:value-type="float">
            <text:p>0</text:p>
          </table:table-cell>
          <table:table-cell table:formula="of:=-1/[.$B$145]*[.H185]*IF([.H39]=0;1E-099;1/[.H39]/[.H39])" office:value-type="float" office:value="-0" calcext:value-type="float">
            <text:p>0</text:p>
          </table:table-cell>
          <table:table-cell table:formula="of:=-1/[.$B$145]*[.I185]*IF([.I39]=0;1E-099;1/[.I39]/[.I39])" office:value-type="float" office:value="-0" calcext:value-type="float">
            <text:p>0</text:p>
          </table:table-cell>
          <table:table-cell table:formula="of:=-1/[.$B$145]*[.J185]*IF([.J39]=0;1E-099;1/[.J39]/[.J39])" office:value-type="float" office:value="-0" calcext:value-type="float">
            <text:p>0</text:p>
          </table:table-cell>
          <table:table-cell table:formula="of:=-1/[.$B$145]*[.K185]*IF([.K39]=0;1E-099;1/[.K39]/[.K39])" office:value-type="float" office:value="-1.25" calcext:value-type="float">
            <text:p>-1.25</text:p>
          </table:table-cell>
          <table:table-cell table:formula="of:=-1/[.$B$145]*[.L185]*IF([.L39]=0;1E-099;1/[.L39]/[.L39])" office:value-type="float" office:value="-0" calcext:value-type="float">
            <text:p>0</text:p>
          </table:table-cell>
          <table:table-cell table:formula="of:=-1/[.$B$145]*[.M185]*IF([.M39]=0;1E-099;1/[.M39]/[.M39])" office:value-type="float" office:value="-0" calcext:value-type="float">
            <text:p>0</text:p>
          </table:table-cell>
          <table:table-cell table:formula="of:=-1/[.$B$145]*[.N185]*IF([.N39]=0;1E-099;1/[.N39]/[.N39])" office:value-type="float" office:value="-0" calcext:value-type="float">
            <text:p>0</text:p>
          </table:table-cell>
          <table:table-cell table:formula="of:=-1/[.$B$145]*[.O185]*IF([.O39]=0;1E-099;1/[.O39]/[.O39])" office:value-type="float" office:value="-1.11111111111111" calcext:value-type="float">
            <text:p>-1.11111111111111</text:p>
          </table:table-cell>
          <table:table-cell table:formula="of:=-1/[.$B$145]*[.P185]*IF([.P39]=0;1E-099;1/[.P39]/[.P39])" office:value-type="float" office:value="-0" calcext:value-type="float">
            <text:p>0</text:p>
          </table:table-cell>
          <table:table-cell table:formula="of:=-1/[.$B$145]*[.Q185]*IF([.Q39]=0;1E-099;1/[.Q39]/[.Q39])" office:value-type="float" office:value="-0" calcext:value-type="float">
            <text:p>0</text:p>
          </table:table-cell>
          <table:table-cell table:formula="of:=-1/[.$B$145]*[.R185]*IF([.R39]=0;1E-099;1/[.R39]/[.R39])" office:value-type="float" office:value="-0" calcext:value-type="float">
            <text:p>0</text:p>
          </table:table-cell>
          <table:table-cell table:formula="of:=-1/[.$B$145]*[.S185]*IF([.S39]=0;1E-099;1/[.S39]/[.S39])" office:value-type="float" office:value="-0" calcext:value-type="float">
            <text:p>0</text:p>
          </table:table-cell>
        </table:table-row>
      </table:table>
      <table:table table:name="Angabe (gelöschte Musterlösung)" table:style-name="ta1">
        <table:table-column table:style-name="co5" table:default-cell-style-name="ce3"/>
        <table:table-column table:style-name="co5" table:number-columns-repeated="18" table:default-cell-style-name="Default"/>
        <table:table-row table:style-name="ro1">
          <table:table-cell office:value-type="string" calcext:value-type="string">
            <text:p>$L/T$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table:style-name="ce3" office:value-type="float" office:value="0.9" calcext:value-type="float">
            <text:p>0.9</text:p>
          </table:table-cell>
          <table:table-cell table:style-name="ce3" office:value-type="float" office:value="0.8" calcext:value-type="float">
            <text:p>0.8</text:p>
          </table:table-cell>
          <table:table-cell table:style-name="ce3" office:value-type="float" office:value="0.3" calcext:value-type="float">
            <text:p>0.3</text:p>
          </table:table-cell>
          <table:table-cell table:style-name="ce3" office:value-type="float" office:value="0.6" calcext:value-type="float">
            <text:p>0.6</text:p>
          </table:table-cell>
          <table:table-cell table:style-name="ce3" office:value-type="float" office:value="0.8" calcext:value-type="float">
            <text:p>0.8</text:p>
          </table:table-cell>
          <table:table-cell table:style-name="ce3" office:value-type="float" office:value="0.9" calcext:value-type="float">
            <text:p>0.9</text:p>
          </table:table-cell>
          <table:table-cell table:number-columns-repeated="2" table:style-name="ce3" office:value-type="float" office:value="0.1" calcext:value-type="float">
            <text:p>0.1</text:p>
          </table:table-cell>
          <table:table-cell table:style-name="ce3" office:value-type="float" office:value="0.99" calcext:value-type="float">
            <text:p>0.99</text:p>
          </table:table-cell>
          <table:table-cell table:number-columns-repeated="2" table:style-name="ce3" office:value-type="float" office:value="0.1" calcext:value-type="float">
            <text:p>0.1</text:p>
          </table:table-cell>
          <table:table-cell table:style-name="ce3" office:value-type="float" office:value="0.8" calcext:value-type="float">
            <text:p>0.8</text:p>
          </table:table-cell>
          <table:table-cell table:style-name="ce3" office:value-type="float" office:value="0.4" calcext:value-type="float">
            <text:p>0.4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float" office:value="0.3" calcext:value-type="float">
            <text:p>0.3</text:p>
          </table:table-cell>
          <table:table-cell table:style-name="ce3" office:value-type="float" office:value="0.9" calcext:value-type="float">
            <text:p>0.9</text:p>
          </table:table-cell>
          <table:table-cell table:style-name="ce3" office:value-type="float" office:value="0.4" calcext:value-type="float">
            <text:p>0.4</text:p>
          </table:table-cell>
          <table:table-cell table:style-name="ce3" office:value-type="float" office:value="0.9" calcext:value-type="float">
            <text:p>0.9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10" table:style-name="ce3" office:value-type="float" office:value="0" calcext:value-type="float">
            <text:p>0</text:p>
          </table:table-cell>
          <table:table-cell table:style-name="ce3" office:value-type="float" office:value="0.9" calcext:value-type="float">
            <text:p>0.9</text:p>
          </table:table-cell>
          <table:table-cell table:style-name="ce3" office:value-type="float" office:value="0.2" calcext:value-type="float">
            <text:p>0.2</text:p>
          </table:table-cell>
          <table:table-cell table:number-columns-repeated="6" table:style-name="ce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18" table:style-name="ce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18" table:style-name="ce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table:number-columns-repeated="18" table:style-name="ce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0.2" calcext:value-type="float">
            <text:p>0.2</text:p>
          </table:table-cell>
          <table:table-cell table:number-columns-repeated="13" table:style-name="ce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18" table:style-name="ce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table:number-columns-repeated="18" table:style-name="ce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table:number-columns-repeated="9" table:style-name="ce3" office:value-type="float" office:value="0" calcext:value-type="float">
            <text:p>0</text:p>
          </table:table-cell>
          <table:table-cell table:style-name="ce3" office:value-type="float" office:value="0.1" calcext:value-type="float">
            <text:p>0.1</text:p>
          </table:table-cell>
          <table:table-cell table:number-columns-repeated="8" table:style-name="ce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table:style-name="ce3" office:value-type="float" office:value="0.1" calcext:value-type="float">
            <text:p>0.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0.1" calcext:value-type="float">
            <text:p>0.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0.3" calcext:value-type="float">
            <text:p>0.3</text:p>
          </table:table-cell>
          <table:table-cell table:number-columns-repeated="5" table:style-name="ce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table:number-columns-repeated="18" table:style-name="ce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style-name="ce3" office:value-type="float" office:value="0.01" calcext:value-type="float">
            <text:p>0.01</text:p>
          </table:table-cell>
          <table:table-cell table:number-columns-repeated="9" table:style-name="ce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table:number-columns-repeated="18" table:style-name="ce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table:number-columns-repeated="18" table:style-name="ce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0.2" calcext:value-type="float">
            <text:p>0.2</text:p>
          </table:table-cell>
          <table:table-cell table:style-name="ce3" office:value-type="float" office:value="0.7" calcext:value-type="float">
            <text:p>0.7</text:p>
          </table:table-cell>
          <table:table-cell table:style-name="ce3" office:value-type="float" office:value="0.4" calcext:value-type="float">
            <text:p>0.4</text:p>
          </table:table-cell>
          <table:table-cell table:number-columns-repeated="14" table:style-name="ce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table:number-columns-repeated="18" table:style-name="ce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table:number-columns-repeated="18" table:style-name="ce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</text:p>
          </table:table-cell>
          <table:table-cell table:number-columns-repeated="18" table:style-name="ce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table:number-columns-repeated="12" table:style-name="ce3" office:value-type="float" office:value="0" calcext:value-type="float">
            <text:p>0</text:p>
          </table:table-cell>
          <table:table-cell table:style-name="ce3" office:value-type="float" office:value="0.3" calcext:value-type="float">
            <text:p>0.3</text:p>
          </table:table-cell>
          <table:table-cell table:number-columns-repeated="5" table:style-name="ce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table:number-columns-repeated="18" table:style-name="ce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table:number-columns-repeated="18" table:style-name="ce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table:number-columns-repeated="18" table:style-name="ce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0.5" calcext:value-type="float">
            <text:p>0.5</text:p>
          </table:table-cell>
          <table:table-cell table:number-columns-repeated="11" table:style-name="ce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0.4" calcext:value-type="float">
            <text:p>0.4</text:p>
          </table:table-cell>
          <table:table-cell table:style-name="ce3" office:value-type="float" office:value="0.9" calcext:value-type="float">
            <text:p>0.9</text:p>
          </table:table-cell>
          <table:table-cell table:number-columns-repeated="10" table:style-name="ce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table:number-columns-repeated="18" table:style-name="ce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table:number-columns-repeated="18" table:style-name="ce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Z</text:p>
          </table:table-cell>
          <table:table-cell table:number-columns-repeated="18" table:style-name="ce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8" table:style-name="ce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8" table:style-name="ce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8" table:style-name="ce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8" table:style-name="ce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8" table:style-name="ce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4" table:style-name="ce3" office:value-type="float" office:value="0" calcext:value-type="float">
            <text:p>0</text:p>
          </table:table-cell>
          <table:table-cell table:style-name="ce3" office:value-type="float" office:value="0.3" calcext:value-type="float">
            <text:p>0.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0.6" calcext:value-type="float">
            <text:p>0.6</text:p>
          </table:table-cell>
          <table:table-cell table:style-name="ce3"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14" table:style-name="ce3" office:value-type="float" office:value="0" calcext:value-type="float">
            <text:p>0</text:p>
          </table:table-cell>
          <table:table-cell table:style-name="ce3" office:value-type="float" office:value="0.4" calcext:value-type="float">
            <text:p>0.4</text:p>
          </table:table-cell>
          <table:table-cell table:style-name="ce3" office:value-type="float" office:value="0.1" calcext:value-type="float">
            <text:p>0.1</text:p>
          </table:table-cell>
          <table:table-cell table:number-columns-repeated="2" table:style-name="ce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18" table:style-name="ce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8" table:style-name="ce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8" table:style-name="ce3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9" table:style-name="ce3" office:value-type="float" office:value="0" calcext:value-type="float">
            <text:p>0</text:p>
          </table:table-cell>
          <table:table-cell table:style-name="ce3" office:value-type="float" office:value="0.8" calcext:value-type="float">
            <text:p>0.8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0.9" calcext:value-type="float">
            <text:p>0.9</text:p>
          </table:table-cell>
          <table:table-cell table:number-columns-repeated="4" table:style-name="ce3" office:value-type="float" office:value="0" calcext:value-type="float">
            <text:p>0</text:p>
          </table:table-cell>
        </table:table-row>
        <table:table-row table:style-name="ro1" table:number-rows-repeated="4">
          <table:table-cell/>
          <table:table-cell table:style-name="ce3" table:number-columns-repeated="18"/>
        </table:table-row>
        <table:table-row table:style-name="ro1">
          <table:table-cell table:style-name="Default" office:value-type="string" calcext:value-type="string">
            <text:p>P(u,t)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8" calcext:value-type="float">
            <text:p>18</text:p>
          </table:table-cell>
        </table:table-row>
        <table:table-row table:style-name="ro1">
          <table:table-cell table:style-name="Default" office:value-type="string" calcext:value-type="string">
            <text:p>-</text:p>
          </table:table-cell>
          <table:table-cell table:style-name="ce2" table:formula="of:=[.B$2]" office:value-type="float" office:value="0.9" calcext:value-type="float">
            <text:p>0.9</text:p>
          </table:table-cell>
          <table:table-cell table:style-name="ce2" table:formula="of:=[.C$2]" office:value-type="float" office:value="0.8" calcext:value-type="float">
            <text:p>0.8</text:p>
          </table:table-cell>
          <table:table-cell table:style-name="ce2" table:formula="of:=[.D$2]" office:value-type="float" office:value="0.3" calcext:value-type="float">
            <text:p>0.3</text:p>
          </table:table-cell>
          <table:table-cell table:style-name="ce2" table:formula="of:=[.E$2]" office:value-type="float" office:value="0.6" calcext:value-type="float">
            <text:p>0.6</text:p>
          </table:table-cell>
          <table:table-cell table:style-name="ce2" table:formula="of:=[.F$2]" office:value-type="float" office:value="0.8" calcext:value-type="float">
            <text:p>0.8</text:p>
          </table:table-cell>
          <table:table-cell table:style-name="ce2" table:formula="of:=[.G$2]" office:value-type="float" office:value="0.9" calcext:value-type="float">
            <text:p>0.9</text:p>
          </table:table-cell>
          <table:table-cell table:style-name="ce2" table:formula="of:=[.H$2]" office:value-type="float" office:value="0.1" calcext:value-type="float">
            <text:p>0.1</text:p>
          </table:table-cell>
          <table:table-cell table:style-name="ce2" table:formula="of:=[.I$2]" office:value-type="float" office:value="0.1" calcext:value-type="float">
            <text:p>0.1</text:p>
          </table:table-cell>
          <table:table-cell table:style-name="ce2" table:formula="of:=[.J$2]" office:value-type="float" office:value="0.99" calcext:value-type="float">
            <text:p>0.99</text:p>
          </table:table-cell>
          <table:table-cell table:style-name="ce2" table:formula="of:=[.K$2]" office:value-type="float" office:value="0.1" calcext:value-type="float">
            <text:p>0.1</text:p>
          </table:table-cell>
          <table:table-cell table:style-name="ce2" table:formula="of:=[.L$2]" office:value-type="float" office:value="0.1" calcext:value-type="float">
            <text:p>0.1</text:p>
          </table:table-cell>
          <table:table-cell table:style-name="ce2" table:formula="of:=[.M$2]" office:value-type="float" office:value="0.8" calcext:value-type="float">
            <text:p>0.8</text:p>
          </table:table-cell>
          <table:table-cell table:style-name="ce2" table:formula="of:=[.N$2]" office:value-type="float" office:value="0.4" calcext:value-type="float">
            <text:p>0.4</text:p>
          </table:table-cell>
          <table:table-cell table:style-name="ce2" table:formula="of:=[.O$2]" office:value-type="float" office:value="0.1" calcext:value-type="float">
            <text:p>0.1</text:p>
          </table:table-cell>
          <table:table-cell table:style-name="ce2" table:formula="of:=[.P$2]" office:value-type="float" office:value="0.3" calcext:value-type="float">
            <text:p>0.3</text:p>
          </table:table-cell>
          <table:table-cell table:style-name="ce2" table:formula="of:=[.Q$2]" office:value-type="float" office:value="0.9" calcext:value-type="float">
            <text:p>0.9</text:p>
          </table:table-cell>
          <table:table-cell table:style-name="ce2" table:formula="of:=[.R$2]" office:value-type="float" office:value="0.4" calcext:value-type="float">
            <text:p>0.4</text:p>
          </table:table-cell>
          <table:table-cell table:style-name="ce2" table:formula="of:=[.S$2]" office:value-type="float" office:value="0.9" calcext:value-type="float">
            <text:p>0.9</text:p>
          </table:table-cell>
        </table:table-row>
        <table:table-row table:style-name="ro1">
          <table:table-cell table:style-name="Default" office:value-type="string" calcext:value-type="string">
            <text:p>N</text:p>
          </table:table-cell>
          <table:table-cell table:style-name="ce2" table:formula="of:=[.B$16]" office:value-type="float" office:value="0" calcext:value-type="float">
            <text:p>0</text:p>
          </table:table-cell>
          <table:table-cell table:style-name="ce2" table:formula="of:=[.C$16]" office:value-type="float" office:value="0.2" calcext:value-type="float">
            <text:p>0.2</text:p>
          </table:table-cell>
          <table:table-cell table:style-name="ce2" table:formula="of:=[.D$16]" office:value-type="float" office:value="0.7" calcext:value-type="float">
            <text:p>0.7</text:p>
          </table:table-cell>
          <table:table-cell table:style-name="ce2" table:formula="of:=[.E$16]" office:value-type="float" office:value="0.4" calcext:value-type="float">
            <text:p>0.4</text:p>
          </table:table-cell>
          <table:table-cell table:style-name="ce2" table:formula="of:=[.F$16]" office:value-type="float" office:value="0" calcext:value-type="float">
            <text:p>0</text:p>
          </table:table-cell>
          <table:table-cell table:style-name="ce2" table:formula="of:=[.G$16]" office:value-type="float" office:value="0" calcext:value-type="float">
            <text:p>0</text:p>
          </table:table-cell>
          <table:table-cell table:style-name="ce2" table:formula="of:=[.H$16]" office:value-type="float" office:value="0" calcext:value-type="float">
            <text:p>0</text:p>
          </table:table-cell>
          <table:table-cell table:style-name="ce2" table:formula="of:=[.I$16]" office:value-type="float" office:value="0" calcext:value-type="float">
            <text:p>0</text:p>
          </table:table-cell>
          <table:table-cell table:style-name="ce2" table:formula="of:=[.J$16]" office:value-type="float" office:value="0" calcext:value-type="float">
            <text:p>0</text:p>
          </table:table-cell>
          <table:table-cell table:style-name="ce2" table:formula="of:=[.K$16]" office:value-type="float" office:value="0" calcext:value-type="float">
            <text:p>0</text:p>
          </table:table-cell>
          <table:table-cell table:style-name="ce2" table:formula="of:=[.L$16]" office:value-type="float" office:value="0" calcext:value-type="float">
            <text:p>0</text:p>
          </table:table-cell>
          <table:table-cell table:style-name="ce2" table:formula="of:=[.M$16]" office:value-type="float" office:value="0" calcext:value-type="float">
            <text:p>0</text:p>
          </table:table-cell>
          <table:table-cell table:style-name="ce2" table:formula="of:=[.N$16]" office:value-type="float" office:value="0" calcext:value-type="float">
            <text:p>0</text:p>
          </table:table-cell>
          <table:table-cell table:style-name="ce2" table:formula="of:=[.O$16]" office:value-type="float" office:value="0" calcext:value-type="float">
            <text:p>0</text:p>
          </table:table-cell>
          <table:table-cell table:style-name="ce2" table:formula="of:=[.P$16]" office:value-type="float" office:value="0" calcext:value-type="float">
            <text:p>0</text:p>
          </table:table-cell>
          <table:table-cell table:style-name="ce2" table:formula="of:=[.Q$16]" office:value-type="float" office:value="0" calcext:value-type="float">
            <text:p>0</text:p>
          </table:table-cell>
          <table:table-cell table:style-name="ce2" table:formula="of:=[.R$16]" office:value-type="float" office:value="0" calcext:value-type="float">
            <text:p>0</text:p>
          </table:table-cell>
          <table:table-cell table:style-name="ce2" table:formula="of:=[.S$16]"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string" calcext:value-type="string">
            <text:p>-</text:p>
          </table:table-cell>
          <table:table-cell table:style-name="ce2" table:formula="of:=[.B$2]" office:value-type="float" office:value="0.9" calcext:value-type="float">
            <text:p>0.9</text:p>
          </table:table-cell>
          <table:table-cell table:style-name="ce2" table:formula="of:=[.C$2]" office:value-type="float" office:value="0.8" calcext:value-type="float">
            <text:p>0.8</text:p>
          </table:table-cell>
          <table:table-cell table:style-name="ce2" table:formula="of:=[.D$2]" office:value-type="float" office:value="0.3" calcext:value-type="float">
            <text:p>0.3</text:p>
          </table:table-cell>
          <table:table-cell table:style-name="ce2" table:formula="of:=[.E$2]" office:value-type="float" office:value="0.6" calcext:value-type="float">
            <text:p>0.6</text:p>
          </table:table-cell>
          <table:table-cell table:style-name="ce2" table:formula="of:=[.F$2]" office:value-type="float" office:value="0.8" calcext:value-type="float">
            <text:p>0.8</text:p>
          </table:table-cell>
          <table:table-cell table:style-name="ce2" table:formula="of:=[.G$2]" office:value-type="float" office:value="0.9" calcext:value-type="float">
            <text:p>0.9</text:p>
          </table:table-cell>
          <table:table-cell table:style-name="ce2" table:formula="of:=[.H$2]" office:value-type="float" office:value="0.1" calcext:value-type="float">
            <text:p>0.1</text:p>
          </table:table-cell>
          <table:table-cell table:style-name="ce2" table:formula="of:=[.I$2]" office:value-type="float" office:value="0.1" calcext:value-type="float">
            <text:p>0.1</text:p>
          </table:table-cell>
          <table:table-cell table:style-name="ce2" table:formula="of:=[.J$2]" office:value-type="float" office:value="0.99" calcext:value-type="float">
            <text:p>0.99</text:p>
          </table:table-cell>
          <table:table-cell table:style-name="ce2" table:formula="of:=[.K$2]" office:value-type="float" office:value="0.1" calcext:value-type="float">
            <text:p>0.1</text:p>
          </table:table-cell>
          <table:table-cell table:style-name="ce2" table:formula="of:=[.L$2]" office:value-type="float" office:value="0.1" calcext:value-type="float">
            <text:p>0.1</text:p>
          </table:table-cell>
          <table:table-cell table:style-name="ce2" table:formula="of:=[.M$2]" office:value-type="float" office:value="0.8" calcext:value-type="float">
            <text:p>0.8</text:p>
          </table:table-cell>
          <table:table-cell table:style-name="ce2" table:formula="of:=[.N$2]" office:value-type="float" office:value="0.4" calcext:value-type="float">
            <text:p>0.4</text:p>
          </table:table-cell>
          <table:table-cell table:style-name="ce2" table:formula="of:=[.O$2]" office:value-type="float" office:value="0.1" calcext:value-type="float">
            <text:p>0.1</text:p>
          </table:table-cell>
          <table:table-cell table:style-name="ce2" table:formula="of:=[.P$2]" office:value-type="float" office:value="0.3" calcext:value-type="float">
            <text:p>0.3</text:p>
          </table:table-cell>
          <table:table-cell table:style-name="ce2" table:formula="of:=[.Q$2]" office:value-type="float" office:value="0.9" calcext:value-type="float">
            <text:p>0.9</text:p>
          </table:table-cell>
          <table:table-cell table:style-name="ce2" table:formula="of:=[.R$2]" office:value-type="float" office:value="0.4" calcext:value-type="float">
            <text:p>0.4</text:p>
          </table:table-cell>
          <table:table-cell table:style-name="ce2" table:formula="of:=[.S$2]" office:value-type="float" office:value="0.9" calcext:value-type="float">
            <text:p>0.9</text:p>
          </table:table-cell>
        </table:table-row>
        <table:table-row table:style-name="ro1">
          <table:table-cell table:style-name="Default" office:value-type="string" calcext:value-type="string">
            <text:p>E</text:p>
          </table:table-cell>
          <table:table-cell table:style-name="ce2" table:formula="of:=[.B$7]" office:value-type="float" office:value="0" calcext:value-type="float">
            <text:p>0</text:p>
          </table:table-cell>
          <table:table-cell table:style-name="ce2" table:formula="of:=[.C$7]" office:value-type="float" office:value="0" calcext:value-type="float">
            <text:p>0</text:p>
          </table:table-cell>
          <table:table-cell table:style-name="ce2" table:formula="of:=[.D$7]" office:value-type="float" office:value="0" calcext:value-type="float">
            <text:p>0</text:p>
          </table:table-cell>
          <table:table-cell table:style-name="ce2" table:formula="of:=[.E$7]" office:value-type="float" office:value="0" calcext:value-type="float">
            <text:p>0</text:p>
          </table:table-cell>
          <table:table-cell table:style-name="ce2" table:formula="of:=[.F$7]" office:value-type="float" office:value="0.2" calcext:value-type="float">
            <text:p>0.2</text:p>
          </table:table-cell>
          <table:table-cell table:style-name="ce2" table:formula="of:=[.G$7]" office:value-type="float" office:value="0" calcext:value-type="float">
            <text:p>0</text:p>
          </table:table-cell>
          <table:table-cell table:style-name="ce2" table:formula="of:=[.H$7]" office:value-type="float" office:value="0" calcext:value-type="float">
            <text:p>0</text:p>
          </table:table-cell>
          <table:table-cell table:style-name="ce2" table:formula="of:=[.I$7]" office:value-type="float" office:value="0" calcext:value-type="float">
            <text:p>0</text:p>
          </table:table-cell>
          <table:table-cell table:style-name="ce2" table:formula="of:=[.J$7]" office:value-type="float" office:value="0" calcext:value-type="float">
            <text:p>0</text:p>
          </table:table-cell>
          <table:table-cell table:style-name="ce2" table:formula="of:=[.K$7]" office:value-type="float" office:value="0" calcext:value-type="float">
            <text:p>0</text:p>
          </table:table-cell>
          <table:table-cell table:style-name="ce2" table:formula="of:=[.L$7]" office:value-type="float" office:value="0" calcext:value-type="float">
            <text:p>0</text:p>
          </table:table-cell>
          <table:table-cell table:style-name="ce2" table:formula="of:=[.M$7]" office:value-type="float" office:value="0" calcext:value-type="float">
            <text:p>0</text:p>
          </table:table-cell>
          <table:table-cell table:style-name="ce2" table:formula="of:=[.N$7]" office:value-type="float" office:value="0" calcext:value-type="float">
            <text:p>0</text:p>
          </table:table-cell>
          <table:table-cell table:style-name="ce2" table:formula="of:=[.O$7]" office:value-type="float" office:value="0" calcext:value-type="float">
            <text:p>0</text:p>
          </table:table-cell>
          <table:table-cell table:style-name="ce2" table:formula="of:=[.P$7]" office:value-type="float" office:value="0" calcext:value-type="float">
            <text:p>0</text:p>
          </table:table-cell>
          <table:table-cell table:style-name="ce2" table:formula="of:=[.Q$7]" office:value-type="float" office:value="0" calcext:value-type="float">
            <text:p>0</text:p>
          </table:table-cell>
          <table:table-cell table:style-name="ce2" table:formula="of:=[.R$7]" office:value-type="float" office:value="0" calcext:value-type="float">
            <text:p>0</text:p>
          </table:table-cell>
          <table:table-cell table:style-name="ce2" table:formula="of:=[.S$7]"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string" calcext:value-type="string">
            <text:p>-</text:p>
          </table:table-cell>
          <table:table-cell table:style-name="ce2" table:formula="of:=[.B$2]" office:value-type="float" office:value="0.9" calcext:value-type="float">
            <text:p>0.9</text:p>
          </table:table-cell>
          <table:table-cell table:style-name="ce2" table:formula="of:=[.C$2]" office:value-type="float" office:value="0.8" calcext:value-type="float">
            <text:p>0.8</text:p>
          </table:table-cell>
          <table:table-cell table:style-name="ce2" table:formula="of:=[.D$2]" office:value-type="float" office:value="0.3" calcext:value-type="float">
            <text:p>0.3</text:p>
          </table:table-cell>
          <table:table-cell table:style-name="ce2" table:formula="of:=[.E$2]" office:value-type="float" office:value="0.6" calcext:value-type="float">
            <text:p>0.6</text:p>
          </table:table-cell>
          <table:table-cell table:style-name="ce2" table:formula="of:=[.F$2]" office:value-type="float" office:value="0.8" calcext:value-type="float">
            <text:p>0.8</text:p>
          </table:table-cell>
          <table:table-cell table:style-name="ce2" table:formula="of:=[.G$2]" office:value-type="float" office:value="0.9" calcext:value-type="float">
            <text:p>0.9</text:p>
          </table:table-cell>
          <table:table-cell table:style-name="ce2" table:formula="of:=[.H$2]" office:value-type="float" office:value="0.1" calcext:value-type="float">
            <text:p>0.1</text:p>
          </table:table-cell>
          <table:table-cell table:style-name="ce2" table:formula="of:=[.I$2]" office:value-type="float" office:value="0.1" calcext:value-type="float">
            <text:p>0.1</text:p>
          </table:table-cell>
          <table:table-cell table:style-name="ce2" table:formula="of:=[.J$2]" office:value-type="float" office:value="0.99" calcext:value-type="float">
            <text:p>0.99</text:p>
          </table:table-cell>
          <table:table-cell table:style-name="ce2" table:formula="of:=[.K$2]" office:value-type="float" office:value="0.1" calcext:value-type="float">
            <text:p>0.1</text:p>
          </table:table-cell>
          <table:table-cell table:style-name="ce2" table:formula="of:=[.L$2]" office:value-type="float" office:value="0.1" calcext:value-type="float">
            <text:p>0.1</text:p>
          </table:table-cell>
          <table:table-cell table:style-name="ce2" table:formula="of:=[.M$2]" office:value-type="float" office:value="0.8" calcext:value-type="float">
            <text:p>0.8</text:p>
          </table:table-cell>
          <table:table-cell table:style-name="ce2" table:formula="of:=[.N$2]" office:value-type="float" office:value="0.4" calcext:value-type="float">
            <text:p>0.4</text:p>
          </table:table-cell>
          <table:table-cell table:style-name="ce2" table:formula="of:=[.O$2]" office:value-type="float" office:value="0.1" calcext:value-type="float">
            <text:p>0.1</text:p>
          </table:table-cell>
          <table:table-cell table:style-name="ce2" table:formula="of:=[.P$2]" office:value-type="float" office:value="0.3" calcext:value-type="float">
            <text:p>0.3</text:p>
          </table:table-cell>
          <table:table-cell table:style-name="ce2" table:formula="of:=[.Q$2]" office:value-type="float" office:value="0.9" calcext:value-type="float">
            <text:p>0.9</text:p>
          </table:table-cell>
          <table:table-cell table:style-name="ce2" table:formula="of:=[.R$2]" office:value-type="float" office:value="0.4" calcext:value-type="float">
            <text:p>0.4</text:p>
          </table:table-cell>
          <table:table-cell table:style-name="ce2" table:formula="of:=[.S$2]" office:value-type="float" office:value="0.9" calcext:value-type="float">
            <text:p>0.9</text:p>
          </table:table-cell>
        </table:table-row>
        <table:table-row table:style-name="ro1">
          <table:table-cell table:style-name="Default" office:value-type="string" calcext:value-type="string">
            <text:p>W</text:p>
          </table:table-cell>
          <table:table-cell table:style-name="ce2" table:formula="of:=[.B$25]" office:value-type="float" office:value="0" calcext:value-type="float">
            <text:p>0</text:p>
          </table:table-cell>
          <table:table-cell table:style-name="ce2" table:formula="of:=[.C$25]" office:value-type="float" office:value="0" calcext:value-type="float">
            <text:p>0</text:p>
          </table:table-cell>
          <table:table-cell table:style-name="ce2" table:formula="of:=[.D$25]" office:value-type="float" office:value="0" calcext:value-type="float">
            <text:p>0</text:p>
          </table:table-cell>
          <table:table-cell table:style-name="ce2" table:formula="of:=[.E$25]" office:value-type="float" office:value="0" calcext:value-type="float">
            <text:p>0</text:p>
          </table:table-cell>
          <table:table-cell table:style-name="ce2" table:formula="of:=[.F$25]" office:value-type="float" office:value="0" calcext:value-type="float">
            <text:p>0</text:p>
          </table:table-cell>
          <table:table-cell table:style-name="ce2" table:formula="of:=[.G$25]" office:value-type="float" office:value="0" calcext:value-type="float">
            <text:p>0</text:p>
          </table:table-cell>
          <table:table-cell table:style-name="ce2" table:formula="of:=[.H$25]" office:value-type="float" office:value="0.4" calcext:value-type="float">
            <text:p>0.4</text:p>
          </table:table-cell>
          <table:table-cell table:style-name="ce2" table:formula="of:=[.I$25]" office:value-type="float" office:value="0.9" calcext:value-type="float">
            <text:p>0.9</text:p>
          </table:table-cell>
          <table:table-cell table:style-name="ce2" table:formula="of:=[.J$25]" office:value-type="float" office:value="0" calcext:value-type="float">
            <text:p>0</text:p>
          </table:table-cell>
          <table:table-cell table:style-name="ce2" table:formula="of:=[.K$25]" office:value-type="float" office:value="0" calcext:value-type="float">
            <text:p>0</text:p>
          </table:table-cell>
          <table:table-cell table:style-name="ce2" table:formula="of:=[.L$25]" office:value-type="float" office:value="0" calcext:value-type="float">
            <text:p>0</text:p>
          </table:table-cell>
          <table:table-cell table:style-name="ce2" table:formula="of:=[.M$25]" office:value-type="float" office:value="0" calcext:value-type="float">
            <text:p>0</text:p>
          </table:table-cell>
          <table:table-cell table:style-name="ce2" table:formula="of:=[.N$25]" office:value-type="float" office:value="0" calcext:value-type="float">
            <text:p>0</text:p>
          </table:table-cell>
          <table:table-cell table:style-name="ce2" table:formula="of:=[.O$25]" office:value-type="float" office:value="0" calcext:value-type="float">
            <text:p>0</text:p>
          </table:table-cell>
          <table:table-cell table:style-name="ce2" table:formula="of:=[.P$25]" office:value-type="float" office:value="0" calcext:value-type="float">
            <text:p>0</text:p>
          </table:table-cell>
          <table:table-cell table:style-name="ce2" table:formula="of:=[.Q$25]" office:value-type="float" office:value="0" calcext:value-type="float">
            <text:p>0</text:p>
          </table:table-cell>
          <table:table-cell table:style-name="ce2" table:formula="of:=[.R$25]" office:value-type="float" office:value="0" calcext:value-type="float">
            <text:p>0</text:p>
          </table:table-cell>
          <table:table-cell table:style-name="ce2" table:formula="of:=[.S$25]"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string" calcext:value-type="string">
            <text:p>-</text:p>
          </table:table-cell>
          <table:table-cell table:style-name="ce2" table:formula="of:=[.B$2]" office:value-type="float" office:value="0.9" calcext:value-type="float">
            <text:p>0.9</text:p>
          </table:table-cell>
          <table:table-cell table:style-name="ce2" table:formula="of:=[.C$2]" office:value-type="float" office:value="0.8" calcext:value-type="float">
            <text:p>0.8</text:p>
          </table:table-cell>
          <table:table-cell table:style-name="ce2" table:formula="of:=[.D$2]" office:value-type="float" office:value="0.3" calcext:value-type="float">
            <text:p>0.3</text:p>
          </table:table-cell>
          <table:table-cell table:style-name="ce2" table:formula="of:=[.E$2]" office:value-type="float" office:value="0.6" calcext:value-type="float">
            <text:p>0.6</text:p>
          </table:table-cell>
          <table:table-cell table:style-name="ce2" table:formula="of:=[.F$2]" office:value-type="float" office:value="0.8" calcext:value-type="float">
            <text:p>0.8</text:p>
          </table:table-cell>
          <table:table-cell table:style-name="ce2" table:formula="of:=[.G$2]" office:value-type="float" office:value="0.9" calcext:value-type="float">
            <text:p>0.9</text:p>
          </table:table-cell>
          <table:table-cell table:style-name="ce2" table:formula="of:=[.H$2]" office:value-type="float" office:value="0.1" calcext:value-type="float">
            <text:p>0.1</text:p>
          </table:table-cell>
          <table:table-cell table:style-name="ce2" table:formula="of:=[.I$2]" office:value-type="float" office:value="0.1" calcext:value-type="float">
            <text:p>0.1</text:p>
          </table:table-cell>
          <table:table-cell table:style-name="ce2" table:formula="of:=[.J$2]" office:value-type="float" office:value="0.99" calcext:value-type="float">
            <text:p>0.99</text:p>
          </table:table-cell>
          <table:table-cell table:style-name="ce2" table:formula="of:=[.K$2]" office:value-type="float" office:value="0.1" calcext:value-type="float">
            <text:p>0.1</text:p>
          </table:table-cell>
          <table:table-cell table:style-name="ce2" table:formula="of:=[.L$2]" office:value-type="float" office:value="0.1" calcext:value-type="float">
            <text:p>0.1</text:p>
          </table:table-cell>
          <table:table-cell table:style-name="ce2" table:formula="of:=[.M$2]" office:value-type="float" office:value="0.8" calcext:value-type="float">
            <text:p>0.8</text:p>
          </table:table-cell>
          <table:table-cell table:style-name="ce2" table:formula="of:=[.N$2]" office:value-type="float" office:value="0.4" calcext:value-type="float">
            <text:p>0.4</text:p>
          </table:table-cell>
          <table:table-cell table:style-name="ce2" table:formula="of:=[.O$2]" office:value-type="float" office:value="0.1" calcext:value-type="float">
            <text:p>0.1</text:p>
          </table:table-cell>
          <table:table-cell table:style-name="ce2" table:formula="of:=[.P$2]" office:value-type="float" office:value="0.3" calcext:value-type="float">
            <text:p>0.3</text:p>
          </table:table-cell>
          <table:table-cell table:style-name="ce2" table:formula="of:=[.Q$2]" office:value-type="float" office:value="0.9" calcext:value-type="float">
            <text:p>0.9</text:p>
          </table:table-cell>
          <table:table-cell table:style-name="ce2" table:formula="of:=[.R$2]" office:value-type="float" office:value="0.4" calcext:value-type="float">
            <text:p>0.4</text:p>
          </table:table-cell>
          <table:table-cell table:style-name="ce2" table:formula="of:=[.S$2]" office:value-type="float" office:value="0.9" calcext:value-type="float">
            <text:p>0.9</text:p>
          </table:table-cell>
        </table:table-row>
        <table:table-row table:style-name="ro1">
          <table:table-cell table:style-name="Default" office:value-type="string" calcext:value-type="string">
            <text:p><text:s/></text:p>
          </table:table-cell>
          <table:table-cell table:style-name="ce4" table:formula="of:=[.B$39]" office:value-type="float" office:value="0" calcext:value-type="float">
            <text:p>0</text:p>
          </table:table-cell>
          <table:table-cell table:style-name="ce4" table:formula="of:=[.C$39]" office:value-type="float" office:value="0" calcext:value-type="float">
            <text:p>0</text:p>
          </table:table-cell>
          <table:table-cell table:style-name="ce4" table:formula="of:=[.D$39]" office:value-type="float" office:value="0" calcext:value-type="float">
            <text:p>0</text:p>
          </table:table-cell>
          <table:table-cell table:style-name="ce4" table:formula="of:=[.E$39]" office:value-type="float" office:value="0" calcext:value-type="float">
            <text:p>0</text:p>
          </table:table-cell>
          <table:table-cell table:style-name="ce4" table:formula="of:=[.F$39]" office:value-type="float" office:value="0" calcext:value-type="float">
            <text:p>0</text:p>
          </table:table-cell>
          <table:table-cell table:style-name="ce4" table:formula="of:=[.G$39]" office:value-type="float" office:value="0" calcext:value-type="float">
            <text:p>0</text:p>
          </table:table-cell>
          <table:table-cell table:style-name="ce4" table:formula="of:=[.H$39]" office:value-type="float" office:value="0" calcext:value-type="float">
            <text:p>0</text:p>
          </table:table-cell>
          <table:table-cell table:style-name="ce4" table:formula="of:=[.I$39]" office:value-type="float" office:value="0" calcext:value-type="float">
            <text:p>0</text:p>
          </table:table-cell>
          <table:table-cell table:style-name="ce4" table:formula="of:=[.J$39]" office:value-type="float" office:value="0" calcext:value-type="float">
            <text:p>0</text:p>
          </table:table-cell>
          <table:table-cell table:style-name="ce4" table:formula="of:=[.K$39]" office:value-type="float" office:value="0.8" calcext:value-type="float">
            <text:p>0.8</text:p>
          </table:table-cell>
          <table:table-cell table:style-name="ce4" table:formula="of:=[.L$39]" office:value-type="float" office:value="0" calcext:value-type="float">
            <text:p>0</text:p>
          </table:table-cell>
          <table:table-cell table:style-name="ce4" table:formula="of:=[.M$39]" office:value-type="float" office:value="0" calcext:value-type="float">
            <text:p>0</text:p>
          </table:table-cell>
          <table:table-cell table:style-name="ce4" table:formula="of:=[.N$39]" office:value-type="float" office:value="0" calcext:value-type="float">
            <text:p>0</text:p>
          </table:table-cell>
          <table:table-cell table:style-name="ce4" table:formula="of:=[.O$39]" office:value-type="float" office:value="0.9" calcext:value-type="float">
            <text:p>0.9</text:p>
          </table:table-cell>
          <table:table-cell table:style-name="ce4" table:formula="of:=[.P$39]" office:value-type="float" office:value="0" calcext:value-type="float">
            <text:p>0</text:p>
          </table:table-cell>
          <table:table-cell table:style-name="ce4" table:formula="of:=[.Q$39]" office:value-type="float" office:value="0" calcext:value-type="float">
            <text:p>0</text:p>
          </table:table-cell>
          <table:table-cell table:style-name="ce4" table:formula="of:=[.R$39]" office:value-type="float" office:value="0" calcext:value-type="float">
            <text:p>0</text:p>
          </table:table-cell>
          <table:table-cell table:style-name="ce4" table:formula="of:=[.S$39]"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string" calcext:value-type="string">
            <text:p>-</text:p>
          </table:table-cell>
          <table:table-cell table:style-name="ce2" table:formula="of:=[.B$2]" office:value-type="float" office:value="0.9" calcext:value-type="float">
            <text:p>0.9</text:p>
          </table:table-cell>
          <table:table-cell table:style-name="ce2" table:formula="of:=[.C$2]" office:value-type="float" office:value="0.8" calcext:value-type="float">
            <text:p>0.8</text:p>
          </table:table-cell>
          <table:table-cell table:style-name="ce2" table:formula="of:=[.D$2]" office:value-type="float" office:value="0.3" calcext:value-type="float">
            <text:p>0.3</text:p>
          </table:table-cell>
          <table:table-cell table:style-name="ce2" table:formula="of:=[.E$2]" office:value-type="float" office:value="0.6" calcext:value-type="float">
            <text:p>0.6</text:p>
          </table:table-cell>
          <table:table-cell table:style-name="ce2" table:formula="of:=[.F$2]" office:value-type="float" office:value="0.8" calcext:value-type="float">
            <text:p>0.8</text:p>
          </table:table-cell>
          <table:table-cell table:style-name="ce2" table:formula="of:=[.G$2]" office:value-type="float" office:value="0.9" calcext:value-type="float">
            <text:p>0.9</text:p>
          </table:table-cell>
          <table:table-cell table:style-name="ce2" table:formula="of:=[.H$2]" office:value-type="float" office:value="0.1" calcext:value-type="float">
            <text:p>0.1</text:p>
          </table:table-cell>
          <table:table-cell table:style-name="ce2" table:formula="of:=[.I$2]" office:value-type="float" office:value="0.1" calcext:value-type="float">
            <text:p>0.1</text:p>
          </table:table-cell>
          <table:table-cell table:style-name="ce2" table:formula="of:=[.J$2]" office:value-type="float" office:value="0.99" calcext:value-type="float">
            <text:p>0.99</text:p>
          </table:table-cell>
          <table:table-cell table:style-name="ce2" table:formula="of:=[.K$2]" office:value-type="float" office:value="0.1" calcext:value-type="float">
            <text:p>0.1</text:p>
          </table:table-cell>
          <table:table-cell table:style-name="ce2" table:formula="of:=[.L$2]" office:value-type="float" office:value="0.1" calcext:value-type="float">
            <text:p>0.1</text:p>
          </table:table-cell>
          <table:table-cell table:style-name="ce2" table:formula="of:=[.M$2]" office:value-type="float" office:value="0.8" calcext:value-type="float">
            <text:p>0.8</text:p>
          </table:table-cell>
          <table:table-cell table:style-name="ce2" table:formula="of:=[.N$2]" office:value-type="float" office:value="0.4" calcext:value-type="float">
            <text:p>0.4</text:p>
          </table:table-cell>
          <table:table-cell table:style-name="ce2" table:formula="of:=[.O$2]" office:value-type="float" office:value="0.1" calcext:value-type="float">
            <text:p>0.1</text:p>
          </table:table-cell>
          <table:table-cell table:style-name="ce2" table:formula="of:=[.P$2]" office:value-type="float" office:value="0.3" calcext:value-type="float">
            <text:p>0.3</text:p>
          </table:table-cell>
          <table:table-cell table:style-name="ce2" table:formula="of:=[.Q$2]" office:value-type="float" office:value="0.9" calcext:value-type="float">
            <text:p>0.9</text:p>
          </table:table-cell>
          <table:table-cell table:style-name="ce2" table:formula="of:=[.R$2]" office:value-type="float" office:value="0.4" calcext:value-type="float">
            <text:p>0.4</text:p>
          </table:table-cell>
          <table:table-cell table:style-name="ce2" table:formula="of:=[.S$2]" office:value-type="float" office:value="0.9" calcext:value-type="float">
            <text:p>0.9</text:p>
          </table:table-cell>
        </table:table-row>
        <table:table-row table:style-name="ro1">
          <table:table-cell table:style-name="Default" office:value-type="string" calcext:value-type="string">
            <text:p>A</text:p>
          </table:table-cell>
          <table:table-cell table:style-name="ce2" table:formula="of:=[.B$3]" office:value-type="float" office:value="0" calcext:value-type="float">
            <text:p>0</text:p>
          </table:table-cell>
          <table:table-cell table:style-name="ce2" table:formula="of:=[.C$3]" office:value-type="float" office:value="0" calcext:value-type="float">
            <text:p>0</text:p>
          </table:table-cell>
          <table:table-cell table:style-name="ce2" table:formula="of:=[.D$3]" office:value-type="float" office:value="0" calcext:value-type="float">
            <text:p>0</text:p>
          </table:table-cell>
          <table:table-cell table:style-name="ce2" table:formula="of:=[.E$3]" office:value-type="float" office:value="0" calcext:value-type="float">
            <text:p>0</text:p>
          </table:table-cell>
          <table:table-cell table:style-name="ce2" table:formula="of:=[.F$3]" office:value-type="float" office:value="0" calcext:value-type="float">
            <text:p>0</text:p>
          </table:table-cell>
          <table:table-cell table:style-name="ce2" table:formula="of:=[.G$3]" office:value-type="float" office:value="0" calcext:value-type="float">
            <text:p>0</text:p>
          </table:table-cell>
          <table:table-cell table:style-name="ce2" table:formula="of:=[.H$3]" office:value-type="float" office:value="0" calcext:value-type="float">
            <text:p>0</text:p>
          </table:table-cell>
          <table:table-cell table:style-name="ce2" table:formula="of:=[.I$3]" office:value-type="float" office:value="0" calcext:value-type="float">
            <text:p>0</text:p>
          </table:table-cell>
          <table:table-cell table:style-name="ce2" table:formula="of:=[.J$3]" office:value-type="float" office:value="0" calcext:value-type="float">
            <text:p>0</text:p>
          </table:table-cell>
          <table:table-cell table:style-name="ce2" table:formula="of:=[.K$3]" office:value-type="float" office:value="0" calcext:value-type="float">
            <text:p>0</text:p>
          </table:table-cell>
          <table:table-cell table:style-name="ce2" table:formula="of:=[.L$3]" office:value-type="float" office:value="0.9" calcext:value-type="float">
            <text:p>0.9</text:p>
          </table:table-cell>
          <table:table-cell table:style-name="ce2" table:formula="of:=[.M$3]" office:value-type="float" office:value="0.2" calcext:value-type="float">
            <text:p>0.2</text:p>
          </table:table-cell>
          <table:table-cell table:style-name="ce2" table:formula="of:=[.N$3]" office:value-type="float" office:value="0" calcext:value-type="float">
            <text:p>0</text:p>
          </table:table-cell>
          <table:table-cell table:style-name="ce2" table:formula="of:=[.O$3]" office:value-type="float" office:value="0" calcext:value-type="float">
            <text:p>0</text:p>
          </table:table-cell>
          <table:table-cell table:style-name="ce2" table:formula="of:=[.P$3]" office:value-type="float" office:value="0" calcext:value-type="float">
            <text:p>0</text:p>
          </table:table-cell>
          <table:table-cell table:style-name="ce2" table:formula="of:=[.Q$3]" office:value-type="float" office:value="0" calcext:value-type="float">
            <text:p>0</text:p>
          </table:table-cell>
          <table:table-cell table:style-name="ce2" table:formula="of:=[.R$3]" office:value-type="float" office:value="0" calcext:value-type="float">
            <text:p>0</text:p>
          </table:table-cell>
          <table:table-cell table:style-name="ce2" table:formula="of:=[.S$3]"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string" calcext:value-type="string">
            <text:p>-</text:p>
          </table:table-cell>
          <table:table-cell table:style-name="ce2" table:formula="of:=[.B$2]" office:value-type="float" office:value="0.9" calcext:value-type="float">
            <text:p>0.9</text:p>
          </table:table-cell>
          <table:table-cell table:style-name="ce2" table:formula="of:=[.C$2]" office:value-type="float" office:value="0.8" calcext:value-type="float">
            <text:p>0.8</text:p>
          </table:table-cell>
          <table:table-cell table:style-name="ce2" table:formula="of:=[.D$2]" office:value-type="float" office:value="0.3" calcext:value-type="float">
            <text:p>0.3</text:p>
          </table:table-cell>
          <table:table-cell table:style-name="ce2" table:formula="of:=[.E$2]" office:value-type="float" office:value="0.6" calcext:value-type="float">
            <text:p>0.6</text:p>
          </table:table-cell>
          <table:table-cell table:style-name="ce2" table:formula="of:=[.F$2]" office:value-type="float" office:value="0.8" calcext:value-type="float">
            <text:p>0.8</text:p>
          </table:table-cell>
          <table:table-cell table:style-name="ce2" table:formula="of:=[.G$2]" office:value-type="float" office:value="0.9" calcext:value-type="float">
            <text:p>0.9</text:p>
          </table:table-cell>
          <table:table-cell table:style-name="ce2" table:formula="of:=[.H$2]" office:value-type="float" office:value="0.1" calcext:value-type="float">
            <text:p>0.1</text:p>
          </table:table-cell>
          <table:table-cell table:style-name="ce2" table:formula="of:=[.I$2]" office:value-type="float" office:value="0.1" calcext:value-type="float">
            <text:p>0.1</text:p>
          </table:table-cell>
          <table:table-cell table:style-name="ce2" table:formula="of:=[.J$2]" office:value-type="float" office:value="0.99" calcext:value-type="float">
            <text:p>0.99</text:p>
          </table:table-cell>
          <table:table-cell table:style-name="ce2" table:formula="of:=[.K$2]" office:value-type="float" office:value="0.1" calcext:value-type="float">
            <text:p>0.1</text:p>
          </table:table-cell>
          <table:table-cell table:style-name="ce2" table:formula="of:=[.L$2]" office:value-type="float" office:value="0.1" calcext:value-type="float">
            <text:p>0.1</text:p>
          </table:table-cell>
          <table:table-cell table:style-name="ce2" table:formula="of:=[.M$2]" office:value-type="float" office:value="0.8" calcext:value-type="float">
            <text:p>0.8</text:p>
          </table:table-cell>
          <table:table-cell table:style-name="ce2" table:formula="of:=[.N$2]" office:value-type="float" office:value="0.4" calcext:value-type="float">
            <text:p>0.4</text:p>
          </table:table-cell>
          <table:table-cell table:style-name="ce2" table:formula="of:=[.O$2]" office:value-type="float" office:value="0.1" calcext:value-type="float">
            <text:p>0.1</text:p>
          </table:table-cell>
          <table:table-cell table:style-name="ce2" table:formula="of:=[.P$2]" office:value-type="float" office:value="0.3" calcext:value-type="float">
            <text:p>0.3</text:p>
          </table:table-cell>
          <table:table-cell table:style-name="ce2" table:formula="of:=[.Q$2]" office:value-type="float" office:value="0.9" calcext:value-type="float">
            <text:p>0.9</text:p>
          </table:table-cell>
          <table:table-cell table:style-name="ce2" table:formula="of:=[.R$2]" office:value-type="float" office:value="0.4" calcext:value-type="float">
            <text:p>0.4</text:p>
          </table:table-cell>
          <table:table-cell table:style-name="ce2" table:formula="of:=[.S$2]" office:value-type="float" office:value="0.9" calcext:value-type="float">
            <text:p>0.9</text:p>
          </table:table-cell>
        </table:table-row>
        <table:table-row table:style-name="ro1">
          <table:table-cell table:style-name="Default" office:value-type="string" calcext:value-type="string">
            <text:p>R</text:p>
          </table:table-cell>
          <table:table-cell table:style-name="ce2" table:formula="of:=[.B$20]" office:value-type="float" office:value="0" calcext:value-type="float">
            <text:p>0</text:p>
          </table:table-cell>
          <table:table-cell table:style-name="ce2" table:formula="of:=[.C$20]" office:value-type="float" office:value="0" calcext:value-type="float">
            <text:p>0</text:p>
          </table:table-cell>
          <table:table-cell table:style-name="ce2" table:formula="of:=[.D$20]" office:value-type="float" office:value="0" calcext:value-type="float">
            <text:p>0</text:p>
          </table:table-cell>
          <table:table-cell table:style-name="ce2" table:formula="of:=[.E$20]" office:value-type="float" office:value="0" calcext:value-type="float">
            <text:p>0</text:p>
          </table:table-cell>
          <table:table-cell table:style-name="ce2" table:formula="of:=[.F$20]" office:value-type="float" office:value="0" calcext:value-type="float">
            <text:p>0</text:p>
          </table:table-cell>
          <table:table-cell table:style-name="ce2" table:formula="of:=[.G$20]" office:value-type="float" office:value="0" calcext:value-type="float">
            <text:p>0</text:p>
          </table:table-cell>
          <table:table-cell table:style-name="ce2" table:formula="of:=[.H$20]" office:value-type="float" office:value="0" calcext:value-type="float">
            <text:p>0</text:p>
          </table:table-cell>
          <table:table-cell table:style-name="ce2" table:formula="of:=[.I$20]" office:value-type="float" office:value="0" calcext:value-type="float">
            <text:p>0</text:p>
          </table:table-cell>
          <table:table-cell table:style-name="ce2" table:formula="of:=[.J$20]" office:value-type="float" office:value="0" calcext:value-type="float">
            <text:p>0</text:p>
          </table:table-cell>
          <table:table-cell table:style-name="ce2" table:formula="of:=[.K$20]" office:value-type="float" office:value="0" calcext:value-type="float">
            <text:p>0</text:p>
          </table:table-cell>
          <table:table-cell table:style-name="ce2" table:formula="of:=[.L$20]" office:value-type="float" office:value="0" calcext:value-type="float">
            <text:p>0</text:p>
          </table:table-cell>
          <table:table-cell table:style-name="ce2" table:formula="of:=[.M$20]" office:value-type="float" office:value="0" calcext:value-type="float">
            <text:p>0</text:p>
          </table:table-cell>
          <table:table-cell table:style-name="ce2" table:formula="of:=[.N$20]" office:value-type="float" office:value="0.3" calcext:value-type="float">
            <text:p>0.3</text:p>
          </table:table-cell>
          <table:table-cell table:style-name="ce2" table:formula="of:=[.O$20]" office:value-type="float" office:value="0" calcext:value-type="float">
            <text:p>0</text:p>
          </table:table-cell>
          <table:table-cell table:style-name="ce2" table:formula="of:=[.P$20]" office:value-type="float" office:value="0" calcext:value-type="float">
            <text:p>0</text:p>
          </table:table-cell>
          <table:table-cell table:style-name="ce2" table:formula="of:=[.Q$20]" office:value-type="float" office:value="0" calcext:value-type="float">
            <text:p>0</text:p>
          </table:table-cell>
          <table:table-cell table:style-name="ce2" table:formula="of:=[.R$20]" office:value-type="float" office:value="0" calcext:value-type="float">
            <text:p>0</text:p>
          </table:table-cell>
          <table:table-cell table:style-name="ce2" table:formula="of:=[.S$20]"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string" calcext:value-type="string">
            <text:p>-</text:p>
          </table:table-cell>
          <table:table-cell table:style-name="ce2" table:formula="of:=[.B$2]" office:value-type="float" office:value="0.9" calcext:value-type="float">
            <text:p>0.9</text:p>
          </table:table-cell>
          <table:table-cell table:style-name="ce2" table:formula="of:=[.C$2]" office:value-type="float" office:value="0.8" calcext:value-type="float">
            <text:p>0.8</text:p>
          </table:table-cell>
          <table:table-cell table:style-name="ce2" table:formula="of:=[.D$2]" office:value-type="float" office:value="0.3" calcext:value-type="float">
            <text:p>0.3</text:p>
          </table:table-cell>
          <table:table-cell table:style-name="ce2" table:formula="of:=[.E$2]" office:value-type="float" office:value="0.6" calcext:value-type="float">
            <text:p>0.6</text:p>
          </table:table-cell>
          <table:table-cell table:style-name="ce2" table:formula="of:=[.F$2]" office:value-type="float" office:value="0.8" calcext:value-type="float">
            <text:p>0.8</text:p>
          </table:table-cell>
          <table:table-cell table:style-name="ce2" table:formula="of:=[.G$2]" office:value-type="float" office:value="0.9" calcext:value-type="float">
            <text:p>0.9</text:p>
          </table:table-cell>
          <table:table-cell table:style-name="ce2" table:formula="of:=[.H$2]" office:value-type="float" office:value="0.1" calcext:value-type="float">
            <text:p>0.1</text:p>
          </table:table-cell>
          <table:table-cell table:style-name="ce2" table:formula="of:=[.I$2]" office:value-type="float" office:value="0.1" calcext:value-type="float">
            <text:p>0.1</text:p>
          </table:table-cell>
          <table:table-cell table:style-name="ce2" table:formula="of:=[.J$2]" office:value-type="float" office:value="0.99" calcext:value-type="float">
            <text:p>0.99</text:p>
          </table:table-cell>
          <table:table-cell table:style-name="ce2" table:formula="of:=[.K$2]" office:value-type="float" office:value="0.1" calcext:value-type="float">
            <text:p>0.1</text:p>
          </table:table-cell>
          <table:table-cell table:style-name="ce2" table:formula="of:=[.L$2]" office:value-type="float" office:value="0.1" calcext:value-type="float">
            <text:p>0.1</text:p>
          </table:table-cell>
          <table:table-cell table:style-name="ce2" table:formula="of:=[.M$2]" office:value-type="float" office:value="0.8" calcext:value-type="float">
            <text:p>0.8</text:p>
          </table:table-cell>
          <table:table-cell table:style-name="ce2" table:formula="of:=[.N$2]" office:value-type="float" office:value="0.4" calcext:value-type="float">
            <text:p>0.4</text:p>
          </table:table-cell>
          <table:table-cell table:style-name="ce2" table:formula="of:=[.O$2]" office:value-type="float" office:value="0.1" calcext:value-type="float">
            <text:p>0.1</text:p>
          </table:table-cell>
          <table:table-cell table:style-name="ce2" table:formula="of:=[.P$2]" office:value-type="float" office:value="0.3" calcext:value-type="float">
            <text:p>0.3</text:p>
          </table:table-cell>
          <table:table-cell table:style-name="ce2" table:formula="of:=[.Q$2]" office:value-type="float" office:value="0.9" calcext:value-type="float">
            <text:p>0.9</text:p>
          </table:table-cell>
          <table:table-cell table:style-name="ce2" table:formula="of:=[.R$2]" office:value-type="float" office:value="0.4" calcext:value-type="float">
            <text:p>0.4</text:p>
          </table:table-cell>
          <table:table-cell table:style-name="ce2" table:formula="of:=[.S$2]" office:value-type="float" office:value="0.9" calcext:value-type="float">
            <text:p>0.9</text:p>
          </table:table-cell>
        </table:table-row>
        <table:table-row table:style-name="ro1">
          <table:table-cell table:style-name="Default" office:value-type="string" calcext:value-type="string">
            <text:p><text:s/></text:p>
          </table:table-cell>
          <table:table-cell table:style-name="ce4" table:formula="of:=[.B$39]" office:value-type="float" office:value="0" calcext:value-type="float">
            <text:p>0</text:p>
          </table:table-cell>
          <table:table-cell table:style-name="ce4" table:formula="of:=[.C$39]" office:value-type="float" office:value="0" calcext:value-type="float">
            <text:p>0</text:p>
          </table:table-cell>
          <table:table-cell table:style-name="ce4" table:formula="of:=[.D$39]" office:value-type="float" office:value="0" calcext:value-type="float">
            <text:p>0</text:p>
          </table:table-cell>
          <table:table-cell table:style-name="ce4" table:formula="of:=[.E$39]" office:value-type="float" office:value="0" calcext:value-type="float">
            <text:p>0</text:p>
          </table:table-cell>
          <table:table-cell table:style-name="ce4" table:formula="of:=[.F$39]" office:value-type="float" office:value="0" calcext:value-type="float">
            <text:p>0</text:p>
          </table:table-cell>
          <table:table-cell table:style-name="ce4" table:formula="of:=[.G$39]" office:value-type="float" office:value="0" calcext:value-type="float">
            <text:p>0</text:p>
          </table:table-cell>
          <table:table-cell table:style-name="ce4" table:formula="of:=[.H$39]" office:value-type="float" office:value="0" calcext:value-type="float">
            <text:p>0</text:p>
          </table:table-cell>
          <table:table-cell table:style-name="ce4" table:formula="of:=[.I$39]" office:value-type="float" office:value="0" calcext:value-type="float">
            <text:p>0</text:p>
          </table:table-cell>
          <table:table-cell table:style-name="ce4" table:formula="of:=[.J$39]" office:value-type="float" office:value="0" calcext:value-type="float">
            <text:p>0</text:p>
          </table:table-cell>
          <table:table-cell table:style-name="ce4" table:formula="of:=[.K$39]" office:value-type="float" office:value="0.8" calcext:value-type="float">
            <text:p>0.8</text:p>
          </table:table-cell>
          <table:table-cell table:style-name="ce4" table:formula="of:=[.L$39]" office:value-type="float" office:value="0" calcext:value-type="float">
            <text:p>0</text:p>
          </table:table-cell>
          <table:table-cell table:style-name="ce4" table:formula="of:=[.M$39]" office:value-type="float" office:value="0" calcext:value-type="float">
            <text:p>0</text:p>
          </table:table-cell>
          <table:table-cell table:style-name="ce4" table:formula="of:=[.N$39]" office:value-type="float" office:value="0" calcext:value-type="float">
            <text:p>0</text:p>
          </table:table-cell>
          <table:table-cell table:style-name="ce4" table:formula="of:=[.O$39]" office:value-type="float" office:value="0.9" calcext:value-type="float">
            <text:p>0.9</text:p>
          </table:table-cell>
          <table:table-cell table:style-name="ce4" table:formula="of:=[.P$39]" office:value-type="float" office:value="0" calcext:value-type="float">
            <text:p>0</text:p>
          </table:table-cell>
          <table:table-cell table:style-name="ce4" table:formula="of:=[.Q$39]" office:value-type="float" office:value="0" calcext:value-type="float">
            <text:p>0</text:p>
          </table:table-cell>
          <table:table-cell table:style-name="ce4" table:formula="of:=[.R$39]" office:value-type="float" office:value="0" calcext:value-type="float">
            <text:p>0</text:p>
          </table:table-cell>
          <table:table-cell table:style-name="ce4" table:formula="of:=[.S$39]"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string" calcext:value-type="string">
            <text:p>-</text:p>
          </table:table-cell>
          <table:table-cell table:style-name="ce2" table:formula="of:=[.B$2]" office:value-type="float" office:value="0.9" calcext:value-type="float">
            <text:p>0.9</text:p>
          </table:table-cell>
          <table:table-cell table:style-name="ce2" table:formula="of:=[.C$2]" office:value-type="float" office:value="0.8" calcext:value-type="float">
            <text:p>0.8</text:p>
          </table:table-cell>
          <table:table-cell table:style-name="ce2" table:formula="of:=[.D$2]" office:value-type="float" office:value="0.3" calcext:value-type="float">
            <text:p>0.3</text:p>
          </table:table-cell>
          <table:table-cell table:style-name="ce2" table:formula="of:=[.E$2]" office:value-type="float" office:value="0.6" calcext:value-type="float">
            <text:p>0.6</text:p>
          </table:table-cell>
          <table:table-cell table:style-name="ce2" table:formula="of:=[.F$2]" office:value-type="float" office:value="0.8" calcext:value-type="float">
            <text:p>0.8</text:p>
          </table:table-cell>
          <table:table-cell table:style-name="ce2" table:formula="of:=[.G$2]" office:value-type="float" office:value="0.9" calcext:value-type="float">
            <text:p>0.9</text:p>
          </table:table-cell>
          <table:table-cell table:style-name="ce2" table:formula="of:=[.H$2]" office:value-type="float" office:value="0.1" calcext:value-type="float">
            <text:p>0.1</text:p>
          </table:table-cell>
          <table:table-cell table:style-name="ce2" table:formula="of:=[.I$2]" office:value-type="float" office:value="0.1" calcext:value-type="float">
            <text:p>0.1</text:p>
          </table:table-cell>
          <table:table-cell table:style-name="ce2" table:formula="of:=[.J$2]" office:value-type="float" office:value="0.99" calcext:value-type="float">
            <text:p>0.99</text:p>
          </table:table-cell>
          <table:table-cell table:style-name="ce2" table:formula="of:=[.K$2]" office:value-type="float" office:value="0.1" calcext:value-type="float">
            <text:p>0.1</text:p>
          </table:table-cell>
          <table:table-cell table:style-name="ce2" table:formula="of:=[.L$2]" office:value-type="float" office:value="0.1" calcext:value-type="float">
            <text:p>0.1</text:p>
          </table:table-cell>
          <table:table-cell table:style-name="ce2" table:formula="of:=[.M$2]" office:value-type="float" office:value="0.8" calcext:value-type="float">
            <text:p>0.8</text:p>
          </table:table-cell>
          <table:table-cell table:style-name="ce2" table:formula="of:=[.N$2]" office:value-type="float" office:value="0.4" calcext:value-type="float">
            <text:p>0.4</text:p>
          </table:table-cell>
          <table:table-cell table:style-name="ce2" table:formula="of:=[.O$2]" office:value-type="float" office:value="0.1" calcext:value-type="float">
            <text:p>0.1</text:p>
          </table:table-cell>
          <table:table-cell table:style-name="ce2" table:formula="of:=[.P$2]" office:value-type="float" office:value="0.3" calcext:value-type="float">
            <text:p>0.3</text:p>
          </table:table-cell>
          <table:table-cell table:style-name="ce2" table:formula="of:=[.Q$2]" office:value-type="float" office:value="0.9" calcext:value-type="float">
            <text:p>0.9</text:p>
          </table:table-cell>
          <table:table-cell table:style-name="ce2" table:formula="of:=[.R$2]" office:value-type="float" office:value="0.4" calcext:value-type="float">
            <text:p>0.4</text:p>
          </table:table-cell>
          <table:table-cell table:style-name="ce2" table:formula="of:=[.S$2]" office:value-type="float" office:value="0.9" calcext:value-type="float">
            <text:p>0.9</text:p>
          </table:table-cell>
        </table:table-row>
        <table:table-row table:style-name="ro1">
          <table:table-cell table:style-name="Default" office:value-type="float" office:value="5" calcext:value-type="float">
            <text:p>5</text:p>
          </table:table-cell>
          <table:table-cell table:style-name="ce2" table:formula="of:=[.B34]" office:value-type="float" office:value="0" calcext:value-type="float">
            <text:p>0</text:p>
          </table:table-cell>
          <table:table-cell table:style-name="ce2" table:formula="of:=[.C34]" office:value-type="float" office:value="0" calcext:value-type="float">
            <text:p>0</text:p>
          </table:table-cell>
          <table:table-cell table:style-name="ce2" table:formula="of:=[.D34]" office:value-type="float" office:value="0" calcext:value-type="float">
            <text:p>0</text:p>
          </table:table-cell>
          <table:table-cell table:style-name="ce2" table:formula="of:=[.E34]" office:value-type="float" office:value="0" calcext:value-type="float">
            <text:p>0</text:p>
          </table:table-cell>
          <table:table-cell table:style-name="ce2" table:formula="of:=[.F34]" office:value-type="float" office:value="0" calcext:value-type="float">
            <text:p>0</text:p>
          </table:table-cell>
          <table:table-cell table:style-name="ce2" table:formula="of:=[.G34]" office:value-type="float" office:value="0" calcext:value-type="float">
            <text:p>0</text:p>
          </table:table-cell>
          <table:table-cell table:style-name="ce2" table:formula="of:=[.H34]" office:value-type="float" office:value="0" calcext:value-type="float">
            <text:p>0</text:p>
          </table:table-cell>
          <table:table-cell table:style-name="ce2" table:formula="of:=[.I34]" office:value-type="float" office:value="0" calcext:value-type="float">
            <text:p>0</text:p>
          </table:table-cell>
          <table:table-cell table:style-name="ce2" table:formula="of:=[.J34]" office:value-type="float" office:value="0" calcext:value-type="float">
            <text:p>0</text:p>
          </table:table-cell>
          <table:table-cell table:style-name="ce2" table:formula="of:=[.K34]" office:value-type="float" office:value="0" calcext:value-type="float">
            <text:p>0</text:p>
          </table:table-cell>
          <table:table-cell table:style-name="ce2" table:formula="of:=[.L34]" office:value-type="float" office:value="0" calcext:value-type="float">
            <text:p>0</text:p>
          </table:table-cell>
          <table:table-cell table:style-name="ce2" table:formula="of:=[.M34]" office:value-type="float" office:value="0" calcext:value-type="float">
            <text:p>0</text:p>
          </table:table-cell>
          <table:table-cell table:style-name="ce2" table:formula="of:=[.N34]" office:value-type="float" office:value="0" calcext:value-type="float">
            <text:p>0</text:p>
          </table:table-cell>
          <table:table-cell table:style-name="ce2" table:formula="of:=[.O34]" office:value-type="float" office:value="0" calcext:value-type="float">
            <text:p>0</text:p>
          </table:table-cell>
          <table:table-cell table:style-name="ce2" table:formula="of:=[.P34]" office:value-type="float" office:value="0.3" calcext:value-type="float">
            <text:p>0.3</text:p>
          </table:table-cell>
          <table:table-cell table:style-name="ce2" table:formula="of:=[.Q34]" office:value-type="float" office:value="0" calcext:value-type="float">
            <text:p>0</text:p>
          </table:table-cell>
          <table:table-cell table:style-name="ce2" table:formula="of:=[.R34]" office:value-type="float" office:value="0.6" calcext:value-type="float">
            <text:p>0.6</text:p>
          </table:table-cell>
          <table:table-cell table:style-name="ce2" table:formula="of:=[.S34]" office:value-type="float" office:value="0.1" calcext:value-type="float">
            <text:p>0.1</text:p>
          </table:table-cell>
        </table:table-row>
        <table:table-row table:style-name="ro1">
          <table:table-cell table:style-name="Default" office:value-type="string" calcext:value-type="string">
            <text:p>-</text:p>
          </table:table-cell>
          <table:table-cell table:style-name="ce2" table:formula="of:=[.B$2]" office:value-type="float" office:value="0.9" calcext:value-type="float">
            <text:p>0.9</text:p>
          </table:table-cell>
          <table:table-cell table:style-name="ce2" table:formula="of:=[.C$2]" office:value-type="float" office:value="0.8" calcext:value-type="float">
            <text:p>0.8</text:p>
          </table:table-cell>
          <table:table-cell table:style-name="ce2" table:formula="of:=[.D$2]" office:value-type="float" office:value="0.3" calcext:value-type="float">
            <text:p>0.3</text:p>
          </table:table-cell>
          <table:table-cell table:style-name="ce2" table:formula="of:=[.E$2]" office:value-type="float" office:value="0.6" calcext:value-type="float">
            <text:p>0.6</text:p>
          </table:table-cell>
          <table:table-cell table:style-name="ce2" table:formula="of:=[.F$2]" office:value-type="float" office:value="0.8" calcext:value-type="float">
            <text:p>0.8</text:p>
          </table:table-cell>
          <table:table-cell table:style-name="ce2" table:formula="of:=[.G$2]" office:value-type="float" office:value="0.9" calcext:value-type="float">
            <text:p>0.9</text:p>
          </table:table-cell>
          <table:table-cell table:style-name="ce2" table:formula="of:=[.H$2]" office:value-type="float" office:value="0.1" calcext:value-type="float">
            <text:p>0.1</text:p>
          </table:table-cell>
          <table:table-cell table:style-name="ce2" table:formula="of:=[.I$2]" office:value-type="float" office:value="0.1" calcext:value-type="float">
            <text:p>0.1</text:p>
          </table:table-cell>
          <table:table-cell table:style-name="ce2" table:formula="of:=[.J$2]" office:value-type="float" office:value="0.99" calcext:value-type="float">
            <text:p>0.99</text:p>
          </table:table-cell>
          <table:table-cell table:style-name="ce2" table:formula="of:=[.K$2]" office:value-type="float" office:value="0.1" calcext:value-type="float">
            <text:p>0.1</text:p>
          </table:table-cell>
          <table:table-cell table:style-name="ce2" table:formula="of:=[.L$2]" office:value-type="float" office:value="0.1" calcext:value-type="float">
            <text:p>0.1</text:p>
          </table:table-cell>
          <table:table-cell table:style-name="ce2" table:formula="of:=[.M$2]" office:value-type="float" office:value="0.8" calcext:value-type="float">
            <text:p>0.8</text:p>
          </table:table-cell>
          <table:table-cell table:style-name="ce2" table:formula="of:=[.N$2]" office:value-type="float" office:value="0.4" calcext:value-type="float">
            <text:p>0.4</text:p>
          </table:table-cell>
          <table:table-cell table:style-name="ce2" table:formula="of:=[.O$2]" office:value-type="float" office:value="0.1" calcext:value-type="float">
            <text:p>0.1</text:p>
          </table:table-cell>
          <table:table-cell table:style-name="ce2" table:formula="of:=[.P$2]" office:value-type="float" office:value="0.3" calcext:value-type="float">
            <text:p>0.3</text:p>
          </table:table-cell>
          <table:table-cell table:style-name="ce2" table:formula="of:=[.Q$2]" office:value-type="float" office:value="0.9" calcext:value-type="float">
            <text:p>0.9</text:p>
          </table:table-cell>
          <table:table-cell table:style-name="ce2" table:formula="of:=[.R$2]" office:value-type="float" office:value="0.4" calcext:value-type="float">
            <text:p>0.4</text:p>
          </table:table-cell>
          <table:table-cell table:style-name="ce2" table:formula="of:=[.S$2]" office:value-type="float" office:value="0.9" calcext:value-type="float">
            <text:p>0.9</text:p>
          </table:table-cell>
        </table:table-row>
        <table:table-row table:style-name="ro1">
          <table:table-cell table:style-name="Default" office:value-type="float" office:value="6" calcext:value-type="float">
            <text:p>6</text:p>
          </table:table-cell>
          <table:table-cell table:style-name="ce2" table:formula="of:=[.B$35]" office:value-type="float" office:value="0" calcext:value-type="float">
            <text:p>0</text:p>
          </table:table-cell>
          <table:table-cell table:style-name="ce2" table:formula="of:=[.C$35]" office:value-type="float" office:value="0" calcext:value-type="float">
            <text:p>0</text:p>
          </table:table-cell>
          <table:table-cell table:style-name="ce2" table:formula="of:=[.D$35]" office:value-type="float" office:value="0" calcext:value-type="float">
            <text:p>0</text:p>
          </table:table-cell>
          <table:table-cell table:style-name="ce2" table:formula="of:=[.E$35]" office:value-type="float" office:value="0" calcext:value-type="float">
            <text:p>0</text:p>
          </table:table-cell>
          <table:table-cell table:style-name="ce2" table:formula="of:=[.F$35]" office:value-type="float" office:value="0" calcext:value-type="float">
            <text:p>0</text:p>
          </table:table-cell>
          <table:table-cell table:style-name="ce2" table:formula="of:=[.G$35]" office:value-type="float" office:value="0" calcext:value-type="float">
            <text:p>0</text:p>
          </table:table-cell>
          <table:table-cell table:style-name="ce2" table:formula="of:=[.H$35]" office:value-type="float" office:value="0" calcext:value-type="float">
            <text:p>0</text:p>
          </table:table-cell>
          <table:table-cell table:style-name="ce2" table:formula="of:=[.I$35]" office:value-type="float" office:value="0" calcext:value-type="float">
            <text:p>0</text:p>
          </table:table-cell>
          <table:table-cell table:style-name="ce2" table:formula="of:=[.J$35]" office:value-type="float" office:value="0" calcext:value-type="float">
            <text:p>0</text:p>
          </table:table-cell>
          <table:table-cell table:style-name="ce2" table:formula="of:=[.K$35]" office:value-type="float" office:value="0" calcext:value-type="float">
            <text:p>0</text:p>
          </table:table-cell>
          <table:table-cell table:style-name="ce2" table:formula="of:=[.L$35]" office:value-type="float" office:value="0" calcext:value-type="float">
            <text:p>0</text:p>
          </table:table-cell>
          <table:table-cell table:style-name="ce2" table:formula="of:=[.M$35]" office:value-type="float" office:value="0" calcext:value-type="float">
            <text:p>0</text:p>
          </table:table-cell>
          <table:table-cell table:style-name="ce2" table:formula="of:=[.N$35]" office:value-type="float" office:value="0" calcext:value-type="float">
            <text:p>0</text:p>
          </table:table-cell>
          <table:table-cell table:style-name="ce2" table:formula="of:=[.O$35]" office:value-type="float" office:value="0" calcext:value-type="float">
            <text:p>0</text:p>
          </table:table-cell>
          <table:table-cell table:style-name="ce2" table:formula="of:=[.P$35]" office:value-type="float" office:value="0.4" calcext:value-type="float">
            <text:p>0.4</text:p>
          </table:table-cell>
          <table:table-cell table:style-name="ce2" table:formula="of:=[.Q$35]" office:value-type="float" office:value="0.1" calcext:value-type="float">
            <text:p>0.1</text:p>
          </table:table-cell>
          <table:table-cell table:style-name="ce2" table:formula="of:=[.R$35]" office:value-type="float" office:value="0" calcext:value-type="float">
            <text:p>0</text:p>
          </table:table-cell>
          <table:table-cell table:style-name="ce2" table:formula="of:=[.S$35]"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string" calcext:value-type="string">
            <text:p>-</text:p>
          </table:table-cell>
          <table:table-cell table:style-name="ce2" table:formula="of:=[.B$2]" office:value-type="float" office:value="0.9" calcext:value-type="float">
            <text:p>0.9</text:p>
          </table:table-cell>
          <table:table-cell table:style-name="ce2" table:formula="of:=[.C$2]" office:value-type="float" office:value="0.8" calcext:value-type="float">
            <text:p>0.8</text:p>
          </table:table-cell>
          <table:table-cell table:style-name="ce2" table:formula="of:=[.D$2]" office:value-type="float" office:value="0.3" calcext:value-type="float">
            <text:p>0.3</text:p>
          </table:table-cell>
          <table:table-cell table:style-name="ce2" table:formula="of:=[.E$2]" office:value-type="float" office:value="0.6" calcext:value-type="float">
            <text:p>0.6</text:p>
          </table:table-cell>
          <table:table-cell table:style-name="ce2" table:formula="of:=[.F$2]" office:value-type="float" office:value="0.8" calcext:value-type="float">
            <text:p>0.8</text:p>
          </table:table-cell>
          <table:table-cell table:style-name="ce2" table:formula="of:=[.G$2]" office:value-type="float" office:value="0.9" calcext:value-type="float">
            <text:p>0.9</text:p>
          </table:table-cell>
          <table:table-cell table:style-name="ce2" table:formula="of:=[.H$2]" office:value-type="float" office:value="0.1" calcext:value-type="float">
            <text:p>0.1</text:p>
          </table:table-cell>
          <table:table-cell table:style-name="ce2" table:formula="of:=[.I$2]" office:value-type="float" office:value="0.1" calcext:value-type="float">
            <text:p>0.1</text:p>
          </table:table-cell>
          <table:table-cell table:style-name="ce2" table:formula="of:=[.J$2]" office:value-type="float" office:value="0.99" calcext:value-type="float">
            <text:p>0.99</text:p>
          </table:table-cell>
          <table:table-cell table:style-name="ce2" table:formula="of:=[.K$2]" office:value-type="float" office:value="0.1" calcext:value-type="float">
            <text:p>0.1</text:p>
          </table:table-cell>
          <table:table-cell table:style-name="ce2" table:formula="of:=[.L$2]" office:value-type="float" office:value="0.1" calcext:value-type="float">
            <text:p>0.1</text:p>
          </table:table-cell>
          <table:table-cell table:style-name="ce2" table:formula="of:=[.M$2]" office:value-type="float" office:value="0.8" calcext:value-type="float">
            <text:p>0.8</text:p>
          </table:table-cell>
          <table:table-cell table:style-name="ce2" table:formula="of:=[.N$2]" office:value-type="float" office:value="0.4" calcext:value-type="float">
            <text:p>0.4</text:p>
          </table:table-cell>
          <table:table-cell table:style-name="ce2" table:formula="of:=[.O$2]" office:value-type="float" office:value="0.1" calcext:value-type="float">
            <text:p>0.1</text:p>
          </table:table-cell>
          <table:table-cell table:style-name="ce2" table:formula="of:=[.P$2]" office:value-type="float" office:value="0.3" calcext:value-type="float">
            <text:p>0.3</text:p>
          </table:table-cell>
          <table:table-cell table:style-name="ce2" table:formula="of:=[.Q$2]" office:value-type="float" office:value="0.9" calcext:value-type="float">
            <text:p>0.9</text:p>
          </table:table-cell>
          <table:table-cell table:style-name="ce2" table:formula="of:=[.R$2]" office:value-type="float" office:value="0.4" calcext:value-type="float">
            <text:p>0.4</text:p>
          </table:table-cell>
          <table:table-cell table:style-name="ce2" table:formula="of:=[.S$2]" office:value-type="float" office:value="0.9" calcext:value-type="float">
            <text:p>0.9</text:p>
          </table:table-cell>
        </table:table-row>
        <table:table-row table:style-name="ro1">
          <table:table-cell table:style-name="Default" office:value-type="float" office:value="5" calcext:value-type="float">
            <text:p>5</text:p>
          </table:table-cell>
          <table:table-cell table:style-name="ce2" table:formula="of:=[.B38]" office:value-type="float" office:value="0" calcext:value-type="float">
            <text:p>0</text:p>
          </table:table-cell>
          <table:table-cell table:style-name="ce2" table:formula="of:=[.C38]" office:value-type="float" office:value="0" calcext:value-type="float">
            <text:p>0</text:p>
          </table:table-cell>
          <table:table-cell table:style-name="ce2" table:formula="of:=[.D38]" office:value-type="float" office:value="0" calcext:value-type="float">
            <text:p>0</text:p>
          </table:table-cell>
          <table:table-cell table:style-name="ce2" table:formula="of:=[.E38]" office:value-type="float" office:value="0" calcext:value-type="float">
            <text:p>0</text:p>
          </table:table-cell>
          <table:table-cell table:style-name="ce2" table:formula="of:=[.F38]" office:value-type="float" office:value="0" calcext:value-type="float">
            <text:p>0</text:p>
          </table:table-cell>
          <table:table-cell table:style-name="ce2" table:formula="of:=[.G38]" office:value-type="float" office:value="0" calcext:value-type="float">
            <text:p>0</text:p>
          </table:table-cell>
          <table:table-cell table:style-name="ce2" table:formula="of:=[.H38]" office:value-type="float" office:value="0" calcext:value-type="float">
            <text:p>0</text:p>
          </table:table-cell>
          <table:table-cell table:style-name="ce2" table:formula="of:=[.I38]" office:value-type="float" office:value="0" calcext:value-type="float">
            <text:p>0</text:p>
          </table:table-cell>
          <table:table-cell table:style-name="ce2" table:formula="of:=[.J38]" office:value-type="float" office:value="0" calcext:value-type="float">
            <text:p>0</text:p>
          </table:table-cell>
          <table:table-cell table:style-name="ce2" table:formula="of:=[.K38]" office:value-type="float" office:value="0" calcext:value-type="float">
            <text:p>0</text:p>
          </table:table-cell>
          <table:table-cell table:style-name="ce2" table:formula="of:=[.L38]" office:value-type="float" office:value="0" calcext:value-type="float">
            <text:p>0</text:p>
          </table:table-cell>
          <table:table-cell table:style-name="ce2" table:formula="of:=[.M38]" office:value-type="float" office:value="0" calcext:value-type="float">
            <text:p>0</text:p>
          </table:table-cell>
          <table:table-cell table:style-name="ce2" table:formula="of:=[.N38]" office:value-type="float" office:value="0" calcext:value-type="float">
            <text:p>0</text:p>
          </table:table-cell>
          <table:table-cell table:style-name="ce2" table:formula="of:=[.O38]" office:value-type="float" office:value="0" calcext:value-type="float">
            <text:p>0</text:p>
          </table:table-cell>
          <table:table-cell table:style-name="ce2" table:formula="of:=[.P38]" office:value-type="float" office:value="0" calcext:value-type="float">
            <text:p>0</text:p>
          </table:table-cell>
          <table:table-cell table:style-name="ce2" table:formula="of:=[.Q38]" office:value-type="float" office:value="0" calcext:value-type="float">
            <text:p>0</text:p>
          </table:table-cell>
          <table:table-cell table:style-name="ce2" table:formula="of:=[.R38]" office:value-type="float" office:value="0" calcext:value-type="float">
            <text:p>0</text:p>
          </table:table-cell>
          <table:table-cell table:style-name="ce2" table:formula="of:=[.S38]"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string" calcext:value-type="string">
            <text:p>-</text:p>
          </table:table-cell>
          <table:table-cell table:style-name="ce2" table:formula="of:=[.B$2]" office:value-type="float" office:value="0.9" calcext:value-type="float">
            <text:p>0.9</text:p>
          </table:table-cell>
          <table:table-cell table:style-name="ce2" table:formula="of:=[.C$2]" office:value-type="float" office:value="0.8" calcext:value-type="float">
            <text:p>0.8</text:p>
          </table:table-cell>
          <table:table-cell table:style-name="ce2" table:formula="of:=[.D$2]" office:value-type="float" office:value="0.3" calcext:value-type="float">
            <text:p>0.3</text:p>
          </table:table-cell>
          <table:table-cell table:style-name="ce2" table:formula="of:=[.E$2]" office:value-type="float" office:value="0.6" calcext:value-type="float">
            <text:p>0.6</text:p>
          </table:table-cell>
          <table:table-cell table:style-name="ce2" table:formula="of:=[.F$2]" office:value-type="float" office:value="0.8" calcext:value-type="float">
            <text:p>0.8</text:p>
          </table:table-cell>
          <table:table-cell table:style-name="ce2" table:formula="of:=[.G$2]" office:value-type="float" office:value="0.9" calcext:value-type="float">
            <text:p>0.9</text:p>
          </table:table-cell>
          <table:table-cell table:style-name="ce2" table:formula="of:=[.H$2]" office:value-type="float" office:value="0.1" calcext:value-type="float">
            <text:p>0.1</text:p>
          </table:table-cell>
          <table:table-cell table:style-name="ce2" table:formula="of:=[.I$2]" office:value-type="float" office:value="0.1" calcext:value-type="float">
            <text:p>0.1</text:p>
          </table:table-cell>
          <table:table-cell table:style-name="ce2" table:formula="of:=[.J$2]" office:value-type="float" office:value="0.99" calcext:value-type="float">
            <text:p>0.99</text:p>
          </table:table-cell>
          <table:table-cell table:style-name="ce2" table:formula="of:=[.K$2]" office:value-type="float" office:value="0.1" calcext:value-type="float">
            <text:p>0.1</text:p>
          </table:table-cell>
          <table:table-cell table:style-name="ce2" table:formula="of:=[.L$2]" office:value-type="float" office:value="0.1" calcext:value-type="float">
            <text:p>0.1</text:p>
          </table:table-cell>
          <table:table-cell table:style-name="ce2" table:formula="of:=[.M$2]" office:value-type="float" office:value="0.8" calcext:value-type="float">
            <text:p>0.8</text:p>
          </table:table-cell>
          <table:table-cell table:style-name="ce2" table:formula="of:=[.N$2]" office:value-type="float" office:value="0.4" calcext:value-type="float">
            <text:p>0.4</text:p>
          </table:table-cell>
          <table:table-cell table:style-name="ce2" table:formula="of:=[.O$2]" office:value-type="float" office:value="0.1" calcext:value-type="float">
            <text:p>0.1</text:p>
          </table:table-cell>
          <table:table-cell table:style-name="ce2" table:formula="of:=[.P$2]" office:value-type="float" office:value="0.3" calcext:value-type="float">
            <text:p>0.3</text:p>
          </table:table-cell>
          <table:table-cell table:style-name="ce2" table:formula="of:=[.Q$2]" office:value-type="float" office:value="0.9" calcext:value-type="float">
            <text:p>0.9</text:p>
          </table:table-cell>
          <table:table-cell table:style-name="ce2" table:formula="of:=[.R$2]" office:value-type="float" office:value="0.4" calcext:value-type="float">
            <text:p>0.4</text:p>
          </table:table-cell>
          <table:table-cell table:style-name="ce2" table:formula="of:=[.S$2]" office:value-type="float" office:value="0.9" calcext:value-type="float">
            <text:p>0.9</text:p>
          </table:table-cell>
        </table:table-row>
        <table:table-row table:style-name="ro1" table:number-rows-repeated="2">
          <table:table-cell/>
          <table:table-cell table:style-name="ce3" table:number-columns-repeated="18"/>
        </table:table-row>
        <table:table-row table:style-name="ro1">
          <table:table-cell table:style-name="Default" office:value-type="string" calcext:value-type="string">
            <text:p>1/P(u,t)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8" calcext:value-type="float">
            <text:p>18</text:p>
          </table:table-cell>
        </table:table-row>
        <table:table-row table:style-name="ro1">
          <table:table-cell table:style-name="Default" office:value-type="string" calcext:value-type="string">
            <text:p>-</text:p>
          </table:table-cell>
          <table:table-cell table:formula="of:=IF([.B45]=0;1E+099;1/[.B45])" office:value-type="float" office:value="1.11111111111111" calcext:value-type="float">
            <text:p>1.11111111111111</text:p>
          </table:table-cell>
          <table:table-cell table:formula="of:=IF([.C45]=0;1E+099;1/[.C45])" office:value-type="float" office:value="1.25" calcext:value-type="float">
            <text:p>1.25</text:p>
          </table:table-cell>
          <table:table-cell table:formula="of:=IF([.D45]=0;1E+099;1/[.D45])" office:value-type="float" office:value="3.33333333333333" calcext:value-type="float">
            <text:p>3.33333333333333</text:p>
          </table:table-cell>
          <table:table-cell table:formula="of:=IF([.E45]=0;1E+099;1/[.E45])" office:value-type="float" office:value="1.66666666666667" calcext:value-type="float">
            <text:p>1.66666666666667</text:p>
          </table:table-cell>
          <table:table-cell table:formula="of:=IF([.F45]=0;1E+099;1/[.F45])" office:value-type="float" office:value="1.25" calcext:value-type="float">
            <text:p>1.25</text:p>
          </table:table-cell>
          <table:table-cell table:formula="of:=IF([.G45]=0;1E+099;1/[.G45])" office:value-type="float" office:value="1.11111111111111" calcext:value-type="float">
            <text:p>1.11111111111111</text:p>
          </table:table-cell>
          <table:table-cell table:formula="of:=IF([.H45]=0;1E+099;1/[.H45])" office:value-type="float" office:value="10" calcext:value-type="float">
            <text:p>10</text:p>
          </table:table-cell>
          <table:table-cell table:formula="of:=IF([.I45]=0;1E+099;1/[.I45])" office:value-type="float" office:value="10" calcext:value-type="float">
            <text:p>10</text:p>
          </table:table-cell>
          <table:table-cell table:formula="of:=IF([.J45]=0;1E+099;1/[.J45])" office:value-type="float" office:value="1.01010101010101" calcext:value-type="float">
            <text:p>1.01010101010101</text:p>
          </table:table-cell>
          <table:table-cell table:formula="of:=IF([.K45]=0;1E+099;1/[.K45])" office:value-type="float" office:value="10" calcext:value-type="float">
            <text:p>10</text:p>
          </table:table-cell>
          <table:table-cell table:formula="of:=IF([.L45]=0;1E+099;1/[.L45])" office:value-type="float" office:value="10" calcext:value-type="float">
            <text:p>10</text:p>
          </table:table-cell>
          <table:table-cell table:formula="of:=IF([.M45]=0;1E+099;1/[.M45])" office:value-type="float" office:value="1.25" calcext:value-type="float">
            <text:p>1.25</text:p>
          </table:table-cell>
          <table:table-cell table:formula="of:=IF([.N45]=0;1E+099;1/[.N45])" office:value-type="float" office:value="2.5" calcext:value-type="float">
            <text:p>2.5</text:p>
          </table:table-cell>
          <table:table-cell table:formula="of:=IF([.O45]=0;1E+099;1/[.O45])" office:value-type="float" office:value="10" calcext:value-type="float">
            <text:p>10</text:p>
          </table:table-cell>
          <table:table-cell table:formula="of:=IF([.P45]=0;1E+099;1/[.P45])" office:value-type="float" office:value="3.33333333333333" calcext:value-type="float">
            <text:p>3.33333333333333</text:p>
          </table:table-cell>
          <table:table-cell table:formula="of:=IF([.Q45]=0;1E+099;1/[.Q45])" office:value-type="float" office:value="1.11111111111111" calcext:value-type="float">
            <text:p>1.11111111111111</text:p>
          </table:table-cell>
          <table:table-cell table:formula="of:=IF([.R45]=0;1E+099;1/[.R45])" office:value-type="float" office:value="2.5" calcext:value-type="float">
            <text:p>2.5</text:p>
          </table:table-cell>
          <table:table-cell table:formula="of:=IF([.S45]=0;1E+099;1/[.S45])" office:value-type="float" office:value="1.11111111111111" calcext:value-type="float">
            <text:p>1.11111111111111</text:p>
          </table:table-cell>
        </table:table-row>
        <table:table-row table:style-name="ro1">
          <table:table-cell table:style-name="Default" office:value-type="string" calcext:value-type="string">
            <text:p>N</text:p>
          </table:table-cell>
          <table:table-cell table:formula="of:=IF([.B46]=0;1E+099;1/[.B46])" office:value-type="float" office:value="1E+099" calcext:value-type="float">
            <text:p>1E+099</text:p>
          </table:table-cell>
          <table:table-cell table:formula="of:=IF([.C46]=0;1E+099;1/[.C46])" office:value-type="float" office:value="5" calcext:value-type="float">
            <text:p>5</text:p>
          </table:table-cell>
          <table:table-cell table:formula="of:=IF([.D46]=0;1E+099;1/[.D46])" office:value-type="float" office:value="1.42857142857143" calcext:value-type="float">
            <text:p>1.42857142857143</text:p>
          </table:table-cell>
          <table:table-cell table:formula="of:=IF([.E46]=0;1E+099;1/[.E46])" office:value-type="float" office:value="2.5" calcext:value-type="float">
            <text:p>2.5</text:p>
          </table:table-cell>
          <table:table-cell table:formula="of:=IF([.F46]=0;1E+099;1/[.F46])" office:value-type="float" office:value="1E+099" calcext:value-type="float">
            <text:p>1E+099</text:p>
          </table:table-cell>
          <table:table-cell table:formula="of:=IF([.G46]=0;1E+099;1/[.G46])" office:value-type="float" office:value="1E+099" calcext:value-type="float">
            <text:p>1E+099</text:p>
          </table:table-cell>
          <table:table-cell table:formula="of:=IF([.H46]=0;1E+099;1/[.H46])" office:value-type="float" office:value="1E+099" calcext:value-type="float">
            <text:p>1E+099</text:p>
          </table:table-cell>
          <table:table-cell table:formula="of:=IF([.I46]=0;1E+099;1/[.I46])" office:value-type="float" office:value="1E+099" calcext:value-type="float">
            <text:p>1E+099</text:p>
          </table:table-cell>
          <table:table-cell table:formula="of:=IF([.J46]=0;1E+099;1/[.J46])" office:value-type="float" office:value="1E+099" calcext:value-type="float">
            <text:p>1E+099</text:p>
          </table:table-cell>
          <table:table-cell table:formula="of:=IF([.K46]=0;1E+099;1/[.K46])" office:value-type="float" office:value="1E+099" calcext:value-type="float">
            <text:p>1E+099</text:p>
          </table:table-cell>
          <table:table-cell table:formula="of:=IF([.L46]=0;1E+099;1/[.L46])" office:value-type="float" office:value="1E+099" calcext:value-type="float">
            <text:p>1E+099</text:p>
          </table:table-cell>
          <table:table-cell table:formula="of:=IF([.M46]=0;1E+099;1/[.M46])" office:value-type="float" office:value="1E+099" calcext:value-type="float">
            <text:p>1E+099</text:p>
          </table:table-cell>
          <table:table-cell table:formula="of:=IF([.N46]=0;1E+099;1/[.N46])" office:value-type="float" office:value="1E+099" calcext:value-type="float">
            <text:p>1E+099</text:p>
          </table:table-cell>
          <table:table-cell table:formula="of:=IF([.O46]=0;1E+099;1/[.O46])" office:value-type="float" office:value="1E+099" calcext:value-type="float">
            <text:p>1E+099</text:p>
          </table:table-cell>
          <table:table-cell table:formula="of:=IF([.P46]=0;1E+099;1/[.P46])" office:value-type="float" office:value="1E+099" calcext:value-type="float">
            <text:p>1E+099</text:p>
          </table:table-cell>
          <table:table-cell table:formula="of:=IF([.Q46]=0;1E+099;1/[.Q46])" office:value-type="float" office:value="1E+099" calcext:value-type="float">
            <text:p>1E+099</text:p>
          </table:table-cell>
          <table:table-cell table:formula="of:=IF([.R46]=0;1E+099;1/[.R46])" office:value-type="float" office:value="1E+099" calcext:value-type="float">
            <text:p>1E+099</text:p>
          </table:table-cell>
          <table:table-cell table:formula="of:=IF([.S46]=0;1E+099;1/[.S46])" office:value-type="float" office:value="1E+099" calcext:value-type="float">
            <text:p>1E+099</text:p>
          </table:table-cell>
        </table:table-row>
        <table:table-row table:style-name="ro1">
          <table:table-cell table:style-name="Default" office:value-type="string" calcext:value-type="string">
            <text:p>-</text:p>
          </table:table-cell>
          <table:table-cell table:formula="of:=IF([.B47]=0;1E+099;1/[.B47])" office:value-type="float" office:value="1.11111111111111" calcext:value-type="float">
            <text:p>1.11111111111111</text:p>
          </table:table-cell>
          <table:table-cell table:formula="of:=IF([.C47]=0;1E+099;1/[.C47])" office:value-type="float" office:value="1.25" calcext:value-type="float">
            <text:p>1.25</text:p>
          </table:table-cell>
          <table:table-cell table:formula="of:=IF([.D47]=0;1E+099;1/[.D47])" office:value-type="float" office:value="3.33333333333333" calcext:value-type="float">
            <text:p>3.33333333333333</text:p>
          </table:table-cell>
          <table:table-cell table:formula="of:=IF([.E47]=0;1E+099;1/[.E47])" office:value-type="float" office:value="1.66666666666667" calcext:value-type="float">
            <text:p>1.66666666666667</text:p>
          </table:table-cell>
          <table:table-cell table:formula="of:=IF([.F47]=0;1E+099;1/[.F47])" office:value-type="float" office:value="1.25" calcext:value-type="float">
            <text:p>1.25</text:p>
          </table:table-cell>
          <table:table-cell table:formula="of:=IF([.G47]=0;1E+099;1/[.G47])" office:value-type="float" office:value="1.11111111111111" calcext:value-type="float">
            <text:p>1.11111111111111</text:p>
          </table:table-cell>
          <table:table-cell table:formula="of:=IF([.H47]=0;1E+099;1/[.H47])" office:value-type="float" office:value="10" calcext:value-type="float">
            <text:p>10</text:p>
          </table:table-cell>
          <table:table-cell table:formula="of:=IF([.I47]=0;1E+099;1/[.I47])" office:value-type="float" office:value="10" calcext:value-type="float">
            <text:p>10</text:p>
          </table:table-cell>
          <table:table-cell table:formula="of:=IF([.J47]=0;1E+099;1/[.J47])" office:value-type="float" office:value="1.01010101010101" calcext:value-type="float">
            <text:p>1.01010101010101</text:p>
          </table:table-cell>
          <table:table-cell table:formula="of:=IF([.K47]=0;1E+099;1/[.K47])" office:value-type="float" office:value="10" calcext:value-type="float">
            <text:p>10</text:p>
          </table:table-cell>
          <table:table-cell table:formula="of:=IF([.L47]=0;1E+099;1/[.L47])" office:value-type="float" office:value="10" calcext:value-type="float">
            <text:p>10</text:p>
          </table:table-cell>
          <table:table-cell table:formula="of:=IF([.M47]=0;1E+099;1/[.M47])" office:value-type="float" office:value="1.25" calcext:value-type="float">
            <text:p>1.25</text:p>
          </table:table-cell>
          <table:table-cell table:formula="of:=IF([.N47]=0;1E+099;1/[.N47])" office:value-type="float" office:value="2.5" calcext:value-type="float">
            <text:p>2.5</text:p>
          </table:table-cell>
          <table:table-cell table:formula="of:=IF([.O47]=0;1E+099;1/[.O47])" office:value-type="float" office:value="10" calcext:value-type="float">
            <text:p>10</text:p>
          </table:table-cell>
          <table:table-cell table:formula="of:=IF([.P47]=0;1E+099;1/[.P47])" office:value-type="float" office:value="3.33333333333333" calcext:value-type="float">
            <text:p>3.33333333333333</text:p>
          </table:table-cell>
          <table:table-cell table:formula="of:=IF([.Q47]=0;1E+099;1/[.Q47])" office:value-type="float" office:value="1.11111111111111" calcext:value-type="float">
            <text:p>1.11111111111111</text:p>
          </table:table-cell>
          <table:table-cell table:formula="of:=IF([.R47]=0;1E+099;1/[.R47])" office:value-type="float" office:value="2.5" calcext:value-type="float">
            <text:p>2.5</text:p>
          </table:table-cell>
          <table:table-cell table:formula="of:=IF([.S47]=0;1E+099;1/[.S47])" office:value-type="float" office:value="1.11111111111111" calcext:value-type="float">
            <text:p>1.11111111111111</text:p>
          </table:table-cell>
        </table:table-row>
        <table:table-row table:style-name="ro1">
          <table:table-cell table:style-name="Default" office:value-type="string" calcext:value-type="string">
            <text:p>E</text:p>
          </table:table-cell>
          <table:table-cell table:formula="of:=IF([.B48]=0;1E+099;1/[.B48])" office:value-type="float" office:value="1E+099" calcext:value-type="float">
            <text:p>1E+099</text:p>
          </table:table-cell>
          <table:table-cell table:formula="of:=IF([.C48]=0;1E+099;1/[.C48])" office:value-type="float" office:value="1E+099" calcext:value-type="float">
            <text:p>1E+099</text:p>
          </table:table-cell>
          <table:table-cell table:formula="of:=IF([.D48]=0;1E+099;1/[.D48])" office:value-type="float" office:value="1E+099" calcext:value-type="float">
            <text:p>1E+099</text:p>
          </table:table-cell>
          <table:table-cell table:formula="of:=IF([.E48]=0;1E+099;1/[.E48])" office:value-type="float" office:value="1E+099" calcext:value-type="float">
            <text:p>1E+099</text:p>
          </table:table-cell>
          <table:table-cell table:formula="of:=IF([.F48]=0;1E+099;1/[.F48])" office:value-type="float" office:value="5" calcext:value-type="float">
            <text:p>5</text:p>
          </table:table-cell>
          <table:table-cell table:formula="of:=IF([.G48]=0;1E+099;1/[.G48])" office:value-type="float" office:value="1E+099" calcext:value-type="float">
            <text:p>1E+099</text:p>
          </table:table-cell>
          <table:table-cell table:formula="of:=IF([.H48]=0;1E+099;1/[.H48])" office:value-type="float" office:value="1E+099" calcext:value-type="float">
            <text:p>1E+099</text:p>
          </table:table-cell>
          <table:table-cell table:formula="of:=IF([.I48]=0;1E+099;1/[.I48])" office:value-type="float" office:value="1E+099" calcext:value-type="float">
            <text:p>1E+099</text:p>
          </table:table-cell>
          <table:table-cell table:formula="of:=IF([.J48]=0;1E+099;1/[.J48])" office:value-type="float" office:value="1E+099" calcext:value-type="float">
            <text:p>1E+099</text:p>
          </table:table-cell>
          <table:table-cell table:formula="of:=IF([.K48]=0;1E+099;1/[.K48])" office:value-type="float" office:value="1E+099" calcext:value-type="float">
            <text:p>1E+099</text:p>
          </table:table-cell>
          <table:table-cell table:formula="of:=IF([.L48]=0;1E+099;1/[.L48])" office:value-type="float" office:value="1E+099" calcext:value-type="float">
            <text:p>1E+099</text:p>
          </table:table-cell>
          <table:table-cell table:formula="of:=IF([.M48]=0;1E+099;1/[.M48])" office:value-type="float" office:value="1E+099" calcext:value-type="float">
            <text:p>1E+099</text:p>
          </table:table-cell>
          <table:table-cell table:formula="of:=IF([.N48]=0;1E+099;1/[.N48])" office:value-type="float" office:value="1E+099" calcext:value-type="float">
            <text:p>1E+099</text:p>
          </table:table-cell>
          <table:table-cell table:formula="of:=IF([.O48]=0;1E+099;1/[.O48])" office:value-type="float" office:value="1E+099" calcext:value-type="float">
            <text:p>1E+099</text:p>
          </table:table-cell>
          <table:table-cell table:formula="of:=IF([.P48]=0;1E+099;1/[.P48])" office:value-type="float" office:value="1E+099" calcext:value-type="float">
            <text:p>1E+099</text:p>
          </table:table-cell>
          <table:table-cell table:formula="of:=IF([.Q48]=0;1E+099;1/[.Q48])" office:value-type="float" office:value="1E+099" calcext:value-type="float">
            <text:p>1E+099</text:p>
          </table:table-cell>
          <table:table-cell table:formula="of:=IF([.R48]=0;1E+099;1/[.R48])" office:value-type="float" office:value="1E+099" calcext:value-type="float">
            <text:p>1E+099</text:p>
          </table:table-cell>
          <table:table-cell table:formula="of:=IF([.S48]=0;1E+099;1/[.S48])" office:value-type="float" office:value="1E+099" calcext:value-type="float">
            <text:p>1E+099</text:p>
          </table:table-cell>
        </table:table-row>
        <table:table-row table:style-name="ro1">
          <table:table-cell table:style-name="Default" office:value-type="string" calcext:value-type="string">
            <text:p>-</text:p>
          </table:table-cell>
          <table:table-cell table:formula="of:=IF([.B49]=0;1E+099;1/[.B49])" office:value-type="float" office:value="1.11111111111111" calcext:value-type="float">
            <text:p>1.11111111111111</text:p>
          </table:table-cell>
          <table:table-cell table:formula="of:=IF([.C49]=0;1E+099;1/[.C49])" office:value-type="float" office:value="1.25" calcext:value-type="float">
            <text:p>1.25</text:p>
          </table:table-cell>
          <table:table-cell table:formula="of:=IF([.D49]=0;1E+099;1/[.D49])" office:value-type="float" office:value="3.33333333333333" calcext:value-type="float">
            <text:p>3.33333333333333</text:p>
          </table:table-cell>
          <table:table-cell table:formula="of:=IF([.E49]=0;1E+099;1/[.E49])" office:value-type="float" office:value="1.66666666666667" calcext:value-type="float">
            <text:p>1.66666666666667</text:p>
          </table:table-cell>
          <table:table-cell table:formula="of:=IF([.F49]=0;1E+099;1/[.F49])" office:value-type="float" office:value="1.25" calcext:value-type="float">
            <text:p>1.25</text:p>
          </table:table-cell>
          <table:table-cell table:formula="of:=IF([.G49]=0;1E+099;1/[.G49])" office:value-type="float" office:value="1.11111111111111" calcext:value-type="float">
            <text:p>1.11111111111111</text:p>
          </table:table-cell>
          <table:table-cell table:formula="of:=IF([.H49]=0;1E+099;1/[.H49])" office:value-type="float" office:value="10" calcext:value-type="float">
            <text:p>10</text:p>
          </table:table-cell>
          <table:table-cell table:formula="of:=IF([.I49]=0;1E+099;1/[.I49])" office:value-type="float" office:value="10" calcext:value-type="float">
            <text:p>10</text:p>
          </table:table-cell>
          <table:table-cell table:formula="of:=IF([.J49]=0;1E+099;1/[.J49])" office:value-type="float" office:value="1.01010101010101" calcext:value-type="float">
            <text:p>1.01010101010101</text:p>
          </table:table-cell>
          <table:table-cell table:formula="of:=IF([.K49]=0;1E+099;1/[.K49])" office:value-type="float" office:value="10" calcext:value-type="float">
            <text:p>10</text:p>
          </table:table-cell>
          <table:table-cell table:formula="of:=IF([.L49]=0;1E+099;1/[.L49])" office:value-type="float" office:value="10" calcext:value-type="float">
            <text:p>10</text:p>
          </table:table-cell>
          <table:table-cell table:formula="of:=IF([.M49]=0;1E+099;1/[.M49])" office:value-type="float" office:value="1.25" calcext:value-type="float">
            <text:p>1.25</text:p>
          </table:table-cell>
          <table:table-cell table:formula="of:=IF([.N49]=0;1E+099;1/[.N49])" office:value-type="float" office:value="2.5" calcext:value-type="float">
            <text:p>2.5</text:p>
          </table:table-cell>
          <table:table-cell table:formula="of:=IF([.O49]=0;1E+099;1/[.O49])" office:value-type="float" office:value="10" calcext:value-type="float">
            <text:p>10</text:p>
          </table:table-cell>
          <table:table-cell table:formula="of:=IF([.P49]=0;1E+099;1/[.P49])" office:value-type="float" office:value="3.33333333333333" calcext:value-type="float">
            <text:p>3.33333333333333</text:p>
          </table:table-cell>
          <table:table-cell table:formula="of:=IF([.Q49]=0;1E+099;1/[.Q49])" office:value-type="float" office:value="1.11111111111111" calcext:value-type="float">
            <text:p>1.11111111111111</text:p>
          </table:table-cell>
          <table:table-cell table:formula="of:=IF([.R49]=0;1E+099;1/[.R49])" office:value-type="float" office:value="2.5" calcext:value-type="float">
            <text:p>2.5</text:p>
          </table:table-cell>
          <table:table-cell table:formula="of:=IF([.S49]=0;1E+099;1/[.S49])" office:value-type="float" office:value="1.11111111111111" calcext:value-type="float">
            <text:p>1.11111111111111</text:p>
          </table:table-cell>
        </table:table-row>
        <table:table-row table:style-name="ro1">
          <table:table-cell table:style-name="Default" office:value-type="string" calcext:value-type="string">
            <text:p>W</text:p>
          </table:table-cell>
          <table:table-cell table:formula="of:=IF([.B50]=0;1E+099;1/[.B50])" office:value-type="float" office:value="1E+099" calcext:value-type="float">
            <text:p>1E+099</text:p>
          </table:table-cell>
          <table:table-cell table:formula="of:=IF([.C50]=0;1E+099;1/[.C50])" office:value-type="float" office:value="1E+099" calcext:value-type="float">
            <text:p>1E+099</text:p>
          </table:table-cell>
          <table:table-cell table:formula="of:=IF([.D50]=0;1E+099;1/[.D50])" office:value-type="float" office:value="1E+099" calcext:value-type="float">
            <text:p>1E+099</text:p>
          </table:table-cell>
          <table:table-cell table:formula="of:=IF([.E50]=0;1E+099;1/[.E50])" office:value-type="float" office:value="1E+099" calcext:value-type="float">
            <text:p>1E+099</text:p>
          </table:table-cell>
          <table:table-cell table:formula="of:=IF([.F50]=0;1E+099;1/[.F50])" office:value-type="float" office:value="1E+099" calcext:value-type="float">
            <text:p>1E+099</text:p>
          </table:table-cell>
          <table:table-cell table:formula="of:=IF([.G50]=0;1E+099;1/[.G50])" office:value-type="float" office:value="1E+099" calcext:value-type="float">
            <text:p>1E+099</text:p>
          </table:table-cell>
          <table:table-cell table:formula="of:=IF([.H50]=0;1E+099;1/[.H50])" office:value-type="float" office:value="2.5" calcext:value-type="float">
            <text:p>2.5</text:p>
          </table:table-cell>
          <table:table-cell table:formula="of:=IF([.I50]=0;1E+099;1/[.I50])" office:value-type="float" office:value="1.11111111111111" calcext:value-type="float">
            <text:p>1.11111111111111</text:p>
          </table:table-cell>
          <table:table-cell table:formula="of:=IF([.J50]=0;1E+099;1/[.J50])" office:value-type="float" office:value="1E+099" calcext:value-type="float">
            <text:p>1E+099</text:p>
          </table:table-cell>
          <table:table-cell table:formula="of:=IF([.K50]=0;1E+099;1/[.K50])" office:value-type="float" office:value="1E+099" calcext:value-type="float">
            <text:p>1E+099</text:p>
          </table:table-cell>
          <table:table-cell table:formula="of:=IF([.L50]=0;1E+099;1/[.L50])" office:value-type="float" office:value="1E+099" calcext:value-type="float">
            <text:p>1E+099</text:p>
          </table:table-cell>
          <table:table-cell table:formula="of:=IF([.M50]=0;1E+099;1/[.M50])" office:value-type="float" office:value="1E+099" calcext:value-type="float">
            <text:p>1E+099</text:p>
          </table:table-cell>
          <table:table-cell table:formula="of:=IF([.N50]=0;1E+099;1/[.N50])" office:value-type="float" office:value="1E+099" calcext:value-type="float">
            <text:p>1E+099</text:p>
          </table:table-cell>
          <table:table-cell table:formula="of:=IF([.O50]=0;1E+099;1/[.O50])" office:value-type="float" office:value="1E+099" calcext:value-type="float">
            <text:p>1E+099</text:p>
          </table:table-cell>
          <table:table-cell table:formula="of:=IF([.P50]=0;1E+099;1/[.P50])" office:value-type="float" office:value="1E+099" calcext:value-type="float">
            <text:p>1E+099</text:p>
          </table:table-cell>
          <table:table-cell table:formula="of:=IF([.Q50]=0;1E+099;1/[.Q50])" office:value-type="float" office:value="1E+099" calcext:value-type="float">
            <text:p>1E+099</text:p>
          </table:table-cell>
          <table:table-cell table:formula="of:=IF([.R50]=0;1E+099;1/[.R50])" office:value-type="float" office:value="1E+099" calcext:value-type="float">
            <text:p>1E+099</text:p>
          </table:table-cell>
          <table:table-cell table:formula="of:=IF([.S50]=0;1E+099;1/[.S50])" office:value-type="float" office:value="1E+099" calcext:value-type="float">
            <text:p>1E+099</text:p>
          </table:table-cell>
        </table:table-row>
        <table:table-row table:style-name="ro1">
          <table:table-cell table:style-name="Default" office:value-type="string" calcext:value-type="string">
            <text:p>-</text:p>
          </table:table-cell>
          <table:table-cell table:formula="of:=IF([.B51]=0;1E+099;1/[.B51])" office:value-type="float" office:value="1.11111111111111" calcext:value-type="float">
            <text:p>1.11111111111111</text:p>
          </table:table-cell>
          <table:table-cell table:formula="of:=IF([.C51]=0;1E+099;1/[.C51])" office:value-type="float" office:value="1.25" calcext:value-type="float">
            <text:p>1.25</text:p>
          </table:table-cell>
          <table:table-cell table:formula="of:=IF([.D51]=0;1E+099;1/[.D51])" office:value-type="float" office:value="3.33333333333333" calcext:value-type="float">
            <text:p>3.33333333333333</text:p>
          </table:table-cell>
          <table:table-cell table:formula="of:=IF([.E51]=0;1E+099;1/[.E51])" office:value-type="float" office:value="1.66666666666667" calcext:value-type="float">
            <text:p>1.66666666666667</text:p>
          </table:table-cell>
          <table:table-cell table:formula="of:=IF([.F51]=0;1E+099;1/[.F51])" office:value-type="float" office:value="1.25" calcext:value-type="float">
            <text:p>1.25</text:p>
          </table:table-cell>
          <table:table-cell table:formula="of:=IF([.G51]=0;1E+099;1/[.G51])" office:value-type="float" office:value="1.11111111111111" calcext:value-type="float">
            <text:p>1.11111111111111</text:p>
          </table:table-cell>
          <table:table-cell table:formula="of:=IF([.H51]=0;1E+099;1/[.H51])" office:value-type="float" office:value="10" calcext:value-type="float">
            <text:p>10</text:p>
          </table:table-cell>
          <table:table-cell table:formula="of:=IF([.I51]=0;1E+099;1/[.I51])" office:value-type="float" office:value="10" calcext:value-type="float">
            <text:p>10</text:p>
          </table:table-cell>
          <table:table-cell table:formula="of:=IF([.J51]=0;1E+099;1/[.J51])" office:value-type="float" office:value="1.01010101010101" calcext:value-type="float">
            <text:p>1.01010101010101</text:p>
          </table:table-cell>
          <table:table-cell table:formula="of:=IF([.K51]=0;1E+099;1/[.K51])" office:value-type="float" office:value="10" calcext:value-type="float">
            <text:p>10</text:p>
          </table:table-cell>
          <table:table-cell table:formula="of:=IF([.L51]=0;1E+099;1/[.L51])" office:value-type="float" office:value="10" calcext:value-type="float">
            <text:p>10</text:p>
          </table:table-cell>
          <table:table-cell table:formula="of:=IF([.M51]=0;1E+099;1/[.M51])" office:value-type="float" office:value="1.25" calcext:value-type="float">
            <text:p>1.25</text:p>
          </table:table-cell>
          <table:table-cell table:formula="of:=IF([.N51]=0;1E+099;1/[.N51])" office:value-type="float" office:value="2.5" calcext:value-type="float">
            <text:p>2.5</text:p>
          </table:table-cell>
          <table:table-cell table:formula="of:=IF([.O51]=0;1E+099;1/[.O51])" office:value-type="float" office:value="10" calcext:value-type="float">
            <text:p>10</text:p>
          </table:table-cell>
          <table:table-cell table:formula="of:=IF([.P51]=0;1E+099;1/[.P51])" office:value-type="float" office:value="3.33333333333333" calcext:value-type="float">
            <text:p>3.33333333333333</text:p>
          </table:table-cell>
          <table:table-cell table:formula="of:=IF([.Q51]=0;1E+099;1/[.Q51])" office:value-type="float" office:value="1.11111111111111" calcext:value-type="float">
            <text:p>1.11111111111111</text:p>
          </table:table-cell>
          <table:table-cell table:formula="of:=IF([.R51]=0;1E+099;1/[.R51])" office:value-type="float" office:value="2.5" calcext:value-type="float">
            <text:p>2.5</text:p>
          </table:table-cell>
          <table:table-cell table:formula="of:=IF([.S51]=0;1E+099;1/[.S51])" office:value-type="float" office:value="1.11111111111111" calcext:value-type="float">
            <text:p>1.11111111111111</text:p>
          </table:table-cell>
        </table:table-row>
        <table:table-row table:style-name="ro1">
          <table:table-cell table:style-name="Default" office:value-type="string" calcext:value-type="string">
            <text:p><text:s/></text:p>
          </table:table-cell>
          <table:table-cell table:formula="of:=IF([.B52]=0;1E+099;1/[.B52])" office:value-type="float" office:value="1E+099" calcext:value-type="float">
            <text:p>1E+099</text:p>
          </table:table-cell>
          <table:table-cell table:formula="of:=IF([.C52]=0;1E+099;1/[.C52])" office:value-type="float" office:value="1E+099" calcext:value-type="float">
            <text:p>1E+099</text:p>
          </table:table-cell>
          <table:table-cell table:formula="of:=IF([.D52]=0;1E+099;1/[.D52])" office:value-type="float" office:value="1E+099" calcext:value-type="float">
            <text:p>1E+099</text:p>
          </table:table-cell>
          <table:table-cell table:formula="of:=IF([.E52]=0;1E+099;1/[.E52])" office:value-type="float" office:value="1E+099" calcext:value-type="float">
            <text:p>1E+099</text:p>
          </table:table-cell>
          <table:table-cell table:formula="of:=IF([.F52]=0;1E+099;1/[.F52])" office:value-type="float" office:value="1E+099" calcext:value-type="float">
            <text:p>1E+099</text:p>
          </table:table-cell>
          <table:table-cell table:formula="of:=IF([.G52]=0;1E+099;1/[.G52])" office:value-type="float" office:value="1E+099" calcext:value-type="float">
            <text:p>1E+099</text:p>
          </table:table-cell>
          <table:table-cell table:formula="of:=IF([.H52]=0;1E+099;1/[.H52])" office:value-type="float" office:value="1E+099" calcext:value-type="float">
            <text:p>1E+099</text:p>
          </table:table-cell>
          <table:table-cell table:formula="of:=IF([.I52]=0;1E+099;1/[.I52])" office:value-type="float" office:value="1E+099" calcext:value-type="float">
            <text:p>1E+099</text:p>
          </table:table-cell>
          <table:table-cell table:formula="of:=IF([.J52]=0;1E+099;1/[.J52])" office:value-type="float" office:value="1E+099" calcext:value-type="float">
            <text:p>1E+099</text:p>
          </table:table-cell>
          <table:table-cell table:formula="of:=IF([.K52]=0;1E+099;1/[.K52])" office:value-type="float" office:value="1.25" calcext:value-type="float">
            <text:p>1.25</text:p>
          </table:table-cell>
          <table:table-cell table:formula="of:=IF([.L52]=0;1E+099;1/[.L52])" office:value-type="float" office:value="1E+099" calcext:value-type="float">
            <text:p>1E+099</text:p>
          </table:table-cell>
          <table:table-cell table:formula="of:=IF([.M52]=0;1E+099;1/[.M52])" office:value-type="float" office:value="1E+099" calcext:value-type="float">
            <text:p>1E+099</text:p>
          </table:table-cell>
          <table:table-cell table:formula="of:=IF([.N52]=0;1E+099;1/[.N52])" office:value-type="float" office:value="1E+099" calcext:value-type="float">
            <text:p>1E+099</text:p>
          </table:table-cell>
          <table:table-cell table:formula="of:=IF([.O52]=0;1E+099;1/[.O52])" office:value-type="float" office:value="1.11111111111111" calcext:value-type="float">
            <text:p>1.11111111111111</text:p>
          </table:table-cell>
          <table:table-cell table:formula="of:=IF([.P52]=0;1E+099;1/[.P52])" office:value-type="float" office:value="1E+099" calcext:value-type="float">
            <text:p>1E+099</text:p>
          </table:table-cell>
          <table:table-cell table:formula="of:=IF([.Q52]=0;1E+099;1/[.Q52])" office:value-type="float" office:value="1E+099" calcext:value-type="float">
            <text:p>1E+099</text:p>
          </table:table-cell>
          <table:table-cell table:formula="of:=IF([.R52]=0;1E+099;1/[.R52])" office:value-type="float" office:value="1E+099" calcext:value-type="float">
            <text:p>1E+099</text:p>
          </table:table-cell>
          <table:table-cell table:formula="of:=IF([.S52]=0;1E+099;1/[.S52])" office:value-type="float" office:value="1E+099" calcext:value-type="float">
            <text:p>1E+099</text:p>
          </table:table-cell>
        </table:table-row>
        <table:table-row table:style-name="ro1">
          <table:table-cell table:style-name="Default" office:value-type="string" calcext:value-type="string">
            <text:p>-</text:p>
          </table:table-cell>
          <table:table-cell table:formula="of:=IF([.B53]=0;1E+099;1/[.B53])" office:value-type="float" office:value="1.11111111111111" calcext:value-type="float">
            <text:p>1.11111111111111</text:p>
          </table:table-cell>
          <table:table-cell table:formula="of:=IF([.C53]=0;1E+099;1/[.C53])" office:value-type="float" office:value="1.25" calcext:value-type="float">
            <text:p>1.25</text:p>
          </table:table-cell>
          <table:table-cell table:formula="of:=IF([.D53]=0;1E+099;1/[.D53])" office:value-type="float" office:value="3.33333333333333" calcext:value-type="float">
            <text:p>3.33333333333333</text:p>
          </table:table-cell>
          <table:table-cell table:formula="of:=IF([.E53]=0;1E+099;1/[.E53])" office:value-type="float" office:value="1.66666666666667" calcext:value-type="float">
            <text:p>1.66666666666667</text:p>
          </table:table-cell>
          <table:table-cell table:formula="of:=IF([.F53]=0;1E+099;1/[.F53])" office:value-type="float" office:value="1.25" calcext:value-type="float">
            <text:p>1.25</text:p>
          </table:table-cell>
          <table:table-cell table:formula="of:=IF([.G53]=0;1E+099;1/[.G53])" office:value-type="float" office:value="1.11111111111111" calcext:value-type="float">
            <text:p>1.11111111111111</text:p>
          </table:table-cell>
          <table:table-cell table:formula="of:=IF([.H53]=0;1E+099;1/[.H53])" office:value-type="float" office:value="10" calcext:value-type="float">
            <text:p>10</text:p>
          </table:table-cell>
          <table:table-cell table:formula="of:=IF([.I53]=0;1E+099;1/[.I53])" office:value-type="float" office:value="10" calcext:value-type="float">
            <text:p>10</text:p>
          </table:table-cell>
          <table:table-cell table:formula="of:=IF([.J53]=0;1E+099;1/[.J53])" office:value-type="float" office:value="1.01010101010101" calcext:value-type="float">
            <text:p>1.01010101010101</text:p>
          </table:table-cell>
          <table:table-cell table:formula="of:=IF([.K53]=0;1E+099;1/[.K53])" office:value-type="float" office:value="10" calcext:value-type="float">
            <text:p>10</text:p>
          </table:table-cell>
          <table:table-cell table:formula="of:=IF([.L53]=0;1E+099;1/[.L53])" office:value-type="float" office:value="10" calcext:value-type="float">
            <text:p>10</text:p>
          </table:table-cell>
          <table:table-cell table:formula="of:=IF([.M53]=0;1E+099;1/[.M53])" office:value-type="float" office:value="1.25" calcext:value-type="float">
            <text:p>1.25</text:p>
          </table:table-cell>
          <table:table-cell table:formula="of:=IF([.N53]=0;1E+099;1/[.N53])" office:value-type="float" office:value="2.5" calcext:value-type="float">
            <text:p>2.5</text:p>
          </table:table-cell>
          <table:table-cell table:formula="of:=IF([.O53]=0;1E+099;1/[.O53])" office:value-type="float" office:value="10" calcext:value-type="float">
            <text:p>10</text:p>
          </table:table-cell>
          <table:table-cell table:formula="of:=IF([.P53]=0;1E+099;1/[.P53])" office:value-type="float" office:value="3.33333333333333" calcext:value-type="float">
            <text:p>3.33333333333333</text:p>
          </table:table-cell>
          <table:table-cell table:formula="of:=IF([.Q53]=0;1E+099;1/[.Q53])" office:value-type="float" office:value="1.11111111111111" calcext:value-type="float">
            <text:p>1.11111111111111</text:p>
          </table:table-cell>
          <table:table-cell table:formula="of:=IF([.R53]=0;1E+099;1/[.R53])" office:value-type="float" office:value="2.5" calcext:value-type="float">
            <text:p>2.5</text:p>
          </table:table-cell>
          <table:table-cell table:formula="of:=IF([.S53]=0;1E+099;1/[.S53])" office:value-type="float" office:value="1.11111111111111" calcext:value-type="float">
            <text:p>1.11111111111111</text:p>
          </table:table-cell>
        </table:table-row>
        <table:table-row table:style-name="ro1">
          <table:table-cell table:style-name="Default" office:value-type="string" calcext:value-type="string">
            <text:p>A</text:p>
          </table:table-cell>
          <table:table-cell table:formula="of:=IF([.B54]=0;1E+099;1/[.B54])" office:value-type="float" office:value="1E+099" calcext:value-type="float">
            <text:p>1E+099</text:p>
          </table:table-cell>
          <table:table-cell table:formula="of:=IF([.C54]=0;1E+099;1/[.C54])" office:value-type="float" office:value="1E+099" calcext:value-type="float">
            <text:p>1E+099</text:p>
          </table:table-cell>
          <table:table-cell table:formula="of:=IF([.D54]=0;1E+099;1/[.D54])" office:value-type="float" office:value="1E+099" calcext:value-type="float">
            <text:p>1E+099</text:p>
          </table:table-cell>
          <table:table-cell table:formula="of:=IF([.E54]=0;1E+099;1/[.E54])" office:value-type="float" office:value="1E+099" calcext:value-type="float">
            <text:p>1E+099</text:p>
          </table:table-cell>
          <table:table-cell table:formula="of:=IF([.F54]=0;1E+099;1/[.F54])" office:value-type="float" office:value="1E+099" calcext:value-type="float">
            <text:p>1E+099</text:p>
          </table:table-cell>
          <table:table-cell table:formula="of:=IF([.G54]=0;1E+099;1/[.G54])" office:value-type="float" office:value="1E+099" calcext:value-type="float">
            <text:p>1E+099</text:p>
          </table:table-cell>
          <table:table-cell table:formula="of:=IF([.H54]=0;1E+099;1/[.H54])" office:value-type="float" office:value="1E+099" calcext:value-type="float">
            <text:p>1E+099</text:p>
          </table:table-cell>
          <table:table-cell table:formula="of:=IF([.I54]=0;1E+099;1/[.I54])" office:value-type="float" office:value="1E+099" calcext:value-type="float">
            <text:p>1E+099</text:p>
          </table:table-cell>
          <table:table-cell table:formula="of:=IF([.J54]=0;1E+099;1/[.J54])" office:value-type="float" office:value="1E+099" calcext:value-type="float">
            <text:p>1E+099</text:p>
          </table:table-cell>
          <table:table-cell table:formula="of:=IF([.K54]=0;1E+099;1/[.K54])" office:value-type="float" office:value="1E+099" calcext:value-type="float">
            <text:p>1E+099</text:p>
          </table:table-cell>
          <table:table-cell table:formula="of:=IF([.L54]=0;1E+099;1/[.L54])" office:value-type="float" office:value="1.11111111111111" calcext:value-type="float">
            <text:p>1.11111111111111</text:p>
          </table:table-cell>
          <table:table-cell table:formula="of:=IF([.M54]=0;1E+099;1/[.M54])" office:value-type="float" office:value="5" calcext:value-type="float">
            <text:p>5</text:p>
          </table:table-cell>
          <table:table-cell table:formula="of:=IF([.N54]=0;1E+099;1/[.N54])" office:value-type="float" office:value="1E+099" calcext:value-type="float">
            <text:p>1E+099</text:p>
          </table:table-cell>
          <table:table-cell table:formula="of:=IF([.O54]=0;1E+099;1/[.O54])" office:value-type="float" office:value="1E+099" calcext:value-type="float">
            <text:p>1E+099</text:p>
          </table:table-cell>
          <table:table-cell table:formula="of:=IF([.P54]=0;1E+099;1/[.P54])" office:value-type="float" office:value="1E+099" calcext:value-type="float">
            <text:p>1E+099</text:p>
          </table:table-cell>
          <table:table-cell table:formula="of:=IF([.Q54]=0;1E+099;1/[.Q54])" office:value-type="float" office:value="1E+099" calcext:value-type="float">
            <text:p>1E+099</text:p>
          </table:table-cell>
          <table:table-cell table:formula="of:=IF([.R54]=0;1E+099;1/[.R54])" office:value-type="float" office:value="1E+099" calcext:value-type="float">
            <text:p>1E+099</text:p>
          </table:table-cell>
          <table:table-cell table:formula="of:=IF([.S54]=0;1E+099;1/[.S54])" office:value-type="float" office:value="1E+099" calcext:value-type="float">
            <text:p>1E+099</text:p>
          </table:table-cell>
        </table:table-row>
        <table:table-row table:style-name="ro1">
          <table:table-cell table:style-name="Default" office:value-type="string" calcext:value-type="string">
            <text:p>-</text:p>
          </table:table-cell>
          <table:table-cell table:formula="of:=IF([.B55]=0;1E+099;1/[.B55])" office:value-type="float" office:value="1.11111111111111" calcext:value-type="float">
            <text:p>1.11111111111111</text:p>
          </table:table-cell>
          <table:table-cell table:formula="of:=IF([.C55]=0;1E+099;1/[.C55])" office:value-type="float" office:value="1.25" calcext:value-type="float">
            <text:p>1.25</text:p>
          </table:table-cell>
          <table:table-cell table:formula="of:=IF([.D55]=0;1E+099;1/[.D55])" office:value-type="float" office:value="3.33333333333333" calcext:value-type="float">
            <text:p>3.33333333333333</text:p>
          </table:table-cell>
          <table:table-cell table:formula="of:=IF([.E55]=0;1E+099;1/[.E55])" office:value-type="float" office:value="1.66666666666667" calcext:value-type="float">
            <text:p>1.66666666666667</text:p>
          </table:table-cell>
          <table:table-cell table:formula="of:=IF([.F55]=0;1E+099;1/[.F55])" office:value-type="float" office:value="1.25" calcext:value-type="float">
            <text:p>1.25</text:p>
          </table:table-cell>
          <table:table-cell table:formula="of:=IF([.G55]=0;1E+099;1/[.G55])" office:value-type="float" office:value="1.11111111111111" calcext:value-type="float">
            <text:p>1.11111111111111</text:p>
          </table:table-cell>
          <table:table-cell table:formula="of:=IF([.H55]=0;1E+099;1/[.H55])" office:value-type="float" office:value="10" calcext:value-type="float">
            <text:p>10</text:p>
          </table:table-cell>
          <table:table-cell table:formula="of:=IF([.I55]=0;1E+099;1/[.I55])" office:value-type="float" office:value="10" calcext:value-type="float">
            <text:p>10</text:p>
          </table:table-cell>
          <table:table-cell table:formula="of:=IF([.J55]=0;1E+099;1/[.J55])" office:value-type="float" office:value="1.01010101010101" calcext:value-type="float">
            <text:p>1.01010101010101</text:p>
          </table:table-cell>
          <table:table-cell table:formula="of:=IF([.K55]=0;1E+099;1/[.K55])" office:value-type="float" office:value="10" calcext:value-type="float">
            <text:p>10</text:p>
          </table:table-cell>
          <table:table-cell table:formula="of:=IF([.L55]=0;1E+099;1/[.L55])" office:value-type="float" office:value="10" calcext:value-type="float">
            <text:p>10</text:p>
          </table:table-cell>
          <table:table-cell table:formula="of:=IF([.M55]=0;1E+099;1/[.M55])" office:value-type="float" office:value="1.25" calcext:value-type="float">
            <text:p>1.25</text:p>
          </table:table-cell>
          <table:table-cell table:formula="of:=IF([.N55]=0;1E+099;1/[.N55])" office:value-type="float" office:value="2.5" calcext:value-type="float">
            <text:p>2.5</text:p>
          </table:table-cell>
          <table:table-cell table:formula="of:=IF([.O55]=0;1E+099;1/[.O55])" office:value-type="float" office:value="10" calcext:value-type="float">
            <text:p>10</text:p>
          </table:table-cell>
          <table:table-cell table:formula="of:=IF([.P55]=0;1E+099;1/[.P55])" office:value-type="float" office:value="3.33333333333333" calcext:value-type="float">
            <text:p>3.33333333333333</text:p>
          </table:table-cell>
          <table:table-cell table:formula="of:=IF([.Q55]=0;1E+099;1/[.Q55])" office:value-type="float" office:value="1.11111111111111" calcext:value-type="float">
            <text:p>1.11111111111111</text:p>
          </table:table-cell>
          <table:table-cell table:formula="of:=IF([.R55]=0;1E+099;1/[.R55])" office:value-type="float" office:value="2.5" calcext:value-type="float">
            <text:p>2.5</text:p>
          </table:table-cell>
          <table:table-cell table:formula="of:=IF([.S55]=0;1E+099;1/[.S55])" office:value-type="float" office:value="1.11111111111111" calcext:value-type="float">
            <text:p>1.11111111111111</text:p>
          </table:table-cell>
        </table:table-row>
        <table:table-row table:style-name="ro1">
          <table:table-cell table:style-name="Default" office:value-type="string" calcext:value-type="string">
            <text:p>R</text:p>
          </table:table-cell>
          <table:table-cell table:formula="of:=IF([.B56]=0;1E+099;1/[.B56])" office:value-type="float" office:value="1E+099" calcext:value-type="float">
            <text:p>1E+099</text:p>
          </table:table-cell>
          <table:table-cell table:formula="of:=IF([.C56]=0;1E+099;1/[.C56])" office:value-type="float" office:value="1E+099" calcext:value-type="float">
            <text:p>1E+099</text:p>
          </table:table-cell>
          <table:table-cell table:formula="of:=IF([.D56]=0;1E+099;1/[.D56])" office:value-type="float" office:value="1E+099" calcext:value-type="float">
            <text:p>1E+099</text:p>
          </table:table-cell>
          <table:table-cell table:formula="of:=IF([.E56]=0;1E+099;1/[.E56])" office:value-type="float" office:value="1E+099" calcext:value-type="float">
            <text:p>1E+099</text:p>
          </table:table-cell>
          <table:table-cell table:formula="of:=IF([.F56]=0;1E+099;1/[.F56])" office:value-type="float" office:value="1E+099" calcext:value-type="float">
            <text:p>1E+099</text:p>
          </table:table-cell>
          <table:table-cell table:formula="of:=IF([.G56]=0;1E+099;1/[.G56])" office:value-type="float" office:value="1E+099" calcext:value-type="float">
            <text:p>1E+099</text:p>
          </table:table-cell>
          <table:table-cell table:formula="of:=IF([.H56]=0;1E+099;1/[.H56])" office:value-type="float" office:value="1E+099" calcext:value-type="float">
            <text:p>1E+099</text:p>
          </table:table-cell>
          <table:table-cell table:formula="of:=IF([.I56]=0;1E+099;1/[.I56])" office:value-type="float" office:value="1E+099" calcext:value-type="float">
            <text:p>1E+099</text:p>
          </table:table-cell>
          <table:table-cell table:formula="of:=IF([.J56]=0;1E+099;1/[.J56])" office:value-type="float" office:value="1E+099" calcext:value-type="float">
            <text:p>1E+099</text:p>
          </table:table-cell>
          <table:table-cell table:formula="of:=IF([.K56]=0;1E+099;1/[.K56])" office:value-type="float" office:value="1E+099" calcext:value-type="float">
            <text:p>1E+099</text:p>
          </table:table-cell>
          <table:table-cell table:formula="of:=IF([.L56]=0;1E+099;1/[.L56])" office:value-type="float" office:value="1E+099" calcext:value-type="float">
            <text:p>1E+099</text:p>
          </table:table-cell>
          <table:table-cell table:formula="of:=IF([.M56]=0;1E+099;1/[.M56])" office:value-type="float" office:value="1E+099" calcext:value-type="float">
            <text:p>1E+099</text:p>
          </table:table-cell>
          <table:table-cell table:formula="of:=IF([.N56]=0;1E+099;1/[.N56])" office:value-type="float" office:value="3.33333333333333" calcext:value-type="float">
            <text:p>3.33333333333333</text:p>
          </table:table-cell>
          <table:table-cell table:formula="of:=IF([.O56]=0;1E+099;1/[.O56])" office:value-type="float" office:value="1E+099" calcext:value-type="float">
            <text:p>1E+099</text:p>
          </table:table-cell>
          <table:table-cell table:formula="of:=IF([.P56]=0;1E+099;1/[.P56])" office:value-type="float" office:value="1E+099" calcext:value-type="float">
            <text:p>1E+099</text:p>
          </table:table-cell>
          <table:table-cell table:formula="of:=IF([.Q56]=0;1E+099;1/[.Q56])" office:value-type="float" office:value="1E+099" calcext:value-type="float">
            <text:p>1E+099</text:p>
          </table:table-cell>
          <table:table-cell table:formula="of:=IF([.R56]=0;1E+099;1/[.R56])" office:value-type="float" office:value="1E+099" calcext:value-type="float">
            <text:p>1E+099</text:p>
          </table:table-cell>
          <table:table-cell table:formula="of:=IF([.S56]=0;1E+099;1/[.S56])" office:value-type="float" office:value="1E+099" calcext:value-type="float">
            <text:p>1E+099</text:p>
          </table:table-cell>
        </table:table-row>
        <table:table-row table:style-name="ro1">
          <table:table-cell table:style-name="Default" office:value-type="string" calcext:value-type="string">
            <text:p>-</text:p>
          </table:table-cell>
          <table:table-cell table:formula="of:=IF([.B57]=0;1E+099;1/[.B57])" office:value-type="float" office:value="1.11111111111111" calcext:value-type="float">
            <text:p>1.11111111111111</text:p>
          </table:table-cell>
          <table:table-cell table:formula="of:=IF([.C57]=0;1E+099;1/[.C57])" office:value-type="float" office:value="1.25" calcext:value-type="float">
            <text:p>1.25</text:p>
          </table:table-cell>
          <table:table-cell table:formula="of:=IF([.D57]=0;1E+099;1/[.D57])" office:value-type="float" office:value="3.33333333333333" calcext:value-type="float">
            <text:p>3.33333333333333</text:p>
          </table:table-cell>
          <table:table-cell table:formula="of:=IF([.E57]=0;1E+099;1/[.E57])" office:value-type="float" office:value="1.66666666666667" calcext:value-type="float">
            <text:p>1.66666666666667</text:p>
          </table:table-cell>
          <table:table-cell table:formula="of:=IF([.F57]=0;1E+099;1/[.F57])" office:value-type="float" office:value="1.25" calcext:value-type="float">
            <text:p>1.25</text:p>
          </table:table-cell>
          <table:table-cell table:formula="of:=IF([.G57]=0;1E+099;1/[.G57])" office:value-type="float" office:value="1.11111111111111" calcext:value-type="float">
            <text:p>1.11111111111111</text:p>
          </table:table-cell>
          <table:table-cell table:formula="of:=IF([.H57]=0;1E+099;1/[.H57])" office:value-type="float" office:value="10" calcext:value-type="float">
            <text:p>10</text:p>
          </table:table-cell>
          <table:table-cell table:formula="of:=IF([.I57]=0;1E+099;1/[.I57])" office:value-type="float" office:value="10" calcext:value-type="float">
            <text:p>10</text:p>
          </table:table-cell>
          <table:table-cell table:formula="of:=IF([.J57]=0;1E+099;1/[.J57])" office:value-type="float" office:value="1.01010101010101" calcext:value-type="float">
            <text:p>1.01010101010101</text:p>
          </table:table-cell>
          <table:table-cell table:formula="of:=IF([.K57]=0;1E+099;1/[.K57])" office:value-type="float" office:value="10" calcext:value-type="float">
            <text:p>10</text:p>
          </table:table-cell>
          <table:table-cell table:formula="of:=IF([.L57]=0;1E+099;1/[.L57])" office:value-type="float" office:value="10" calcext:value-type="float">
            <text:p>10</text:p>
          </table:table-cell>
          <table:table-cell table:formula="of:=IF([.M57]=0;1E+099;1/[.M57])" office:value-type="float" office:value="1.25" calcext:value-type="float">
            <text:p>1.25</text:p>
          </table:table-cell>
          <table:table-cell table:formula="of:=IF([.N57]=0;1E+099;1/[.N57])" office:value-type="float" office:value="2.5" calcext:value-type="float">
            <text:p>2.5</text:p>
          </table:table-cell>
          <table:table-cell table:formula="of:=IF([.O57]=0;1E+099;1/[.O57])" office:value-type="float" office:value="10" calcext:value-type="float">
            <text:p>10</text:p>
          </table:table-cell>
          <table:table-cell table:formula="of:=IF([.P57]=0;1E+099;1/[.P57])" office:value-type="float" office:value="3.33333333333333" calcext:value-type="float">
            <text:p>3.33333333333333</text:p>
          </table:table-cell>
          <table:table-cell table:formula="of:=IF([.Q57]=0;1E+099;1/[.Q57])" office:value-type="float" office:value="1.11111111111111" calcext:value-type="float">
            <text:p>1.11111111111111</text:p>
          </table:table-cell>
          <table:table-cell table:formula="of:=IF([.R57]=0;1E+099;1/[.R57])" office:value-type="float" office:value="2.5" calcext:value-type="float">
            <text:p>2.5</text:p>
          </table:table-cell>
          <table:table-cell table:formula="of:=IF([.S57]=0;1E+099;1/[.S57])" office:value-type="float" office:value="1.11111111111111" calcext:value-type="float">
            <text:p>1.11111111111111</text:p>
          </table:table-cell>
        </table:table-row>
        <table:table-row table:style-name="ro1">
          <table:table-cell table:style-name="Default" office:value-type="string" calcext:value-type="string">
            <text:p><text:s/></text:p>
          </table:table-cell>
          <table:table-cell table:formula="of:=IF([.B58]=0;1E+099;1/[.B58])" office:value-type="float" office:value="1E+099" calcext:value-type="float">
            <text:p>1E+099</text:p>
          </table:table-cell>
          <table:table-cell table:formula="of:=IF([.C58]=0;1E+099;1/[.C58])" office:value-type="float" office:value="1E+099" calcext:value-type="float">
            <text:p>1E+099</text:p>
          </table:table-cell>
          <table:table-cell table:formula="of:=IF([.D58]=0;1E+099;1/[.D58])" office:value-type="float" office:value="1E+099" calcext:value-type="float">
            <text:p>1E+099</text:p>
          </table:table-cell>
          <table:table-cell table:formula="of:=IF([.E58]=0;1E+099;1/[.E58])" office:value-type="float" office:value="1E+099" calcext:value-type="float">
            <text:p>1E+099</text:p>
          </table:table-cell>
          <table:table-cell table:formula="of:=IF([.F58]=0;1E+099;1/[.F58])" office:value-type="float" office:value="1E+099" calcext:value-type="float">
            <text:p>1E+099</text:p>
          </table:table-cell>
          <table:table-cell table:formula="of:=IF([.G58]=0;1E+099;1/[.G58])" office:value-type="float" office:value="1E+099" calcext:value-type="float">
            <text:p>1E+099</text:p>
          </table:table-cell>
          <table:table-cell table:formula="of:=IF([.H58]=0;1E+099;1/[.H58])" office:value-type="float" office:value="1E+099" calcext:value-type="float">
            <text:p>1E+099</text:p>
          </table:table-cell>
          <table:table-cell table:formula="of:=IF([.I58]=0;1E+099;1/[.I58])" office:value-type="float" office:value="1E+099" calcext:value-type="float">
            <text:p>1E+099</text:p>
          </table:table-cell>
          <table:table-cell table:formula="of:=IF([.J58]=0;1E+099;1/[.J58])" office:value-type="float" office:value="1E+099" calcext:value-type="float">
            <text:p>1E+099</text:p>
          </table:table-cell>
          <table:table-cell table:formula="of:=IF([.K58]=0;1E+099;1/[.K58])" office:value-type="float" office:value="1.25" calcext:value-type="float">
            <text:p>1.25</text:p>
          </table:table-cell>
          <table:table-cell table:formula="of:=IF([.L58]=0;1E+099;1/[.L58])" office:value-type="float" office:value="1E+099" calcext:value-type="float">
            <text:p>1E+099</text:p>
          </table:table-cell>
          <table:table-cell table:formula="of:=IF([.M58]=0;1E+099;1/[.M58])" office:value-type="float" office:value="1E+099" calcext:value-type="float">
            <text:p>1E+099</text:p>
          </table:table-cell>
          <table:table-cell table:formula="of:=IF([.N58]=0;1E+099;1/[.N58])" office:value-type="float" office:value="1E+099" calcext:value-type="float">
            <text:p>1E+099</text:p>
          </table:table-cell>
          <table:table-cell table:formula="of:=IF([.O58]=0;1E+099;1/[.O58])" office:value-type="float" office:value="1.11111111111111" calcext:value-type="float">
            <text:p>1.11111111111111</text:p>
          </table:table-cell>
          <table:table-cell table:formula="of:=IF([.P58]=0;1E+099;1/[.P58])" office:value-type="float" office:value="1E+099" calcext:value-type="float">
            <text:p>1E+099</text:p>
          </table:table-cell>
          <table:table-cell table:formula="of:=IF([.Q58]=0;1E+099;1/[.Q58])" office:value-type="float" office:value="1E+099" calcext:value-type="float">
            <text:p>1E+099</text:p>
          </table:table-cell>
          <table:table-cell table:formula="of:=IF([.R58]=0;1E+099;1/[.R58])" office:value-type="float" office:value="1E+099" calcext:value-type="float">
            <text:p>1E+099</text:p>
          </table:table-cell>
          <table:table-cell table:formula="of:=IF([.S58]=0;1E+099;1/[.S58])" office:value-type="float" office:value="1E+099" calcext:value-type="float">
            <text:p>1E+099</text:p>
          </table:table-cell>
        </table:table-row>
        <table:table-row table:style-name="ro1">
          <table:table-cell table:style-name="Default" office:value-type="string" calcext:value-type="string">
            <text:p>-</text:p>
          </table:table-cell>
          <table:table-cell table:formula="of:=IF([.B59]=0;1E+099;1/[.B59])" office:value-type="float" office:value="1.11111111111111" calcext:value-type="float">
            <text:p>1.11111111111111</text:p>
          </table:table-cell>
          <table:table-cell table:formula="of:=IF([.C59]=0;1E+099;1/[.C59])" office:value-type="float" office:value="1.25" calcext:value-type="float">
            <text:p>1.25</text:p>
          </table:table-cell>
          <table:table-cell table:formula="of:=IF([.D59]=0;1E+099;1/[.D59])" office:value-type="float" office:value="3.33333333333333" calcext:value-type="float">
            <text:p>3.33333333333333</text:p>
          </table:table-cell>
          <table:table-cell table:formula="of:=IF([.E59]=0;1E+099;1/[.E59])" office:value-type="float" office:value="1.66666666666667" calcext:value-type="float">
            <text:p>1.66666666666667</text:p>
          </table:table-cell>
          <table:table-cell table:formula="of:=IF([.F59]=0;1E+099;1/[.F59])" office:value-type="float" office:value="1.25" calcext:value-type="float">
            <text:p>1.25</text:p>
          </table:table-cell>
          <table:table-cell table:formula="of:=IF([.G59]=0;1E+099;1/[.G59])" office:value-type="float" office:value="1.11111111111111" calcext:value-type="float">
            <text:p>1.11111111111111</text:p>
          </table:table-cell>
          <table:table-cell table:formula="of:=IF([.H59]=0;1E+099;1/[.H59])" office:value-type="float" office:value="10" calcext:value-type="float">
            <text:p>10</text:p>
          </table:table-cell>
          <table:table-cell table:formula="of:=IF([.I59]=0;1E+099;1/[.I59])" office:value-type="float" office:value="10" calcext:value-type="float">
            <text:p>10</text:p>
          </table:table-cell>
          <table:table-cell table:formula="of:=IF([.J59]=0;1E+099;1/[.J59])" office:value-type="float" office:value="1.01010101010101" calcext:value-type="float">
            <text:p>1.01010101010101</text:p>
          </table:table-cell>
          <table:table-cell table:formula="of:=IF([.K59]=0;1E+099;1/[.K59])" office:value-type="float" office:value="10" calcext:value-type="float">
            <text:p>10</text:p>
          </table:table-cell>
          <table:table-cell table:formula="of:=IF([.L59]=0;1E+099;1/[.L59])" office:value-type="float" office:value="10" calcext:value-type="float">
            <text:p>10</text:p>
          </table:table-cell>
          <table:table-cell table:formula="of:=IF([.M59]=0;1E+099;1/[.M59])" office:value-type="float" office:value="1.25" calcext:value-type="float">
            <text:p>1.25</text:p>
          </table:table-cell>
          <table:table-cell table:formula="of:=IF([.N59]=0;1E+099;1/[.N59])" office:value-type="float" office:value="2.5" calcext:value-type="float">
            <text:p>2.5</text:p>
          </table:table-cell>
          <table:table-cell table:formula="of:=IF([.O59]=0;1E+099;1/[.O59])" office:value-type="float" office:value="10" calcext:value-type="float">
            <text:p>10</text:p>
          </table:table-cell>
          <table:table-cell table:formula="of:=IF([.P59]=0;1E+099;1/[.P59])" office:value-type="float" office:value="3.33333333333333" calcext:value-type="float">
            <text:p>3.33333333333333</text:p>
          </table:table-cell>
          <table:table-cell table:formula="of:=IF([.Q59]=0;1E+099;1/[.Q59])" office:value-type="float" office:value="1.11111111111111" calcext:value-type="float">
            <text:p>1.11111111111111</text:p>
          </table:table-cell>
          <table:table-cell table:formula="of:=IF([.R59]=0;1E+099;1/[.R59])" office:value-type="float" office:value="2.5" calcext:value-type="float">
            <text:p>2.5</text:p>
          </table:table-cell>
          <table:table-cell table:formula="of:=IF([.S59]=0;1E+099;1/[.S59])" office:value-type="float" office:value="1.11111111111111" calcext:value-type="float">
            <text:p>1.11111111111111</text:p>
          </table:table-cell>
        </table:table-row>
        <table:table-row table:style-name="ro1">
          <table:table-cell table:style-name="Default" office:value-type="float" office:value="5" calcext:value-type="float">
            <text:p>5</text:p>
          </table:table-cell>
          <table:table-cell table:formula="of:=IF([.B60]=0;1E+099;1/[.B60])" office:value-type="float" office:value="1E+099" calcext:value-type="float">
            <text:p>1E+099</text:p>
          </table:table-cell>
          <table:table-cell table:formula="of:=IF([.C60]=0;1E+099;1/[.C60])" office:value-type="float" office:value="1E+099" calcext:value-type="float">
            <text:p>1E+099</text:p>
          </table:table-cell>
          <table:table-cell table:formula="of:=IF([.D60]=0;1E+099;1/[.D60])" office:value-type="float" office:value="1E+099" calcext:value-type="float">
            <text:p>1E+099</text:p>
          </table:table-cell>
          <table:table-cell table:formula="of:=IF([.E60]=0;1E+099;1/[.E60])" office:value-type="float" office:value="1E+099" calcext:value-type="float">
            <text:p>1E+099</text:p>
          </table:table-cell>
          <table:table-cell table:formula="of:=IF([.F60]=0;1E+099;1/[.F60])" office:value-type="float" office:value="1E+099" calcext:value-type="float">
            <text:p>1E+099</text:p>
          </table:table-cell>
          <table:table-cell table:formula="of:=IF([.G60]=0;1E+099;1/[.G60])" office:value-type="float" office:value="1E+099" calcext:value-type="float">
            <text:p>1E+099</text:p>
          </table:table-cell>
          <table:table-cell table:formula="of:=IF([.H60]=0;1E+099;1/[.H60])" office:value-type="float" office:value="1E+099" calcext:value-type="float">
            <text:p>1E+099</text:p>
          </table:table-cell>
          <table:table-cell table:formula="of:=IF([.I60]=0;1E+099;1/[.I60])" office:value-type="float" office:value="1E+099" calcext:value-type="float">
            <text:p>1E+099</text:p>
          </table:table-cell>
          <table:table-cell table:formula="of:=IF([.J60]=0;1E+099;1/[.J60])" office:value-type="float" office:value="1E+099" calcext:value-type="float">
            <text:p>1E+099</text:p>
          </table:table-cell>
          <table:table-cell table:formula="of:=IF([.K60]=0;1E+099;1/[.K60])" office:value-type="float" office:value="1E+099" calcext:value-type="float">
            <text:p>1E+099</text:p>
          </table:table-cell>
          <table:table-cell table:formula="of:=IF([.L60]=0;1E+099;1/[.L60])" office:value-type="float" office:value="1E+099" calcext:value-type="float">
            <text:p>1E+099</text:p>
          </table:table-cell>
          <table:table-cell table:formula="of:=IF([.M60]=0;1E+099;1/[.M60])" office:value-type="float" office:value="1E+099" calcext:value-type="float">
            <text:p>1E+099</text:p>
          </table:table-cell>
          <table:table-cell table:formula="of:=IF([.N60]=0;1E+099;1/[.N60])" office:value-type="float" office:value="1E+099" calcext:value-type="float">
            <text:p>1E+099</text:p>
          </table:table-cell>
          <table:table-cell table:formula="of:=IF([.O60]=0;1E+099;1/[.O60])" office:value-type="float" office:value="1E+099" calcext:value-type="float">
            <text:p>1E+099</text:p>
          </table:table-cell>
          <table:table-cell table:formula="of:=IF([.P60]=0;1E+099;1/[.P60])" office:value-type="float" office:value="3.33333333333333" calcext:value-type="float">
            <text:p>3.33333333333333</text:p>
          </table:table-cell>
          <table:table-cell table:formula="of:=IF([.Q60]=0;1E+099;1/[.Q60])" office:value-type="float" office:value="1E+099" calcext:value-type="float">
            <text:p>1E+099</text:p>
          </table:table-cell>
          <table:table-cell table:formula="of:=IF([.R60]=0;1E+099;1/[.R60])" office:value-type="float" office:value="1.66666666666667" calcext:value-type="float">
            <text:p>1.66666666666667</text:p>
          </table:table-cell>
          <table:table-cell table:formula="of:=IF([.S60]=0;1E+099;1/[.S60])" office:value-type="float" office:value="10" calcext:value-type="float">
            <text:p>10</text:p>
          </table:table-cell>
        </table:table-row>
        <table:table-row table:style-name="ro1">
          <table:table-cell table:style-name="Default" office:value-type="string" calcext:value-type="string">
            <text:p>-</text:p>
          </table:table-cell>
          <table:table-cell table:formula="of:=IF([.B61]=0;1E+099;1/[.B61])" office:value-type="float" office:value="1.11111111111111" calcext:value-type="float">
            <text:p>1.11111111111111</text:p>
          </table:table-cell>
          <table:table-cell table:formula="of:=IF([.C61]=0;1E+099;1/[.C61])" office:value-type="float" office:value="1.25" calcext:value-type="float">
            <text:p>1.25</text:p>
          </table:table-cell>
          <table:table-cell table:formula="of:=IF([.D61]=0;1E+099;1/[.D61])" office:value-type="float" office:value="3.33333333333333" calcext:value-type="float">
            <text:p>3.33333333333333</text:p>
          </table:table-cell>
          <table:table-cell table:formula="of:=IF([.E61]=0;1E+099;1/[.E61])" office:value-type="float" office:value="1.66666666666667" calcext:value-type="float">
            <text:p>1.66666666666667</text:p>
          </table:table-cell>
          <table:table-cell table:formula="of:=IF([.F61]=0;1E+099;1/[.F61])" office:value-type="float" office:value="1.25" calcext:value-type="float">
            <text:p>1.25</text:p>
          </table:table-cell>
          <table:table-cell table:formula="of:=IF([.G61]=0;1E+099;1/[.G61])" office:value-type="float" office:value="1.11111111111111" calcext:value-type="float">
            <text:p>1.11111111111111</text:p>
          </table:table-cell>
          <table:table-cell table:formula="of:=IF([.H61]=0;1E+099;1/[.H61])" office:value-type="float" office:value="10" calcext:value-type="float">
            <text:p>10</text:p>
          </table:table-cell>
          <table:table-cell table:formula="of:=IF([.I61]=0;1E+099;1/[.I61])" office:value-type="float" office:value="10" calcext:value-type="float">
            <text:p>10</text:p>
          </table:table-cell>
          <table:table-cell table:formula="of:=IF([.J61]=0;1E+099;1/[.J61])" office:value-type="float" office:value="1.01010101010101" calcext:value-type="float">
            <text:p>1.01010101010101</text:p>
          </table:table-cell>
          <table:table-cell table:formula="of:=IF([.K61]=0;1E+099;1/[.K61])" office:value-type="float" office:value="10" calcext:value-type="float">
            <text:p>10</text:p>
          </table:table-cell>
          <table:table-cell table:formula="of:=IF([.L61]=0;1E+099;1/[.L61])" office:value-type="float" office:value="10" calcext:value-type="float">
            <text:p>10</text:p>
          </table:table-cell>
          <table:table-cell table:formula="of:=IF([.M61]=0;1E+099;1/[.M61])" office:value-type="float" office:value="1.25" calcext:value-type="float">
            <text:p>1.25</text:p>
          </table:table-cell>
          <table:table-cell table:formula="of:=IF([.N61]=0;1E+099;1/[.N61])" office:value-type="float" office:value="2.5" calcext:value-type="float">
            <text:p>2.5</text:p>
          </table:table-cell>
          <table:table-cell table:formula="of:=IF([.O61]=0;1E+099;1/[.O61])" office:value-type="float" office:value="10" calcext:value-type="float">
            <text:p>10</text:p>
          </table:table-cell>
          <table:table-cell table:formula="of:=IF([.P61]=0;1E+099;1/[.P61])" office:value-type="float" office:value="3.33333333333333" calcext:value-type="float">
            <text:p>3.33333333333333</text:p>
          </table:table-cell>
          <table:table-cell table:formula="of:=IF([.Q61]=0;1E+099;1/[.Q61])" office:value-type="float" office:value="1.11111111111111" calcext:value-type="float">
            <text:p>1.11111111111111</text:p>
          </table:table-cell>
          <table:table-cell table:formula="of:=IF([.R61]=0;1E+099;1/[.R61])" office:value-type="float" office:value="2.5" calcext:value-type="float">
            <text:p>2.5</text:p>
          </table:table-cell>
          <table:table-cell table:formula="of:=IF([.S61]=0;1E+099;1/[.S61])" office:value-type="float" office:value="1.11111111111111" calcext:value-type="float">
            <text:p>1.11111111111111</text:p>
          </table:table-cell>
        </table:table-row>
        <table:table-row table:style-name="ro1">
          <table:table-cell table:style-name="Default" office:value-type="float" office:value="6" calcext:value-type="float">
            <text:p>6</text:p>
          </table:table-cell>
          <table:table-cell table:formula="of:=IF([.B62]=0;1E+099;1/[.B62])" office:value-type="float" office:value="1E+099" calcext:value-type="float">
            <text:p>1E+099</text:p>
          </table:table-cell>
          <table:table-cell table:formula="of:=IF([.C62]=0;1E+099;1/[.C62])" office:value-type="float" office:value="1E+099" calcext:value-type="float">
            <text:p>1E+099</text:p>
          </table:table-cell>
          <table:table-cell table:formula="of:=IF([.D62]=0;1E+099;1/[.D62])" office:value-type="float" office:value="1E+099" calcext:value-type="float">
            <text:p>1E+099</text:p>
          </table:table-cell>
          <table:table-cell table:formula="of:=IF([.E62]=0;1E+099;1/[.E62])" office:value-type="float" office:value="1E+099" calcext:value-type="float">
            <text:p>1E+099</text:p>
          </table:table-cell>
          <table:table-cell table:formula="of:=IF([.F62]=0;1E+099;1/[.F62])" office:value-type="float" office:value="1E+099" calcext:value-type="float">
            <text:p>1E+099</text:p>
          </table:table-cell>
          <table:table-cell table:formula="of:=IF([.G62]=0;1E+099;1/[.G62])" office:value-type="float" office:value="1E+099" calcext:value-type="float">
            <text:p>1E+099</text:p>
          </table:table-cell>
          <table:table-cell table:formula="of:=IF([.H62]=0;1E+099;1/[.H62])" office:value-type="float" office:value="1E+099" calcext:value-type="float">
            <text:p>1E+099</text:p>
          </table:table-cell>
          <table:table-cell table:formula="of:=IF([.I62]=0;1E+099;1/[.I62])" office:value-type="float" office:value="1E+099" calcext:value-type="float">
            <text:p>1E+099</text:p>
          </table:table-cell>
          <table:table-cell table:formula="of:=IF([.J62]=0;1E+099;1/[.J62])" office:value-type="float" office:value="1E+099" calcext:value-type="float">
            <text:p>1E+099</text:p>
          </table:table-cell>
          <table:table-cell table:formula="of:=IF([.K62]=0;1E+099;1/[.K62])" office:value-type="float" office:value="1E+099" calcext:value-type="float">
            <text:p>1E+099</text:p>
          </table:table-cell>
          <table:table-cell table:formula="of:=IF([.L62]=0;1E+099;1/[.L62])" office:value-type="float" office:value="1E+099" calcext:value-type="float">
            <text:p>1E+099</text:p>
          </table:table-cell>
          <table:table-cell table:formula="of:=IF([.M62]=0;1E+099;1/[.M62])" office:value-type="float" office:value="1E+099" calcext:value-type="float">
            <text:p>1E+099</text:p>
          </table:table-cell>
          <table:table-cell table:formula="of:=IF([.N62]=0;1E+099;1/[.N62])" office:value-type="float" office:value="1E+099" calcext:value-type="float">
            <text:p>1E+099</text:p>
          </table:table-cell>
          <table:table-cell table:formula="of:=IF([.O62]=0;1E+099;1/[.O62])" office:value-type="float" office:value="1E+099" calcext:value-type="float">
            <text:p>1E+099</text:p>
          </table:table-cell>
          <table:table-cell table:formula="of:=IF([.P62]=0;1E+099;1/[.P62])" office:value-type="float" office:value="2.5" calcext:value-type="float">
            <text:p>2.5</text:p>
          </table:table-cell>
          <table:table-cell table:formula="of:=IF([.Q62]=0;1E+099;1/[.Q62])" office:value-type="float" office:value="10" calcext:value-type="float">
            <text:p>10</text:p>
          </table:table-cell>
          <table:table-cell table:formula="of:=IF([.R62]=0;1E+099;1/[.R62])" office:value-type="float" office:value="1E+099" calcext:value-type="float">
            <text:p>1E+099</text:p>
          </table:table-cell>
          <table:table-cell table:formula="of:=IF([.S62]=0;1E+099;1/[.S62])" office:value-type="float" office:value="1E+099" calcext:value-type="float">
            <text:p>1E+099</text:p>
          </table:table-cell>
        </table:table-row>
        <table:table-row table:style-name="ro1">
          <table:table-cell table:style-name="Default" office:value-type="string" calcext:value-type="string">
            <text:p>-</text:p>
          </table:table-cell>
          <table:table-cell table:formula="of:=IF([.B63]=0;1E+099;1/[.B63])" office:value-type="float" office:value="1.11111111111111" calcext:value-type="float">
            <text:p>1.11111111111111</text:p>
          </table:table-cell>
          <table:table-cell table:formula="of:=IF([.C63]=0;1E+099;1/[.C63])" office:value-type="float" office:value="1.25" calcext:value-type="float">
            <text:p>1.25</text:p>
          </table:table-cell>
          <table:table-cell table:formula="of:=IF([.D63]=0;1E+099;1/[.D63])" office:value-type="float" office:value="3.33333333333333" calcext:value-type="float">
            <text:p>3.33333333333333</text:p>
          </table:table-cell>
          <table:table-cell table:formula="of:=IF([.E63]=0;1E+099;1/[.E63])" office:value-type="float" office:value="1.66666666666667" calcext:value-type="float">
            <text:p>1.66666666666667</text:p>
          </table:table-cell>
          <table:table-cell table:formula="of:=IF([.F63]=0;1E+099;1/[.F63])" office:value-type="float" office:value="1.25" calcext:value-type="float">
            <text:p>1.25</text:p>
          </table:table-cell>
          <table:table-cell table:formula="of:=IF([.G63]=0;1E+099;1/[.G63])" office:value-type="float" office:value="1.11111111111111" calcext:value-type="float">
            <text:p>1.11111111111111</text:p>
          </table:table-cell>
          <table:table-cell table:formula="of:=IF([.H63]=0;1E+099;1/[.H63])" office:value-type="float" office:value="10" calcext:value-type="float">
            <text:p>10</text:p>
          </table:table-cell>
          <table:table-cell table:formula="of:=IF([.I63]=0;1E+099;1/[.I63])" office:value-type="float" office:value="10" calcext:value-type="float">
            <text:p>10</text:p>
          </table:table-cell>
          <table:table-cell table:formula="of:=IF([.J63]=0;1E+099;1/[.J63])" office:value-type="float" office:value="1.01010101010101" calcext:value-type="float">
            <text:p>1.01010101010101</text:p>
          </table:table-cell>
          <table:table-cell table:formula="of:=IF([.K63]=0;1E+099;1/[.K63])" office:value-type="float" office:value="10" calcext:value-type="float">
            <text:p>10</text:p>
          </table:table-cell>
          <table:table-cell table:formula="of:=IF([.L63]=0;1E+099;1/[.L63])" office:value-type="float" office:value="10" calcext:value-type="float">
            <text:p>10</text:p>
          </table:table-cell>
          <table:table-cell table:formula="of:=IF([.M63]=0;1E+099;1/[.M63])" office:value-type="float" office:value="1.25" calcext:value-type="float">
            <text:p>1.25</text:p>
          </table:table-cell>
          <table:table-cell table:formula="of:=IF([.N63]=0;1E+099;1/[.N63])" office:value-type="float" office:value="2.5" calcext:value-type="float">
            <text:p>2.5</text:p>
          </table:table-cell>
          <table:table-cell table:formula="of:=IF([.O63]=0;1E+099;1/[.O63])" office:value-type="float" office:value="10" calcext:value-type="float">
            <text:p>10</text:p>
          </table:table-cell>
          <table:table-cell table:formula="of:=IF([.P63]=0;1E+099;1/[.P63])" office:value-type="float" office:value="3.33333333333333" calcext:value-type="float">
            <text:p>3.33333333333333</text:p>
          </table:table-cell>
          <table:table-cell table:formula="of:=IF([.Q63]=0;1E+099;1/[.Q63])" office:value-type="float" office:value="1.11111111111111" calcext:value-type="float">
            <text:p>1.11111111111111</text:p>
          </table:table-cell>
          <table:table-cell table:formula="of:=IF([.R63]=0;1E+099;1/[.R63])" office:value-type="float" office:value="2.5" calcext:value-type="float">
            <text:p>2.5</text:p>
          </table:table-cell>
          <table:table-cell table:formula="of:=IF([.S63]=0;1E+099;1/[.S63])" office:value-type="float" office:value="1.11111111111111" calcext:value-type="float">
            <text:p>1.11111111111111</text:p>
          </table:table-cell>
        </table:table-row>
        <table:table-row table:style-name="ro1">
          <table:table-cell table:style-name="Default" office:value-type="float" office:value="5" calcext:value-type="float">
            <text:p>5</text:p>
          </table:table-cell>
          <table:table-cell table:formula="of:=IF([.B64]=0;1E+099;1/[.B64])" office:value-type="float" office:value="1E+099" calcext:value-type="float">
            <text:p>1E+099</text:p>
          </table:table-cell>
          <table:table-cell table:formula="of:=IF([.C64]=0;1E+099;1/[.C64])" office:value-type="float" office:value="1E+099" calcext:value-type="float">
            <text:p>1E+099</text:p>
          </table:table-cell>
          <table:table-cell table:formula="of:=IF([.D64]=0;1E+099;1/[.D64])" office:value-type="float" office:value="1E+099" calcext:value-type="float">
            <text:p>1E+099</text:p>
          </table:table-cell>
          <table:table-cell table:formula="of:=IF([.E64]=0;1E+099;1/[.E64])" office:value-type="float" office:value="1E+099" calcext:value-type="float">
            <text:p>1E+099</text:p>
          </table:table-cell>
          <table:table-cell table:formula="of:=IF([.F64]=0;1E+099;1/[.F64])" office:value-type="float" office:value="1E+099" calcext:value-type="float">
            <text:p>1E+099</text:p>
          </table:table-cell>
          <table:table-cell table:formula="of:=IF([.G64]=0;1E+099;1/[.G64])" office:value-type="float" office:value="1E+099" calcext:value-type="float">
            <text:p>1E+099</text:p>
          </table:table-cell>
          <table:table-cell table:formula="of:=IF([.H64]=0;1E+099;1/[.H64])" office:value-type="float" office:value="1E+099" calcext:value-type="float">
            <text:p>1E+099</text:p>
          </table:table-cell>
          <table:table-cell table:formula="of:=IF([.I64]=0;1E+099;1/[.I64])" office:value-type="float" office:value="1E+099" calcext:value-type="float">
            <text:p>1E+099</text:p>
          </table:table-cell>
          <table:table-cell table:formula="of:=IF([.J64]=0;1E+099;1/[.J64])" office:value-type="float" office:value="1E+099" calcext:value-type="float">
            <text:p>1E+099</text:p>
          </table:table-cell>
          <table:table-cell table:formula="of:=IF([.K64]=0;1E+099;1/[.K64])" office:value-type="float" office:value="1E+099" calcext:value-type="float">
            <text:p>1E+099</text:p>
          </table:table-cell>
          <table:table-cell table:formula="of:=IF([.L64]=0;1E+099;1/[.L64])" office:value-type="float" office:value="1E+099" calcext:value-type="float">
            <text:p>1E+099</text:p>
          </table:table-cell>
          <table:table-cell table:formula="of:=IF([.M64]=0;1E+099;1/[.M64])" office:value-type="float" office:value="1E+099" calcext:value-type="float">
            <text:p>1E+099</text:p>
          </table:table-cell>
          <table:table-cell table:formula="of:=IF([.N64]=0;1E+099;1/[.N64])" office:value-type="float" office:value="1E+099" calcext:value-type="float">
            <text:p>1E+099</text:p>
          </table:table-cell>
          <table:table-cell table:formula="of:=IF([.O64]=0;1E+099;1/[.O64])" office:value-type="float" office:value="1E+099" calcext:value-type="float">
            <text:p>1E+099</text:p>
          </table:table-cell>
          <table:table-cell table:formula="of:=IF([.P64]=0;1E+099;1/[.P64])" office:value-type="float" office:value="1E+099" calcext:value-type="float">
            <text:p>1E+099</text:p>
          </table:table-cell>
          <table:table-cell table:formula="of:=IF([.Q64]=0;1E+099;1/[.Q64])" office:value-type="float" office:value="1E+099" calcext:value-type="float">
            <text:p>1E+099</text:p>
          </table:table-cell>
          <table:table-cell table:formula="of:=IF([.R64]=0;1E+099;1/[.R64])" office:value-type="float" office:value="1E+099" calcext:value-type="float">
            <text:p>1E+099</text:p>
          </table:table-cell>
          <table:table-cell table:formula="of:=IF([.S64]=0;1E+099;1/[.S64])" office:value-type="float" office:value="1E+099" calcext:value-type="float">
            <text:p>1E+099</text:p>
          </table:table-cell>
        </table:table-row>
        <table:table-row table:style-name="ro1">
          <table:table-cell table:style-name="Default" office:value-type="string" calcext:value-type="string">
            <text:p>-</text:p>
          </table:table-cell>
          <table:table-cell table:formula="of:=IF([.B65]=0;1E+099;1/[.B65])" office:value-type="float" office:value="1.11111111111111" calcext:value-type="float">
            <text:p>1.11111111111111</text:p>
          </table:table-cell>
          <table:table-cell table:formula="of:=IF([.C65]=0;1E+099;1/[.C65])" office:value-type="float" office:value="1.25" calcext:value-type="float">
            <text:p>1.25</text:p>
          </table:table-cell>
          <table:table-cell table:formula="of:=IF([.D65]=0;1E+099;1/[.D65])" office:value-type="float" office:value="3.33333333333333" calcext:value-type="float">
            <text:p>3.33333333333333</text:p>
          </table:table-cell>
          <table:table-cell table:formula="of:=IF([.E65]=0;1E+099;1/[.E65])" office:value-type="float" office:value="1.66666666666667" calcext:value-type="float">
            <text:p>1.66666666666667</text:p>
          </table:table-cell>
          <table:table-cell table:formula="of:=IF([.F65]=0;1E+099;1/[.F65])" office:value-type="float" office:value="1.25" calcext:value-type="float">
            <text:p>1.25</text:p>
          </table:table-cell>
          <table:table-cell table:formula="of:=IF([.G65]=0;1E+099;1/[.G65])" office:value-type="float" office:value="1.11111111111111" calcext:value-type="float">
            <text:p>1.11111111111111</text:p>
          </table:table-cell>
          <table:table-cell table:formula="of:=IF([.H65]=0;1E+099;1/[.H65])" office:value-type="float" office:value="10" calcext:value-type="float">
            <text:p>10</text:p>
          </table:table-cell>
          <table:table-cell table:formula="of:=IF([.I65]=0;1E+099;1/[.I65])" office:value-type="float" office:value="10" calcext:value-type="float">
            <text:p>10</text:p>
          </table:table-cell>
          <table:table-cell table:formula="of:=IF([.J65]=0;1E+099;1/[.J65])" office:value-type="float" office:value="1.01010101010101" calcext:value-type="float">
            <text:p>1.01010101010101</text:p>
          </table:table-cell>
          <table:table-cell table:formula="of:=IF([.K65]=0;1E+099;1/[.K65])" office:value-type="float" office:value="10" calcext:value-type="float">
            <text:p>10</text:p>
          </table:table-cell>
          <table:table-cell table:formula="of:=IF([.L65]=0;1E+099;1/[.L65])" office:value-type="float" office:value="10" calcext:value-type="float">
            <text:p>10</text:p>
          </table:table-cell>
          <table:table-cell table:formula="of:=IF([.M65]=0;1E+099;1/[.M65])" office:value-type="float" office:value="1.25" calcext:value-type="float">
            <text:p>1.25</text:p>
          </table:table-cell>
          <table:table-cell table:formula="of:=IF([.N65]=0;1E+099;1/[.N65])" office:value-type="float" office:value="2.5" calcext:value-type="float">
            <text:p>2.5</text:p>
          </table:table-cell>
          <table:table-cell table:formula="of:=IF([.O65]=0;1E+099;1/[.O65])" office:value-type="float" office:value="10" calcext:value-type="float">
            <text:p>10</text:p>
          </table:table-cell>
          <table:table-cell table:formula="of:=IF([.P65]=0;1E+099;1/[.P65])" office:value-type="float" office:value="3.33333333333333" calcext:value-type="float">
            <text:p>3.33333333333333</text:p>
          </table:table-cell>
          <table:table-cell table:formula="of:=IF([.Q65]=0;1E+099;1/[.Q65])" office:value-type="float" office:value="1.11111111111111" calcext:value-type="float">
            <text:p>1.11111111111111</text:p>
          </table:table-cell>
          <table:table-cell table:formula="of:=IF([.R65]=0;1E+099;1/[.R65])" office:value-type="float" office:value="2.5" calcext:value-type="float">
            <text:p>2.5</text:p>
          </table:table-cell>
          <table:table-cell table:formula="of:=IF([.S65]=0;1E+099;1/[.S65])" office:value-type="float" office:value="1.11111111111111" calcext:value-type="float">
            <text:p>1.11111111111111</text:p>
          </table:table-cell>
        </table:table-row>
        <table:table-row table:style-name="ro1" table:number-rows-repeated="4">
          <table:table-cell/>
          <table:table-cell table:style-name="ce3" table:number-columns-repeated="18"/>
        </table:table-row>
        <table:table-row table:style-name="ro1" table:number-rows-repeated="3">
          <table:table-cell table:style-name="Default"/>
          <table:table-cell table:number-columns-repeated="18"/>
        </table:table-row>
        <table:table-row table:style-name="ro1">
          <table:table-cell table:style-name="Default" office:value-type="string" calcext:value-type="string">
            <text:p>$\alpha$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8" calcext:value-type="float">
            <text:p>18</text:p>
          </table:table-cell>
        </table:table-row>
        <table:table-row table:style-name="ro1">
          <table:table-cell table:style-name="Default" office:value-type="string" calcext:value-type="string">
            <text:p>-</text:p>
          </table:table-cell>
          <table:table-cell office:value-type="float" office:value="0.9" calcext:value-type="float">
            <text:p>0.9</text:p>
          </table:table-cell>
          <table:table-cell table:formula="of:=[.B98]*[.C2]" office:value-type="float" office:value="0.72" calcext:value-type="float">
            <text:p>0.72</text:p>
          </table:table-cell>
          <table:table-cell table:formula="of:=[.C98]*[.D2]" office:value-type="float" office:value="0.216" calcext:value-type="float">
            <text:p>0.216</text:p>
          </table:table-cell>
          <table:table-cell table:formula="of:=[.D98]*[.E2]" office:value-type="float" office:value="0.1296" calcext:value-type="float">
            <text:p>0.1296</text:p>
          </table:table-cell>
          <table:table-cell table:formula="of:=[.E98]*[.F2]" office:value-type="float" office:value="0.10368" calcext:value-type="float">
            <text:p>0.10368</text:p>
          </table:table-cell>
          <table:table-cell table:formula="of:=[.F98]*[.G2]" office:value-type="float" office:value="0.093312" calcext:value-type="float">
            <text:p>0.093312</text:p>
          </table:table-cell>
          <table:table-cell table:formula="of:=[.G98]*[.H2]" office:value-type="float" office:value="0.0093312" calcext:value-type="float">
            <text:p>0.0093312</text:p>
          </table:table-cell>
          <table:table-cell table:formula="of:=[.H98]*[.I2]" office:value-type="float" office:value="0.00093312" calcext:value-type="float">
            <text:p>0.00093312</text:p>
          </table:table-cell>
          <table:table-cell table:formula="of:=[.I98]*[.J2]" office:value-type="float" office:value="0.0009237888" calcext:value-type="float">
            <text:p>0.0009237888</text:p>
          </table:table-cell>
          <table:table-cell office:value-type="float" office:value="0" calcext:value-type="float">
            <text:p>0</text:p>
          </table:table-cell>
          <table:table-cell table:formula="of:=[.K98]*[.L2]" office:value-type="float" office:value="0" calcext:value-type="float">
            <text:p>0</text:p>
          </table:table-cell>
          <table:table-cell table:formula="of:=[.L98]*[.M2]" office:value-type="float" office:value="0" calcext:value-type="float">
            <text:p>0</text:p>
          </table:table-cell>
          <table:table-cell table:formula="of:=[.M98]*[.N2]" office:value-type="float" office:value="0" calcext:value-type="float">
            <text:p>0</text:p>
          </table:table-cell>
          <table:table-cell table:formula="of:=[.N98]*[.O2]" office:value-type="float" office:value="0" calcext:value-type="float">
            <text:p>0</text:p>
          </table:table-cell>
          <table:table-cell table:formula="of:=[.O98]*[.P2]" office:value-type="float" office:value="0" calcext:value-type="float">
            <text:p>0</text:p>
          </table:table-cell>
          <table:table-cell table:formula="of:=[.P98]*[.Q2]" office:value-type="float" office:value="0" calcext:value-type="float">
            <text:p>0</text:p>
          </table:table-cell>
          <table:table-cell table:formula="of:=[.Q98]*[.R2]" office:value-type="float" office:value="0" calcext:value-type="float">
            <text:p>0</text:p>
          </table:table-cell>
          <table:table-cell table:formula="of:=[.R98]*[.S2]"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formula="of:=([.B98]+[.B99]) *[.C16]" office:value-type="float" office:value="0.18" calcext:value-type="float">
            <text:p>0.18</text:p>
          </table:table-cell>
          <table:table-cell table:formula="of:=([.C98]+[.C99]) *[.D16]" office:value-type="float" office:value="0.63" calcext:value-type="float">
            <text:p>0.63</text:p>
          </table:table-cell>
          <table:table-cell table:formula="of:=([.D98]+[.D99]) *[.E16]" office:value-type="float" office:value="0.3384" calcext:value-type="float">
            <text:p>0.3384</text:p>
          </table:table-cell>
          <table:table-cell table:formula="of:=([.E98]+[.E99]) *[.F16]" office:value-type="float" office:value="0" calcext:value-type="float">
            <text:p>0</text:p>
          </table:table-cell>
          <table:table-cell table:formula="of:=([.F98]+[.F99]) *[.G16]" office:value-type="float" office:value="0" calcext:value-type="float">
            <text:p>0</text:p>
          </table:table-cell>
          <table:table-cell table:formula="of:=([.G98]+[.G99]) *[.H16]" office:value-type="float" office:value="0" calcext:value-type="float">
            <text:p>0</text:p>
          </table:table-cell>
          <table:table-cell table:formula="of:=([.H98]+[.H99]) *[.I16]" office:value-type="float" office:value="0" calcext:value-type="float">
            <text:p>0</text:p>
          </table:table-cell>
          <table:table-cell table:formula="of:=([.I98]+[.I99]) *[.J16]" office:value-type="float" office:value="0" calcext:value-type="float">
            <text:p>0</text:p>
          </table:table-cell>
          <table:table-cell table:formula="of:=([.J98]+[.J99]) *[.K16]" office:value-type="float" office:value="0" calcext:value-type="float">
            <text:p>0</text:p>
          </table:table-cell>
          <table:table-cell table:formula="of:=([.K98]+[.K99]) *[.L16]" office:value-type="float" office:value="0" calcext:value-type="float">
            <text:p>0</text:p>
          </table:table-cell>
          <table:table-cell table:formula="of:=([.L98]+[.L99]) *[.M16]" office:value-type="float" office:value="0" calcext:value-type="float">
            <text:p>0</text:p>
          </table:table-cell>
          <table:table-cell table:formula="of:=([.M98]+[.M99]) *[.N16]" office:value-type="float" office:value="0" calcext:value-type="float">
            <text:p>0</text:p>
          </table:table-cell>
          <table:table-cell table:formula="of:=([.N98]+[.N99]) *[.O16]" office:value-type="float" office:value="0" calcext:value-type="float">
            <text:p>0</text:p>
          </table:table-cell>
          <table:table-cell table:formula="of:=([.O98]+[.O99]) *[.P16]" office:value-type="float" office:value="0" calcext:value-type="float">
            <text:p>0</text:p>
          </table:table-cell>
          <table:table-cell table:formula="of:=([.P98]+[.P99]) *[.Q16]" office:value-type="float" office:value="0" calcext:value-type="float">
            <text:p>0</text:p>
          </table:table-cell>
          <table:table-cell table:formula="of:=([.Q98]+[.Q99]) *[.R16]" office:value-type="float" office:value="0" calcext:value-type="float">
            <text:p>0</text:p>
          </table:table-cell>
          <table:table-cell table:formula="of:=([.R98]+[.R99]) *[.S16]"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formula="of:=([.B99]+[.B100])*[.C2]" office:value-type="float" office:value="0" calcext:value-type="float">
            <text:p>0</text:p>
          </table:table-cell>
          <table:table-cell table:formula="of:=([.C99]+[.C100])*[.D2]" office:value-type="float" office:value="0.054" calcext:value-type="float">
            <text:p>0.054</text:p>
          </table:table-cell>
          <table:table-cell table:formula="of:=([.D99]+[.D100])*[.E2]" office:value-type="float" office:value="0.4104" calcext:value-type="float">
            <text:p>0.4104</text:p>
          </table:table-cell>
          <table:table-cell table:formula="of:=([.E99]+[.E100])*[.F2]" office:value-type="float" office:value="0.59904" calcext:value-type="float">
            <text:p>0.59904</text:p>
          </table:table-cell>
          <table:table-cell table:formula="of:=([.F99]+[.F100])*[.G2]" office:value-type="float" office:value="0.539136" calcext:value-type="float">
            <text:p>0.539136</text:p>
          </table:table-cell>
          <table:table-cell table:formula="of:=([.G99]+[.G100])*[.H2]" office:value-type="float" office:value="0.0539136" calcext:value-type="float">
            <text:p>0.0539136</text:p>
          </table:table-cell>
          <table:table-cell table:formula="of:=([.H99]+[.H100])*[.I2]" office:value-type="float" office:value="0.00539136" calcext:value-type="float">
            <text:p>0.00539136</text:p>
          </table:table-cell>
          <table:table-cell table:formula="of:=([.I99]+[.I100])*[.J2]" office:value-type="float" office:value="0.0053374464" calcext:value-type="float">
            <text:p>0.0053374464</text:p>
          </table:table-cell>
          <table:table-cell table:formula="of:=([.J99]+[.J100])*[.K2]" office:value-type="float" office:value="0.00053374464" calcext:value-type="float">
            <text:p>0.00053374464</text:p>
          </table:table-cell>
          <table:table-cell office:value-type="float" office:value="0" calcext:value-type="float">
            <text:p>0</text:p>
          </table:table-cell>
          <table:table-cell table:formula="of:=([.L99]+[.L100])*[.M2]" office:value-type="float" office:value="0" calcext:value-type="float">
            <text:p>0</text:p>
          </table:table-cell>
          <table:table-cell table:formula="of:=([.M99]+[.M100])*[.N2]" office:value-type="float" office:value="0" calcext:value-type="float">
            <text:p>0</text:p>
          </table:table-cell>
          <table:table-cell table:formula="of:=([.N99]+[.N100])*[.O2]" office:value-type="float" office:value="0" calcext:value-type="float">
            <text:p>0</text:p>
          </table:table-cell>
          <table:table-cell table:formula="of:=([.O99]+[.O100])*[.P2]" office:value-type="float" office:value="0" calcext:value-type="float">
            <text:p>0</text:p>
          </table:table-cell>
          <table:table-cell table:formula="of:=([.P99]+[.P100])*[.Q2]" office:value-type="float" office:value="0" calcext:value-type="float">
            <text:p>0</text:p>
          </table:table-cell>
          <table:table-cell table:formula="of:=([.Q99]+[.Q100])*[.R2]" office:value-type="float" office:value="0" calcext:value-type="float">
            <text:p>0</text:p>
          </table:table-cell>
          <table:table-cell table:formula="of:=([.R99]+[.R100])*[.S2]"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string" calcext:value-type="string">
            <text:p>E</text:p>
          </table:table-cell>
          <table:table-cell office:value-type="float" office:value="0" calcext:value-type="float">
            <text:p>0</text:p>
          </table:table-cell>
          <table:table-cell table:formula="of:=([.B101]+[.B100]+[.B99])*[.C7]" office:value-type="float" office:value="0" calcext:value-type="float">
            <text:p>0</text:p>
          </table:table-cell>
          <table:table-cell table:formula="of:=([.C101]+[.C100]+[.C99])*[.D7]" office:value-type="float" office:value="0" calcext:value-type="float">
            <text:p>0</text:p>
          </table:table-cell>
          <table:table-cell table:formula="of:=([.D101]+[.D100]+[.D99])*[.E7]" office:value-type="float" office:value="0" calcext:value-type="float">
            <text:p>0</text:p>
          </table:table-cell>
          <table:table-cell table:formula="of:=([.E101]+[.E100]+[.E99])*[.F7]" office:value-type="float" office:value="0.14976" calcext:value-type="float">
            <text:p>0.14976</text:p>
          </table:table-cell>
          <table:table-cell table:formula="of:=([.F101]+[.F100]+[.F99])*[.G7]" office:value-type="float" office:value="0" calcext:value-type="float">
            <text:p>0</text:p>
          </table:table-cell>
          <table:table-cell table:formula="of:=([.G101]+[.G100]+[.G99])*[.H7]" office:value-type="float" office:value="0" calcext:value-type="float">
            <text:p>0</text:p>
          </table:table-cell>
          <table:table-cell table:formula="of:=([.H101]+[.H100]+[.H99])*[.I7]" office:value-type="float" office:value="0" calcext:value-type="float">
            <text:p>0</text:p>
          </table:table-cell>
          <table:table-cell table:formula="of:=([.I101]+[.I100]+[.I99])*[.J7]" office:value-type="float" office:value="0" calcext:value-type="float">
            <text:p>0</text:p>
          </table:table-cell>
          <table:table-cell table:formula="of:=([.J101]+[.J100]+[.J99])*[.K7]" office:value-type="float" office:value="0" calcext:value-type="float">
            <text:p>0</text:p>
          </table:table-cell>
          <table:table-cell table:formula="of:=([.K101]+[.K100]+[.K99])*[.L7]" office:value-type="float" office:value="0" calcext:value-type="float">
            <text:p>0</text:p>
          </table:table-cell>
          <table:table-cell table:formula="of:=([.L101]+[.L100]+[.L99])*[.M7]" office:value-type="float" office:value="0" calcext:value-type="float">
            <text:p>0</text:p>
          </table:table-cell>
          <table:table-cell table:formula="of:=([.M101]+[.M100]+[.M99])*[.N7]" office:value-type="float" office:value="0" calcext:value-type="float">
            <text:p>0</text:p>
          </table:table-cell>
          <table:table-cell table:formula="of:=([.N101]+[.N100]+[.N99])*[.O7]" office:value-type="float" office:value="0" calcext:value-type="float">
            <text:p>0</text:p>
          </table:table-cell>
          <table:table-cell table:formula="of:=([.O101]+[.O100]+[.O99])*[.P7]" office:value-type="float" office:value="0" calcext:value-type="float">
            <text:p>0</text:p>
          </table:table-cell>
          <table:table-cell table:formula="of:=([.P101]+[.P100]+[.P99])*[.Q7]" office:value-type="float" office:value="0" calcext:value-type="float">
            <text:p>0</text:p>
          </table:table-cell>
          <table:table-cell table:formula="of:=([.Q101]+[.Q100]+[.Q99])*[.R7]" office:value-type="float" office:value="0" calcext:value-type="float">
            <text:p>0</text:p>
          </table:table-cell>
          <table:table-cell table:formula="of:=([.R101]+[.R100]+[.R99])*[.S7]"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formula="of:=([.B101]+[.B100])*[.C2]" office:value-type="float" office:value="0" calcext:value-type="float">
            <text:p>0</text:p>
          </table:table-cell>
          <table:table-cell table:formula="of:=([.C101]+[.C100])*[.D2]" office:value-type="float" office:value="0" calcext:value-type="float">
            <text:p>0</text:p>
          </table:table-cell>
          <table:table-cell table:formula="of:=([.D101]+[.D100])*[.E2]" office:value-type="float" office:value="0.0324" calcext:value-type="float">
            <text:p>0.0324</text:p>
          </table:table-cell>
          <table:table-cell table:formula="of:=([.E101]+[.E100])*[.F2]" office:value-type="float" office:value="0.32832" calcext:value-type="float">
            <text:p>0.32832</text:p>
          </table:table-cell>
          <table:table-cell table:formula="of:=([.F101]+[.F100])*[.G2]" office:value-type="float" office:value="0.67392" calcext:value-type="float">
            <text:p>0.67392</text:p>
          </table:table-cell>
          <table:table-cell table:formula="of:=([.G101]+[.G100])*[.H2]" office:value-type="float" office:value="0.0539136" calcext:value-type="float">
            <text:p>0.0539136</text:p>
          </table:table-cell>
          <table:table-cell table:formula="of:=([.H101]+[.H100])*[.I2]" office:value-type="float" office:value="0.00539136" calcext:value-type="float">
            <text:p>0.00539136</text:p>
          </table:table-cell>
          <table:table-cell table:formula="of:=([.I101]+[.I100])*[.J2]" office:value-type="float" office:value="0.0053374464" calcext:value-type="float">
            <text:p>0.0053374464</text:p>
          </table:table-cell>
          <table:table-cell table:formula="of:=([.J101]+[.J100])*[.K2]" office:value-type="float" office:value="0.00053374464" calcext:value-type="float">
            <text:p>0.00053374464</text:p>
          </table:table-cell>
          <table:table-cell office:value-type="float" office:value="0" calcext:value-type="float">
            <text:p>0</text:p>
          </table:table-cell>
          <table:table-cell table:formula="of:=([.L101]+[.L100])*[.M2]" office:value-type="float" office:value="0" calcext:value-type="float">
            <text:p>0</text:p>
          </table:table-cell>
          <table:table-cell table:formula="of:=([.M101]+[.M100])*[.N2]" office:value-type="float" office:value="0" calcext:value-type="float">
            <text:p>0</text:p>
          </table:table-cell>
          <table:table-cell table:formula="of:=([.N101]+[.N100])*[.O2]" office:value-type="float" office:value="0" calcext:value-type="float">
            <text:p>0</text:p>
          </table:table-cell>
          <table:table-cell table:formula="of:=([.O101]+[.O100])*[.P2]" office:value-type="float" office:value="0" calcext:value-type="float">
            <text:p>0</text:p>
          </table:table-cell>
          <table:table-cell table:formula="of:=([.P101]+[.P100])*[.Q2]" office:value-type="float" office:value="0" calcext:value-type="float">
            <text:p>0</text:p>
          </table:table-cell>
          <table:table-cell table:formula="of:=([.Q101]+[.Q100])*[.R2]" office:value-type="float" office:value="0" calcext:value-type="float">
            <text:p>0</text:p>
          </table:table-cell>
          <table:table-cell table:formula="of:=([.R101]+[.R100])*[.S2]"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string" calcext:value-type="string">
            <text:p>W</text:p>
          </table:table-cell>
          <table:table-cell office:value-type="float" office:value="0" calcext:value-type="float">
            <text:p>0</text:p>
          </table:table-cell>
          <table:table-cell table:formula="of:=([.B103]+[.B102]+[.B101])*[.C25]" office:value-type="float" office:value="0" calcext:value-type="float">
            <text:p>0</text:p>
          </table:table-cell>
          <table:table-cell table:formula="of:=([.C103]+[.C102]+[.C101])*[.D25]" office:value-type="float" office:value="0" calcext:value-type="float">
            <text:p>0</text:p>
          </table:table-cell>
          <table:table-cell table:formula="of:=([.D103]+[.D102]+[.D101])*[.E25]" office:value-type="float" office:value="0" calcext:value-type="float">
            <text:p>0</text:p>
          </table:table-cell>
          <table:table-cell table:formula="of:=([.E103]+[.E102]+[.E101])*[.F25]" office:value-type="float" office:value="0" calcext:value-type="float">
            <text:p>0</text:p>
          </table:table-cell>
          <table:table-cell table:formula="of:=([.F103]+[.F102]+[.F101])*[.G25]" office:value-type="float" office:value="0" calcext:value-type="float">
            <text:p>0</text:p>
          </table:table-cell>
          <table:table-cell table:formula="of:=([.G103]+[.G102]+[.G101])*[.H25]" office:value-type="float" office:value="0.269568" calcext:value-type="float">
            <text:p>0.269568</text:p>
          </table:table-cell>
          <table:table-cell table:formula="of:=([.H103]+[.H102]+[.H101])*[.I25]" office:value-type="float" office:value="0.29113344" calcext:value-type="float">
            <text:p>0.29113344</text:p>
          </table:table-cell>
          <table:table-cell table:formula="of:=([.I103]+[.I102]+[.I101])*[.J25]" office:value-type="float" office:value="0" calcext:value-type="float">
            <text:p>0</text:p>
          </table:table-cell>
          <table:table-cell table:formula="of:=([.J103]+[.J102]+[.J101])*[.K25]" office:value-type="float" office:value="0" calcext:value-type="float">
            <text:p>0</text:p>
          </table:table-cell>
          <table:table-cell table:formula="of:=([.K103]+[.K102]+[.K101])*[.L25]" office:value-type="float" office:value="0" calcext:value-type="float">
            <text:p>0</text:p>
          </table:table-cell>
          <table:table-cell table:formula="of:=([.L103]+[.L102]+[.L101])*[.M25]" office:value-type="float" office:value="0" calcext:value-type="float">
            <text:p>0</text:p>
          </table:table-cell>
          <table:table-cell table:formula="of:=([.M103]+[.M102]+[.M101])*[.N25]" office:value-type="float" office:value="0" calcext:value-type="float">
            <text:p>0</text:p>
          </table:table-cell>
          <table:table-cell table:formula="of:=([.N103]+[.N102]+[.N101])*[.O25]" office:value-type="float" office:value="0" calcext:value-type="float">
            <text:p>0</text:p>
          </table:table-cell>
          <table:table-cell table:formula="of:=([.O103]+[.O102]+[.O101])*[.P25]" office:value-type="float" office:value="0" calcext:value-type="float">
            <text:p>0</text:p>
          </table:table-cell>
          <table:table-cell table:formula="of:=([.P103]+[.P102]+[.P101])*[.Q25]" office:value-type="float" office:value="0" calcext:value-type="float">
            <text:p>0</text:p>
          </table:table-cell>
          <table:table-cell table:formula="of:=([.Q103]+[.Q102]+[.Q101])*[.R25]" office:value-type="float" office:value="0" calcext:value-type="float">
            <text:p>0</text:p>
          </table:table-cell>
          <table:table-cell table:formula="of:=([.R103]+[.R102]+[.R101])*[.S25]"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formula="of:=([.B103]+[.B102])*[.C2]" office:value-type="float" office:value="0" calcext:value-type="float">
            <text:p>0</text:p>
          </table:table-cell>
          <table:table-cell table:formula="of:=([.C103]+[.C102])*[.D2]" office:value-type="float" office:value="0" calcext:value-type="float">
            <text:p>0</text:p>
          </table:table-cell>
          <table:table-cell table:formula="of:=([.D103]+[.D102])*[.E2]" office:value-type="float" office:value="0" calcext:value-type="float">
            <text:p>0</text:p>
          </table:table-cell>
          <table:table-cell table:formula="of:=([.E103]+[.E102])*[.F2]" office:value-type="float" office:value="0.02592" calcext:value-type="float">
            <text:p>0.02592</text:p>
          </table:table-cell>
          <table:table-cell table:formula="of:=([.F103]+[.F102])*[.G2]" office:value-type="float" office:value="0.295488" calcext:value-type="float">
            <text:p>0.295488</text:p>
          </table:table-cell>
          <table:table-cell table:formula="of:=([.G103]+[.G102])*[.H2]" office:value-type="float" office:value="0.067392" calcext:value-type="float">
            <text:p>0.067392</text:p>
          </table:table-cell>
          <table:table-cell table:formula="of:=([.H103]+[.H102])*[.I2]" office:value-type="float" office:value="0.03234816" calcext:value-type="float">
            <text:p>0.03234816</text:p>
          </table:table-cell>
          <table:table-cell table:formula="of:=([.I103]+[.I102])*[.J2]" office:value-type="float" office:value="0.293559552" calcext:value-type="float">
            <text:p>0.293559552</text:p>
          </table:table-cell>
          <table:table-cell table:formula="of:=([.J103]+[.J102])*[.K2]" office:value-type="float" office:value="0.00053374464" calcext:value-type="float">
            <text:p>0.00053374464</text:p>
          </table:table-cell>
          <table:table-cell table:formula="of:=([.K103]+[.K102])*[.L2]" office:value-type="float" office:value="0.000053374464" calcext:value-type="float">
            <text:p>5.3374464E-05</text:p>
          </table:table-cell>
          <table:table-cell table:formula="of:=([.L103]+[.L102])*[.M2]" office:value-type="float" office:value="0" calcext:value-type="float">
            <text:p>0</text:p>
          </table:table-cell>
          <table:table-cell table:formula="of:=([.M103]+[.M102])*[.N2]" office:value-type="float" office:value="0" calcext:value-type="float">
            <text:p>0</text:p>
          </table:table-cell>
          <table:table-cell table:formula="of:=([.N103]+[.N102])*[.O2]" office:value-type="float" office:value="0" calcext:value-type="float">
            <text:p>0</text:p>
          </table:table-cell>
          <table:table-cell table:formula="of:=([.O103]+[.O102])*[.P2]" office:value-type="float" office:value="0" calcext:value-type="float">
            <text:p>0</text:p>
          </table:table-cell>
          <table:table-cell table:formula="of:=([.P103]+[.P102])*[.Q2]" office:value-type="float" office:value="0" calcext:value-type="float">
            <text:p>0</text:p>
          </table:table-cell>
          <table:table-cell table:formula="of:=([.Q103]+[.Q102])*[.R2]" office:value-type="float" office:value="0" calcext:value-type="float">
            <text:p>0</text:p>
          </table:table-cell>
          <table:table-cell table:formula="of:=([.R103]+[.R102])*[.S2]"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formula="of:=([.B105]+[.B104]+[.B102])*[.C39]" office:value-type="float" office:value="0" calcext:value-type="float">
            <text:p>0</text:p>
          </table:table-cell>
          <table:table-cell table:formula="of:=([.C105]+[.C104]+[.C102])*[.D39]" office:value-type="float" office:value="0" calcext:value-type="float">
            <text:p>0</text:p>
          </table:table-cell>
          <table:table-cell table:formula="of:=([.D105]+[.D104]+[.D102])*[.E39]" office:value-type="float" office:value="0" calcext:value-type="float">
            <text:p>0</text:p>
          </table:table-cell>
          <table:table-cell table:formula="of:=([.E105]+[.E104]+[.E102])*[.F39]" office:value-type="float" office:value="0" calcext:value-type="float">
            <text:p>0</text:p>
          </table:table-cell>
          <table:table-cell table:formula="of:=([.F105]+[.F104]+[.F102])*[.G39]" office:value-type="float" office:value="0" calcext:value-type="float">
            <text:p>0</text:p>
          </table:table-cell>
          <table:table-cell table:formula="of:=([.G105]+[.G104]+[.G102])*[.H39]" office:value-type="float" office:value="0" calcext:value-type="float">
            <text:p>0</text:p>
          </table:table-cell>
          <table:table-cell table:formula="of:=([.H105]+[.H104]+[.H102])*[.I39]" office:value-type="float" office:value="0" calcext:value-type="float">
            <text:p>0</text:p>
          </table:table-cell>
          <table:table-cell table:formula="of:=([.I105]+[.I104]+[.I102])*[.J39]" office:value-type="float" office:value="0" calcext:value-type="float">
            <text:p>0</text:p>
          </table:table-cell>
          <table:table-cell table:formula="of:=([.J105]+[.J104]+[.J102])*[.K39]" office:value-type="float" office:value="0.23911759872" calcext:value-type="float">
            <text:p>0.23911759872</text:p>
          </table:table-cell>
          <table:table-cell table:formula="of:=([.K105]+[.K104]+[.K102])*[.L39]" office:value-type="float" office:value="0" calcext:value-type="float">
            <text:p>0</text:p>
          </table:table-cell>
          <table:table-cell table:formula="of:=([.L105]+[.L104]+[.L102])*[.M39]" office:value-type="float" office:value="0" calcext:value-type="float">
            <text:p>0</text:p>
          </table:table-cell>
          <table:table-cell table:formula="of:=([.M105]+[.M104]+[.M102])*[.N39]" office:value-type="float" office:value="0" calcext:value-type="float">
            <text:p>0</text:p>
          </table:table-cell>
          <table:table-cell table:formula="of:=([.N105]+[.N104]+[.N102])*[.O39]" office:value-type="float" office:value="0" calcext:value-type="float">
            <text:p>0</text:p>
          </table:table-cell>
          <table:table-cell table:formula="of:=([.O105]+[.O104]+[.O102])*[.P39]" office:value-type="float" office:value="0" calcext:value-type="float">
            <text:p>0</text:p>
          </table:table-cell>
          <table:table-cell table:formula="of:=([.P105]+[.P104]+[.P102])*[.Q39]" office:value-type="float" office:value="0" calcext:value-type="float">
            <text:p>0</text:p>
          </table:table-cell>
          <table:table-cell table:formula="of:=([.Q105]+[.Q104]+[.Q102])*[.R39]" office:value-type="float" office:value="0" calcext:value-type="float">
            <text:p>0</text:p>
          </table:table-cell>
          <table:table-cell table:formula="of:=([.R105]+[.R104]+[.R102])*[.S39]"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formula="of:=([.B106]+[.B105])*[.C2]" office:value-type="float" office:value="0" calcext:value-type="float">
            <text:p>0</text:p>
          </table:table-cell>
          <table:table-cell table:formula="of:=([.C106]+[.C105])*[.D2]" office:value-type="float" office:value="0" calcext:value-type="float">
            <text:p>0</text:p>
          </table:table-cell>
          <table:table-cell table:formula="of:=([.D106]+[.D105])*[.E2]" office:value-type="float" office:value="0" calcext:value-type="float">
            <text:p>0</text:p>
          </table:table-cell>
          <table:table-cell table:formula="of:=([.E106]+[.E105])*[.F2]" office:value-type="float" office:value="0" calcext:value-type="float">
            <text:p>0</text:p>
          </table:table-cell>
          <table:table-cell table:formula="of:=([.F106]+[.F105])*[.G2]" office:value-type="float" office:value="0" calcext:value-type="float">
            <text:p>0</text:p>
          </table:table-cell>
          <table:table-cell table:formula="of:=([.G106]+[.G105])*[.H2]" office:value-type="float" office:value="0" calcext:value-type="float">
            <text:p>0</text:p>
          </table:table-cell>
          <table:table-cell table:formula="of:=([.H106]+[.H105])*[.I2]" office:value-type="float" office:value="0" calcext:value-type="float">
            <text:p>0</text:p>
          </table:table-cell>
          <table:table-cell table:formula="of:=([.I106]+[.I105])*[.J2]" office:value-type="float" office:value="0" calcext:value-type="float">
            <text:p>0</text:p>
          </table:table-cell>
          <table:table-cell table:formula="of:=([.J106]+[.J105])*[.K2]" office:value-type="float" office:value="0" calcext:value-type="float">
            <text:p>0</text:p>
          </table:table-cell>
          <table:table-cell table:formula="of:=([.K106]+[.K105])*[.L2]" office:value-type="float" office:value="0.023911759872" calcext:value-type="float">
            <text:p>0.023911759872</text:p>
          </table:table-cell>
          <table:table-cell table:formula="of:=([.L106]+[.L105])*[.M2]" office:value-type="float" office:value="0.0191294078976" calcext:value-type="float">
            <text:p>0.0191294078976</text:p>
          </table:table-cell>
          <table:table-cell table:formula="of:=([.M106]+[.M105])*[.N2]" office:value-type="float" office:value="0.00765176315904" calcext:value-type="float">
            <text:p>0.0076517631590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([.R106]+[.R105])*[.S2]"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([.B107]+[.B106]+[.B105])*[.C3]" office:value-type="float" office:value="0" calcext:value-type="float">
            <text:p>0</text:p>
          </table:table-cell>
          <table:table-cell table:formula="of:=([.C107]+[.C106]+[.C105])*[.D3]" office:value-type="float" office:value="0" calcext:value-type="float">
            <text:p>0</text:p>
          </table:table-cell>
          <table:table-cell table:formula="of:=([.D107]+[.D106]+[.D105])*[.E3]" office:value-type="float" office:value="0" calcext:value-type="float">
            <text:p>0</text:p>
          </table:table-cell>
          <table:table-cell table:formula="of:=([.E107]+[.E106]+[.E105])*[.F3]" office:value-type="float" office:value="0" calcext:value-type="float">
            <text:p>0</text:p>
          </table:table-cell>
          <table:table-cell table:formula="of:=([.F107]+[.F106]+[.F105])*[.G3]" office:value-type="float" office:value="0" calcext:value-type="float">
            <text:p>0</text:p>
          </table:table-cell>
          <table:table-cell table:formula="of:=([.G107]+[.G106]+[.G105])*[.H3]" office:value-type="float" office:value="0" calcext:value-type="float">
            <text:p>0</text:p>
          </table:table-cell>
          <table:table-cell table:formula="of:=([.H107]+[.H106]+[.H105])*[.I3]" office:value-type="float" office:value="0" calcext:value-type="float">
            <text:p>0</text:p>
          </table:table-cell>
          <table:table-cell table:formula="of:=([.I107]+[.I106]+[.I105])*[.J3]" office:value-type="float" office:value="0" calcext:value-type="float">
            <text:p>0</text:p>
          </table:table-cell>
          <table:table-cell table:formula="of:=([.J107]+[.J106]+[.J105])*[.K3]" office:value-type="float" office:value="0" calcext:value-type="float">
            <text:p>0</text:p>
          </table:table-cell>
          <table:table-cell table:formula="of:=([.K107]+[.K106]+[.K105])*[.L3]" office:value-type="float" office:value="0.215205838848" calcext:value-type="float">
            <text:p>0.215205838848</text:p>
          </table:table-cell>
          <table:table-cell table:formula="of:=([.L107]+[.L106]+[.L105])*[.M3]" office:value-type="float" office:value="0.047823519744" calcext:value-type="float">
            <text:p>0.047823519744</text:p>
          </table:table-cell>
          <table:table-cell table:formula="of:=([.M107]+[.M106]+[.M105])*[.N3]" office:value-type="float" office:value="0" calcext:value-type="float">
            <text:p>0</text:p>
          </table:table-cell>
          <table:table-cell table:formula="of:=([.N107]+[.N106]+[.N105])*[.O3]" office:value-type="float" office:value="0" calcext:value-type="float">
            <text:p>0</text:p>
          </table:table-cell>
          <table:table-cell table:formula="of:=([.O107]+[.O106]+[.O105])*[.P3]" office:value-type="float" office:value="0" calcext:value-type="float">
            <text:p>0</text:p>
          </table:table-cell>
          <table:table-cell table:formula="of:=([.P107]+[.P106]+[.P105])*[.Q3]" office:value-type="float" office:value="0" calcext:value-type="float">
            <text:p>0</text:p>
          </table:table-cell>
          <table:table-cell table:formula="of:=([.Q107]+[.Q106]+[.Q105])*[.R3]" office:value-type="float" office:value="0" calcext:value-type="float">
            <text:p>0</text:p>
          </table:table-cell>
          <table:table-cell table:formula="of:=([.R107]+[.R106]+[.R105])*[.S3]"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formula="of:=([.B108]+[.B107])*[.C2]" office:value-type="float" office:value="0" calcext:value-type="float">
            <text:p>0</text:p>
          </table:table-cell>
          <table:table-cell table:formula="of:=([.C108]+[.C107])*[.D2]" office:value-type="float" office:value="0" calcext:value-type="float">
            <text:p>0</text:p>
          </table:table-cell>
          <table:table-cell table:formula="of:=([.D108]+[.D107])*[.E2]" office:value-type="float" office:value="0" calcext:value-type="float">
            <text:p>0</text:p>
          </table:table-cell>
          <table:table-cell table:formula="of:=([.E108]+[.E107])*[.F2]" office:value-type="float" office:value="0" calcext:value-type="float">
            <text:p>0</text:p>
          </table:table-cell>
          <table:table-cell table:formula="of:=([.F108]+[.F107])*[.G2]" office:value-type="float" office:value="0" calcext:value-type="float">
            <text:p>0</text:p>
          </table:table-cell>
          <table:table-cell table:formula="of:=([.G108]+[.G107])*[.H2]" office:value-type="float" office:value="0" calcext:value-type="float">
            <text:p>0</text:p>
          </table:table-cell>
          <table:table-cell table:formula="of:=([.H108]+[.H107])*[.I2]" office:value-type="float" office:value="0" calcext:value-type="float">
            <text:p>0</text:p>
          </table:table-cell>
          <table:table-cell table:formula="of:=([.I108]+[.I107])*[.J2]" office:value-type="float" office:value="0" calcext:value-type="float">
            <text:p>0</text:p>
          </table:table-cell>
          <table:table-cell table:formula="of:=([.J108]+[.J107])*[.K2]" office:value-type="float" office:value="0" calcext:value-type="float">
            <text:p>0</text:p>
          </table:table-cell>
          <table:table-cell table:formula="of:=([.K108]+[.K107])*[.L2]" office:value-type="float" office:value="0" calcext:value-type="float">
            <text:p>0</text:p>
          </table:table-cell>
          <table:table-cell table:formula="of:=([.L108]+[.L107])*[.M2]" office:value-type="float" office:value="0.1721646710784" calcext:value-type="float">
            <text:p>0.1721646710784</text:p>
          </table:table-cell>
          <table:table-cell table:formula="of:=([.M108]+[.M107])*[.N2]" office:value-type="float" office:value="0.0879952763289601" calcext:value-type="float">
            <text:p>0.0879952763289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[.P108]+[.P107])*[.Q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.R108]+[.R107])*[.S2]"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table:formula="of:=([.B109]+[.B108]+[.B107])*[.C20]" office:value-type="float" office:value="0" calcext:value-type="float">
            <text:p>0</text:p>
          </table:table-cell>
          <table:table-cell table:formula="of:=([.C109]+[.C108]+[.C107])*[.D20]" office:value-type="float" office:value="0" calcext:value-type="float">
            <text:p>0</text:p>
          </table:table-cell>
          <table:table-cell table:formula="of:=([.D109]+[.D108]+[.D107])*[.E20]" office:value-type="float" office:value="0" calcext:value-type="float">
            <text:p>0</text:p>
          </table:table-cell>
          <table:table-cell table:formula="of:=([.E109]+[.E108]+[.E107])*[.F20]" office:value-type="float" office:value="0" calcext:value-type="float">
            <text:p>0</text:p>
          </table:table-cell>
          <table:table-cell table:formula="of:=([.F109]+[.F108]+[.F107])*[.G20]" office:value-type="float" office:value="0" calcext:value-type="float">
            <text:p>0</text:p>
          </table:table-cell>
          <table:table-cell table:formula="of:=([.G109]+[.G108]+[.G107])*[.H20]" office:value-type="float" office:value="0" calcext:value-type="float">
            <text:p>0</text:p>
          </table:table-cell>
          <table:table-cell table:formula="of:=([.H109]+[.H108]+[.H107])*[.I20]" office:value-type="float" office:value="0" calcext:value-type="float">
            <text:p>0</text:p>
          </table:table-cell>
          <table:table-cell table:formula="of:=([.I109]+[.I108]+[.I107])*[.J20]" office:value-type="float" office:value="0" calcext:value-type="float">
            <text:p>0</text:p>
          </table:table-cell>
          <table:table-cell table:formula="of:=([.J109]+[.J108]+[.J107])*[.K20]" office:value-type="float" office:value="0" calcext:value-type="float">
            <text:p>0</text:p>
          </table:table-cell>
          <table:table-cell table:formula="of:=([.K109]+[.K108]+[.K107])*[.L20]" office:value-type="float" office:value="0" calcext:value-type="float">
            <text:p>0</text:p>
          </table:table-cell>
          <table:table-cell table:formula="of:=([.L109]+[.L108]+[.L107])*[.M20]" office:value-type="float" office:value="0" calcext:value-type="float">
            <text:p>0</text:p>
          </table:table-cell>
          <table:table-cell table:formula="of:=([.M109]+[.M108]+[.M107])*[.N20]" office:value-type="float" office:value="0.06599645724672" calcext:value-type="float">
            <text:p>0.06599645724672</text:p>
          </table:table-cell>
          <table:table-cell table:formula="of:=([.N109]+[.N108]+[.N107])*[.O20]" office:value-type="float" office:value="0" calcext:value-type="float">
            <text:p>0</text:p>
          </table:table-cell>
          <table:table-cell table:formula="of:=([.O109]+[.O108]+[.O107])*[.P20]" office:value-type="float" office:value="0" calcext:value-type="float">
            <text:p>0</text:p>
          </table:table-cell>
          <table:table-cell table:formula="of:=([.P109]+[.P108]+[.P107])*[.Q20]" office:value-type="float" office:value="0" calcext:value-type="float">
            <text:p>0</text:p>
          </table:table-cell>
          <table:table-cell table:formula="of:=([.Q109]+[.Q108]+[.Q107])*[.R20]" office:value-type="float" office:value="0" calcext:value-type="float">
            <text:p>0</text:p>
          </table:table-cell>
          <table:table-cell table:formula="of:=([.R109]+[.R108]+[.R107])*[.S20]"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formula="of:=([.B110]+[.B109])*[.C2]" office:value-type="float" office:value="0" calcext:value-type="float">
            <text:p>0</text:p>
          </table:table-cell>
          <table:table-cell table:formula="of:=([.C110]+[.C109])*[.D2]" office:value-type="float" office:value="0" calcext:value-type="float">
            <text:p>0</text:p>
          </table:table-cell>
          <table:table-cell table:formula="of:=([.D110]+[.D109])*[.E2]" office:value-type="float" office:value="0" calcext:value-type="float">
            <text:p>0</text:p>
          </table:table-cell>
          <table:table-cell table:formula="of:=([.E110]+[.E109])*[.F2]" office:value-type="float" office:value="0" calcext:value-type="float">
            <text:p>0</text:p>
          </table:table-cell>
          <table:table-cell table:formula="of:=([.F110]+[.F109])*[.G2]" office:value-type="float" office:value="0" calcext:value-type="float">
            <text:p>0</text:p>
          </table:table-cell>
          <table:table-cell table:formula="of:=([.G110]+[.G109])*[.H2]" office:value-type="float" office:value="0" calcext:value-type="float">
            <text:p>0</text:p>
          </table:table-cell>
          <table:table-cell table:formula="of:=([.H110]+[.H109])*[.I2]" office:value-type="float" office:value="0" calcext:value-type="float">
            <text:p>0</text:p>
          </table:table-cell>
          <table:table-cell table:formula="of:=([.I110]+[.I109])*[.J2]" office:value-type="float" office:value="0" calcext:value-type="float">
            <text:p>0</text:p>
          </table:table-cell>
          <table:table-cell table:formula="of:=([.J110]+[.J109])*[.K2]" office:value-type="float" office:value="0" calcext:value-type="float">
            <text:p>0</text:p>
          </table:table-cell>
          <table:table-cell table:formula="of:=([.K110]+[.K109])*[.L2]" office:value-type="float" office:value="0" calcext:value-type="float">
            <text:p>0</text:p>
          </table:table-cell>
          <table:table-cell table:formula="of:=([.L110]+[.L109])*[.M2]" office:value-type="float" office:value="0" calcext:value-type="float">
            <text:p>0</text:p>
          </table:table-cell>
          <table:table-cell table:formula="of:=([.M110]+[.M109])*[.N2]" office:value-type="float" office:value="0" calcext:value-type="float">
            <text:p>0</text:p>
          </table:table-cell>
          <table:table-cell table:formula="of:=([.N110]+[.N109])*[.O2]" office:value-type="float" office:value="0.006599645724672" calcext:value-type="float">
            <text:p>0.006599645724672</text:p>
          </table:table-cell>
          <table:table-cell office:value-type="float" office:value="0" calcext:value-type="float">
            <text:p>0</text:p>
          </table:table-cell>
          <table:table-cell table:formula="of:=([.P110]+[.P109])*[.Q2]" office:value-type="float" office:value="0" calcext:value-type="float">
            <text:p>0</text:p>
          </table:table-cell>
          <table:table-cell table:formula="of:=([.Q110]+[.Q109])*[.R2]" office:value-type="float" office:value="0" calcext:value-type="float">
            <text:p>0</text:p>
          </table:table-cell>
          <table:table-cell table:formula="of:=([.R110]+[.R109])*[.S2]"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formula="of:=([.B111]+[.B110]+[.B109])*[.C39]" office:value-type="float" office:value="0" calcext:value-type="float">
            <text:p>0</text:p>
          </table:table-cell>
          <table:table-cell table:formula="of:=([.C111]+[.C110]+[.C109])*[.D39]" office:value-type="float" office:value="0" calcext:value-type="float">
            <text:p>0</text:p>
          </table:table-cell>
          <table:table-cell table:formula="of:=([.D111]+[.D110]+[.D109])*[.E39]" office:value-type="float" office:value="0" calcext:value-type="float">
            <text:p>0</text:p>
          </table:table-cell>
          <table:table-cell table:formula="of:=([.E111]+[.E110]+[.E109])*[.F39]" office:value-type="float" office:value="0" calcext:value-type="float">
            <text:p>0</text:p>
          </table:table-cell>
          <table:table-cell table:formula="of:=([.F111]+[.F110]+[.F109])*[.G39]" office:value-type="float" office:value="0" calcext:value-type="float">
            <text:p>0</text:p>
          </table:table-cell>
          <table:table-cell table:formula="of:=([.G111]+[.G110]+[.G109])*[.H39]" office:value-type="float" office:value="0" calcext:value-type="float">
            <text:p>0</text:p>
          </table:table-cell>
          <table:table-cell table:formula="of:=([.H111]+[.H110]+[.H109])*[.I39]" office:value-type="float" office:value="0" calcext:value-type="float">
            <text:p>0</text:p>
          </table:table-cell>
          <table:table-cell table:formula="of:=([.I111]+[.I110]+[.I109])*[.J39]" office:value-type="float" office:value="0" calcext:value-type="float">
            <text:p>0</text:p>
          </table:table-cell>
          <table:table-cell table:formula="of:=([.J111]+[.J110]+[.J109])*[.K39]" office:value-type="float" office:value="0" calcext:value-type="float">
            <text:p>0</text:p>
          </table:table-cell>
          <table:table-cell table:formula="of:=([.K111]+[.K110]+[.K109])*[.L39]" office:value-type="float" office:value="0" calcext:value-type="float">
            <text:p>0</text:p>
          </table:table-cell>
          <table:table-cell table:formula="of:=([.L111]+[.L110]+[.L109])*[.M39]" office:value-type="float" office:value="0" calcext:value-type="float">
            <text:p>0</text:p>
          </table:table-cell>
          <table:table-cell table:formula="of:=([.M111]+[.M110]+[.M109])*[.N39]" office:value-type="float" office:value="0" calcext:value-type="float">
            <text:p>0</text:p>
          </table:table-cell>
          <table:table-cell table:formula="of:=([.N111]+[.N110]+[.N109])*[.O39]" office:value-type="float" office:value="0.059396811522048" calcext:value-type="float">
            <text:p>0.059396811522048</text:p>
          </table:table-cell>
          <table:table-cell table:formula="of:=([.O111]+[.O110]+[.O109])*[.P39]" office:value-type="float" office:value="0" calcext:value-type="float">
            <text:p>0</text:p>
          </table:table-cell>
          <table:table-cell table:formula="of:=([.P111]+[.P110]+[.P109])*[.Q39]" office:value-type="float" office:value="0" calcext:value-type="float">
            <text:p>0</text:p>
          </table:table-cell>
          <table:table-cell table:formula="of:=([.Q111]+[.Q110]+[.Q109])*[.R39]" office:value-type="float" office:value="0" calcext:value-type="float">
            <text:p>0</text:p>
          </table:table-cell>
          <table:table-cell table:formula="of:=([.R111]+[.R110]+[.R109])*[.S39]"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formula="of:=([.B112]+[.B111])*[.C2]" office:value-type="float" office:value="0" calcext:value-type="float">
            <text:p>0</text:p>
          </table:table-cell>
          <table:table-cell table:formula="of:=([.C112]+[.C111])*[.D2]" office:value-type="float" office:value="0" calcext:value-type="float">
            <text:p>0</text:p>
          </table:table-cell>
          <table:table-cell table:formula="of:=([.D112]+[.D111])*[.E2]" office:value-type="float" office:value="0" calcext:value-type="float">
            <text:p>0</text:p>
          </table:table-cell>
          <table:table-cell table:formula="of:=([.E112]+[.E111])*[.F2]" office:value-type="float" office:value="0" calcext:value-type="float">
            <text:p>0</text:p>
          </table:table-cell>
          <table:table-cell table:formula="of:=([.F112]+[.F111])*[.G2]" office:value-type="float" office:value="0" calcext:value-type="float">
            <text:p>0</text:p>
          </table:table-cell>
          <table:table-cell table:formula="of:=([.G112]+[.G111])*[.H2]" office:value-type="float" office:value="0" calcext:value-type="float">
            <text:p>0</text:p>
          </table:table-cell>
          <table:table-cell table:formula="of:=([.H112]+[.H111])*[.I2]" office:value-type="float" office:value="0" calcext:value-type="float">
            <text:p>0</text:p>
          </table:table-cell>
          <table:table-cell table:formula="of:=([.I112]+[.I111])*[.J2]" office:value-type="float" office:value="0" calcext:value-type="float">
            <text:p>0</text:p>
          </table:table-cell>
          <table:table-cell table:formula="of:=([.J112]+[.J111])*[.K2]" office:value-type="float" office:value="0" calcext:value-type="float">
            <text:p>0</text:p>
          </table:table-cell>
          <table:table-cell table:formula="of:=([.K112]+[.K111])*[.L2]" office:value-type="float" office:value="0" calcext:value-type="float">
            <text:p>0</text:p>
          </table:table-cell>
          <table:table-cell table:formula="of:=([.L112]+[.L111])*[.M2]" office:value-type="float" office:value="0" calcext:value-type="float">
            <text:p>0</text:p>
          </table:table-cell>
          <table:table-cell table:formula="of:=([.M112]+[.M111])*[.N2]" office:value-type="float" office:value="0" calcext:value-type="float">
            <text:p>0</text:p>
          </table:table-cell>
          <table:table-cell table:formula="of:=([.N112]+[.N111])*[.O2]" office:value-type="float" office:value="0" calcext:value-type="float">
            <text:p>0</text:p>
          </table:table-cell>
          <table:table-cell table:formula="of:=([.O112]+[.O111])*[.P2]" office:value-type="float" office:value="0.0178190434566144" calcext:value-type="float">
            <text:p>0.017819043456614</text:p>
          </table:table-cell>
          <table:table-cell table:formula="of:=([.P112]+[.P111])*[.Q2]" office:value-type="float" office:value="0.016037139110953" calcext:value-type="float">
            <text:p>0.016037139110953</text:p>
          </table:table-cell>
          <table:table-cell table:formula="of:=([.Q112]+[.Q111])*[.R2]" office:value-type="float" office:value="0.00641485564438119" calcext:value-type="float">
            <text:p>0.006414855644381</text:p>
          </table:table-cell>
          <table:table-cell table:formula="of:=([.R112]+[.R111])*[.S2]" office:value-type="float" office:value="0.00577337007994307" calcext:value-type="float">
            <text:p>0.005773370079943</text:p>
          </table:table-cell>
        </table:table-row>
        <table:table-row table:style-name="ro1">
          <table:table-cell table:style-name="Default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([.B113]+[.B112]+[.B111])*[.C34]" office:value-type="float" office:value="0" calcext:value-type="float">
            <text:p>0</text:p>
          </table:table-cell>
          <table:table-cell table:formula="of:=([.C113]+[.C112]+[.C111])*[.D34]" office:value-type="float" office:value="0" calcext:value-type="float">
            <text:p>0</text:p>
          </table:table-cell>
          <table:table-cell table:formula="of:=([.D113]+[.D112]+[.D111])*[.E34]" office:value-type="float" office:value="0" calcext:value-type="float">
            <text:p>0</text:p>
          </table:table-cell>
          <table:table-cell table:formula="of:=([.E113]+[.E112]+[.E111])*[.F34]" office:value-type="float" office:value="0" calcext:value-type="float">
            <text:p>0</text:p>
          </table:table-cell>
          <table:table-cell table:formula="of:=([.F113]+[.F112]+[.F111])*[.G34]" office:value-type="float" office:value="0" calcext:value-type="float">
            <text:p>0</text:p>
          </table:table-cell>
          <table:table-cell table:formula="of:=([.G113]+[.G112]+[.G111])*[.H34]" office:value-type="float" office:value="0" calcext:value-type="float">
            <text:p>0</text:p>
          </table:table-cell>
          <table:table-cell table:formula="of:=([.H113]+[.H112]+[.H111])*[.I34]" office:value-type="float" office:value="0" calcext:value-type="float">
            <text:p>0</text:p>
          </table:table-cell>
          <table:table-cell table:formula="of:=([.I113]+[.I112]+[.I111])*[.J34]" office:value-type="float" office:value="0" calcext:value-type="float">
            <text:p>0</text:p>
          </table:table-cell>
          <table:table-cell table:formula="of:=([.J113]+[.J112]+[.J111])*[.K34]" office:value-type="float" office:value="0" calcext:value-type="float">
            <text:p>0</text:p>
          </table:table-cell>
          <table:table-cell table:formula="of:=([.K113]+[.K112]+[.K111])*[.L34]" office:value-type="float" office:value="0" calcext:value-type="float">
            <text:p>0</text:p>
          </table:table-cell>
          <table:table-cell table:formula="of:=([.L113]+[.L112]+[.L111])*[.M34]" office:value-type="float" office:value="0" calcext:value-type="float">
            <text:p>0</text:p>
          </table:table-cell>
          <table:table-cell table:formula="of:=([.M113]+[.M112]+[.M111])*[.N34]" office:value-type="float" office:value="0" calcext:value-type="float">
            <text:p>0</text:p>
          </table:table-cell>
          <table:table-cell table:formula="of:=([.N113]+[.N112]+[.N111])*[.O34]" office:value-type="float" office:value="0" calcext:value-type="float">
            <text:p>0</text:p>
          </table:table-cell>
          <table:table-cell table:formula="of:=([.O113]+[.O112]+[.O111])*[.P34]" office:value-type="float" office:value="0.0178190434566144" calcext:value-type="float">
            <text:p>0.017819043456614</text:p>
          </table:table-cell>
          <table:table-cell table:formula="of:=([.P113]+[.P112]+[.P111])*[.Q34]" office:value-type="float" office:value="0" calcext:value-type="float">
            <text:p>0</text:p>
          </table:table-cell>
          <table:table-cell table:formula="of:=([.Q113]+[.Q112]+[.Q111])*[.R34]" office:value-type="float" office:value="0.00962228346657178" calcext:value-type="float">
            <text:p>0.009622283466572</text:p>
          </table:table-cell>
          <table:table-cell table:formula="of:=([.R113]+[.R112]+[.R111])*[.S34]" office:value-type="float" office:value="0.0016037139110953" calcext:value-type="float">
            <text:p>0.001603713911095</text:p>
          </table:table-cell>
        </table:table-row>
        <table:table-row table:style-name="ro1">
          <table:table-cell table:style-name="Default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formula="of:=([.B114]+[.B113])*[.C2]" office:value-type="float" office:value="0" calcext:value-type="float">
            <text:p>0</text:p>
          </table:table-cell>
          <table:table-cell table:formula="of:=([.C114]+[.C113])*[.D2]" office:value-type="float" office:value="0" calcext:value-type="float">
            <text:p>0</text:p>
          </table:table-cell>
          <table:table-cell table:formula="of:=([.D114]+[.D113])*[.E2]" office:value-type="float" office:value="0" calcext:value-type="float">
            <text:p>0</text:p>
          </table:table-cell>
          <table:table-cell table:formula="of:=([.E114]+[.E113])*[.F2]" office:value-type="float" office:value="0" calcext:value-type="float">
            <text:p>0</text:p>
          </table:table-cell>
          <table:table-cell table:formula="of:=([.F114]+[.F113])*[.G2]" office:value-type="float" office:value="0" calcext:value-type="float">
            <text:p>0</text:p>
          </table:table-cell>
          <table:table-cell table:formula="of:=([.G114]+[.G113])*[.H2]" office:value-type="float" office:value="0" calcext:value-type="float">
            <text:p>0</text:p>
          </table:table-cell>
          <table:table-cell table:formula="of:=([.H114]+[.H113])*[.I2]" office:value-type="float" office:value="0" calcext:value-type="float">
            <text:p>0</text:p>
          </table:table-cell>
          <table:table-cell table:formula="of:=([.I114]+[.I113])*[.J2]" office:value-type="float" office:value="0" calcext:value-type="float">
            <text:p>0</text:p>
          </table:table-cell>
          <table:table-cell table:formula="of:=([.J114]+[.J113])*[.K2]" office:value-type="float" office:value="0" calcext:value-type="float">
            <text:p>0</text:p>
          </table:table-cell>
          <table:table-cell table:formula="of:=([.K114]+[.K113])*[.L2]" office:value-type="float" office:value="0" calcext:value-type="float">
            <text:p>0</text:p>
          </table:table-cell>
          <table:table-cell table:formula="of:=([.L114]+[.L113])*[.M2]" office:value-type="float" office:value="0" calcext:value-type="float">
            <text:p>0</text:p>
          </table:table-cell>
          <table:table-cell table:formula="of:=([.M114]+[.M113])*[.N2]" office:value-type="float" office:value="0" calcext:value-type="float">
            <text:p>0</text:p>
          </table:table-cell>
          <table:table-cell table:formula="of:=([.N114]+[.N113])*[.O2]" office:value-type="float" office:value="0" calcext:value-type="float">
            <text:p>0</text:p>
          </table:table-cell>
          <table:table-cell table:formula="of:=([.O114]+[.O113])*[.P2]" office:value-type="float" office:value="0" calcext:value-type="float">
            <text:p>0</text:p>
          </table:table-cell>
          <table:table-cell table:formula="of:=([.P114]+[.P113])*[.Q2]" office:value-type="float" office:value="0.016037139110953" calcext:value-type="float">
            <text:p>0.016037139110953</text:p>
          </table:table-cell>
          <table:table-cell table:formula="of:=([.Q114]+[.Q113])*[.R2]" office:value-type="float" office:value="0.00641485564438119" calcext:value-type="float">
            <text:p>0.006414855644381</text:p>
          </table:table-cell>
          <table:table-cell table:formula="of:=([.R114]+[.R113])*[.S2]" office:value-type="float" office:value="0.0144334251998577" calcext:value-type="float">
            <text:p>0.014433425199858</text:p>
          </table:table-cell>
        </table:table-row>
        <table:table-row table:style-name="ro1">
          <table:table-cell table:style-name="Default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([.B115]+[.B114]+[.B113])*[.C35]" office:value-type="float" office:value="0" calcext:value-type="float">
            <text:p>0</text:p>
          </table:table-cell>
          <table:table-cell table:formula="of:=([.C115]+[.C114]+[.C113])*[.D35]" office:value-type="float" office:value="0" calcext:value-type="float">
            <text:p>0</text:p>
          </table:table-cell>
          <table:table-cell table:formula="of:=([.D115]+[.D114]+[.D113])*[.E35]" office:value-type="float" office:value="0" calcext:value-type="float">
            <text:p>0</text:p>
          </table:table-cell>
          <table:table-cell table:formula="of:=([.E115]+[.E114]+[.E113])*[.F35]" office:value-type="float" office:value="0" calcext:value-type="float">
            <text:p>0</text:p>
          </table:table-cell>
          <table:table-cell table:formula="of:=([.F115]+[.F114]+[.F113])*[.G35]" office:value-type="float" office:value="0" calcext:value-type="float">
            <text:p>0</text:p>
          </table:table-cell>
          <table:table-cell table:formula="of:=([.G115]+[.G114]+[.G113])*[.H35]" office:value-type="float" office:value="0" calcext:value-type="float">
            <text:p>0</text:p>
          </table:table-cell>
          <table:table-cell table:formula="of:=([.H115]+[.H114]+[.H113])*[.I35]" office:value-type="float" office:value="0" calcext:value-type="float">
            <text:p>0</text:p>
          </table:table-cell>
          <table:table-cell table:formula="of:=([.I115]+[.I114]+[.I113])*[.J35]" office:value-type="float" office:value="0" calcext:value-type="float">
            <text:p>0</text:p>
          </table:table-cell>
          <table:table-cell table:formula="of:=([.J115]+[.J114]+[.J113])*[.K35]" office:value-type="float" office:value="0" calcext:value-type="float">
            <text:p>0</text:p>
          </table:table-cell>
          <table:table-cell table:formula="of:=([.K115]+[.K114]+[.K113])*[.L35]" office:value-type="float" office:value="0" calcext:value-type="float">
            <text:p>0</text:p>
          </table:table-cell>
          <table:table-cell table:formula="of:=([.L115]+[.L114]+[.L113])*[.M35]" office:value-type="float" office:value="0" calcext:value-type="float">
            <text:p>0</text:p>
          </table:table-cell>
          <table:table-cell table:formula="of:=([.M115]+[.M114]+[.M113])*[.N35]" office:value-type="float" office:value="0" calcext:value-type="float">
            <text:p>0</text:p>
          </table:table-cell>
          <table:table-cell table:formula="of:=([.N115]+[.N114]+[.N113])*[.O35]" office:value-type="float" office:value="0" calcext:value-type="float">
            <text:p>0</text:p>
          </table:table-cell>
          <table:table-cell table:formula="of:=([.O115]+[.O114]+[.O113])*[.P35]" office:value-type="float" office:value="0" calcext:value-type="float">
            <text:p>0</text:p>
          </table:table-cell>
          <table:table-cell table:formula="of:=([.P115]+[.P114]+[.P113])*[.Q35]" office:value-type="float" office:value="0.00178190434566144" calcext:value-type="float">
            <text:p>0.001781904345661</text:p>
          </table:table-cell>
          <table:table-cell table:formula="of:=([.Q115]+[.Q114]+[.Q113])*[.R35]" office:value-type="float" office:value="0" calcext:value-type="float">
            <text:p>0</text:p>
          </table:table-cell>
          <table:table-cell table:formula="of:=([.R115]+[.R114]+[.R113])*[.S35]"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formula="of:=([.B116]+[.B115])*[.C2]" office:value-type="float" office:value="0" calcext:value-type="float">
            <text:p>0</text:p>
          </table:table-cell>
          <table:table-cell table:formula="of:=([.C116]+[.C115])*[.D2]" office:value-type="float" office:value="0" calcext:value-type="float">
            <text:p>0</text:p>
          </table:table-cell>
          <table:table-cell table:formula="of:=([.D116]+[.D115])*[.E2]" office:value-type="float" office:value="0" calcext:value-type="float">
            <text:p>0</text:p>
          </table:table-cell>
          <table:table-cell table:formula="of:=([.E116]+[.E115])*[.F2]" office:value-type="float" office:value="0" calcext:value-type="float">
            <text:p>0</text:p>
          </table:table-cell>
          <table:table-cell table:formula="of:=([.F116]+[.F115])*[.G2]" office:value-type="float" office:value="0" calcext:value-type="float">
            <text:p>0</text:p>
          </table:table-cell>
          <table:table-cell table:formula="of:=([.G116]+[.G115])*[.H2]" office:value-type="float" office:value="0" calcext:value-type="float">
            <text:p>0</text:p>
          </table:table-cell>
          <table:table-cell table:formula="of:=([.H116]+[.H115])*[.I2]" office:value-type="float" office:value="0" calcext:value-type="float">
            <text:p>0</text:p>
          </table:table-cell>
          <table:table-cell table:formula="of:=([.I116]+[.I115])*[.J2]" office:value-type="float" office:value="0" calcext:value-type="float">
            <text:p>0</text:p>
          </table:table-cell>
          <table:table-cell table:formula="of:=([.J116]+[.J115])*[.K2]" office:value-type="float" office:value="0" calcext:value-type="float">
            <text:p>0</text:p>
          </table:table-cell>
          <table:table-cell table:formula="of:=([.K116]+[.K115])*[.L2]" office:value-type="float" office:value="0" calcext:value-type="float">
            <text:p>0</text:p>
          </table:table-cell>
          <table:table-cell table:formula="of:=([.L116]+[.L115])*[.M2]" office:value-type="float" office:value="0" calcext:value-type="float">
            <text:p>0</text:p>
          </table:table-cell>
          <table:table-cell table:formula="of:=([.M116]+[.M115])*[.N2]" office:value-type="float" office:value="0" calcext:value-type="float">
            <text:p>0</text:p>
          </table:table-cell>
          <table:table-cell table:formula="of:=([.N116]+[.N115])*[.O2]" office:value-type="float" office:value="0" calcext:value-type="float">
            <text:p>0</text:p>
          </table:table-cell>
          <table:table-cell table:formula="of:=([.O116]+[.O115])*[.P2]" office:value-type="float" office:value="0" calcext:value-type="float">
            <text:p>0</text:p>
          </table:table-cell>
          <table:table-cell table:formula="of:=([.P116]+[.P115])*[.Q2]" office:value-type="float" office:value="0" calcext:value-type="float">
            <text:p>0</text:p>
          </table:table-cell>
          <table:table-cell table:formula="of:=([.Q116]+[.Q115])*[.R2]" office:value-type="float" office:value="0.000712761738264576" calcext:value-type="float">
            <text:p>0.000712761738265</text:p>
          </table:table-cell>
          <table:table-cell table:formula="of:=([.R116]+[.R115])*[.S2]" office:value-type="float" office:value="0.000641485564438119" calcext:value-type="float">
            <text:p>0.000641485564438</text:p>
          </table:table-cell>
        </table:table-row>
        <table:table-row table:style-name="ro1">
          <table:table-cell table:style-name="Default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([.B117]+[.B116]+[.B115])*[.C34]" office:value-type="float" office:value="0" calcext:value-type="float">
            <text:p>0</text:p>
          </table:table-cell>
          <table:table-cell table:formula="of:=([.C117]+[.C116]+[.C115])*[.D34]" office:value-type="float" office:value="0" calcext:value-type="float">
            <text:p>0</text:p>
          </table:table-cell>
          <table:table-cell table:formula="of:=([.D117]+[.D116]+[.D115])*[.E34]" office:value-type="float" office:value="0" calcext:value-type="float">
            <text:p>0</text:p>
          </table:table-cell>
          <table:table-cell table:formula="of:=([.E117]+[.E116]+[.E115])*[.F34]" office:value-type="float" office:value="0" calcext:value-type="float">
            <text:p>0</text:p>
          </table:table-cell>
          <table:table-cell table:formula="of:=([.F117]+[.F116]+[.F115])*[.G34]" office:value-type="float" office:value="0" calcext:value-type="float">
            <text:p>0</text:p>
          </table:table-cell>
          <table:table-cell table:formula="of:=([.G117]+[.G116]+[.G115])*[.H34]" office:value-type="float" office:value="0" calcext:value-type="float">
            <text:p>0</text:p>
          </table:table-cell>
          <table:table-cell table:formula="of:=([.H117]+[.H116]+[.H115])*[.I34]" office:value-type="float" office:value="0" calcext:value-type="float">
            <text:p>0</text:p>
          </table:table-cell>
          <table:table-cell table:formula="of:=([.I117]+[.I116]+[.I115])*[.J34]" office:value-type="float" office:value="0" calcext:value-type="float">
            <text:p>0</text:p>
          </table:table-cell>
          <table:table-cell table:formula="of:=([.J117]+[.J116]+[.J115])*[.K34]" office:value-type="float" office:value="0" calcext:value-type="float">
            <text:p>0</text:p>
          </table:table-cell>
          <table:table-cell table:formula="of:=([.K117]+[.K116]+[.K115])*[.L34]" office:value-type="float" office:value="0" calcext:value-type="float">
            <text:p>0</text:p>
          </table:table-cell>
          <table:table-cell table:formula="of:=([.L117]+[.L116]+[.L115])*[.M34]" office:value-type="float" office:value="0" calcext:value-type="float">
            <text:p>0</text:p>
          </table:table-cell>
          <table:table-cell table:formula="of:=([.M117]+[.M116]+[.M115])*[.N34]" office:value-type="float" office:value="0" calcext:value-type="float">
            <text:p>0</text:p>
          </table:table-cell>
          <table:table-cell table:formula="of:=([.N117]+[.N116]+[.N115])*[.O34]" office:value-type="float" office:value="0" calcext:value-type="float">
            <text:p>0</text:p>
          </table:table-cell>
          <table:table-cell table:formula="of:=([.O117]+[.O116]+[.O115])*[.P34]" office:value-type="float" office:value="0" calcext:value-type="float">
            <text:p>0</text:p>
          </table:table-cell>
          <table:table-cell table:formula="of:=([.P117]+[.P116]+[.P115])*[.Q34]" office:value-type="float" office:value="0" calcext:value-type="float">
            <text:p>0</text:p>
          </table:table-cell>
          <table:table-cell table:formula="of:=([.Q117]+[.Q116]+[.Q115])*[.R34]" office:value-type="float" office:value="0.00106914260739686" calcext:value-type="float">
            <text:p>0.001069142607397</text:p>
          </table:table-cell>
          <table:table-cell table:formula="of:=([.R117]+[.R116]+[.R115])*[.S34]" office:value-type="float" office:value="0.000178190434566144" calcext:value-type="float">
            <text:p>0.000178190434566</text:p>
          </table:table-cell>
        </table:table-row>
        <table:table-row table:style-name="ro1">
          <table:table-cell table:style-name="Default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formula="of:=([.B118]+[.B117])*[.C2]" office:value-type="float" office:value="0" calcext:value-type="float">
            <text:p>0</text:p>
          </table:table-cell>
          <table:table-cell table:formula="of:=([.C118]+[.C117])*[.D2]" office:value-type="float" office:value="0" calcext:value-type="float">
            <text:p>0</text:p>
          </table:table-cell>
          <table:table-cell table:formula="of:=([.D118]+[.D117])*[.E2]" office:value-type="float" office:value="0" calcext:value-type="float">
            <text:p>0</text:p>
          </table:table-cell>
          <table:table-cell table:formula="of:=([.E118]+[.E117])*[.F2]" office:value-type="float" office:value="0" calcext:value-type="float">
            <text:p>0</text:p>
          </table:table-cell>
          <table:table-cell table:formula="of:=([.F118]+[.F117])*[.G2]" office:value-type="float" office:value="0" calcext:value-type="float">
            <text:p>0</text:p>
          </table:table-cell>
          <table:table-cell table:formula="of:=([.G118]+[.G117])*[.H2]" office:value-type="float" office:value="0" calcext:value-type="float">
            <text:p>0</text:p>
          </table:table-cell>
          <table:table-cell table:formula="of:=([.H118]+[.H117])*[.I2]" office:value-type="float" office:value="0" calcext:value-type="float">
            <text:p>0</text:p>
          </table:table-cell>
          <table:table-cell table:formula="of:=([.I118]+[.I117])*[.J2]" office:value-type="float" office:value="0" calcext:value-type="float">
            <text:p>0</text:p>
          </table:table-cell>
          <table:table-cell table:formula="of:=([.J118]+[.J117])*[.K2]" office:value-type="float" office:value="0" calcext:value-type="float">
            <text:p>0</text:p>
          </table:table-cell>
          <table:table-cell table:formula="of:=([.K118]+[.K117])*[.L2]" office:value-type="float" office:value="0" calcext:value-type="float">
            <text:p>0</text:p>
          </table:table-cell>
          <table:table-cell table:formula="of:=([.L118]+[.L117])*[.M2]" office:value-type="float" office:value="0" calcext:value-type="float">
            <text:p>0</text:p>
          </table:table-cell>
          <table:table-cell table:formula="of:=([.M118]+[.M117])*[.N2]" office:value-type="float" office:value="0" calcext:value-type="float">
            <text:p>0</text:p>
          </table:table-cell>
          <table:table-cell table:formula="of:=([.N118]+[.N117])*[.O2]" office:value-type="float" office:value="0" calcext:value-type="float">
            <text:p>0</text:p>
          </table:table-cell>
          <table:table-cell table:formula="of:=([.O118]+[.O117])*[.P2]" office:value-type="float" office:value="0" calcext:value-type="float">
            <text:p>0</text:p>
          </table:table-cell>
          <table:table-cell table:formula="of:=([.P118]+[.P117])*[.Q2]" office:value-type="float" office:value="0" calcext:value-type="float">
            <text:p>0</text:p>
          </table:table-cell>
          <table:table-cell table:formula="of:=([.Q118]+[.Q117])*[.R2]" office:value-type="float" office:value="0" calcext:value-type="float">
            <text:p>0</text:p>
          </table:table-cell>
          <table:table-cell table:formula="of:=([.R118]+[.R117])*[.S2]" office:value-type="float" office:value="0.000962228346657178" calcext:value-type="float">
            <text:p>0.000962228346657</text:p>
          </table:table-cell>
        </table:table-row>
        <table:table-row table:style-name="ro1" table:number-rows-repeated="2">
          <table:table-cell table:style-name="Default"/>
          <table:table-cell table:number-columns-repeated="18"/>
        </table:table-row>
        <table:table-row table:style-name="ro1">
          <table:table-cell table:style-name="Default" office:value-type="string" calcext:value-type="string">
            <text:p>$\beta$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8" calcext:value-type="float">
            <text:p>18</text:p>
          </table:table-cell>
        </table:table-row>
        <table:table-row table:style-name="ro1">
          <table:table-cell table:style-name="Default"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table:style-name="Default" office:value-type="string" calcext:value-type="string">
            <text:p>N</text:p>
          </table:table-cell>
          <table:table-cell table:number-columns-repeated="18"/>
        </table:table-row>
        <table:table-row table:style-name="ro1">
          <table:table-cell table:style-name="Default"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table:style-name="Default" office:value-type="string" calcext:value-type="string">
            <text:p>E</text:p>
          </table:table-cell>
          <table:table-cell table:number-columns-repeated="18"/>
        </table:table-row>
        <table:table-row table:style-name="ro1">
          <table:table-cell table:style-name="Default"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table:style-name="Default" office:value-type="string" calcext:value-type="string">
            <text:p>W</text:p>
          </table:table-cell>
          <table:table-cell table:number-columns-repeated="18"/>
        </table:table-row>
        <table:table-row table:style-name="ro1">
          <table:table-cell table:style-name="Default"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table:style-name="Default" office:value-type="string" calcext:value-type="string">
            <text:p><text:s/></text:p>
          </table:table-cell>
          <table:table-cell table:number-columns-repeated="18"/>
        </table:table-row>
        <table:table-row table:style-name="ro1">
          <table:table-cell table:style-name="Default"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table:style-name="Default" office:value-type="string" calcext:value-type="string">
            <text:p>A</text:p>
          </table:table-cell>
          <table:table-cell table:number-columns-repeated="18"/>
        </table:table-row>
        <table:table-row table:style-name="ro1">
          <table:table-cell table:style-name="Default"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table:style-name="Default" office:value-type="string" calcext:value-type="string">
            <text:p>R</text:p>
          </table:table-cell>
          <table:table-cell table:number-columns-repeated="18"/>
        </table:table-row>
        <table:table-row table:style-name="ro1">
          <table:table-cell table:style-name="Default"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table:style-name="Default" office:value-type="string" calcext:value-type="string">
            <text:p><text:s/></text:p>
          </table:table-cell>
          <table:table-cell table:number-columns-repeated="18"/>
        </table:table-row>
        <table:table-row table:style-name="ro1">
          <table:table-cell table:style-name="Default"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table:style-name="Default" office:value-type="float" office:value="5" calcext:value-type="float">
            <text:p>5</text:p>
          </table:table-cell>
          <table:table-cell table:number-columns-repeated="18"/>
        </table:table-row>
        <table:table-row table:style-name="ro1">
          <table:table-cell table:style-name="Default"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table:style-name="Default" office:value-type="float" office:value="6" calcext:value-type="float">
            <text:p>6</text:p>
          </table:table-cell>
          <table:table-cell table:number-columns-repeated="18"/>
        </table:table-row>
        <table:table-row table:style-name="ro1">
          <table:table-cell table:style-name="Default"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table:style-name="Default" office:value-type="float" office:value="5" calcext:value-type="float">
            <text:p>5</text:p>
          </table:table-cell>
          <table:table-cell table:number-columns-repeated="18"/>
        </table:table-row>
        <table:table-row table:style-name="ro1">
          <table:table-cell table:style-name="Default" office:value-type="string" calcext:value-type="string">
            <text:p>-</text:p>
          </table:table-cell>
          <table:table-cell table:number-columns-repeated="18"/>
        </table:table-row>
        <table:table-row table:style-name="ro1" table:number-rows-repeated="2">
          <table:table-cell table:style-name="Default"/>
          <table:table-cell table:number-columns-repeated="18"/>
        </table:table-row>
        <table:table-row table:style-name="ro1">
          <table:table-cell table:style-name="Default" office:value-type="string" calcext:value-type="string">
            <text:p>P(l,t)</text:p>
          </table:table-cell>
          <table:table-cell table:number-columns-repeated="18"/>
        </table:table-row>
        <table:table-row table:style-name="ro1">
          <table:table-cell table:style-name="Default"/>
          <table:table-cell table:number-columns-repeated="18"/>
        </table:table-row>
        <table:table-row table:style-name="ro1">
          <table:table-cell table:style-name="Default" office:value-type="string" calcext:value-type="string">
            <text:p>sum(u=l) alpha beta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G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I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J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K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M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Q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T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V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W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X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Y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Z</text:p>
          </table:table-cell>
          <table:table-cell table:number-columns-repeated="1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8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18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8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8"/>
        </table:table-row>
        <table:table-row table:style-name="ro1">
          <table:table-cell table:number-columns-repeated="19"/>
        </table:table-row>
        <table:table-row table:style-name="ro1" table:number-rows-repeated="3">
          <table:table-cell table:style-name="Default"/>
          <table:table-cell table:number-columns-repeated="18"/>
        </table:table-row>
        <table:table-row table:style-name="ro1">
          <table:table-cell table:style-name="Default" office:value-type="string" calcext:value-type="string">
            <text:p>delta</text:p>
          </table:table-cell>
          <table:table-cell table:formula="of:=SUMPRODUCT([.B113:.B133];[.B142:.B162];[.B166:.B186])" office:value-type="float" office:value="0" calcext:value-type="float">
            <text:p>0</text:p>
          </table:table-cell>
          <table:table-cell table:formula="of:=SUMPRODUCT([.C113:.C133];[.C142:.C162];[.C166:.C186])" office:value-type="float" office:value="0" calcext:value-type="float">
            <text:p>0</text:p>
          </table:table-cell>
          <table:table-cell table:formula="of:=SUMPRODUCT([.D113:.D133];[.D142:.D162];[.D166:.D186])" office:value-type="float" office:value="0" calcext:value-type="float">
            <text:p>0</text:p>
          </table:table-cell>
          <table:table-cell table:formula="of:=SUMPRODUCT([.E113:.E133];[.E142:.E162];[.E166:.E186])" office:value-type="float" office:value="0" calcext:value-type="float">
            <text:p>0</text:p>
          </table:table-cell>
          <table:table-cell table:formula="of:=SUMPRODUCT([.F113:.F133];[.F142:.F162];[.F166:.F186])" office:value-type="float" office:value="0" calcext:value-type="float">
            <text:p>0</text:p>
          </table:table-cell>
          <table:table-cell table:formula="of:=SUMPRODUCT([.G113:.G133];[.G142:.G162];[.G166:.G186])" office:value-type="float" office:value="0" calcext:value-type="float">
            <text:p>0</text:p>
          </table:table-cell>
          <table:table-cell table:formula="of:=SUMPRODUCT([.H113:.H133];[.H142:.H162];[.H166:.H186])" office:value-type="float" office:value="0" calcext:value-type="float">
            <text:p>0</text:p>
          </table:table-cell>
          <table:table-cell table:formula="of:=SUMPRODUCT([.I113:.I133];[.I142:.I162];[.I166:.I186])" office:value-type="float" office:value="0" calcext:value-type="float">
            <text:p>0</text:p>
          </table:table-cell>
          <table:table-cell table:formula="of:=SUMPRODUCT([.J113:.J133];[.J142:.J162];[.J166:.J186])" office:value-type="float" office:value="0" calcext:value-type="float">
            <text:p>0</text:p>
          </table:table-cell>
          <table:table-cell table:formula="of:=SUMPRODUCT([.K113:.K133];[.K142:.K162];[.K166:.K186])" office:value-type="float" office:value="0" calcext:value-type="float">
            <text:p>0</text:p>
          </table:table-cell>
          <table:table-cell table:formula="of:=SUMPRODUCT([.L113:.L133];[.L142:.L162];[.L166:.L186])" office:value-type="float" office:value="0" calcext:value-type="float">
            <text:p>0</text:p>
          </table:table-cell>
          <table:table-cell table:formula="of:=SUMPRODUCT([.M113:.M133];[.M142:.M162];[.M166:.M186])" office:value-type="float" office:value="0" calcext:value-type="float">
            <text:p>0</text:p>
          </table:table-cell>
          <table:table-cell table:formula="of:=SUMPRODUCT([.N113:.N133];[.N142:.N162];[.N166:.N186])" office:value-type="float" office:value="0" calcext:value-type="float">
            <text:p>0</text:p>
          </table:table-cell>
          <table:table-cell table:formula="of:=SUMPRODUCT([.O113:.O133];[.O142:.O162];[.O166:.O186])" office:value-type="float" office:value="0" calcext:value-type="float">
            <text:p>0</text:p>
          </table:table-cell>
          <table:table-cell table:formula="of:=SUMPRODUCT([.P113:.P133];[.P142:.P162];[.P166:.P186])" office:value-type="float" office:value="0" calcext:value-type="float">
            <text:p>0</text:p>
          </table:table-cell>
          <table:table-cell table:formula="of:=SUMPRODUCT([.Q113:.Q133];[.Q142:.Q162];[.Q166:.Q186])" office:value-type="float" office:value="0" calcext:value-type="float">
            <text:p>0</text:p>
          </table:table-cell>
          <table:table-cell table:formula="of:=SUMPRODUCT([.R113:.R133];[.R142:.R162];[.R166:.R186])" office:value-type="float" office:value="0" calcext:value-type="float">
            <text:p>0</text:p>
          </table:table-cell>
          <table:table-cell table:formula="of:=SUMPRODUCT([.S113:.S133];[.S142:.S162];[.S166:.S186])" office:value-type="float" office:value="0" calcext:value-type="float">
            <text:p>0</text:p>
          </table:table-cell>
        </table:table-row>
        <table:table-row table:style-name="ro1">
          <table:table-cell table:style-name="Default"/>
          <table:table-cell table:number-columns-repeated="18"/>
        </table:table-row>
        <table:table-row table:style-name="ro1">
          <table:table-cell table:style-name="Default" office:value-type="string" calcext:value-type="string">
            <text:p>sum(u=l) alpha beta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G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I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J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K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M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Q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T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V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W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X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Y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Z</text:p>
          </table:table-cell>
          <table:table-cell table:number-columns-repeated="1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8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18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8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8"/>
        </table:table-row>
        <table:table-row table:style-name="ro1">
          <table:table-cell table:number-columns-repeated="1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23">00/00/0000</text:date>, <text:time style:data-style-name="N2" text:time-value="13:38:51.27005110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7-11T15:27:57.371807793</meta:creation-date>
    <dc:date>2021-07-23T15:03:33.215065209</dc:date>
    <meta:editing-duration>PT1H24M52S</meta:editing-duration>
    <meta:editing-cycles>14</meta:editing-cycles>
    <meta:generator>LibreOffice/7.1.4.2$Linux_X86_64 LibreOffice_project/10$Build-2</meta:generator>
    <meta:document-statistic meta:table-count="2" meta:cell-count="6096" meta:object-count="0"/>
  </office:meta>
</office:document-meta>
</file>